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9DC3E6"/>
      <style:text-properties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3D69B"/>
      <style:text-properties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D99694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C08F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548DD4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fo:background-color="#548DD4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20" style:family="table-cell" style:parent-style-name="Default" style:data-style-name="N30">
      <style:table-cell-properties style:vertical-align="automatic" fo:background-color="#B2B2B2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E8A202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E699"/>
      <style:text-properties fo:font-size="10pt" style:font-size-asian="10pt" style:font-size-complex="10pt"/>
    </style:style>
    <style:style style:name="ce25" style:family="table-cell" style:parent-style-name="Default" style:data-style-name="N3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2CDDC"/>
      <style:text-properties fo:font-size="10pt" style:font-size-asian="10pt" style:font-size-complex="10pt"/>
    </style:style>
    <style:style style:name="ce27" style:family="table-cell" style:parent-style-name="Default" style:data-style-name="N3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A9D18E"/>
      <style:text-properties fo:font-size="10pt" style:font-size-asian="10pt" style:font-size-complex="10pt"/>
    </style:style>
    <style:style style:name="ce30" style:family="table-cell" style:parent-style-name="Default" style:data-style-name="N3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4B183"/>
      <style:text-properties fo:font-size="10pt" style:font-size-asian="10pt" style:font-size-complex="10pt"/>
    </style:style>
    <style:style style:name="ce33" style:family="table-cell" style:parent-style-name="Default" style:data-style-name="N3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4B084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D966"/>
      <style:text-properties fo:font-size="10pt" style:font-size-asian="10pt" style:font-size-complex="10pt"/>
    </style:style>
    <style:style style:name="ce36" style:family="table-cell" style:parent-style-name="Default" style:data-style-name="N30">
      <style:table-cell-properties style:vertical-align="automatic" fo:background-color="#FFD966" style:repeat-content="false"/>
      <style:paragraph-properties fo:text-align="end" fo:margin-righ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E59F93"/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AFABAB"/>
      <style:text-properties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70C0"/>
      <style:text-properties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8CBAD"/>
      <style:text-properties fo:font-size="10pt" style:font-size-asian="10pt" style:font-size-complex="10pt"/>
    </style:style>
    <style:style style:name="ce47" style:family="table-cell" style:parent-style-name="Default" style:data-style-name="N3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8CBAD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5B9BD5"/>
      <style:text-properties fo:font-size="10pt" style:font-size-asian="10pt" style:font-size-complex="10pt"/>
    </style:style>
    <style:style style:name="ce51" style:family="table-cell" style:parent-style-name="Default" style:data-style-name="N3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5B9BD5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Default" style:data-style-name="N0">
      <style:table-cell-properties fo:background-color="#A9D08E"/>
      <style:text-properties fo:font-size="10pt" style:font-size-asian="10pt" style:font-size-complex="10pt"/>
    </style:style>
    <style:style style:name="ce56" style:family="table-cell" style:parent-style-name="Default" style:data-style-name="N3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#A9D08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#AEAAAA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style:vertical-align="automatic" fo:background-color="#AEAAAA" style:repeat-content="false"/>
      <style:paragraph-properties fo:text-align="end" fo:margin-right="0cm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ackground-color="#C5E0B4"/>
      <style:text-properties fo:font-size="10pt" style:font-size-asian="10pt" style:font-size-complex="10pt"/>
    </style:style>
    <style:style style:name="ce62" style:family="table-cell" style:parent-style-name="Default" style:data-style-name="N3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ackground-color="#C6E0B4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style:vertical-align="automatic" fo:background-color="#C6E0B4" style:repeat-content="false"/>
      <style:paragraph-properties fo:text-align="end" fo:margin-right="0cm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B2A2C7"/>
      <style:text-properties fo:font-size="10pt" style:font-size-asian="10pt" style:font-size-complex="10pt"/>
    </style:style>
    <style:style style:name="ce67" style:family="table-cell" style:parent-style-name="Default" style:data-style-name="N3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ackground-color="#D9E1F2"/>
      <style:text-properties fo:font-size="10pt" style:font-size-asian="10pt" style:font-size-complex="10pt"/>
    </style:style>
    <style:style style:name="ce71" style:family="table-cell" style:parent-style-name="Default" style:data-style-name="N3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3" style:family="table-cell" style:parent-style-name="Default" style:data-style-name="N3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E2F0D9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vertical-align="automatic" fo:background-color="#E2F0D9" style:repeat-content="false"/>
      <style:paragraph-properties fo:text-align="end" fo:margin-righ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#E2EFDA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9BC2E6"/>
      <style:text-properties fo:font-size="10pt" style:font-size-asian="10pt" style:font-size-complex="10pt"/>
    </style:style>
    <style:style style:name="ce80" style:family="table-cell" style:parent-style-name="Default" style:data-style-name="N3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#BFBFBF"/>
      <style:text-properties fo:font-size="10pt" style:font-size-asian="10pt" style:font-size-complex="10pt"/>
    </style:style>
    <style:style style:name="ce83" style:family="table-cell" style:parent-style-name="Default" style:data-style-name="N3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ackground-color="#FFC000"/>
      <style:text-properties fo:font-size="10pt" style:font-size-asian="10pt" style:font-size-complex="10pt"/>
    </style:style>
    <style:style style:name="ce86" style:family="table-cell" style:parent-style-name="Default" style:data-style-name="N3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#C78FFF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C78FFF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0" style:family="table-cell" style:parent-style-name="Default" style:data-style-name="N30">
      <style:table-cell-properties style:vertical-align="automatic" fo:background-color="#C78FFF" style:repeat-content="false"/>
      <style:paragraph-properties fo:text-align="end" fo:margin-right="0cm"/>
      <style:text-properties fo:font-size="10pt" style:font-size-asian="10pt" style:font-size-complex="10pt"/>
    </style:style>
    <style:style style:name="ce91" style:family="table-cell" style:parent-style-name="Default" style:data-style-name="N2">
      <style:table-cell-properties fo:background-color="#C78FFF"/>
      <style:text-properties fo:font-size="10pt" style:font-size-asian="10pt" style:font-size-complex="10pt"/>
    </style:style>
    <style:style style:name="ce92" style:family="table-cell" style:parent-style-name="Default" style:data-style-name="N36">
      <style:table-cell-properties fo:background-color="#C78FFF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ackground-color="#00EE0B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00EE0B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BDD7EE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fo:background-color="#92D050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ackground-color="#C9C9C9"/>
      <style:text-properties fo:font-size="10pt" style:font-size-asian="10pt" style:font-size-complex="10pt"/>
    </style:style>
    <style:style style:name="ce98" style:family="table-cell" style:parent-style-name="Default" style:data-style-name="N30">
      <style:table-cell-properties style:vertical-align="automatic" fo:background-color="#C9C9C9" style:repeat-content="false"/>
      <style:paragraph-properties fo:text-align="end" fo:margin-right="0cm"/>
      <style:text-properties fo:font-size="10pt" style:font-size-asian="10pt" style:font-size-complex="10pt"/>
    </style:style>
    <style:style style:name="ce99" style:family="table-cell" style:parent-style-name="Default" style:data-style-name="N0">
      <style:table-cell-properties fo:background-color="#70AD47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BEC0C2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37645833333333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9.3675cm"/>
    </style:style>
    <style:style style:name="co5" style:family="table-column">
      <style:table-column-properties fo:break-before="auto" style:column-width="7.646458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5.318125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6.21770833333333cm"/>
    </style:style>
    <style:style style:name="co11" style:family="table-column">
      <style:table-column-properties fo:break-before="auto" style:column-width="7.24958333333333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3.201458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0" table:default-cell-style-name="ce4"/>
        <table:table-column table:style-name="co14" table:default-cell-style-name="ce4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ooltip</text:p>
          </table:table-cell>
          <table:table-cell office:value-type="string" table:style-name="ce3">
            <text:p>depends</text:p>
          </table:table-cell>
          <table:table-cell office:value-type="string" table:style-name="ce2">
            <text:p>options</text:p>
          </table:table-cell>
          <table:table-cell office:value-type="string" table:style-name="ce2">
            <text:p>default</text:p>
          </table:table-cell>
          <table:table-cell office:value-type="string" table:style-name="ce2">
            <text:p>minor</text:p>
          </table:table-cell>
          <table:table-cell office:value-type="string" table:style-name="ce2">
            <text:p>major</text:p>
          </table:table-cell>
          <table:table-cell office:value-type="string" table:style-name="ce2">
            <text:p>namespace</text:p>
          </table:table-cell>
          <table:table-cell office:value-type="string" table:style-name="ce2">
            <text:p>symbol</text:p>
          </table:table-cell>
          <table:table-cell office:value-type="string" table:style-name="ce2">
            <text:p>dependency_group</text:p>
          </table:table-cell>
          <table:table-cell office:value-type="string" table:style-name="ce2">
            <text:p>local</text:p>
          </table:table-cell>
          <table:table-cell table:style-name="ce2"/>
          <table:table-cell table:number-columns-repeated="16370"/>
        </table:table-row>
        <table:table-row table:style-name="ro2">
          <table:table-cell office:value-type="string" table:style-name="ce5">
            <text:p>syntax</text:p>
          </table:table-cell>
          <table:table-cell office:value-type="string" table:style-name="ce5">
            <text:p>Syntax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Declares the syntax of the G-code (mm or in, comments () or ; etc</text:p>
          </table:table-cell>
          <table:table-cell table:style-name="ce5"/>
          <table:table-cell office:value-type="string" table:style-name="ce5">
            <text:p>Beam, Cincinnati, Common, Dmg Dmu, GKN, Gudel, Haas Inch, Haas Metric, Haas Metric No Comments, Hurco,Ingersoll,Marlin,Marlin Pellet,Mazak,MVP,RomiFanuc,RPBF,Siemens,SkyBaam,Thermwood,Wolf,RepRap,Mach4,AeroBasic,Sheet Lamination,Meld,ORNL,Okuma,Tormach,AML3D,KraussMaffei,Sandia,5AxisMarlin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2]; &quot;::&quot;; [.H2])); &quot; &quot;; &quot;&quot;); &quot;/&quot;; &quot;&quot;); &quot;-&quot;; &quot;&quot;)" table:style-name="ce5">
            <text:p>Printer::MachineSetup</text:p>
          </table:table-cell>
          <table:table-cell office:value-type="string" office:string-value="kSyntax" table:formula="of:=SUBSTITUTE(SUBSTITUTE(SUBSTITUTE((COM.MICROSOFT.CONCAT(&quot;k&quot;; [.B2])); &quot; &quot;; &quot;&quot;); &quot;/&quot;; &quot;&quot;); &quot;-&quot;; &quot;&quot;)" table:style-name="ce5">
            <text:p>kSyntax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machine_type</text:p>
          </table:table-cell>
          <table:table-cell office:value-type="string" table:style-name="ce5">
            <text:p>Machine Type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What type of machine</text:p>
          </table:table-cell>
          <table:table-cell table:style-name="ce5"/>
          <table:table-cell office:value-type="string" table:style-name="ce5">
            <text:p>Pellet,Filament,Wire_Arc,Laser_Wire,Concrete,Thermoset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3]; &quot;::&quot;; [.H3])); &quot; &quot;; &quot;&quot;); &quot;/&quot;; &quot;&quot;); &quot;-&quot;; &quot;&quot;)" table:style-name="ce5">
            <text:p>Printer::MachineSetup</text:p>
          </table:table-cell>
          <table:table-cell office:value-type="string" office:string-value="kMachineType" table:formula="of:=SUBSTITUTE(SUBSTITUTE(SUBSTITUTE((COM.MICROSOFT.CONCAT(&quot;k&quot;; [.B3])); &quot; &quot;; &quot;&quot;); &quot;/&quot;; &quot;&quot;); &quot;-&quot;; &quot;&quot;)" table:style-name="ce5">
            <text:p>kMachineTyp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G2_3</text:p>
          </table:table-cell>
          <table:table-cell office:value-type="string" table:style-name="ce5">
            <text:p>Supports G2/G3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G2/G3 for spiral commands. <text:s/>Otherwise, the spiral will be comprised of G1s.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4]; &quot;::&quot;; [.H4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G2G3" table:formula="of:=SUBSTITUTE(SUBSTITUTE(SUBSTITUTE((COM.MICROSOFT.CONCAT(&quot;k&quot;; [.B4])); &quot; &quot;; &quot;&quot;); &quot;/&quot;; &quot;&quot;); &quot;-&quot;; &quot;&quot;)" table:style-name="ce5">
            <text:p>kSupportsG2G3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a</text:p>
          </table:table-cell>
          <table:table-cell office:value-type="string" table:style-name="ce5">
            <text:p>Axis A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A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5]; &quot;::&quot;; [.H5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A" table:formula="of:=SUBSTITUTE(SUBSTITUTE(SUBSTITUTE((COM.MICROSOFT.CONCAT(&quot;k&quot;; [.B5])); &quot; &quot;; &quot;&quot;); &quot;/&quot;; &quot;&quot;); &quot;-&quot;; &quot;&quot;)" table:style-name="ce5">
            <text:p>kAxisA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b</text:p>
          </table:table-cell>
          <table:table-cell office:value-type="string" table:style-name="ce5">
            <text:p>Axis B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B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6]; &quot;::&quot;; [.H6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B" table:formula="of:=SUBSTITUTE(SUBSTITUTE(SUBSTITUTE((COM.MICROSOFT.CONCAT(&quot;k&quot;; [.B6])); &quot; &quot;; &quot;&quot;); &quot;/&quot;; &quot;&quot;); &quot;-&quot;; &quot;&quot;)" table:style-name="ce5">
            <text:p>kAxisB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c</text:p>
          </table:table-cell>
          <table:table-cell office:value-type="string" table:style-name="ce5">
            <text:p>Axis C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C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7]; &quot;::&quot;; [.H7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C" table:formula="of:=SUBSTITUTE(SUBSTITUTE(SUBSTITUTE((COM.MICROSOFT.CONCAT(&quot;k&quot;; [.B7])); &quot; &quot;; &quot;&quot;); &quot;/&quot;; &quot;&quot;); &quot;-&quot;; &quot;&quot;)" table:style-name="ce5">
            <text:p>kAxisC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tool_coordinate</text:p>
          </table:table-cell>
          <table:table-cell office:value-type="string" table:style-name="ce5">
            <text:p>Tool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tool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8]; &quot;::&quot;; [.H8])); &quot; &quot;; &quot;&quot;); &quot;/&quot;; &quot;&quot;); &quot;-&quot;; &quot;&quot;)" table:style-name="ce5">
            <text:p>Printer::MachineSetup</text:p>
          </table:table-cell>
          <table:table-cell office:value-type="string" office:string-value="kToolCoordinate" table:formula="of:=SUBSTITUTE(SUBSTITUTE(SUBSTITUTE((COM.MICROSOFT.CONCAT(&quot;k&quot;; [.B8])); &quot; &quot;; &quot;&quot;); &quot;/&quot;; &quot;&quot;); &quot;-&quot;; &quot;&quot;)" table:style-name="ce5">
            <text:p>kTool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base_coordinate</text:p>
          </table:table-cell>
          <table:table-cell office:value-type="string" table:style-name="ce5">
            <text:p>Base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base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9]; &quot;::&quot;; [.H9])); &quot; &quot;; &quot;&quot;); &quot;/&quot;; &quot;&quot;); &quot;-&quot;; &quot;&quot;)" table:style-name="ce5">
            <text:p>Printer::MachineSetup</text:p>
          </table:table-cell>
          <table:table-cell office:value-type="string" office:string-value="kBaseCoordinate" table:formula="of:=SUBSTITUTE(SUBSTITUTE(SUBSTITUTE((COM.MICROSOFT.CONCAT(&quot;k&quot;; [.B9])); &quot; &quot;; &quot;&quot;); &quot;/&quot;; &quot;&quot;); &quot;-&quot;; &quot;&quot;)" table:style-name="ce5">
            <text:p>kBase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E1</text:p>
          </table:table-cell>
          <table:table-cell office:value-type="string" table:style-name="ce5">
            <text:p>Supports E1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tilt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0]; &quot;::&quot;; [.H10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1" table:formula="of:=SUBSTITUTE(SUBSTITUTE(SUBSTITUTE((COM.MICROSOFT.CONCAT(&quot;k&quot;; [.B10])); &quot; &quot;; &quot;&quot;); &quot;/&quot;; &quot;&quot;); &quot;-&quot;; &quot;&quot;)" table:style-name="ce5">
            <text:p>kSupportsE1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E2</text:p>
          </table:table-cell>
          <table:table-cell office:value-type="string" table:style-name="ce5">
            <text:p>Supports E2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rotatio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1]; &quot;::&quot;; [.H11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2" table:formula="of:=SUBSTITUTE(SUBSTITUTE(SUBSTITUTE((COM.MICROSOFT.CONCAT(&quot;k&quot;; [.B11])); &quot; &quot;; &quot;&quot;); &quot;/&quot;; &quot;&quot;); &quot;-&quot;; &quot;&quot;)" table:style-name="ce5">
            <text:p>kSupportsE2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build_volume_type</text:p>
          </table:table-cell>
          <table:table-cell office:value-type="string" table:style-name="ce8">
            <text:p>Build Volume Typ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Sets the general build volume type</text:p>
          </table:table-cell>
          <table:table-cell table:style-name="ce8"/>
          <table:table-cell office:value-type="string" table:style-name="ce8">
            <text:p>Rectangular, Cylindrical, Toroidal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2]; &quot;::&quot;; [.H12])); &quot; &quot;; &quot;&quot;); &quot;/&quot;; &quot;&quot;); &quot;-&quot;; &quot;&quot;)" table:style-name="ce8">
            <text:p>Printer::Dimensions</text:p>
          </table:table-cell>
          <table:table-cell office:value-type="string" office:string-value="kBuildVolumeType" table:formula="of:=SUBSTITUTE(SUBSTITUTE(SUBSTITUTE((COM.MICROSOFT.CONCAT(&quot;k&quot;; [.B12])); &quot; &quot;; &quot;&quot;); &quot;/&quot;; &quot;&quot;); &quot;-&quot;; &quot;&quot;)" table:style-name="ce8">
            <text:p>kBuildVolumeTyp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x</text:p>
          </table:table-cell>
          <table:table-cell office:value-type="string" table:style-name="ce8">
            <text:p>Min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3]; &quot;::&quot;; [.H13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X" table:formula="of:=SUBSTITUTE(SUBSTITUTE(SUBSTITUTE((COM.MICROSOFT.CONCAT(&quot;k&quot;; [.B13])); &quot; &quot;; &quot;&quot;); &quot;/&quot;; &quot;&quot;); &quot;-&quot;; &quot;&quot;)" table:style-name="ce8">
            <text:p>kMin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aximum_x</text:p>
          </table:table-cell>
          <table:table-cell office:value-type="string" table:style-name="ce8">
            <text:p>Max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4]; &quot;::&quot;; [.H14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X" table:formula="of:=SUBSTITUTE(SUBSTITUTE(SUBSTITUTE((COM.MICROSOFT.CONCAT(&quot;k&quot;; [.B14])); &quot; &quot;; &quot;&quot;); &quot;/&quot;; &quot;&quot;); &quot;-&quot;; &quot;&quot;)" table:style-name="ce8">
            <text:p>kMax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y</text:p>
          </table:table-cell>
          <table:table-cell office:value-type="string" table:style-name="ce8">
            <text:p>Min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5]; &quot;::&quot;; [.H15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Y" table:formula="of:=SUBSTITUTE(SUBSTITUTE(SUBSTITUTE((COM.MICROSOFT.CONCAT(&quot;k&quot;; [.B15])); &quot; &quot;; &quot;&quot;); &quot;/&quot;; &quot;&quot;); &quot;-&quot;; &quot;&quot;)" table:style-name="ce8">
            <text:p>kMin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aximum_y</text:p>
          </table:table-cell>
          <table:table-cell office:value-type="string" table:style-name="ce8">
            <text:p>Max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6]; &quot;::&quot;; [.H16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Y" table:formula="of:=SUBSTITUTE(SUBSTITUTE(SUBSTITUTE((COM.MICROSOFT.CONCAT(&quot;k&quot;; [.B16])); &quot; &quot;; &quot;&quot;); &quot;/&quot;; &quot;&quot;); &quot;-&quot;; &quot;&quot;)" table:style-name="ce8">
            <text:p>kMax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z</text:p>
          </table:table-cell>
          <table:table-cell office:value-type="string" table:style-name="ce8">
            <text:p>Min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7]; &quot;::&quot;; [.H17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Z" table:formula="of:=SUBSTITUTE(SUBSTITUTE(SUBSTITUTE((COM.MICROSOFT.CONCAT(&quot;k&quot;; [.B17])); &quot; &quot;; &quot;&quot;); &quot;/&quot;; &quot;&quot;); &quot;-&quot;; &quot;&quot;)" table:style-name="ce8">
            <text:p>kMin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aximum_z</text:p>
          </table:table-cell>
          <table:table-cell office:value-type="string" table:style-name="ce8">
            <text:p>Max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8]; &quot;::&quot;; [.H18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Z" table:formula="of:=SUBSTITUTE(SUBSTITUTE(SUBSTITUTE((COM.MICROSOFT.CONCAT(&quot;k&quot;; [.B18])); &quot; &quot;; &quot;&quot;); &quot;/&quot;; &quot;&quot;); &quot;-&quot;; &quot;&quot;)" table:style-name="ce8">
            <text:p>kMax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inner_radius</text:p>
          </table:table-cell>
          <table:table-cell office:value-type="string" table:style-name="ce8">
            <text:p>Inn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ner radius value</text:p>
          </table:table-cell>
          <table:table-cell office:value-type="string" table:style-name="ce8">
            <text:p>{"build_volume_type": 2}</text:p>
          </table:table-cell>
          <table:table-cell table:style-name="ce8"/>
          <table:table-cell office:value-type="float" office:value="100000" table:style-name="ce10">
            <text:p>1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9]; &quot;::&quot;; [.H19])); &quot; &quot;; &quot;&quot;); &quot;/&quot;; &quot;&quot;); &quot;-&quot;; &quot;&quot;)" table:style-name="ce8">
            <text:p>Printer::Dimensions</text:p>
          </table:table-cell>
          <table:table-cell office:value-type="string" office:string-value="kInnerRadius" table:formula="of:=SUBSTITUTE(SUBSTITUTE(SUBSTITUTE((COM.MICROSOFT.CONCAT(&quot;k&quot;; [.B19])); &quot; &quot;; &quot;&quot;); &quot;/&quot;; &quot;&quot;); &quot;-&quot;; &quot;&quot;)" table:style-name="ce8">
            <text:p>kInn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outer_radius</text:p>
          </table:table-cell>
          <table:table-cell office:value-type="string" table:style-name="ce8">
            <text:p>Out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uter radius value</text:p>
          </table:table-cell>
          <table:table-cell office:value-type="string" table:style-name="ce8">
            <text:p>{"OR": [{"build_volume_type": 1}, {"build_volume_type": 2}]}</text:p>
          </table:table-cell>
          <table:table-cell table:style-name="ce8"/>
          <table:table-cell office:value-type="float" office:value="1000000" table:style-name="ce10">
            <text:p>10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0]; &quot;::&quot;; [.H20])); &quot; &quot;; &quot;&quot;); &quot;/&quot;; &quot;&quot;); &quot;-&quot;; &quot;&quot;)" table:style-name="ce8">
            <text:p>Printer::Dimensions</text:p>
          </table:table-cell>
          <table:table-cell office:value-type="string" office:string-value="kOuterRadius" table:formula="of:=SUBSTITUTE(SUBSTITUTE(SUBSTITUTE((COM.MICROSOFT.CONCAT(&quot;k&quot;; [.B20])); &quot; &quot;; &quot;&quot;); &quot;/&quot;; &quot;&quot;); &quot;-&quot;; &quot;&quot;)" table:style-name="ce8">
            <text:p>kOut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x_offset</text:p>
          </table:table-cell>
          <table:table-cell office:value-type="string" table:style-name="ce8">
            <text:p>X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X position of origin from the minimum X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1]; &quot;::&quot;; [.H21])); &quot; &quot;; &quot;&quot;); &quot;/&quot;; &quot;&quot;); &quot;-&quot;; &quot;&quot;)" table:style-name="ce8">
            <text:p>Printer::Dimensions</text:p>
          </table:table-cell>
          <table:table-cell office:value-type="string" office:string-value="kXOffset" table:formula="of:=SUBSTITUTE(SUBSTITUTE(SUBSTITUTE((COM.MICROSOFT.CONCAT(&quot;k&quot;; [.B21])); &quot; &quot;; &quot;&quot;); &quot;/&quot;; &quot;&quot;); &quot;-&quot;; &quot;&quot;)" table:style-name="ce8">
            <text:p>kX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y_offset</text:p>
          </table:table-cell>
          <table:table-cell office:value-type="string" table:style-name="ce8">
            <text:p>Y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Y position of origin from the minimum Y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2]; &quot;::&quot;; [.H22])); &quot; &quot;; &quot;&quot;); &quot;/&quot;; &quot;&quot;); &quot;-&quot;; &quot;&quot;)" table:style-name="ce8">
            <text:p>Printer::Dimensions</text:p>
          </table:table-cell>
          <table:table-cell office:value-type="string" office:string-value="kYOffset" table:formula="of:=SUBSTITUTE(SUBSTITUTE(SUBSTITUTE((COM.MICROSOFT.CONCAT(&quot;k&quot;; [.B22])); &quot; &quot;; &quot;&quot;); &quot;/&quot;; &quot;&quot;); &quot;-&quot;; &quot;&quot;)" table:style-name="ce8">
            <text:p>kY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z_offset</text:p>
          </table:table-cell>
          <table:table-cell office:value-type="string" table:style-name="ce8">
            <text:p>Z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of the Z axis where the nozzle touches the build surface (table at maximum value)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3]; &quot;::&quot;; [.H23])); &quot; &quot;; &quot;&quot;); &quot;/&quot;; &quot;&quot;); &quot;-&quot;; &quot;&quot;)" table:style-name="ce8">
            <text:p>Printer::Dimensions</text:p>
          </table:table-cell>
          <table:table-cell office:value-type="string" office:string-value="kZOffset" table:formula="of:=SUBSTITUTE(SUBSTITUTE(SUBSTITUTE((COM.MICROSOFT.CONCAT(&quot;k&quot;; [.B23])); &quot; &quot;; &quot;&quot;); &quot;/&quot;; &quot;&quot;); &quot;-&quot;; &quot;&quot;)" table:style-name="ce8">
            <text:p>kZ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variable_for_z</text:p>
          </table:table-cell>
          <table:table-cell office:value-type="string" table:style-name="ce8">
            <text:p>Use Variable for Z Posi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a variable, #200, is issued in place of the Z offset. Z motions are output as mathematical operations on the variable.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4]; &quot;::&quot;; [.H24])); &quot; &quot;; &quot;&quot;); &quot;/&quot;; &quot;&quot;); &quot;-&quot;; &quot;&quot;)" table:style-name="ce8">
            <text:p>Printer::Dimensions</text:p>
          </table:table-cell>
          <table:table-cell office:value-type="string" office:string-value="kUseVariableforZPosition" table:formula="of:=SUBSTITUTE(SUBSTITUTE(SUBSTITUTE((COM.MICROSOFT.CONCAT(&quot;k&quot;; [.B24])); &quot; &quot;; &quot;&quot;); &quot;/&quot;; &quot;&quot;); &quot;-&quot;; &quot;&quot;)" table:style-name="ce8">
            <text:p>kUseVariableforZPosi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w_axis</text:p>
          </table:table-cell>
          <table:table-cell office:value-type="string" table:style-name="ce8">
            <text:p>Enable W Axis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axis will be enabled for Z motion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5]; &quot;::&quot;; [.H2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WAxis" table:formula="of:=SUBSTITUTE(SUBSTITUTE(SUBSTITUTE((COM.MICROSOFT.CONCAT(&quot;k&quot;; [.B25])); &quot; &quot;; &quot;&quot;); &quot;/&quot;; &quot;&quot;); &quot;-&quot;; &quot;&quot;)" table:style-name="ce8">
            <text:p>kEnableWAxi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inimum_w</text:p>
          </table:table-cell>
          <table:table-cell office:value-type="string" table:style-name="ce8">
            <text:p>Min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6]; &quot;::&quot;; [.H26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W" table:formula="of:=SUBSTITUTE(SUBSTITUTE(SUBSTITUTE((COM.MICROSOFT.CONCAT(&quot;k&quot;; [.B26])); &quot; &quot;; &quot;&quot;); &quot;/&quot;; &quot;&quot;); &quot;-&quot;; &quot;&quot;)" table:style-name="ce8">
            <text:p>kMin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aximum_w</text:p>
          </table:table-cell>
          <table:table-cell office:value-type="string" table:style-name="ce8">
            <text:p>Max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7]; &quot;::&quot;; [.H27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W" table:formula="of:=SUBSTITUTE(SUBSTITUTE(SUBSTITUTE((COM.MICROSOFT.CONCAT(&quot;k&quot;; [.B27])); &quot; &quot;; &quot;&quot;); &quot;/&quot;; &quot;&quot;); &quot;-&quot;; &quot;&quot;)" table:style-name="ce8">
            <text:p>kMax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initial_w</text:p>
          </table:table-cell>
          <table:table-cell office:value-type="string" table:style-name="ce8">
            <text:p>Initial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itial W position when printing in Z only mode</text:p>
          </table:table-cell>
          <table:table-cell office:value-type="string" table:style-name="ce8">
            <text:p>{"AND": [{"enable_w_axis": true}, {"layer_change": 0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8]; &quot;::&quot;; [.H28])); &quot; &quot;; &quot;&quot;); &quot;/&quot;; &quot;&quot;); &quot;-&quot;; &quot;&quot;)" table:style-name="ce8">
            <text:p>Printer::Dimensions</text:p>
          </table:table-cell>
          <table:table-cell office:value-type="string" office:string-value="kInitialW" table:formula="of:=SUBSTITUTE(SUBSTITUTE(SUBSTITUTE((COM.MICROSOFT.CONCAT(&quot;k&quot;; [.B28])); &quot; &quot;; &quot;&quot;); &quot;/&quot;; &quot;&quot;); &quot;-&quot;; &quot;&quot;)" table:style-name="ce8">
            <text:p>kInitial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layer_change</text:p>
          </table:table-cell>
          <table:table-cell office:value-type="string" table:style-name="ce8">
            <text:p>Layer Chang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What type of Z axis movement is used to change layers</text:p>
          </table:table-cell>
          <table:table-cell office:value-type="string" table:style-name="ce8">
            <text:p>{"syntax": 1}</text:p>
          </table:table-cell>
          <table:table-cell office:value-type="string" table:style-name="ce8">
            <text:p>Z_ONLY, W_ONLY, BOTH_Z_AND_W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9]; &quot;::&quot;; [.H29])); &quot; &quot;; &quot;&quot;); &quot;/&quot;; &quot;&quot;); &quot;-&quot;; &quot;&quot;)" table:style-name="ce8">
            <text:p>Printer::Dimensions</text:p>
          </table:table-cell>
          <table:table-cell office:value-type="string" office:string-value="kLayerChange" table:formula="of:=SUBSTITUTE(SUBSTITUTE(SUBSTITUTE((COM.MICROSOFT.CONCAT(&quot;k&quot;; [.B29])); &quot; &quot;; &quot;&quot;); &quot;/&quot;; &quot;&quot;); &quot;-&quot;; &quot;&quot;)" table:style-name="ce8">
            <text:p>kLayerChang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doffing</text:p>
          </table:table-cell>
          <table:table-cell office:value-type="string" table:style-name="ce8">
            <text:p>Use Doffing Sta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Table will lower to a specific height at the end of print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0]; &quot;::&quot;; [.H30])); &quot; &quot;; &quot;&quot;); &quot;/&quot;; &quot;&quot;); &quot;-&quot;; &quot;&quot;)" table:style-name="ce8">
            <text:p>Printer::Dimensions</text:p>
          </table:table-cell>
          <table:table-cell office:value-type="string" office:string-value="kUseDoffingStation" table:formula="of:=SUBSTITUTE(SUBSTITUTE(SUBSTITUTE((COM.MICROSOFT.CONCAT(&quot;k&quot;; [.B30])); &quot; &quot;; &quot;&quot;); &quot;/&quot;; &quot;&quot;); &quot;-&quot;; &quot;&quot;)" table:style-name="ce8">
            <text:p>kUseDoffingSt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doffing_location</text:p>
          </table:table-cell>
          <table:table-cell office:value-type="string" table:style-name="ce8">
            <text:p>Doffing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for the W Table when doffing</text:p>
          </table:table-cell>
          <table:table-cell office:value-type="string" table:style-name="ce8">
            <text:p>{"AND": [{"syntax":1}, {"doffing":true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1]; &quot;::&quot;; [.H31])); &quot; &quot;; &quot;&quot;); &quot;/&quot;; &quot;&quot;); &quot;-&quot;; &quot;&quot;)" table:style-name="ce8">
            <text:p>Printer::Dimensions</text:p>
          </table:table-cell>
          <table:table-cell office:value-type="string" office:string-value="kDoffingLocation" table:formula="of:=SUBSTITUTE(SUBSTITUTE(SUBSTITUTE((COM.MICROSOFT.CONCAT(&quot;k&quot;; [.B31])); &quot; &quot;; &quot;&quot;); &quot;/&quot;; &quot;&quot;); &quot;-&quot;; &quot;&quot;)" table:style-name="ce8">
            <text:p>kDoffing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x</text:p>
          </table:table-cell>
          <table:table-cell office:value-type="string" table:style-name="ce8">
            <text:p>Purge X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X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2]; &quot;::&quot;; [.H32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XLocation" table:formula="of:=SUBSTITUTE(SUBSTITUTE(SUBSTITUTE((COM.MICROSOFT.CONCAT(&quot;k&quot;; [.B32])); &quot; &quot;; &quot;&quot;); &quot;/&quot;; &quot;&quot;); &quot;-&quot;; &quot;&quot;)" table:style-name="ce8">
            <text:p>kPurgeX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y</text:p>
          </table:table-cell>
          <table:table-cell office:value-type="string" table:style-name="ce8">
            <text:p>Purge Y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Y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3]; &quot;::&quot;; [.H33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YLocation" table:formula="of:=SUBSTITUTE(SUBSTITUTE(SUBSTITUTE((COM.MICROSOFT.CONCAT(&quot;k&quot;; [.B33])); &quot; &quot;; &quot;&quot;); &quot;/&quot;; &quot;&quot;); &quot;-&quot;; &quot;&quot;)" table:style-name="ce8">
            <text:p>kPurgeY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z</text:p>
          </table:table-cell>
          <table:table-cell office:value-type="string" table:style-name="ce8">
            <text:p>Purge Z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Z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4]; &quot;::&quot;; [.H34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ZLocation" table:formula="of:=SUBSTITUTE(SUBSTITUTE(SUBSTITUTE((COM.MICROSOFT.CONCAT(&quot;k&quot;; [.B34])); &quot; &quot;; &quot;&quot;); &quot;/&quot;; &quot;&quot;); &quot;-&quot;; &quot;&quot;)" table:style-name="ce8">
            <text:p>kPurgeZ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grid_x</text:p>
          </table:table-cell>
          <table:table-cell office:value-type="string" table:style-name="ce8">
            <text:p>Enable Grid X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x axis (vertic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5]; &quot;::&quot;; [.H3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X" table:formula="of:=SUBSTITUTE(SUBSTITUTE(SUBSTITUTE((COM.MICROSOFT.CONCAT(&quot;k&quot;; [.B35])); &quot; &quot;; &quot;&quot;); &quot;/&quot;; &quot;&quot;); &quot;-&quot;; &quot;&quot;)" table:style-name="ce8">
            <text:p>kEnableGrid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grid_x_distance</text:p>
          </table:table-cell>
          <table:table-cell office:value-type="string" table:style-name="ce8">
            <text:p>Grid X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x grid ticks (vertical bars)</text:p>
          </table:table-cell>
          <table:table-cell office:value-type="string" table:style-name="ce8">
            <text:p>{"enable_grid_x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6]; &quot;::&quot;; [.H36])); &quot; &quot;; &quot;&quot;); &quot;/&quot;; &quot;&quot;); &quot;-&quot;; &quot;&quot;)" table:style-name="ce8">
            <text:p>Printer::Dimensions</text:p>
          </table:table-cell>
          <table:table-cell office:value-type="string" office:string-value="kGridXDistance" table:formula="of:=SUBSTITUTE(SUBSTITUTE(SUBSTITUTE((COM.MICROSOFT.CONCAT(&quot;k&quot;; [.B36])); &quot; &quot;; &quot;&quot;); &quot;/&quot;; &quot;&quot;); &quot;-&quot;; &quot;&quot;)" table:style-name="ce8">
            <text:p>kGridX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grid_y</text:p>
          </table:table-cell>
          <table:table-cell office:value-type="string" table:style-name="ce8">
            <text:p>Enable Grid Y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y axis (horizont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7]; &quot;::&quot;; [.H37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Y" table:formula="of:=SUBSTITUTE(SUBSTITUTE(SUBSTITUTE((COM.MICROSOFT.CONCAT(&quot;k&quot;; [.B37])); &quot; &quot;; &quot;&quot;); &quot;/&quot;; &quot;&quot;); &quot;-&quot;; &quot;&quot;)" table:style-name="ce8">
            <text:p>kEnableGrid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grid_y_distance</text:p>
          </table:table-cell>
          <table:table-cell office:value-type="string" table:style-name="ce8">
            <text:p>Grid Y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y grid ticks (horizontal bars)</text:p>
          </table:table-cell>
          <table:table-cell office:value-type="string" table:style-name="ce8">
            <text:p>{"enable_grid_y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8]; &quot;::&quot;; [.H38])); &quot; &quot;; &quot;&quot;); &quot;/&quot;; &quot;&quot;); &quot;-&quot;; &quot;&quot;)" table:style-name="ce8">
            <text:p>Printer::Dimensions</text:p>
          </table:table-cell>
          <table:table-cell office:value-type="string" office:string-value="kGridYDistance" table:formula="of:=SUBSTITUTE(SUBSTITUTE(SUBSTITUTE((COM.MICROSOFT.CONCAT(&quot;k&quot;; [.B38])); &quot; &quot;; &quot;&quot;); &quot;/&quot;; &quot;&quot;); &quot;-&quot;; &quot;&quot;)" table:style-name="ce8">
            <text:p>kGridY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enable_tamper</text:p>
          </table:table-cell>
          <table:table-cell office:value-type="string" table:style-name="ce11">
            <text:p>Enable Tamp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turn tamper on during all extrude moves</text:p>
          </table:table-cell>
          <table:table-cell office:value-type="string" table:style-name="ce11">
            <text:p>{"syntax": 1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9]; &quot;::&quot;; [.H39])); &quot; &quot;; &quot;&quot;); &quot;/&quot;; &quot;&quot;); &quot;-&quot;; &quot;&quot;)" table:style-name="ce11">
            <text:p>Printer::Auxiliary</text:p>
          </table:table-cell>
          <table:table-cell office:value-type="string" office:string-value="kEnableTamper" table:formula="of:=SUBSTITUTE(SUBSTITUTE(SUBSTITUTE((COM.MICROSOFT.CONCAT(&quot;k&quot;; [.B39])); &quot; &quot;; &quot;&quot;); &quot;/&quot;; &quot;&quot;); &quot;-&quot;; &quot;&quot;)" table:style-name="ce11">
            <text:p>kEnableTamp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tamper_voltage</text:p>
          </table:table-cell>
          <table:table-cell office:value-type="string" table:style-name="ce11">
            <text:p>Tamper Voltage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Voltage sent to the tamper to control it's speed</text:p>
          </table:table-cell>
          <table:table-cell office:value-type="string" table:style-name="ce11">
            <text:p>{"enable_tamper":true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0]; &quot;::&quot;; [.H40])); &quot; &quot;; &quot;&quot;); &quot;/&quot;; &quot;&quot;); &quot;-&quot;; &quot;&quot;)" table:style-name="ce11">
            <text:p>Printer::Auxiliary</text:p>
          </table:table-cell>
          <table:table-cell office:value-type="string" office:string-value="kTamperVoltage" table:formula="of:=SUBSTITUTE(SUBSTITUTE(SUBSTITUTE((COM.MICROSOFT.CONCAT(&quot;k&quot;; [.B40])); &quot; &quot;; &quot;&quot;); &quot;/&quot;; &quot;&quot;); &quot;-&quot;; &quot;&quot;)" table:style-name="ce11">
            <text:p>kTamperVoltag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laser_power</text:p>
          </table:table-cell>
          <table:table-cell office:value-type="string" table:style-name="ce11">
            <text:p>GKN Laser Power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Laser power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1]; &quot;::&quot;; [.H41])); &quot; &quot;; &quot;&quot;); &quot;/&quot;; &quot;&quot;); &quot;-&quot;; &quot;&quot;)" table:style-name="ce11">
            <text:p>Printer::Auxiliary</text:p>
          </table:table-cell>
          <table:table-cell office:value-type="string" office:string-value="kGKNLaserPower" table:formula="of:=SUBSTITUTE(SUBSTITUTE(SUBSTITUTE((COM.MICROSOFT.CONCAT(&quot;k&quot;; [.B41])); &quot; &quot;; &quot;&quot;); &quot;/&quot;; &quot;&quot;); &quot;-&quot;; &quot;&quot;)" table:style-name="ce11">
            <text:p>kGKNLaserPow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wire_speed</text:p>
          </table:table-cell>
          <table:table-cell office:value-type="string" table:style-name="ce11">
            <text:p>GKN Wire Speed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Wire feeder speed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2]; &quot;::&quot;; [.H42])); &quot; &quot;; &quot;&quot;); &quot;/&quot;; &quot;&quot;); &quot;-&quot;; &quot;&quot;)" table:style-name="ce11">
            <text:p>Printer::Auxiliary</text:p>
          </table:table-cell>
          <table:table-cell office:value-type="string" office:string-value="kGKNWireSpeed" table:formula="of:=SUBSTITUTE(SUBSTITUTE(SUBSTITUTE((COM.MICROSOFT.CONCAT(&quot;k&quot;; [.B42])); &quot; &quot;; &quot;&quot;); &quot;/&quot;; &quot;&quot;); &quot;-&quot;; &quot;&quot;)" table:style-name="ce11">
            <text:p>kGKNWireSpeed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melt_pool</text:p>
          </table:table-cell>
          <table:table-cell office:value-type="string" table:style-name="ce11">
            <text:p>GKN Melt Pool Override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age change to melt pool size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3]; &quot;::&quot;; [.H43])); &quot; &quot;; &quot;&quot;); &quot;/&quot;; &quot;&quot;); &quot;-&quot;; &quot;&quot;)" table:style-name="ce11">
            <text:p>Printer::Auxiliary</text:p>
          </table:table-cell>
          <table:table-cell office:value-type="string" office:string-value="kGKNMeltPoolOverride" table:formula="of:=SUBSTITUTE(SUBSTITUTE(SUBSTITUTE((COM.MICROSOFT.CONCAT(&quot;k&quot;; [.B43])); &quot; &quot;; &quot;&quot;); &quot;/&quot;; &quot;&quot;); &quot;-&quot;; &quot;&quot;)" table:style-name="ce11">
            <text:p>kGKNMeltPoolOverrid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in_xy_speed</text:p>
          </table:table-cell>
          <table:table-cell office:value-type="string" table:style-name="ce14">
            <text:p>Min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in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4]; &quot;::&quot;; [.H44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inimumXYSpeed" table:formula="of:=SUBSTITUTE(SUBSTITUTE(SUBSTITUTE((COM.MICROSOFT.CONCAT(&quot;k&quot;; [.B44])); &quot; &quot;; &quot;&quot;); &quot;/&quot;; &quot;&quot;); &quot;-&quot;; &quot;&quot;)" table:style-name="ce14">
            <text:p>kMin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ax_xy_speed</text:p>
          </table:table-cell>
          <table:table-cell office:value-type="string" table:style-name="ce14">
            <text:p>Max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ax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5]; &quot;::&quot;; [.H45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XYSpeed" table:formula="of:=SUBSTITUTE(SUBSTITUTE(SUBSTITUTE((COM.MICROSOFT.CONCAT(&quot;k&quot;; [.B45])); &quot; &quot;; &quot;&quot;); &quot;/&quot;; &quot;&quot;); &quot;-&quot;; &quot;&quot;)" table:style-name="ce14">
            <text:p>kMax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ax_extruder_speed</text:p>
          </table:table-cell>
          <table:table-cell office:value-type="string" table:style-name="ce14">
            <text:p>Maximum Extruder Speed</text:p>
          </table:table-cell>
          <table:table-cell office:value-type="string" table:style-name="ce14">
            <text:p>rpm</text:p>
          </table:table-cell>
          <table:table-cell office:value-type="string" table:style-name="ce14">
            <text:p>Maximum speed of the extruder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6]; &quot;::&quot;; [.H46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ExtruderSpeed" table:formula="of:=SUBSTITUTE(SUBSTITUTE(SUBSTITUTE((COM.MICROSOFT.CONCAT(&quot;k&quot;; [.B46])); &quot; &quot;; &quot;&quot;); &quot;/&quot;; &quot;&quot;); &quot;-&quot;; &quot;&quot;)" table:style-name="ce14">
            <text:p>kMaximumExtruder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w_table_speed</text:p>
          </table:table-cell>
          <table:table-cell office:value-type="string" table:style-name="ce14">
            <text:p>W Table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to move the table</text:p>
          </table:table-cell>
          <table:table-cell office:value-type="string" table:style-name="ce14">
            <text:p>{"enable_w_axis": true}</text:p>
          </table:table-cell>
          <table:table-cell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7]; &quot;::&quot;; [.H47])); &quot; &quot;; &quot;&quot;); &quot;/&quot;; &quot;&quot;); &quot;-&quot;; &quot;&quot;)" table:style-name="ce14">
            <text:p>Printer::MachineSpeeds</text:p>
          </table:table-cell>
          <table:table-cell office:value-type="string" office:string-value="kWTableSpeed" table:formula="of:=SUBSTITUTE(SUBSTITUTE(SUBSTITUTE((COM.MICROSOFT.CONCAT(&quot;k&quot;; [.B47])); &quot; &quot;; &quot;&quot;); &quot;/&quot;; &quot;&quot;); &quot;-&quot;; &quot;&quot;)" table:style-name="ce14">
            <text:p>kWTable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z_speed</text:p>
          </table:table-cell>
          <table:table-cell office:value-type="string" table:style-name="ce14">
            <text:p>Z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for Z axis moves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8]; &quot;::&quot;; [.H48])); &quot; &quot;; &quot;&quot;); &quot;/&quot;; &quot;&quot;); &quot;-&quot;; &quot;&quot;)" table:style-name="ce14">
            <text:p>Printer::MachineSpeeds</text:p>
          </table:table-cell>
          <table:table-cell office:value-type="string" office:string-value="kZSpeed" table:formula="of:=SUBSTITUTE(SUBSTITUTE(SUBSTITUTE((COM.MICROSOFT.CONCAT(&quot;k&quot;; [.B48])); &quot; &quot;; &quot;&quot;); &quot;/&quot;; &quot;&quot;); &quot;-&quot;; &quot;&quot;)" table:style-name="ce14">
            <text:p>kZ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gkn_print_speed</text:p>
          </table:table-cell>
          <table:table-cell office:value-type="string" table:style-name="ce14">
            <text:p>GKN Print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ovement speed for all print moves on GKN syntax</text:p>
          </table:table-cell>
          <table:table-cell office:value-type="string" table:style-name="ce14">
            <text:p>{"syntax": 4}</text:p>
          </table:table-cell>
          <table:table-cell table:style-name="ce14"/>
          <table:table-cell office:value-type="float" office:value="0" table:style-name="ce16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9]; &quot;::&quot;; [.H49])); &quot; &quot;; &quot;&quot;); &quot;/&quot;; &quot;&quot;); &quot;-&quot;; &quot;&quot;)" table:style-name="ce14">
            <text:p>Printer::MachineSpeeds</text:p>
          </table:table-cell>
          <table:table-cell office:value-type="string" office:string-value="kGKNPrintSpeed" table:formula="of:=SUBSTITUTE(SUBSTITUTE(SUBSTITUTE((COM.MICROSOFT.CONCAT(&quot;k&quot;; [.B49])); &quot; &quot;; &quot;&quot;); &quot;/&quot;; &quot;&quot;); &quot;-&quot;; &quot;&quot;)" table:style-name="ce14">
            <text:p>kGKNPrint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extruder_gear_ratio</text:p>
          </table:table-cell>
          <table:table-cell office:value-type="string" table:style-name="ce14">
            <text:p>Extruder Gear Ratio</text:p>
          </table:table-cell>
          <table:table-cell office:value-type="string" table:style-name="ce14">
            <text:p>unitless_float</text:p>
          </table:table-cell>
          <table:table-cell office:value-type="string" table:style-name="ce14">
            <text:p>Sets the gear ratio for the extruder. This number is multiplied by any output RPM i.e. a Perimeter RPM of 100 and Gear Ratio of 7 would output 700RPM to the G-Code</text:p>
          </table:table-cell>
          <table:table-cell office:value-type="string" table:style-name="ce14">
            <text:p>{"machine_type": 0}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50]; &quot;::&quot;; [.H50])); &quot; &quot;; &quot;&quot;); &quot;/&quot;; &quot;&quot;); &quot;-&quot;; &quot;&quot;)" table:style-name="ce14">
            <text:p>Printer::MachineSpeeds</text:p>
          </table:table-cell>
          <table:table-cell office:value-type="string" office:string-value="kExtruderGearRatio" table:formula="of:=SUBSTITUTE(SUBSTITUTE(SUBSTITUTE((COM.MICROSOFT.CONCAT(&quot;k&quot;; [.B50])); &quot; &quot;; &quot;&quot;); &quot;/&quot;; &quot;&quot;); &quot;-&quot;; &quot;&quot;)" table:style-name="ce14">
            <text:p>kExtruderGearRatio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enable_dynamic_acceleration</text:p>
          </table:table-cell>
          <table:table-cell office:value-type="string" table:style-name="ce17">
            <text:p>Enable Dynamic Acceleration</text:p>
          </table:table-cell>
          <table:table-cell office:value-type="string" table:style-name="ce17">
            <text:p>boolean</text:p>
          </table:table-cell>
          <table:table-cell office:value-type="string" table:style-name="ce17">
            <text:p>If selected, machine acceleration will be changed throughout the G-Code</text:p>
          </table:table-cell>
          <table:table-cell office:value-type="string" table:style-name="ce17">
            <text:p>{"OR": [{"syntax":1}, {"syntax":11}]}</text:p>
          </table:table-cell>
          <table:table-cell table:style-name="ce17"/>
          <table:table-cell office:value-type="string" table:style-name="ce18">
            <text:p>false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1]; &quot;::&quot;; [.H51])); &quot; &quot;; &quot;&quot;); &quot;/&quot;; &quot;&quot;); &quot;-&quot;; &quot;&quot;)" table:style-name="ce17">
            <text:p>Printer::Acceleration</text:p>
          </table:table-cell>
          <table:table-cell office:value-type="string" office:string-value="kEnableDynamicAcceleration" table:formula="of:=SUBSTITUTE(SUBSTITUTE(SUBSTITUTE((COM.MICROSOFT.CONCAT(&quot;k&quot;; [.B51])); &quot; &quot;; &quot;&quot;); &quot;/&quot;; &quot;&quot;); &quot;-&quot;; &quot;&quot;)" table:style-name="ce17">
            <text:p>kEnableDynamic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default_acceleration</text:p>
          </table:table-cell>
          <table:table-cell office:value-type="string" table:style-name="ce17">
            <text:p>Defaul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Default acceleration value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2]; &quot;::&quot;; [.H52])); &quot; &quot;; &quot;&quot;); &quot;/&quot;; &quot;&quot;); &quot;-&quot;; &quot;&quot;)" table:style-name="ce17">
            <text:p>Printer::Acceleration</text:p>
          </table:table-cell>
          <table:table-cell office:value-type="string" office:string-value="kDefaultAcceleration" table:formula="of:=SUBSTITUTE(SUBSTITUTE(SUBSTITUTE((COM.MICROSOFT.CONCAT(&quot;k&quot;; [.B52])); &quot; &quot;; &quot;&quot;); &quot;/&quot;; &quot;&quot;); &quot;-&quot;; &quot;&quot;)" table:style-name="ce17">
            <text:p>kDefaul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perimeter_acceleration</text:p>
          </table:table-cell>
          <table:table-cell office:value-type="string" table:style-name="ce17">
            <text:p>Perimeter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perimeter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3]; &quot;::&quot;; [.H53])); &quot; &quot;; &quot;&quot;); &quot;/&quot;; &quot;&quot;); &quot;-&quot;; &quot;&quot;)" table:style-name="ce17">
            <text:p>Printer::Acceleration</text:p>
          </table:table-cell>
          <table:table-cell office:value-type="string" office:string-value="kPerimeterAcceleration" table:formula="of:=SUBSTITUTE(SUBSTITUTE(SUBSTITUTE((COM.MICROSOFT.CONCAT(&quot;k&quot;; [.B53])); &quot; &quot;; &quot;&quot;); &quot;/&quot;; &quot;&quot;); &quot;-&quot;; &quot;&quot;)" table:style-name="ce17">
            <text:p>kPerimeter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inset_acceleration</text:p>
          </table:table-cell>
          <table:table-cell office:value-type="string" table:style-name="ce17">
            <text:p>Inse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se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4]; &quot;::&quot;; [.H54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setAcceleration" table:formula="of:=SUBSTITUTE(SUBSTITUTE(SUBSTITUTE((COM.MICROSOFT.CONCAT(&quot;k&quot;; [.B54])); &quot; &quot;; &quot;&quot;); &quot;/&quot;; &quot;&quot;); &quot;-&quot;; &quot;&quot;)" table:style-name="ce17">
            <text:p>kInse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kin_acceleration</text:p>
          </table:table-cell>
          <table:table-cell office:value-type="string" table:style-name="ce17">
            <text:p>Ski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in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5]; &quot;::&quot;; [.H55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inAcceleration" table:formula="of:=SUBSTITUTE(SUBSTITUTE(SUBSTITUTE((COM.MICROSOFT.CONCAT(&quot;k&quot;; [.B55])); &quot; &quot;; &quot;&quot;); &quot;/&quot;; &quot;&quot;); &quot;-&quot;; &quot;&quot;)" table:style-name="ce17">
            <text:p>kSki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infill_acceleration</text:p>
          </table:table-cell>
          <table:table-cell office:value-type="string" table:style-name="ce17">
            <text:p>Infill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fill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6]; &quot;::&quot;; [.H56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fillAcceleration" table:formula="of:=SUBSTITUTE(SUBSTITUTE(SUBSTITUTE((COM.MICROSOFT.CONCAT(&quot;k&quot;; [.B56])); &quot; &quot;; &quot;&quot;); &quot;/&quot;; &quot;&quot;); &quot;-&quot;; &quot;&quot;)" table:style-name="ce17">
            <text:p>kInfill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keleton_acceleration</text:p>
          </table:table-cell>
          <table:table-cell office:value-type="string" table:style-name="ce17">
            <text:p>Skeleto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eleton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7]; &quot;::&quot;; [.H57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eletonAcceleration" table:formula="of:=SUBSTITUTE(SUBSTITUTE(SUBSTITUTE((COM.MICROSOFT.CONCAT(&quot;k&quot;; [.B57])); &quot; &quot;; &quot;&quot;); &quot;/&quot;; &quot;&quot;); &quot;-&quot;; &quot;&quot;)" table:style-name="ce17">
            <text:p>kSkeleto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upport_acceleration</text:p>
          </table:table-cell>
          <table:table-cell office:value-type="string" table:style-name="ce17">
            <text:p>Suppor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uppor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8]; &quot;::&quot;; [.H58])); &quot; &quot;; &quot;&quot;); &quot;/&quot;; &quot;&quot;); &quot;-&quot;; &quot;&quot;)" table:style-name="ce17">
            <text:p>Printer::Acceleration</text:p>
          </table:table-cell>
          <table:table-cell office:value-type="string" office:string-value="kSupportAcceleration" table:formula="of:=SUBSTITUTE(SUBSTITUTE(SUBSTITUTE((COM.MICROSOFT.CONCAT(&quot;k&quot;; [.B58])); &quot; &quot;; &quot;&quot;); &quot;/&quot;; &quot;&quot;); &quot;-&quot;; &quot;&quot;)" table:style-name="ce17">
            <text:p>kSuppor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default_startup_code</text:p>
          </table:table-cell>
          <table:table-cell office:value-type="string" table:style-name="ce19">
            <text:p>Use Default Startup G-Code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default G-Code will be added to the header of the print. See the user's manual for what is included for each syntax.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9]; &quot;::&quot;; [.H59])); &quot; &quot;; &quot;&quot;); &quot;/&quot;; &quot;&quot;); &quot;-&quot;; &quot;&quot;)" table:style-name="ce19">
            <text:p>Printer::GCode</text:p>
          </table:table-cell>
          <table:table-cell office:value-type="string" office:string-value="kUseDefaultStartupGCode" table:formula="of:=SUBSTITUTE(SUBSTITUTE(SUBSTITUTE((COM.MICROSOFT.CONCAT(&quot;k&quot;; [.B59])); &quot; &quot;; &quot;&quot;); &quot;/&quot;; &quot;&quot;); &quot;-&quot;; &quot;&quot;)" table:style-name="ce19">
            <text:p>kUseDefaultStartupG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material_load</text:p>
          </table:table-cell>
          <table:table-cell office:value-type="string" table:style-name="ce19">
            <text:p>Material Load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aterial loading/purging commands will be added to the header of the G-Code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0]; &quot;::&quot;; [.H60])); &quot; &quot;; &quot;&quot;); &quot;/&quot;; &quot;&quot;); &quot;-&quot;; &quot;&quot;)" table:style-name="ce19">
            <text:p>Printer::GCode</text:p>
          </table:table-cell>
          <table:table-cell office:value-type="string" office:string-value="kMaterialLoad" table:formula="of:=SUBSTITUTE(SUBSTITUTE(SUBSTITUTE((COM.MICROSOFT.CONCAT(&quot;k&quot;; [.B60])); &quot; &quot;; &quot;&quot;); &quot;/&quot;; &quot;&quot;); &quot;-&quot;; &quot;&quot;)" table:style-name="ce19">
            <text:p>kMaterialLoad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wait_for_user</text:p>
          </table:table-cell>
          <table:table-cell office:value-type="string" table:style-name="ce19">
            <text:p>Wait For User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0 wait for user commands are added at the end of the header for the operator to initiate the print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1]; &quot;::&quot;; [.H61])); &quot; &quot;; &quot;&quot;); &quot;/&quot;; &quot;&quot;); &quot;-&quot;; &quot;&quot;)" table:style-name="ce19">
            <text:p>Printer::GCode</text:p>
          </table:table-cell>
          <table:table-cell office:value-type="string" office:string-value="kWaitForUser" table:formula="of:=SUBSTITUTE(SUBSTITUTE(SUBSTITUTE((COM.MICROSOFT.CONCAT(&quot;k&quot;; [.B61])); &quot; &quot;; &quot;&quot;); &quot;/&quot;; &quot;&quot;); &quot;-&quot;; &quot;&quot;)" table:style-name="ce19">
            <text:p>kWaitForUser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bounding_box</text:p>
          </table:table-cell>
          <table:table-cell office:value-type="string" table:style-name="ce19">
            <text:p>Demo Bounding Box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will trace a perimeter bounding box around the max X/Y coordinates of the object before starting the print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2]; &quot;::&quot;; [.H62])); &quot; &quot;; &quot;&quot;); &quot;/&quot;; &quot;&quot;); &quot;-&quot;; &quot;&quot;)" table:style-name="ce19">
            <text:p>Printer::GCode</text:p>
          </table:table-cell>
          <table:table-cell office:value-type="string" office:string-value="kDemoBoundingBox" table:formula="of:=SUBSTITUTE(SUBSTITUTE(SUBSTITUTE((COM.MICROSOFT.CONCAT(&quot;k&quot;; [.B62])); &quot; &quot;; &quot;&quot;); &quot;/&quot;; &quot;&quot;); &quot;-&quot;; &quot;&quot;)" table:style-name="ce19">
            <text:p>kDemoBoundingBox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start_code</text:p>
          </table:table-cell>
          <table:table-cell office:value-type="string" table:style-name="ce19">
            <text:p>Start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before the start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3]; &quot;::&quot;; [.H63])); &quot; &quot;; &quot;&quot;); &quot;/&quot;; &quot;&quot;); &quot;-&quot;; &quot;&quot;)" table:style-name="ce19">
            <text:p>Printer::GCode</text:p>
          </table:table-cell>
          <table:table-cell office:value-type="string" office:string-value="kStartCode" table:formula="of:=SUBSTITUTE(SUBSTITUTE(SUBSTITUTE((COM.MICROSOFT.CONCAT(&quot;k&quot;; [.B63])); &quot; &quot;; &quot;&quot;); &quot;/&quot;; &quot;&quot;); &quot;-&quot;; &quot;&quot;)" table:style-name="ce19">
            <text:p>kStart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layer_change_code</text:p>
          </table:table-cell>
          <table:table-cell office:value-type="string" table:style-name="ce19">
            <text:p>Layer Change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t each layer change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4]; &quot;::&quot;; [.H64])); &quot; &quot;; &quot;&quot;); &quot;/&quot;; &quot;&quot;); &quot;-&quot;; &quot;&quot;)" table:style-name="ce19">
            <text:p>Printer::GCode</text:p>
          </table:table-cell>
          <table:table-cell office:value-type="string" office:string-value="kLayerChangeCode" table:formula="of:=SUBSTITUTE(SUBSTITUTE(SUBSTITUTE((COM.MICROSOFT.CONCAT(&quot;k&quot;; [.B64])); &quot; &quot;; &quot;&quot;); &quot;/&quot;; &quot;&quot;); &quot;-&quot;; &quot;&quot;)" table:style-name="ce19">
            <text:p>kLayerChange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d_code</text:p>
          </table:table-cell>
          <table:table-cell office:value-type="string" table:style-name="ce19">
            <text:p>End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fter the end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5]; &quot;::&quot;; [.H65])); &quot; &quot;; &quot;&quot;); &quot;/&quot;; &quot;&quot;); &quot;-&quot;; &quot;&quot;)" table:style-name="ce19">
            <text:p>Printer::GCode</text:p>
          </table:table-cell>
          <table:table-cell office:value-type="string" office:string-value="kEndCode" table:formula="of:=SUBSTITUTE(SUBSTITUTE(SUBSTITUTE((COM.MICROSOFT.CONCAT(&quot;k&quot;; [.B65])); &quot; &quot;; &quot;&quot;); &quot;/&quot;; &quot;&quot;); &quot;-&quot;; &quot;&quot;)" table:style-name="ce19">
            <text:p>kEnd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nable_emboss</text:p>
          </table:table-cell>
          <table:table-cell office:value-type="string" table:style-name="ce21">
            <text:p>Enable Embossing Support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If selected, output will also include information to perform embossing, notably an ESP ratio</text:p>
          </table:table-cell>
          <table:table-cell office:value-type="string" table:style-name="ce21">
            <text:p>{"syntax": 4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6]; &quot;::&quot;; [.H66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Support" table:formula="of:=SUBSTITUTE(SUBSTITUTE(SUBSTITUTE((COM.MICROSOFT.CONCAT(&quot;k&quot;; [.B66])); &quot; &quot;; &quot;&quot;); &quot;/&quot;; &quot;&quot;); &quot;-&quot;; &quot;&quot;)" table:style-name="ce21">
            <text:p>kEnableEmbossingSupport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nominal</text:p>
          </table:table-cell>
          <table:table-cell office:value-type="string" table:style-name="ce21">
            <text:p>ESP Nominal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constructing parent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7]; &quot;::&quot;; [.H67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NominalValue" table:formula="of:=SUBSTITUTE(SUBSTITUTE(SUBSTITUTE((COM.MICROSOFT.CONCAT(&quot;k&quot;; [.B67])); &quot; &quot;; &quot;&quot;); &quot;/&quot;; &quot;&quot;); &quot;-&quot;; &quot;&quot;)" table:style-name="ce21">
            <text:p>kESPNominal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embossing</text:p>
          </table:table-cell>
          <table:table-cell office:value-type="string" table:style-name="ce21">
            <text:p>ESP Embossing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embossing an object in to a paren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.5" table:style-name="ce23">
            <text:p>1.5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8]; &quot;::&quot;; [.H68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EmbossingValue" table:formula="of:=SUBSTITUTE(SUBSTITUTE(SUBSTITUTE((COM.MICROSOFT.CONCAT(&quot;k&quot;; [.B68])); &quot; &quot;; &quot;&quot;); &quot;/&quot;; &quot;&quot;); &quot;-&quot;; &quot;&quot;)" table:style-name="ce21">
            <text:p>kESPEmbossing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speed_enable</text:p>
          </table:table-cell>
          <table:table-cell office:value-type="string" table:style-name="ce21">
            <text:p>Enable Embossing Velocity Modulation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Enables velocity modulation when embossing an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9]; &quot;::&quot;; [.H69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VelocityModulation" table:formula="of:=SUBSTITUTE(SUBSTITUTE(SUBSTITUTE((COM.MICROSOFT.CONCAT(&quot;k&quot;; [.B69])); &quot; &quot;; &quot;&quot;); &quot;/&quot;; &quot;&quot;); &quot;-&quot;; &quot;&quot;)" table:style-name="ce21">
            <text:p>kEnableEmbossingVelocityModulation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speed</text:p>
          </table:table-cell>
          <table:table-cell office:value-type="string" table:style-name="ce21">
            <text:p>Embossing Velocity</text:p>
          </table:table-cell>
          <table:table-cell office:value-type="string" table:style-name="ce21">
            <text:p>speed</text:p>
          </table:table-cell>
          <table:table-cell office:value-type="string" table:style-name="ce21">
            <text:p>Velocity to use when embossing an object</text:p>
          </table:table-cell>
          <table:table-cell office:value-type="string" table:style-name="ce21">
            <text:p>{"AND": [{"enable_emboss": true}, {"esp_speed_enable": true}]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70]; &quot;::&quot;; [.H70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mbossingVelocity" table:formula="of:=SUBSTITUTE(SUBSTITUTE(SUBSTITUTE((COM.MICROSOFT.CONCAT(&quot;k&quot;; [.B70])); &quot; &quot;; &quot;&quot;); &quot;/&quot;; &quot;&quot;); &quot;-&quot;; &quot;&quot;)" table:style-name="ce21">
            <text:p>kEmbossingVelocity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printing_material</text:p>
          </table:table-cell>
          <table:table-cell office:value-type="string" table:style-name="ce24">
            <text:p>Printing Material</text:p>
          </table:table-cell>
          <table:table-cell office:value-type="string" table:style-name="ce24">
            <text:p>enumeration</text:p>
          </table:table-cell>
          <table:table-cell office:value-type="string" table:style-name="ce24">
            <text:p>Material type used to calculate approximate weight </text:p>
          </table:table-cell>
          <table:table-cell table:style-name="ce24"/>
          <table:table-cell office:value-type="string" table:style-name="ce24">
            <text:p>ABS20CF,ABS,PPS,PPS50CF,PPSU,PPSU25CF,PESU,PESU25CF,PLA,Concrete,Other</text:p>
          </table:table-cell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1]; &quot;::&quot;; [.H71])); &quot; &quot;; &quot;&quot;); &quot;/&quot;; &quot;&quot;); &quot;-&quot;; &quot;&quot;)" table:style-name="ce24">
            <text:p>Material::Density</text:p>
          </table:table-cell>
          <table:table-cell office:value-type="string" office:string-value="kPrintingMaterial" table:formula="of:=SUBSTITUTE(SUBSTITUTE(SUBSTITUTE((COM.MICROSOFT.CONCAT(&quot;k&quot;; [.B71])); &quot; &quot;; &quot;&quot;); &quot;/&quot;; &quot;&quot;); &quot;-&quot;; &quot;&quot;)" table:style-name="ce24">
            <text:p>kPrintingMaterial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other_density</text:p>
          </table:table-cell>
          <table:table-cell office:value-type="string" table:style-name="ce24">
            <text:p>Other Density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Density of material being used to print</text:p>
          </table:table-cell>
          <table:table-cell office:value-type="string" table:style-name="ce24">
            <text:p>{"printing_material":10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2]; &quot;::&quot;; [.H72])); &quot; &quot;; &quot;&quot;); &quot;/&quot;; &quot;&quot;); &quot;-&quot;; &quot;&quot;)" table:style-name="ce24">
            <text:p>Material::Density</text:p>
          </table:table-cell>
          <table:table-cell office:value-type="string" office:string-value="kOtherDensity" table:formula="of:=SUBSTITUTE(SUBSTITUTE(SUBSTITUTE((COM.MICROSOFT.CONCAT(&quot;k&quot;; [.B72])); &quot; &quot;; &quot;&quot;); &quot;/&quot;; &quot;&quot;); &quot;-&quot;; &quot;&quot;)" table:style-name="ce24">
            <text:p>kOtherDensity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</text:p>
          </table:table-cell>
          <table:table-cell office:value-type="string" table:style-name="ce26">
            <text:p>Enable Perimeter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perimeter path</text:p>
          </table:table-cell>
          <table:table-cell office:value-type="string" table:style-name="ce26">
            <text:p>{"perimeter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3]; &quot;::&quot;; [.H7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" table:formula="of:=SUBSTITUTE(SUBSTITUTE(SUBSTITUTE((COM.MICROSOFT.CONCAT(&quot;k&quot;; [.B73])); &quot; &quot;; &quot;&quot;); &quot;/&quot;; &quot;&quot;); &quot;-&quot;; &quot;&quot;)" table:style-name="ce26">
            <text:p>kEnablePerimeter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distance</text:p>
          </table:table-cell>
          <table:table-cell office:value-type="string" table:style-name="ce26">
            <text:p>Perimeter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4]; &quot;::&quot;; [.H74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Distance" table:formula="of:=SUBSTITUTE(SUBSTITUTE(SUBSTITUTE((COM.MICROSOFT.CONCAT(&quot;k&quot;; [.B74])); &quot; &quot;; &quot;&quot;); &quot;/&quot;; &quot;&quot;); &quot;-&quot;; &quot;&quot;)" table:style-name="ce26">
            <text:p>kPerimeter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speed</text:p>
          </table:table-cell>
          <table:table-cell office:value-type="string" table:style-name="ce26">
            <text:p>Perimeter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5]; &quot;::&quot;; [.H75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Speed" table:formula="of:=SUBSTITUTE(SUBSTITUTE(SUBSTITUTE((COM.MICROSOFT.CONCAT(&quot;k&quot;; [.B75])); &quot; &quot;; &quot;&quot;); &quot;/&quot;; &quot;&quot;); &quot;-&quot;; &quot;&quot;)" table:style-name="ce26">
            <text:p>kPerimeter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extruder_speed</text:p>
          </table:table-cell>
          <table:table-cell office:value-type="string" table:style-name="ce26">
            <text:p>Perimeter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perimeter start-up move</text:p>
          </table:table-cell>
          <table:table-cell office:value-type="string" table:style-name="ce26">
            <text:p>{"AND": [{"perimeter": true}, {"AND": [{"perimeter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6]; &quot;::&quot;; [.H76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ExtruderSpeed" table:formula="of:=SUBSTITUTE(SUBSTITUTE(SUBSTITUTE((COM.MICROSOFT.CONCAT(&quot;k&quot;; [.B76])); &quot; &quot;; &quot;&quot;); &quot;/&quot;; &quot;&quot;); &quot;-&quot;; &quot;&quot;)" table:style-name="ce26">
            <text:p>kPerimeter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ramp-up</text:p>
          </table:table-cell>
          <table:table-cell office:value-type="string" table:style-name="ce26">
            <text:p>Enable Perimeter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Perimeter Start-Up Extruder Speed to the Perimeter Speed using short segments of increasing RPM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7]; &quot;::&quot;; [.H7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RampUp" table:formula="of:=SUBSTITUTE(SUBSTITUTE(SUBSTITUTE((COM.MICROSOFT.CONCAT(&quot;k&quot;; [.B77])); &quot; &quot;; &quot;&quot;); &quot;/&quot;; &quot;&quot;); &quot;-&quot;; &quot;&quot;)" table:style-name="ce26">
            <text:p>kEnablePerimeter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steps</text:p>
          </table:table-cell>
          <table:table-cell office:value-type="string" table:style-name="ce26">
            <text:p>Perimeter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perimeter start-up paths</text:p>
          </table:table-cell>
          <table:table-cell office:value-type="string" table:style-name="ce26">
            <text:p>{"AND": [{"perimeter": true}, {"AND": [{"perimeter_start-up_ramp-up": true}, {"perimeter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8]; &quot;::&quot;; [.H78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RampUpSteps" table:formula="of:=SUBSTITUTE(SUBSTITUTE(SUBSTITUTE((COM.MICROSOFT.CONCAT(&quot;k&quot;; [.B78])); &quot; &quot;; &quot;&quot;); &quot;/&quot;; &quot;&quot;); &quot;-&quot;; &quot;&quot;)" table:style-name="ce26">
            <text:p>kPerimeter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</text:p>
          </table:table-cell>
          <table:table-cell office:value-type="string" table:style-name="ce26">
            <text:p>Enable Inset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set path</text:p>
          </table:table-cell>
          <table:table-cell office:value-type="string" table:style-name="ce26">
            <text:p>{"inset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9]; &quot;::&quot;; [.H7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" table:formula="of:=SUBSTITUTE(SUBSTITUTE(SUBSTITUTE((COM.MICROSOFT.CONCAT(&quot;k&quot;; [.B79])); &quot; &quot;; &quot;&quot;); &quot;/&quot;; &quot;&quot;); &quot;-&quot;; &quot;&quot;)" table:style-name="ce26">
            <text:p>kEnableInset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distance</text:p>
          </table:table-cell>
          <table:table-cell office:value-type="string" table:style-name="ce26">
            <text:p>Inset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0]; &quot;::&quot;; [.H80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Distance" table:formula="of:=SUBSTITUTE(SUBSTITUTE(SUBSTITUTE((COM.MICROSOFT.CONCAT(&quot;k&quot;; [.B80])); &quot; &quot;; &quot;&quot;); &quot;/&quot;; &quot;&quot;); &quot;-&quot;; &quot;&quot;)" table:style-name="ce26">
            <text:p>kInset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speed</text:p>
          </table:table-cell>
          <table:table-cell office:value-type="string" table:style-name="ce26">
            <text:p>Inset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1]; &quot;::&quot;; [.H81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Speed" table:formula="of:=SUBSTITUTE(SUBSTITUTE(SUBSTITUTE((COM.MICROSOFT.CONCAT(&quot;k&quot;; [.B81])); &quot; &quot;; &quot;&quot;); &quot;/&quot;; &quot;&quot;); &quot;-&quot;; &quot;&quot;)" table:style-name="ce26">
            <text:p>kInset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extruder_speed</text:p>
          </table:table-cell>
          <table:table-cell office:value-type="string" table:style-name="ce26">
            <text:p>Inset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set start-up move</text:p>
          </table:table-cell>
          <table:table-cell office:value-type="string" table:style-name="ce26">
            <text:p>{"AND": [{"inset": true}, {"AND": [{"inset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2]; &quot;::&quot;; [.H82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ExtruderSpeed" table:formula="of:=SUBSTITUTE(SUBSTITUTE(SUBSTITUTE((COM.MICROSOFT.CONCAT(&quot;k&quot;; [.B82])); &quot; &quot;; &quot;&quot;); &quot;/&quot;; &quot;&quot;); &quot;-&quot;; &quot;&quot;)" table:style-name="ce26">
            <text:p>kInset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ramp-up</text:p>
          </table:table-cell>
          <table:table-cell office:value-type="string" table:style-name="ce26">
            <text:p>Enable Inset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set Start-Up Extruder Speed to the Inset Speed using short segments of increasing RPM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3]; &quot;::&quot;; [.H8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RampUp" table:formula="of:=SUBSTITUTE(SUBSTITUTE(SUBSTITUTE((COM.MICROSOFT.CONCAT(&quot;k&quot;; [.B83])); &quot; &quot;; &quot;&quot;); &quot;/&quot;; &quot;&quot;); &quot;-&quot;; &quot;&quot;)" table:style-name="ce26">
            <text:p>kEnableInset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steps</text:p>
          </table:table-cell>
          <table:table-cell office:value-type="string" table:style-name="ce26">
            <text:p>Inset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set start-up paths</text:p>
          </table:table-cell>
          <table:table-cell office:value-type="string" table:style-name="ce26">
            <text:p>{"AND": [{"inset": true}, {"AND": [{"inset_start-up_ramp-up": true}, {"inset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4]; &quot;::&quot;; [.H84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RampUpSteps" table:formula="of:=SUBSTITUTE(SUBSTITUTE(SUBSTITUTE((COM.MICROSOFT.CONCAT(&quot;k&quot;; [.B84])); &quot; &quot;; &quot;&quot;); &quot;/&quot;; &quot;&quot;); &quot;-&quot;; &quot;&quot;)" table:style-name="ce26">
            <text:p>kInset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</text:p>
          </table:table-cell>
          <table:table-cell office:value-type="string" table:style-name="ce26">
            <text:p>Enable Ski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in path</text:p>
          </table:table-cell>
          <table:table-cell office:value-type="string" table:style-name="ce26">
            <text:p>{"ski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5]; &quot;::&quot;; [.H8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" table:formula="of:=SUBSTITUTE(SUBSTITUTE(SUBSTITUTE((COM.MICROSOFT.CONCAT(&quot;k&quot;; [.B85])); &quot; &quot;; &quot;&quot;); &quot;/&quot;; &quot;&quot;); &quot;-&quot;; &quot;&quot;)" table:style-name="ce26">
            <text:p>kEnableSki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distance</text:p>
          </table:table-cell>
          <table:table-cell office:value-type="string" table:style-name="ce26">
            <text:p>Ski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6]; &quot;::&quot;; [.H86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Distance" table:formula="of:=SUBSTITUTE(SUBSTITUTE(SUBSTITUTE((COM.MICROSOFT.CONCAT(&quot;k&quot;; [.B86])); &quot; &quot;; &quot;&quot;); &quot;/&quot;; &quot;&quot;); &quot;-&quot;; &quot;&quot;)" table:style-name="ce26">
            <text:p>kSki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speed</text:p>
          </table:table-cell>
          <table:table-cell office:value-type="string" table:style-name="ce26">
            <text:p>Ski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7]; &quot;::&quot;; [.H87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Speed" table:formula="of:=SUBSTITUTE(SUBSTITUTE(SUBSTITUTE((COM.MICROSOFT.CONCAT(&quot;k&quot;; [.B87])); &quot; &quot;; &quot;&quot;); &quot;/&quot;; &quot;&quot;); &quot;-&quot;; &quot;&quot;)" table:style-name="ce26">
            <text:p>kSki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extruder_speed</text:p>
          </table:table-cell>
          <table:table-cell office:value-type="string" table:style-name="ce26">
            <text:p>Ski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in start-up move</text:p>
          </table:table-cell>
          <table:table-cell office:value-type="string" table:style-name="ce26">
            <text:p>{"AND": [{"skin": true}, {"AND": [{"ski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8]; &quot;::&quot;; [.H88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ExtruderSpeed" table:formula="of:=SUBSTITUTE(SUBSTITUTE(SUBSTITUTE((COM.MICROSOFT.CONCAT(&quot;k&quot;; [.B88])); &quot; &quot;; &quot;&quot;); &quot;/&quot;; &quot;&quot;); &quot;-&quot;; &quot;&quot;)" table:style-name="ce26">
            <text:p>kSki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ramp-up</text:p>
          </table:table-cell>
          <table:table-cell office:value-type="string" table:style-name="ce26">
            <text:p>Enable Ski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in Start-Up Extruder Speed to the Skin Speed using short segments of increasing RPM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9]; &quot;::&quot;; [.H8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RampUp" table:formula="of:=SUBSTITUTE(SUBSTITUTE(SUBSTITUTE((COM.MICROSOFT.CONCAT(&quot;k&quot;; [.B89])); &quot; &quot;; &quot;&quot;); &quot;/&quot;; &quot;&quot;); &quot;-&quot;; &quot;&quot;)" table:style-name="ce26">
            <text:p>kEnableSki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steps</text:p>
          </table:table-cell>
          <table:table-cell office:value-type="string" table:style-name="ce26">
            <text:p>Ski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in start-up paths</text:p>
          </table:table-cell>
          <table:table-cell office:value-type="string" table:style-name="ce26">
            <text:p>{"AND": [{"skin": true}, {"AND": [{"skin_start-up_ramp-up": true}, {"ski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0]; &quot;::&quot;; [.H90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RampUpSteps" table:formula="of:=SUBSTITUTE(SUBSTITUTE(SUBSTITUTE((COM.MICROSOFT.CONCAT(&quot;k&quot;; [.B90])); &quot; &quot;; &quot;&quot;); &quot;/&quot;; &quot;&quot;); &quot;-&quot;; &quot;&quot;)" table:style-name="ce26">
            <text:p>kSki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</text:p>
          </table:table-cell>
          <table:table-cell office:value-type="string" table:style-name="ce26">
            <text:p>Enable Infill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fill path</text:p>
          </table:table-cell>
          <table:table-cell office:value-type="string" table:style-name="ce26">
            <text:p>{"infill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1]; &quot;::&quot;; [.H9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" table:formula="of:=SUBSTITUTE(SUBSTITUTE(SUBSTITUTE((COM.MICROSOFT.CONCAT(&quot;k&quot;; [.B91])); &quot; &quot;; &quot;&quot;); &quot;/&quot;; &quot;&quot;); &quot;-&quot;; &quot;&quot;)" table:style-name="ce26">
            <text:p>kEnableInfill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distance</text:p>
          </table:table-cell>
          <table:table-cell office:value-type="string" table:style-name="ce26">
            <text:p>Infill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2]; &quot;::&quot;; [.H92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Distance" table:formula="of:=SUBSTITUTE(SUBSTITUTE(SUBSTITUTE((COM.MICROSOFT.CONCAT(&quot;k&quot;; [.B92])); &quot; &quot;; &quot;&quot;); &quot;/&quot;; &quot;&quot;); &quot;-&quot;; &quot;&quot;)" table:style-name="ce26">
            <text:p>kInfill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speed</text:p>
          </table:table-cell>
          <table:table-cell office:value-type="string" table:style-name="ce26">
            <text:p>Infill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3]; &quot;::&quot;; [.H93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Speed" table:formula="of:=SUBSTITUTE(SUBSTITUTE(SUBSTITUTE((COM.MICROSOFT.CONCAT(&quot;k&quot;; [.B93])); &quot; &quot;; &quot;&quot;); &quot;/&quot;; &quot;&quot;); &quot;-&quot;; &quot;&quot;)" table:style-name="ce26">
            <text:p>kInfill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extruder_speed</text:p>
          </table:table-cell>
          <table:table-cell office:value-type="string" table:style-name="ce26">
            <text:p>Infill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fill start-up move</text:p>
          </table:table-cell>
          <table:table-cell office:value-type="string" table:style-name="ce26">
            <text:p>{"AND": [{"infill": true}, {"AND": [{"infill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4]; &quot;::&quot;; [.H94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ExtruderSpeed" table:formula="of:=SUBSTITUTE(SUBSTITUTE(SUBSTITUTE((COM.MICROSOFT.CONCAT(&quot;k&quot;; [.B94])); &quot; &quot;; &quot;&quot;); &quot;/&quot;; &quot;&quot;); &quot;-&quot;; &quot;&quot;)" table:style-name="ce26">
            <text:p>kInfill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ramp-up</text:p>
          </table:table-cell>
          <table:table-cell office:value-type="string" table:style-name="ce26">
            <text:p>Enable Infill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fill Start-Up Extruder Speed to the Infill Speed using short segments of increasing RPM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5]; &quot;::&quot;; [.H9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RampUp" table:formula="of:=SUBSTITUTE(SUBSTITUTE(SUBSTITUTE((COM.MICROSOFT.CONCAT(&quot;k&quot;; [.B95])); &quot; &quot;; &quot;&quot;); &quot;/&quot;; &quot;&quot;); &quot;-&quot;; &quot;&quot;)" table:style-name="ce26">
            <text:p>kEnableInfill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steps</text:p>
          </table:table-cell>
          <table:table-cell office:value-type="string" table:style-name="ce26">
            <text:p>Infill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fill start-up paths</text:p>
          </table:table-cell>
          <table:table-cell office:value-type="string" table:style-name="ce26">
            <text:p>{"AND": [{"infill": true}, {"AND": [{"infill_start-up_ramp-up": true}, {"infill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6]; &quot;::&quot;; [.H96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RampUpSteps" table:formula="of:=SUBSTITUTE(SUBSTITUTE(SUBSTITUTE((COM.MICROSOFT.CONCAT(&quot;k&quot;; [.B96])); &quot; &quot;; &quot;&quot;); &quot;/&quot;; &quot;&quot;); &quot;-&quot;; &quot;&quot;)" table:style-name="ce26">
            <text:p>kInfill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</text:p>
          </table:table-cell>
          <table:table-cell office:value-type="string" table:style-name="ce26">
            <text:p>Enable Skeleto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eleton path</text:p>
          </table:table-cell>
          <table:table-cell office:value-type="string" table:style-name="ce26">
            <text:p>{"skeleto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7]; &quot;::&quot;; [.H9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" table:formula="of:=SUBSTITUTE(SUBSTITUTE(SUBSTITUTE((COM.MICROSOFT.CONCAT(&quot;k&quot;; [.B97])); &quot; &quot;; &quot;&quot;); &quot;/&quot;; &quot;&quot;); &quot;-&quot;; &quot;&quot;)" table:style-name="ce26">
            <text:p>kEnableSkeleto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distance</text:p>
          </table:table-cell>
          <table:table-cell office:value-type="string" table:style-name="ce26">
            <text:p>Skeleto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8]; &quot;::&quot;; [.H98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Distance" table:formula="of:=SUBSTITUTE(SUBSTITUTE(SUBSTITUTE((COM.MICROSOFT.CONCAT(&quot;k&quot;; [.B98])); &quot; &quot;; &quot;&quot;); &quot;/&quot;; &quot;&quot;); &quot;-&quot;; &quot;&quot;)" table:style-name="ce26">
            <text:p>kSkeleto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speed</text:p>
          </table:table-cell>
          <table:table-cell office:value-type="string" table:style-name="ce26">
            <text:p>Skeleto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9]; &quot;::&quot;; [.H99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Speed" table:formula="of:=SUBSTITUTE(SUBSTITUTE(SUBSTITUTE((COM.MICROSOFT.CONCAT(&quot;k&quot;; [.B99])); &quot; &quot;; &quot;&quot;); &quot;/&quot;; &quot;&quot;); &quot;-&quot;; &quot;&quot;)" table:style-name="ce26">
            <text:p>kSkeleto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extruder_speed</text:p>
          </table:table-cell>
          <table:table-cell office:value-type="string" table:style-name="ce26">
            <text:p>Skeleto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eleton start-up move</text:p>
          </table:table-cell>
          <table:table-cell office:value-type="string" table:style-name="ce26">
            <text:p>{"AND": [{"skeleton": true}, {"AND": [{"skeleto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0]; &quot;::&quot;; [.H100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ExtruderSpeed" table:formula="of:=SUBSTITUTE(SUBSTITUTE(SUBSTITUTE((COM.MICROSOFT.CONCAT(&quot;k&quot;; [.B100])); &quot; &quot;; &quot;&quot;); &quot;/&quot;; &quot;&quot;); &quot;-&quot;; &quot;&quot;)" table:style-name="ce26">
            <text:p>kSkeleto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ramp-up</text:p>
          </table:table-cell>
          <table:table-cell office:value-type="string" table:style-name="ce26">
            <text:p>Enable Skeleto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eleton Start-Up Extruder Speed to the Skeleton Speed using short segments of increasing RPM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1]; &quot;::&quot;; [.H10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RampUp" table:formula="of:=SUBSTITUTE(SUBSTITUTE(SUBSTITUTE((COM.MICROSOFT.CONCAT(&quot;k&quot;; [.B101])); &quot; &quot;; &quot;&quot;); &quot;/&quot;; &quot;&quot;); &quot;-&quot;; &quot;&quot;)" table:style-name="ce26">
            <text:p>kEnableSkeleto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steps</text:p>
          </table:table-cell>
          <table:table-cell office:value-type="string" table:style-name="ce26">
            <text:p>Skeleto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eleton start-up paths</text:p>
          </table:table-cell>
          <table:table-cell office:value-type="string" table:style-name="ce26">
            <text:p>{"AND": [{"skeleton": true}, {"AND": [{"skeleton_start-up_ramp-up": true}, {"skeleto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2]; &quot;::&quot;; [.H102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RampUpSteps" table:formula="of:=SUBSTITUTE(SUBSTITUTE(SUBSTITUTE((COM.MICROSOFT.CONCAT(&quot;k&quot;; [.B102])); &quot; &quot;; &quot;&quot;); &quot;/&quot;; &quot;&quot;); &quot;-&quot;; &quot;&quot;)" table:style-name="ce26">
            <text:p>kSkeleto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tart-up_area_modifier</text:p>
          </table:table-cell>
          <table:table-cell office:value-type="string" table:style-name="ce26">
            <text:p>Start-Up Bead Area Modifier</text:p>
          </table:table-cell>
          <table:table-cell office:value-type="string" table:style-name="ce26">
            <text:p>percentage</text:p>
          </table:table-cell>
          <table:table-cell office:value-type="string" table:style-name="ce26">
            <text:p>Percent multiplier for bead area of start-up paths</text:p>
          </table:table-cell>
          <table:table-cell office:value-type="string" table:style-name="ce26">
            <text:p>{"AND": [{"enable_width_height": true}, {"OR": [{"perimeter_start-up": true}, {"OR": [{"inset_start-up": true}, {"OR": [{"skin_start-up": true}, {"OR": [{"infill_start-up": true}, {"skeleton_start-up": true}]}]}]}]}]}</text:p>
          </table:table-cell>
          <table:table-cell table:style-name="ce26"/>
          <table:table-cell office:value-type="float" office:value="100" table:style-name="ce28">
            <text:p>10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3]; &quot;::&quot;; [.H103])); &quot; &quot;; &quot;&quot;); &quot;/&quot;; &quot;&quot;); &quot;-&quot;; &quot;&quot;)" table:style-name="ce26">
            <text:p>Material::StartUp</text:p>
          </table:table-cell>
          <table:table-cell office:value-type="string" office:string-value="kStartUpBeadAreaModifier" table:formula="of:=SUBSTITUTE(SUBSTITUTE(SUBSTITUTE((COM.MICROSOFT.CONCAT(&quot;k&quot;; [.B103])); &quot; &quot;; &quot;&quot;); &quot;/&quot;; &quot;&quot;); &quot;-&quot;; &quot;&quot;)" table:style-name="ce26">
            <text:p>kStartUpBeadAreaModifier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</text:p>
          </table:table-cell>
          <table:table-cell office:value-type="string" table:style-name="ce11">
            <text:p>Enable Perimeter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perimeter path</text:p>
          </table:table-cell>
          <table:table-cell office:value-type="string" table:style-name="ce11">
            <text:p>{"perimeter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4]; &quot;::&quot;; [.H104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PerimeterSlowDown" table:formula="of:=SUBSTITUTE(SUBSTITUTE(SUBSTITUTE((COM.MICROSOFT.CONCAT(&quot;k&quot;; [.B104])); &quot; &quot;; &quot;&quot;); &quot;/&quot;; &quot;&quot;); &quot;-&quot;; &quot;&quot;)" table:style-name="ce11">
            <text:p>kEnablePerimeter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distance</text:p>
          </table:table-cell>
          <table:table-cell office:value-type="string" table:style-name="ce11">
            <text:p>Perimeter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5]; &quot;::&quot;; [.H105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Distance" table:formula="of:=SUBSTITUTE(SUBSTITUTE(SUBSTITUTE((COM.MICROSOFT.CONCAT(&quot;k&quot;; [.B105])); &quot; &quot;; &quot;&quot;); &quot;/&quot;; &quot;&quot;); &quot;-&quot;; &quot;&quot;)" table:style-name="ce11">
            <text:p>kPerimeter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lift_distance</text:p>
          </table:table-cell>
          <table:table-cell office:value-type="string" table:style-name="ce11">
            <text:p>Perimeter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6]; &quot;::&quot;; [.H106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LiftDistance" table:formula="of:=SUBSTITUTE(SUBSTITUTE(SUBSTITUTE((COM.MICROSOFT.CONCAT(&quot;k&quot;; [.B106])); &quot; &quot;; &quot;&quot;); &quot;/&quot;; &quot;&quot;); &quot;-&quot;; &quot;&quot;)" table:style-name="ce11">
            <text:p>kPerimeter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speed</text:p>
          </table:table-cell>
          <table:table-cell office:value-type="string" table:style-name="ce11">
            <text:p>Perimeter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7]; &quot;::&quot;; [.H107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Speed" table:formula="of:=SUBSTITUTE(SUBSTITUTE(SUBSTITUTE((COM.MICROSOFT.CONCAT(&quot;k&quot;; [.B107])); &quot; &quot;; &quot;&quot;); &quot;/&quot;; &quot;&quot;); &quot;-&quot;; &quot;&quot;)" table:style-name="ce11">
            <text:p>kPerimeter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extruder_speed</text:p>
          </table:table-cell>
          <table:table-cell office:value-type="string" table:style-name="ce11">
            <text:p>Perimeter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perimeter slow down move</text:p>
          </table:table-cell>
          <table:table-cell office:value-type="string" table:style-name="ce11">
            <text:p>{"AND": [{"perimeter": true}, {"AND": [{"perimeter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8]; &quot;::&quot;; [.H108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Speed" table:formula="of:=SUBSTITUTE(SUBSTITUTE(SUBSTITUTE((COM.MICROSOFT.CONCAT(&quot;k&quot;; [.B108])); &quot; &quot;; &quot;&quot;); &quot;/&quot;; &quot;&quot;); &quot;-&quot;; &quot;&quot;)" table:style-name="ce11">
            <text:p>kPerimeter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extruder_off_distance</text:p>
          </table:table-cell>
          <table:table-cell office:value-type="string" table:style-name="ce11">
            <text:p>Perimeter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perimeter slow down move to turn the extruder off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9]; &quot;::&quot;; [.H109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CutoffDistance" table:formula="of:=SUBSTITUTE(SUBSTITUTE(SUBSTITUTE((COM.MICROSOFT.CONCAT(&quot;k&quot;; [.B109])); &quot; &quot;; &quot;&quot;); &quot;/&quot;; &quot;&quot;); &quot;-&quot;; &quot;&quot;)" table:style-name="ce11">
            <text:p>kPerimeter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</text:p>
          </table:table-cell>
          <table:table-cell office:value-type="string" table:style-name="ce11">
            <text:p>Enable Inset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set path</text:p>
          </table:table-cell>
          <table:table-cell office:value-type="string" table:style-name="ce11">
            <text:p>{"inset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0]; &quot;::&quot;; [.H110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setSlowDown" table:formula="of:=SUBSTITUTE(SUBSTITUTE(SUBSTITUTE((COM.MICROSOFT.CONCAT(&quot;k&quot;; [.B110])); &quot; &quot;; &quot;&quot;); &quot;/&quot;; &quot;&quot;); &quot;-&quot;; &quot;&quot;)" table:style-name="ce11">
            <text:p>kEnableInset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distance</text:p>
          </table:table-cell>
          <table:table-cell office:value-type="string" table:style-name="ce11">
            <text:p>Inset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1]; &quot;::&quot;; [.H111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Distance" table:formula="of:=SUBSTITUTE(SUBSTITUTE(SUBSTITUTE((COM.MICROSOFT.CONCAT(&quot;k&quot;; [.B111])); &quot; &quot;; &quot;&quot;); &quot;/&quot;; &quot;&quot;); &quot;-&quot;; &quot;&quot;)" table:style-name="ce11">
            <text:p>kInset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lift_distance</text:p>
          </table:table-cell>
          <table:table-cell office:value-type="string" table:style-name="ce11">
            <text:p>Inset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2]; &quot;::&quot;; [.H112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LiftDistance" table:formula="of:=SUBSTITUTE(SUBSTITUTE(SUBSTITUTE((COM.MICROSOFT.CONCAT(&quot;k&quot;; [.B112])); &quot; &quot;; &quot;&quot;); &quot;/&quot;; &quot;&quot;); &quot;-&quot;; &quot;&quot;)" table:style-name="ce11">
            <text:p>kInset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speed</text:p>
          </table:table-cell>
          <table:table-cell office:value-type="string" table:style-name="ce11">
            <text:p>Inset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3]; &quot;::&quot;; [.H113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Speed" table:formula="of:=SUBSTITUTE(SUBSTITUTE(SUBSTITUTE((COM.MICROSOFT.CONCAT(&quot;k&quot;; [.B113])); &quot; &quot;; &quot;&quot;); &quot;/&quot;; &quot;&quot;); &quot;-&quot;; &quot;&quot;)" table:style-name="ce11">
            <text:p>kInset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extruder_speed</text:p>
          </table:table-cell>
          <table:table-cell office:value-type="string" table:style-name="ce11">
            <text:p>Inset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set slow down move</text:p>
          </table:table-cell>
          <table:table-cell office:value-type="string" table:style-name="ce11">
            <text:p>{"AND": [{"inset": true}, {"AND": [{"inset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4]; &quot;::&quot;; [.H114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Speed" table:formula="of:=SUBSTITUTE(SUBSTITUTE(SUBSTITUTE((COM.MICROSOFT.CONCAT(&quot;k&quot;; [.B114])); &quot; &quot;; &quot;&quot;); &quot;/&quot;; &quot;&quot;); &quot;-&quot;; &quot;&quot;)" table:style-name="ce11">
            <text:p>kInset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extruder_off_distance</text:p>
          </table:table-cell>
          <table:table-cell office:value-type="string" table:style-name="ce11">
            <text:p>Inset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set slow down move to turn the extruder off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5]; &quot;::&quot;; [.H115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CutoffDistance" table:formula="of:=SUBSTITUTE(SUBSTITUTE(SUBSTITUTE((COM.MICROSOFT.CONCAT(&quot;k&quot;; [.B115])); &quot; &quot;; &quot;&quot;); &quot;/&quot;; &quot;&quot;); &quot;-&quot;; &quot;&quot;)" table:style-name="ce11">
            <text:p>kInset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</text:p>
          </table:table-cell>
          <table:table-cell office:value-type="string" table:style-name="ce11">
            <text:p>Enable Ski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in path</text:p>
          </table:table-cell>
          <table:table-cell office:value-type="string" table:style-name="ce11">
            <text:p>{"ski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6]; &quot;::&quot;; [.H116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inSlowDown" table:formula="of:=SUBSTITUTE(SUBSTITUTE(SUBSTITUTE((COM.MICROSOFT.CONCAT(&quot;k&quot;; [.B116])); &quot; &quot;; &quot;&quot;); &quot;/&quot;; &quot;&quot;); &quot;-&quot;; &quot;&quot;)" table:style-name="ce11">
            <text:p>kEnableSki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distance</text:p>
          </table:table-cell>
          <table:table-cell office:value-type="string" table:style-name="ce11">
            <text:p>Ski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7]; &quot;::&quot;; [.H117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Distance" table:formula="of:=SUBSTITUTE(SUBSTITUTE(SUBSTITUTE((COM.MICROSOFT.CONCAT(&quot;k&quot;; [.B117])); &quot; &quot;; &quot;&quot;); &quot;/&quot;; &quot;&quot;); &quot;-&quot;; &quot;&quot;)" table:style-name="ce11">
            <text:p>kSki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lift_distance</text:p>
          </table:table-cell>
          <table:table-cell office:value-type="string" table:style-name="ce11">
            <text:p>Ski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8]; &quot;::&quot;; [.H118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LiftDistance" table:formula="of:=SUBSTITUTE(SUBSTITUTE(SUBSTITUTE((COM.MICROSOFT.CONCAT(&quot;k&quot;; [.B118])); &quot; &quot;; &quot;&quot;); &quot;/&quot;; &quot;&quot;); &quot;-&quot;; &quot;&quot;)" table:style-name="ce11">
            <text:p>kSki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speed</text:p>
          </table:table-cell>
          <table:table-cell office:value-type="string" table:style-name="ce11">
            <text:p>Ski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9]; &quot;::&quot;; [.H119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Speed" table:formula="of:=SUBSTITUTE(SUBSTITUTE(SUBSTITUTE((COM.MICROSOFT.CONCAT(&quot;k&quot;; [.B119])); &quot; &quot;; &quot;&quot;); &quot;/&quot;; &quot;&quot;); &quot;-&quot;; &quot;&quot;)" table:style-name="ce11">
            <text:p>kSki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extruder_speed</text:p>
          </table:table-cell>
          <table:table-cell office:value-type="string" table:style-name="ce11">
            <text:p>Ski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in slow down move</text:p>
          </table:table-cell>
          <table:table-cell office:value-type="string" table:style-name="ce11">
            <text:p>{"AND": [{"skin": true}, {"AND": [{"ski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0]; &quot;::&quot;; [.H120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Speed" table:formula="of:=SUBSTITUTE(SUBSTITUTE(SUBSTITUTE((COM.MICROSOFT.CONCAT(&quot;k&quot;; [.B120])); &quot; &quot;; &quot;&quot;); &quot;/&quot;; &quot;&quot;); &quot;-&quot;; &quot;&quot;)" table:style-name="ce11">
            <text:p>kSki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extruder_off_distance</text:p>
          </table:table-cell>
          <table:table-cell office:value-type="string" table:style-name="ce11">
            <text:p>Ski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in slow down move to turn the extruder off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1]; &quot;::&quot;; [.H121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CutoffDistance" table:formula="of:=SUBSTITUTE(SUBSTITUTE(SUBSTITUTE((COM.MICROSOFT.CONCAT(&quot;k&quot;; [.B121])); &quot; &quot;; &quot;&quot;); &quot;/&quot;; &quot;&quot;); &quot;-&quot;; &quot;&quot;)" table:style-name="ce11">
            <text:p>kSki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</text:p>
          </table:table-cell>
          <table:table-cell office:value-type="string" table:style-name="ce11">
            <text:p>Enable Infill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fill path</text:p>
          </table:table-cell>
          <table:table-cell office:value-type="string" table:style-name="ce11">
            <text:p>{"infill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2]; &quot;::&quot;; [.H122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fillSlowDown" table:formula="of:=SUBSTITUTE(SUBSTITUTE(SUBSTITUTE((COM.MICROSOFT.CONCAT(&quot;k&quot;; [.B122])); &quot; &quot;; &quot;&quot;); &quot;/&quot;; &quot;&quot;); &quot;-&quot;; &quot;&quot;)" table:style-name="ce11">
            <text:p>kEnableInfill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distance</text:p>
          </table:table-cell>
          <table:table-cell office:value-type="string" table:style-name="ce11">
            <text:p>Infill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3]; &quot;::&quot;; [.H123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Distance" table:formula="of:=SUBSTITUTE(SUBSTITUTE(SUBSTITUTE((COM.MICROSOFT.CONCAT(&quot;k&quot;; [.B123])); &quot; &quot;; &quot;&quot;); &quot;/&quot;; &quot;&quot;); &quot;-&quot;; &quot;&quot;)" table:style-name="ce11">
            <text:p>kInfill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lift_distance</text:p>
          </table:table-cell>
          <table:table-cell office:value-type="string" table:style-name="ce11">
            <text:p>Infill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4]; &quot;::&quot;; [.H124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LiftDistance" table:formula="of:=SUBSTITUTE(SUBSTITUTE(SUBSTITUTE((COM.MICROSOFT.CONCAT(&quot;k&quot;; [.B124])); &quot; &quot;; &quot;&quot;); &quot;/&quot;; &quot;&quot;); &quot;-&quot;; &quot;&quot;)" table:style-name="ce11">
            <text:p>kInfill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speed</text:p>
          </table:table-cell>
          <table:table-cell office:value-type="string" table:style-name="ce11">
            <text:p>Infill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5]; &quot;::&quot;; [.H125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Speed" table:formula="of:=SUBSTITUTE(SUBSTITUTE(SUBSTITUTE((COM.MICROSOFT.CONCAT(&quot;k&quot;; [.B125])); &quot; &quot;; &quot;&quot;); &quot;/&quot;; &quot;&quot;); &quot;-&quot;; &quot;&quot;)" table:style-name="ce11">
            <text:p>kInfill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extruder_speed</text:p>
          </table:table-cell>
          <table:table-cell office:value-type="string" table:style-name="ce11">
            <text:p>Infill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fill slow down move</text:p>
          </table:table-cell>
          <table:table-cell office:value-type="string" table:style-name="ce11">
            <text:p>{"AND": [{"infill": true}, {"AND": [{"infill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6]; &quot;::&quot;; [.H126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Speed" table:formula="of:=SUBSTITUTE(SUBSTITUTE(SUBSTITUTE((COM.MICROSOFT.CONCAT(&quot;k&quot;; [.B126])); &quot; &quot;; &quot;&quot;); &quot;/&quot;; &quot;&quot;); &quot;-&quot;; &quot;&quot;)" table:style-name="ce11">
            <text:p>kInfill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extruder_off_distance</text:p>
          </table:table-cell>
          <table:table-cell office:value-type="string" table:style-name="ce11">
            <text:p>Infill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fill slow down move to turn the extruder off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7]; &quot;::&quot;; [.H127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CutoffDistance" table:formula="of:=SUBSTITUTE(SUBSTITUTE(SUBSTITUTE((COM.MICROSOFT.CONCAT(&quot;k&quot;; [.B127])); &quot; &quot;; &quot;&quot;); &quot;/&quot;; &quot;&quot;); &quot;-&quot;; &quot;&quot;)" table:style-name="ce11">
            <text:p>kInfill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</text:p>
          </table:table-cell>
          <table:table-cell office:value-type="string" table:style-name="ce11">
            <text:p>Enable Skeleto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eleton path</text:p>
          </table:table-cell>
          <table:table-cell office:value-type="string" table:style-name="ce11">
            <text:p>{"skeleto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8]; &quot;::&quot;; [.H128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eletonSlowDown" table:formula="of:=SUBSTITUTE(SUBSTITUTE(SUBSTITUTE((COM.MICROSOFT.CONCAT(&quot;k&quot;; [.B128])); &quot; &quot;; &quot;&quot;); &quot;/&quot;; &quot;&quot;); &quot;-&quot;; &quot;&quot;)" table:style-name="ce11">
            <text:p>kEnableSkeleto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distance</text:p>
          </table:table-cell>
          <table:table-cell office:value-type="string" table:style-name="ce11">
            <text:p>Skeleto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9]; &quot;::&quot;; [.H129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Distance" table:formula="of:=SUBSTITUTE(SUBSTITUTE(SUBSTITUTE((COM.MICROSOFT.CONCAT(&quot;k&quot;; [.B129])); &quot; &quot;; &quot;&quot;); &quot;/&quot;; &quot;&quot;); &quot;-&quot;; &quot;&quot;)" table:style-name="ce11">
            <text:p>kSkeleto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lift_distance</text:p>
          </table:table-cell>
          <table:table-cell office:value-type="string" table:style-name="ce11">
            <text:p>Skeleto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0]; &quot;::&quot;; [.H130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LiftDistance" table:formula="of:=SUBSTITUTE(SUBSTITUTE(SUBSTITUTE((COM.MICROSOFT.CONCAT(&quot;k&quot;; [.B130])); &quot; &quot;; &quot;&quot;); &quot;/&quot;; &quot;&quot;); &quot;-&quot;; &quot;&quot;)" table:style-name="ce11">
            <text:p>kSkeleto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speed</text:p>
          </table:table-cell>
          <table:table-cell office:value-type="string" table:style-name="ce11">
            <text:p>Skeleto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1]; &quot;::&quot;; [.H131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Speed" table:formula="of:=SUBSTITUTE(SUBSTITUTE(SUBSTITUTE((COM.MICROSOFT.CONCAT(&quot;k&quot;; [.B131])); &quot; &quot;; &quot;&quot;); &quot;/&quot;; &quot;&quot;); &quot;-&quot;; &quot;&quot;)" table:style-name="ce11">
            <text:p>kSkeleto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extruder_speed</text:p>
          </table:table-cell>
          <table:table-cell office:value-type="string" table:style-name="ce11">
            <text:p>Skeleto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eleton slow down move</text:p>
          </table:table-cell>
          <table:table-cell office:value-type="string" table:style-name="ce11">
            <text:p>{"AND": [{"skeleton": true}, {"AND": [{"skeleto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2]; &quot;::&quot;; [.H132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Speed" table:formula="of:=SUBSTITUTE(SUBSTITUTE(SUBSTITUTE((COM.MICROSOFT.CONCAT(&quot;k&quot;; [.B132])); &quot; &quot;; &quot;&quot;); &quot;/&quot;; &quot;&quot;); &quot;-&quot;; &quot;&quot;)" table:style-name="ce11">
            <text:p>kSkeleto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extruder_off_distance</text:p>
          </table:table-cell>
          <table:table-cell office:value-type="string" table:style-name="ce11">
            <text:p>Skeleto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eleton slow down move to turn the extruder off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3]; &quot;::&quot;; [.H133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CutoffDistance" table:formula="of:=SUBSTITUTE(SUBSTITUTE(SUBSTITUTE((COM.MICROSOFT.CONCAT(&quot;k&quot;; [.B133])); &quot; &quot;; &quot;&quot;); &quot;/&quot;; &quot;&quot;); &quot;-&quot;; &quot;&quot;)" table:style-name="ce11">
            <text:p>kSkeleto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low_down_area_modifier</text:p>
          </table:table-cell>
          <table:table-cell office:value-type="string" table:style-name="ce11">
            <text:p>Slow Down Bead Area Modifier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 multiplier for bead area of slow down paths</text:p>
          </table:table-cell>
          <table:table-cell office:value-type="string" table:style-name="ce11">
            <text:p>{"AND": [{"enable_width_height": true}, {"OR": [{"perimeter_slow_down": true}, {"OR": [{"inset_slow_down": true}, {"OR": [{"skin_slow_down": true}, {"OR": [{"infill_slow_down": true}, {"skeleton_slow_down": true}]}]}]}]}]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4]; &quot;::&quot;; [.H134])); &quot; &quot;; &quot;&quot;); &quot;/&quot;; &quot;&quot;); &quot;-&quot;; &quot;&quot;)" table:style-name="ce11">
            <text:p>Material::SlowDown</text:p>
          </table:table-cell>
          <table:table-cell office:value-type="string" office:string-value="kSlowDownBeadAreaModifier" table:formula="of:=SUBSTITUTE(SUBSTITUTE(SUBSTITUTE((COM.MICROSOFT.CONCAT(&quot;k&quot;; [.B134])); &quot; &quot;; &quot;&quot;); &quot;/&quot;; &quot;&quot;); &quot;-&quot;; &quot;&quot;)" table:style-name="ce11">
            <text:p>kSlowDownBeadAreaModifi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</text:p>
          </table:table-cell>
          <table:table-cell office:value-type="string" table:style-name="ce29">
            <text:p>Enable Perimeter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perimeter moves to prevent material from sticking up</text:p>
          </table:table-cell>
          <table:table-cell office:value-type="string" table:style-name="ce29">
            <text:p>{"perimeter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5]; &quot;::&quot;; [.H135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PerimeterTipWipe" table:formula="of:=SUBSTITUTE(SUBSTITUTE(SUBSTITUTE((COM.MICROSOFT.CONCAT(&quot;k&quot;; [.B135])); &quot; &quot;; &quot;&quot;); &quot;/&quot;; &quot;&quot;); &quot;-&quot;; &quot;&quot;)" table:style-name="ce29">
            <text:p>kEnablePerimeter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direction</text:p>
          </table:table-cell>
          <table:table-cell office:value-type="string" table:style-name="ce29">
            <text:p>Perimeter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perimeter tip wipes. Optimal does forward for closed loops paths\nand reverse for open loop paths</text:p>
          </table:table-cell>
          <table:table-cell office:value-type="string" table:style-name="ce29">
            <text:p>{"AND": [{"perimeter": true}, {"perimeter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6]; &quot;::&quot;; [.H136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rection" table:formula="of:=SUBSTITUTE(SUBSTITUTE(SUBSTITUTE((COM.MICROSOFT.CONCAT(&quot;k&quot;; [.B136])); &quot; &quot;; &quot;&quot;); &quot;/&quot;; &quot;&quot;); &quot;-&quot;; &quot;&quot;)" table:style-name="ce29">
            <text:p>kPerimeter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distance</text:p>
          </table:table-cell>
          <table:table-cell office:value-type="string" table:style-name="ce29">
            <text:p>Perimeter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perimeter tip wiping. If using an incrementing wipe, this is the initial distance.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7]; &quot;::&quot;; [.H137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stance" table:formula="of:=SUBSTITUTE(SUBSTITUTE(SUBSTITUTE((COM.MICROSOFT.CONCAT(&quot;k&quot;; [.B137])); &quot; &quot;; &quot;&quot;); &quot;/&quot;; &quot;&quot;); &quot;-&quot;; &quot;&quot;)" table:style-name="ce29">
            <text:p>kPerimeter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speed</text:p>
          </table:table-cell>
          <table:table-cell office:value-type="string" table:style-name="ce29">
            <text:p>Perimeter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8]; &quot;::&quot;; [.H138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Speed" table:formula="of:=SUBSTITUTE(SUBSTITUTE(SUBSTITUTE((COM.MICROSOFT.CONCAT(&quot;k&quot;; [.B138])); &quot; &quot;; &quot;&quot;); &quot;/&quot;; &quot;&quot;); &quot;-&quot;; &quot;&quot;)" table:style-name="ce29">
            <text:p>kPerimeter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extruder_speed</text:p>
          </table:table-cell>
          <table:table-cell office:value-type="string" table:style-name="ce29">
            <text:p>Perimeter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9]; &quot;::&quot;; [.H139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ExtruderSpeed" table:formula="of:=SUBSTITUTE(SUBSTITUTE(SUBSTITUTE((COM.MICROSOFT.CONCAT(&quot;k&quot;; [.B139])); &quot; &quot;; &quot;&quot;); &quot;/&quot;; &quot;&quot;); &quot;-&quot;; &quot;&quot;)" table:style-name="ce29">
            <text:p>kPerimeter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angle</text:p>
          </table:table-cell>
          <table:table-cell office:value-type="string" table:style-name="ce29">
            <text:p>Perimeter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perimeter tip wipe</text:p>
          </table:table-cell>
          <table:table-cell office:value-type="string" table:style-name="ce29">
            <text:p>{"AND": [{"perimeter": true}, {"AND": [{"perimeter_wipe": true},{"perimeter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0]; &quot;::&quot;; [.H140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Angle" table:formula="of:=SUBSTITUTE(SUBSTITUTE(SUBSTITUTE((COM.MICROSOFT.CONCAT(&quot;k&quot;; [.B140])); &quot; &quot;; &quot;&quot;); &quot;/&quot;; &quot;&quot;); &quot;-&quot;; &quot;&quot;)" table:style-name="ce29">
            <text:p>kPerimeter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cutoff_distance</text:p>
          </table:table-cell>
          <table:table-cell office:value-type="string" table:style-name="ce29">
            <text:p>Perimeter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perimeter tip wipe to turn the extruder off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1]; &quot;::&quot;; [.H141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CutoffDistance" table:formula="of:=SUBSTITUTE(SUBSTITUTE(SUBSTITUTE((COM.MICROSOFT.CONCAT(&quot;k&quot;; [.B141])); &quot; &quot;; &quot;&quot;); &quot;/&quot;; &quot;&quot;); &quot;-&quot;; &quot;&quot;)" table:style-name="ce29">
            <text:p>kPerimeter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lift_height</text:p>
          </table:table-cell>
          <table:table-cell office:value-type="string" table:style-name="ce29">
            <text:p>Perimeter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2]; &quot;::&quot;; [.H142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LiftHeight" table:formula="of:=SUBSTITUTE(SUBSTITUTE(SUBSTITUTE((COM.MICROSOFT.CONCAT(&quot;k&quot;; [.B142])); &quot; &quot;; &quot;&quot;); &quot;/&quot;; &quot;&quot;); &quot;-&quot;; &quot;&quot;)" table:style-name="ce29">
            <text:p>kPerimeter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</text:p>
          </table:table-cell>
          <table:table-cell office:value-type="string" table:style-name="ce29">
            <text:p>Enable Inset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set moves to prevent material from sticking up</text:p>
          </table:table-cell>
          <table:table-cell office:value-type="string" table:style-name="ce29">
            <text:p>{"inset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3]; &quot;::&quot;; [.H143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setTipWipe" table:formula="of:=SUBSTITUTE(SUBSTITUTE(SUBSTITUTE((COM.MICROSOFT.CONCAT(&quot;k&quot;; [.B143])); &quot; &quot;; &quot;&quot;); &quot;/&quot;; &quot;&quot;); &quot;-&quot;; &quot;&quot;)" table:style-name="ce29">
            <text:p>kEnableInset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direction</text:p>
          </table:table-cell>
          <table:table-cell office:value-type="string" table:style-name="ce29">
            <text:p>Inset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set tip wipes. Optimal does forward for closed loops paths\nand reverse for open loop paths</text:p>
          </table:table-cell>
          <table:table-cell office:value-type="string" table:style-name="ce29">
            <text:p>{"AND": [{"inset": true}, {"inset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4]; &quot;::&quot;; [.H144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rection" table:formula="of:=SUBSTITUTE(SUBSTITUTE(SUBSTITUTE((COM.MICROSOFT.CONCAT(&quot;k&quot;; [.B144])); &quot; &quot;; &quot;&quot;); &quot;/&quot;; &quot;&quot;); &quot;-&quot;; &quot;&quot;)" table:style-name="ce29">
            <text:p>kInset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distance</text:p>
          </table:table-cell>
          <table:table-cell office:value-type="string" table:style-name="ce29">
            <text:p>Inset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set tip wiping. If using an incrementing wipe, this is the initial distance.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5]; &quot;::&quot;; [.H145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stance" table:formula="of:=SUBSTITUTE(SUBSTITUTE(SUBSTITUTE((COM.MICROSOFT.CONCAT(&quot;k&quot;; [.B145])); &quot; &quot;; &quot;&quot;); &quot;/&quot;; &quot;&quot;); &quot;-&quot;; &quot;&quot;)" table:style-name="ce29">
            <text:p>kInset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speed</text:p>
          </table:table-cell>
          <table:table-cell office:value-type="string" table:style-name="ce29">
            <text:p>Inset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6]; &quot;::&quot;; [.H146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Speed" table:formula="of:=SUBSTITUTE(SUBSTITUTE(SUBSTITUTE((COM.MICROSOFT.CONCAT(&quot;k&quot;; [.B146])); &quot; &quot;; &quot;&quot;); &quot;/&quot;; &quot;&quot;); &quot;-&quot;; &quot;&quot;)" table:style-name="ce29">
            <text:p>kInset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extruder_speed</text:p>
          </table:table-cell>
          <table:table-cell office:value-type="string" table:style-name="ce29">
            <text:p>Inset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7]; &quot;::&quot;; [.H147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ExtruderSpeed" table:formula="of:=SUBSTITUTE(SUBSTITUTE(SUBSTITUTE((COM.MICROSOFT.CONCAT(&quot;k&quot;; [.B147])); &quot; &quot;; &quot;&quot;); &quot;/&quot;; &quot;&quot;); &quot;-&quot;; &quot;&quot;)" table:style-name="ce29">
            <text:p>kInset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angle</text:p>
          </table:table-cell>
          <table:table-cell office:value-type="string" table:style-name="ce29">
            <text:p>Inset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set tip wipe</text:p>
          </table:table-cell>
          <table:table-cell office:value-type="string" table:style-name="ce29">
            <text:p>{"AND": [{"inset": true}, {"AND": [{"inset_wipe": true},{"inset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8]; &quot;::&quot;; [.H148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Angle" table:formula="of:=SUBSTITUTE(SUBSTITUTE(SUBSTITUTE((COM.MICROSOFT.CONCAT(&quot;k&quot;; [.B148])); &quot; &quot;; &quot;&quot;); &quot;/&quot;; &quot;&quot;); &quot;-&quot;; &quot;&quot;)" table:style-name="ce29">
            <text:p>kInset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cutoff_distance</text:p>
          </table:table-cell>
          <table:table-cell office:value-type="string" table:style-name="ce29">
            <text:p>Inset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set tip wipe to turn the extruder off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9]; &quot;::&quot;; [.H149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CutoffDistance" table:formula="of:=SUBSTITUTE(SUBSTITUTE(SUBSTITUTE((COM.MICROSOFT.CONCAT(&quot;k&quot;; [.B149])); &quot; &quot;; &quot;&quot;); &quot;/&quot;; &quot;&quot;); &quot;-&quot;; &quot;&quot;)" table:style-name="ce29">
            <text:p>kInset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lift_height</text:p>
          </table:table-cell>
          <table:table-cell office:value-type="string" table:style-name="ce29">
            <text:p>Inset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0]; &quot;::&quot;; [.H150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LiftHeight" table:formula="of:=SUBSTITUTE(SUBSTITUTE(SUBSTITUTE((COM.MICROSOFT.CONCAT(&quot;k&quot;; [.B150])); &quot; &quot;; &quot;&quot;); &quot;/&quot;; &quot;&quot;); &quot;-&quot;; &quot;&quot;)" table:style-name="ce29">
            <text:p>kInset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</text:p>
          </table:table-cell>
          <table:table-cell office:value-type="string" table:style-name="ce29">
            <text:p>Enable Skeleto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eleton moves to prevent material from sticking up</text:p>
          </table:table-cell>
          <table:table-cell office:value-type="string" table:style-name="ce29">
            <text:p>{"skeleto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1]; &quot;::&quot;; [.H151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eletonTipWipe" table:formula="of:=SUBSTITUTE(SUBSTITUTE(SUBSTITUTE((COM.MICROSOFT.CONCAT(&quot;k&quot;; [.B151])); &quot; &quot;; &quot;&quot;); &quot;/&quot;; &quot;&quot;); &quot;-&quot;; &quot;&quot;)" table:style-name="ce29">
            <text:p>kEnableSkeleto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direction</text:p>
          </table:table-cell>
          <table:table-cell office:value-type="string" table:style-name="ce29">
            <text:p>Skeleto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eleton tip wipes. Optimal does reverse a reverse wipe</text:p>
          </table:table-cell>
          <table:table-cell office:value-type="string" table:style-name="ce29">
            <text:p>{"AND": [{"skeleton": true}, {"skeleto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2]; &quot;::&quot;; [.H152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rection" table:formula="of:=SUBSTITUTE(SUBSTITUTE(SUBSTITUTE((COM.MICROSOFT.CONCAT(&quot;k&quot;; [.B152])); &quot; &quot;; &quot;&quot;); &quot;/&quot;; &quot;&quot;); &quot;-&quot;; &quot;&quot;)" table:style-name="ce29">
            <text:p>kSkeleto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distance</text:p>
          </table:table-cell>
          <table:table-cell office:value-type="string" table:style-name="ce29">
            <text:p>Skeleto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eleton tip wiping. If using an incrementing wipe, this is the initial distance.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3]; &quot;::&quot;; [.H153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stance" table:formula="of:=SUBSTITUTE(SUBSTITUTE(SUBSTITUTE((COM.MICROSOFT.CONCAT(&quot;k&quot;; [.B153])); &quot; &quot;; &quot;&quot;); &quot;/&quot;; &quot;&quot;); &quot;-&quot;; &quot;&quot;)" table:style-name="ce29">
            <text:p>kSkeleto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speed</text:p>
          </table:table-cell>
          <table:table-cell office:value-type="string" table:style-name="ce29">
            <text:p>Skeleto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4]; &quot;::&quot;; [.H154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Speed" table:formula="of:=SUBSTITUTE(SUBSTITUTE(SUBSTITUTE((COM.MICROSOFT.CONCAT(&quot;k&quot;; [.B154])); &quot; &quot;; &quot;&quot;); &quot;/&quot;; &quot;&quot;); &quot;-&quot;; &quot;&quot;)" table:style-name="ce29">
            <text:p>kSkeleto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extruder_speed</text:p>
          </table:table-cell>
          <table:table-cell office:value-type="string" table:style-name="ce29">
            <text:p>Skeleto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5]; &quot;::&quot;; [.H155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ExtruderSpeed" table:formula="of:=SUBSTITUTE(SUBSTITUTE(SUBSTITUTE((COM.MICROSOFT.CONCAT(&quot;k&quot;; [.B155])); &quot; &quot;; &quot;&quot;); &quot;/&quot;; &quot;&quot;); &quot;-&quot;; &quot;&quot;)" table:style-name="ce29">
            <text:p>kSkeleto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angle</text:p>
          </table:table-cell>
          <table:table-cell office:value-type="string" table:style-name="ce29">
            <text:p>Skeleto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eleton tip wipe</text:p>
          </table:table-cell>
          <table:table-cell office:value-type="string" table:style-name="ce29">
            <text:p>{"AND": [{"skeleton": true}, {"AND": [{"skeleton_wipe": true},{"skeleto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6]; &quot;::&quot;; [.H156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Angle" table:formula="of:=SUBSTITUTE(SUBSTITUTE(SUBSTITUTE((COM.MICROSOFT.CONCAT(&quot;k&quot;; [.B156])); &quot; &quot;; &quot;&quot;); &quot;/&quot;; &quot;&quot;); &quot;-&quot;; &quot;&quot;)" table:style-name="ce29">
            <text:p>kSkeleto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cutoff_distance</text:p>
          </table:table-cell>
          <table:table-cell office:value-type="string" table:style-name="ce29">
            <text:p>Skeleto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eleton tip wipe to turn the extruder off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7]; &quot;::&quot;; [.H157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CutoffDistance" table:formula="of:=SUBSTITUTE(SUBSTITUTE(SUBSTITUTE((COM.MICROSOFT.CONCAT(&quot;k&quot;; [.B157])); &quot; &quot;; &quot;&quot;); &quot;/&quot;; &quot;&quot;); &quot;-&quot;; &quot;&quot;)" table:style-name="ce29">
            <text:p>kSkeleto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lift_height</text:p>
          </table:table-cell>
          <table:table-cell office:value-type="string" table:style-name="ce29">
            <text:p>Skeleteon Wipe Lift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8]; &quot;::&quot;; [.H158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eonWipeLiftDistance" table:formula="of:=SUBSTITUTE(SUBSTITUTE(SUBSTITUTE((COM.MICROSOFT.CONCAT(&quot;k&quot;; [.B158])); &quot; &quot;; &quot;&quot;); &quot;/&quot;; &quot;&quot;); &quot;-&quot;; &quot;&quot;)" table:style-name="ce29">
            <text:p>kSkeleteonWipeLift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</text:p>
          </table:table-cell>
          <table:table-cell office:value-type="string" table:style-name="ce29">
            <text:p>Enable Ski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in moves to prevent material from sticking up</text:p>
          </table:table-cell>
          <table:table-cell office:value-type="string" table:style-name="ce29">
            <text:p>{"ski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9]; &quot;::&quot;; [.H159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inTipWipe" table:formula="of:=SUBSTITUTE(SUBSTITUTE(SUBSTITUTE((COM.MICROSOFT.CONCAT(&quot;k&quot;; [.B159])); &quot; &quot;; &quot;&quot;); &quot;/&quot;; &quot;&quot;); &quot;-&quot;; &quot;&quot;)" table:style-name="ce29">
            <text:p>kEnableSki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direction</text:p>
          </table:table-cell>
          <table:table-cell office:value-type="string" table:style-name="ce29">
            <text:p>Ski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in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skin": true}, {"ski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0]; &quot;::&quot;; [.H160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rection" table:formula="of:=SUBSTITUTE(SUBSTITUTE(SUBSTITUTE((COM.MICROSOFT.CONCAT(&quot;k&quot;; [.B160])); &quot; &quot;; &quot;&quot;); &quot;/&quot;; &quot;&quot;); &quot;-&quot;; &quot;&quot;)" table:style-name="ce29">
            <text:p>kSki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distance</text:p>
          </table:table-cell>
          <table:table-cell office:value-type="string" table:style-name="ce29">
            <text:p>Ski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in tip wiping. If using an incrementing wipe, this is the initial distance.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1]; &quot;::&quot;; [.H161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stance" table:formula="of:=SUBSTITUTE(SUBSTITUTE(SUBSTITUTE((COM.MICROSOFT.CONCAT(&quot;k&quot;; [.B161])); &quot; &quot;; &quot;&quot;); &quot;/&quot;; &quot;&quot;); &quot;-&quot;; &quot;&quot;)" table:style-name="ce29">
            <text:p>kSki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speed</text:p>
          </table:table-cell>
          <table:table-cell office:value-type="string" table:style-name="ce29">
            <text:p>Ski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2]; &quot;::&quot;; [.H162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Speed" table:formula="of:=SUBSTITUTE(SUBSTITUTE(SUBSTITUTE((COM.MICROSOFT.CONCAT(&quot;k&quot;; [.B162])); &quot; &quot;; &quot;&quot;); &quot;/&quot;; &quot;&quot;); &quot;-&quot;; &quot;&quot;)" table:style-name="ce29">
            <text:p>kSki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extruder_speed</text:p>
          </table:table-cell>
          <table:table-cell office:value-type="string" table:style-name="ce29">
            <text:p>Ski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3]; &quot;::&quot;; [.H163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ExtruderSpeed" table:formula="of:=SUBSTITUTE(SUBSTITUTE(SUBSTITUTE((COM.MICROSOFT.CONCAT(&quot;k&quot;; [.B163])); &quot; &quot;; &quot;&quot;); &quot;/&quot;; &quot;&quot;); &quot;-&quot;; &quot;&quot;)" table:style-name="ce29">
            <text:p>kSki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angle</text:p>
          </table:table-cell>
          <table:table-cell office:value-type="string" table:style-name="ce29">
            <text:p>Ski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in tip wipe</text:p>
          </table:table-cell>
          <table:table-cell office:value-type="string" table:style-name="ce29">
            <text:p>{"AND": [{"skin": true}, {"AND": [{"skin_wipe": true},{"ski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4]; &quot;::&quot;; [.H164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Angle" table:formula="of:=SUBSTITUTE(SUBSTITUTE(SUBSTITUTE((COM.MICROSOFT.CONCAT(&quot;k&quot;; [.B164])); &quot; &quot;; &quot;&quot;); &quot;/&quot;; &quot;&quot;); &quot;-&quot;; &quot;&quot;)" table:style-name="ce29">
            <text:p>kSki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cutoff_distance</text:p>
          </table:table-cell>
          <table:table-cell office:value-type="string" table:style-name="ce29">
            <text:p>Ski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in tip wipe to turn the extruder off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5]; &quot;::&quot;; [.H165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CutoffDistance" table:formula="of:=SUBSTITUTE(SUBSTITUTE(SUBSTITUTE((COM.MICROSOFT.CONCAT(&quot;k&quot;; [.B165])); &quot; &quot;; &quot;&quot;); &quot;/&quot;; &quot;&quot;); &quot;-&quot;; &quot;&quot;)" table:style-name="ce29">
            <text:p>kSki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lift_height</text:p>
          </table:table-cell>
          <table:table-cell office:value-type="string" table:style-name="ce29">
            <text:p>Skin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6]; &quot;::&quot;; [.H166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LiftHeight" table:formula="of:=SUBSTITUTE(SUBSTITUTE(SUBSTITUTE((COM.MICROSOFT.CONCAT(&quot;k&quot;; [.B166])); &quot; &quot;; &quot;&quot;); &quot;/&quot;; &quot;&quot;); &quot;-&quot;; &quot;&quot;)" table:style-name="ce29">
            <text:p>kSkin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</text:p>
          </table:table-cell>
          <table:table-cell office:value-type="string" table:style-name="ce29">
            <text:p>Enable Infill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fill moves to prevent material from sticking up</text:p>
          </table:table-cell>
          <table:table-cell office:value-type="string" table:style-name="ce29">
            <text:p>{"infill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7]; &quot;::&quot;; [.H167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fillTipWipe" table:formula="of:=SUBSTITUTE(SUBSTITUTE(SUBSTITUTE((COM.MICROSOFT.CONCAT(&quot;k&quot;; [.B167])); &quot; &quot;; &quot;&quot;); &quot;/&quot;; &quot;&quot;); &quot;-&quot;; &quot;&quot;)" table:style-name="ce29">
            <text:p>kEnableInfill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direction</text:p>
          </table:table-cell>
          <table:table-cell office:value-type="string" table:style-name="ce29">
            <text:p>Infill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fill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infill": true}, {"infill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8]; &quot;::&quot;; [.H168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rection" table:formula="of:=SUBSTITUTE(SUBSTITUTE(SUBSTITUTE((COM.MICROSOFT.CONCAT(&quot;k&quot;; [.B168])); &quot; &quot;; &quot;&quot;); &quot;/&quot;; &quot;&quot;); &quot;-&quot;; &quot;&quot;)" table:style-name="ce29">
            <text:p>kInfill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distance</text:p>
          </table:table-cell>
          <table:table-cell office:value-type="string" table:style-name="ce29">
            <text:p>Infill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fill tip wiping. If using an incrementing wipe, this is the initial distance.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9]; &quot;::&quot;; [.H169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stance" table:formula="of:=SUBSTITUTE(SUBSTITUTE(SUBSTITUTE((COM.MICROSOFT.CONCAT(&quot;k&quot;; [.B169])); &quot; &quot;; &quot;&quot;); &quot;/&quot;; &quot;&quot;); &quot;-&quot;; &quot;&quot;)" table:style-name="ce29">
            <text:p>kInfill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speed</text:p>
          </table:table-cell>
          <table:table-cell office:value-type="string" table:style-name="ce29">
            <text:p>Infill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0]; &quot;::&quot;; [.H170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Speed" table:formula="of:=SUBSTITUTE(SUBSTITUTE(SUBSTITUTE((COM.MICROSOFT.CONCAT(&quot;k&quot;; [.B170])); &quot; &quot;; &quot;&quot;); &quot;/&quot;; &quot;&quot;); &quot;-&quot;; &quot;&quot;)" table:style-name="ce29">
            <text:p>kInfill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extruder_speed</text:p>
          </table:table-cell>
          <table:table-cell office:value-type="string" table:style-name="ce29">
            <text:p>Infill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1]; &quot;::&quot;; [.H171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ExtruderSpeed" table:formula="of:=SUBSTITUTE(SUBSTITUTE(SUBSTITUTE((COM.MICROSOFT.CONCAT(&quot;k&quot;; [.B171])); &quot; &quot;; &quot;&quot;); &quot;/&quot;; &quot;&quot;); &quot;-&quot;; &quot;&quot;)" table:style-name="ce29">
            <text:p>kInfill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angle</text:p>
          </table:table-cell>
          <table:table-cell office:value-type="string" table:style-name="ce29">
            <text:p>Infill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fill tip wipe</text:p>
          </table:table-cell>
          <table:table-cell office:value-type="string" table:style-name="ce29">
            <text:p>{"AND": [{"infill": true}, {"AND": [{"infill_wipe": true},{"infill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2]; &quot;::&quot;; [.H172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Angle" table:formula="of:=SUBSTITUTE(SUBSTITUTE(SUBSTITUTE((COM.MICROSOFT.CONCAT(&quot;k&quot;; [.B172])); &quot; &quot;; &quot;&quot;); &quot;/&quot;; &quot;&quot;); &quot;-&quot;; &quot;&quot;)" table:style-name="ce29">
            <text:p>kInfill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cutoff_distance</text:p>
          </table:table-cell>
          <table:table-cell office:value-type="string" table:style-name="ce29">
            <text:p>Infill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fill tip wipe move to turn the extruder off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3]; &quot;::&quot;; [.H173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CutoffDistance" table:formula="of:=SUBSTITUTE(SUBSTITUTE(SUBSTITUTE((COM.MICROSOFT.CONCAT(&quot;k&quot;; [.B173])); &quot; &quot;; &quot;&quot;); &quot;/&quot;; &quot;&quot;); &quot;-&quot;; &quot;&quot;)" table:style-name="ce29">
            <text:p>kInfill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lift_height</text:p>
          </table:table-cell>
          <table:table-cell office:value-type="string" table:style-name="ce29">
            <text:p>Infill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4]; &quot;::&quot;; [.H174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LiftHeight" table:formula="of:=SUBSTITUTE(SUBSTITUTE(SUBSTITUTE((COM.MICROSOFT.CONCAT(&quot;k&quot;; [.B174])); &quot; &quot;; &quot;&quot;); &quot;/&quot;; &quot;&quot;); &quot;-&quot;; &quot;&quot;)" table:style-name="ce29">
            <text:p>kInfill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laser_power_multiplier</text:p>
          </table:table-cell>
          <table:table-cell office:value-type="string" table:style-name="ce29">
            <text:p>Laser Power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laser power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5]; &quot;::&quot;; [.H175])); &quot; &quot;; &quot;&quot;); &quot;/&quot;; &quot;&quot;); &quot;-&quot;; &quot;&quot;)" table:style-name="ce29">
            <text:p>Material::TipWipe</text:p>
          </table:table-cell>
          <table:table-cell office:value-type="string" office:string-value="kLaserPowerMultiplier" table:formula="of:=SUBSTITUTE(SUBSTITUTE(SUBSTITUTE((COM.MICROSOFT.CONCAT(&quot;k&quot;; [.B175])); &quot; &quot;; &quot;&quot;); &quot;/&quot;; &quot;&quot;); &quot;-&quot;; &quot;&quot;)" table:style-name="ce29">
            <text:p>kLaserPower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wire_feed_multiplier</text:p>
          </table:table-cell>
          <table:table-cell office:value-type="string" table:style-name="ce29">
            <text:p>Wire Feed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wire feed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6]; &quot;::&quot;; [.H176])); &quot; &quot;; &quot;&quot;); &quot;/&quot;; &quot;&quot;); &quot;-&quot;; &quot;&quot;)" table:style-name="ce29">
            <text:p>Material::TipWipe</text:p>
          </table:table-cell>
          <table:table-cell office:value-type="string" office:string-value="kWireFeedMultiplier" table:formula="of:=SUBSTITUTE(SUBSTITUTE(SUBSTITUTE((COM.MICROSOFT.CONCAT(&quot;k&quot;; [.B176])); &quot; &quot;; &quot;&quot;); &quot;/&quot;; &quot;&quot;); &quot;-&quot;; &quot;&quot;)" table:style-name="ce29">
            <text:p>kWireFeed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tip_wipe_voltage</text:p>
          </table:table-cell>
          <table:table-cell office:value-type="string" table:style-name="ce29">
            <text:p>Tip Wipe Voltage</text:p>
          </table:table-cell>
          <table:table-cell office:value-type="string" table:style-name="ce29">
            <text:p>voltage</text:p>
          </table:table-cell>
          <table:table-cell office:value-type="string" table:style-name="ce29">
            <text:p>Sets welder voltage during tip wipe motions</text:p>
          </table:table-cell>
          <table:table-cell office:value-type="string" table:style-name="ce29">
            <text:p>{"syntax": 28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7]; &quot;::&quot;; [.H177])); &quot; &quot;; &quot;&quot;); &quot;/&quot;; &quot;&quot;); &quot;-&quot;; &quot;&quot;)" table:style-name="ce29">
            <text:p>Material::TipWipe</text:p>
          </table:table-cell>
          <table:table-cell office:value-type="string" office:string-value="kTipWipeVoltage" table:formula="of:=SUBSTITUTE(SUBSTITUTE(SUBSTITUTE((COM.MICROSOFT.CONCAT(&quot;k&quot;; [.B177])); &quot; &quot;; &quot;&quot;); &quot;/&quot;; &quot;&quot;); &quot;-&quot;; &quot;&quot;)" table:style-name="ce29">
            <text:p>kTipWipeVolta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perimeter</text:p>
          </table:table-cell>
          <table:table-cell office:value-type="string" table:style-name="ce32">
            <text:p>Spiral Perimeter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perimeters</text:p>
          </table:table-cell>
          <table:table-cell office:value-type="string" table:style-name="ce32">
            <text:p>{"perimeter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8]; &quot;::&quot;; [.H178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Perimeters" table:formula="of:=SUBSTITUTE(SUBSTITUTE(SUBSTITUTE((COM.MICROSOFT.CONCAT(&quot;k&quot;; [.B178])); &quot; &quot;; &quot;&quot;); &quot;/&quot;; &quot;&quot;); &quot;-&quot;; &quot;&quot;)" table:style-name="ce32">
            <text:p>kSpiralPerimeter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inset</text:p>
          </table:table-cell>
          <table:table-cell office:value-type="string" table:style-name="ce32">
            <text:p>Spiral Inset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sets</text:p>
          </table:table-cell>
          <table:table-cell office:value-type="string" table:style-name="ce32">
            <text:p>{"inset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9]; &quot;::&quot;; [.H179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sets" table:formula="of:=SUBSTITUTE(SUBSTITUTE(SUBSTITUTE((COM.MICROSOFT.CONCAT(&quot;k&quot;; [.B179])); &quot; &quot;; &quot;&quot;); &quot;/&quot;; &quot;&quot;); &quot;-&quot;; &quot;&quot;)" table:style-name="ce32">
            <text:p>kSpiralInse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skin</text:p>
          </table:table-cell>
          <table:table-cell office:value-type="string" table:style-name="ce32">
            <text:p>Spiral Skin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skin</text:p>
          </table:table-cell>
          <table:table-cell office:value-type="string" table:style-name="ce32">
            <text:p>{"skin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0]; &quot;::&quot;; [.H180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Skins" table:formula="of:=SUBSTITUTE(SUBSTITUTE(SUBSTITUTE((COM.MICROSOFT.CONCAT(&quot;k&quot;; [.B180])); &quot; &quot;; &quot;&quot;); &quot;/&quot;; &quot;&quot;); &quot;-&quot;; &quot;&quot;)" table:style-name="ce32">
            <text:p>kSpiralSkin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infill</text:p>
          </table:table-cell>
          <table:table-cell office:value-type="string" table:style-name="ce32">
            <text:p>Spiral Infill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fill</text:p>
          </table:table-cell>
          <table:table-cell office:value-type="string" table:style-name="ce32">
            <text:p>{"infill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1]; &quot;::&quot;; [.H181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fill" table:formula="of:=SUBSTITUTE(SUBSTITUTE(SUBSTITUTE((COM.MICROSOFT.CONCAT(&quot;k&quot;; [.B181])); &quot; &quot;; &quot;&quot;); &quot;/&quot;; &quot;&quot;); &quot;-&quot;; &quot;&quot;)" table:style-name="ce32">
            <text:p>kSpiralInfill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end_of_layer</text:p>
          </table:table-cell>
          <table:table-cell office:value-type="string" table:style-name="ce32">
            <text:p>End of Layer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st on the last path in a layer</text:p>
          </table:table-cell>
          <table:table-cell table:number-columns-repeated="2"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2]; &quot;::&quot;; [.H182])); &quot; &quot;; &quot;&quot;); &quot;/&quot;; &quot;&quot;); &quot;-&quot;; &quot;&quot;)" table:style-name="ce32">
            <text:p>Material::SpiralLift</text:p>
          </table:table-cell>
          <table:table-cell office:value-type="string" office:string-value="kEndofLayer" table:formula="of:=SUBSTITUTE(SUBSTITUTE(SUBSTITUTE((COM.MICROSOFT.CONCAT(&quot;k&quot;; [.B182])); &quot; &quot;; &quot;&quot;); &quot;/&quot;; &quot;&quot;); &quot;-&quot;; &quot;&quot;)" table:style-name="ce32">
            <text:p>kEndofLayer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height</text:p>
          </table:table-cell>
          <table:table-cell office:value-type="string" table:style-name="ce32">
            <text:p>Spira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the distance the extruder lifts before starting the spiral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3]; &quot;::&quot;; [.H183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Height" table:formula="of:=SUBSTITUTE(SUBSTITUTE(SUBSTITUTE((COM.MICROSOFT.CONCAT(&quot;k&quot;; [.B183])); &quot; &quot;; &quot;&quot;); &quot;/&quot;; &quot;&quot;); &quot;-&quot;; &quot;&quot;)" table:style-name="ce32">
            <text:p>kSpiralLiftHeight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points</text:p>
          </table:table-cell>
          <table:table-cell office:value-type="string" table:style-name="ce32">
            <text:p>Number of Points</text:p>
          </table:table-cell>
          <table:table-cell office:value-type="string" table:style-name="ce32">
            <text:p>number</text:p>
          </table:table-cell>
          <table:table-cell office:value-type="string" table:style-name="ce32">
            <text:p>Number of small line segments in the spiral move</text:p>
          </table:table-cell>
          <table:table-cell office:value-type="string" table:style-name="ce32">
            <text:p>{"AND": [{"supports_G2_3": false}, {"OR": [{"enable_spiral_perimeter": true}, {"OR": [{"enable_spiral_inset": true}, {"OR": [{"enable_spiral_skin": true}, {"OR": [{"enable_spiral_infill": true}, {"spiral_end_of_layer": true}]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4]; &quot;::&quot;; [.H184])); &quot; &quot;; &quot;&quot;); &quot;/&quot;; &quot;&quot;); &quot;-&quot;; &quot;&quot;)" table:style-name="ce32">
            <text:p>Material::SpiralLift</text:p>
          </table:table-cell>
          <table:table-cell office:value-type="string" office:string-value="kNumberofPoints" table:formula="of:=SUBSTITUTE(SUBSTITUTE(SUBSTITUTE((COM.MICROSOFT.CONCAT(&quot;k&quot;; [.B184])); &quot; &quot;; &quot;&quot;); &quot;/&quot;; &quot;&quot;); &quot;-&quot;; &quot;&quot;)" table:style-name="ce32">
            <text:p>kNumberofPoin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radius</text:p>
          </table:table-cell>
          <table:table-cell office:value-type="string" table:style-name="ce32">
            <text:p>Spiral Lift Radius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maximum distance from starting point that the extruder will spiral outward to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5]; &quot;::&quot;; [.H185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Radius" table:formula="of:=SUBSTITUTE(SUBSTITUTE(SUBSTITUTE((COM.MICROSOFT.CONCAT(&quot;k&quot;; [.B185])); &quot; &quot;; &quot;&quot;); &quot;/&quot;; &quot;&quot;); &quot;-&quot;; &quot;&quot;)" table:style-name="ce32">
            <text:p>kSpiralLiftRadiu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speed</text:p>
          </table:table-cell>
          <table:table-cell office:value-type="string" table:style-name="ce32">
            <text:p>Spiral Lift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ets the speed for spiral lift moves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6]; &quot;::&quot;; [.H186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Speed" table:formula="of:=SUBSTITUTE(SUBSTITUTE(SUBSTITUTE((COM.MICROSOFT.CONCAT(&quot;k&quot;; [.B186])); &quot; &quot;; &quot;&quot;); &quot;/&quot;; &quot;&quot;); &quot;-&quot;; &quot;&quot;)" table:style-name="ce32">
            <text:p>kSpiralLiftSpeed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duration</text:p>
          </table:table-cell>
          <table:table-cell office:value-type="string" table:style-name="ce35">
            <text:p>Initial Purge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extruder will purge 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7]; &quot;::&quot;; [.H187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Duration" table:formula="of:=SUBSTITUTE(SUBSTITUTE(SUBSTITUTE((COM.MICROSOFT.CONCAT(&quot;k&quot;; [.B187])); &quot; &quot;; &quot;&quot;); &quot;/&quot;; &quot;&quot;); &quot;-&quot;; &quot;&quot;)" table:style-name="ce35">
            <text:p>kInitialPurge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dwell_screw_rpm</text:p>
          </table:table-cell>
          <table:table-cell office:value-type="string" table:style-name="ce35">
            <text:p>Initial Purge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8]; &quot;::&quot;; [.H188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ScrewRPM" table:formula="of:=SUBSTITUTE(SUBSTITUTE(SUBSTITUTE((COM.MICROSOFT.CONCAT(&quot;k&quot;; [.B188])); &quot; &quot;; &quot;&quot;); &quot;/&quot;; &quot;&quot;); &quot;-&quot;; &quot;&quot;)" table:style-name="ce35">
            <text:p>kInitialPurge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tip_wipe_delay</text:p>
          </table:table-cell>
          <table:table-cell office:value-type="string" table:style-name="ce35">
            <text:p>Initial Purge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9]; &quot;::&quot;; [.H189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TipWipeDelay" table:formula="of:=SUBSTITUTE(SUBSTITUTE(SUBSTITUTE((COM.MICROSOFT.CONCAT(&quot;k&quot;; [.B189])); &quot; &quot;; &quot;&quot;); &quot;/&quot;; &quot;&quot;); &quot;-&quot;; &quot;&quot;)" table:style-name="ce35">
            <text:p>kInitialPurge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uring_dwell</text:p>
          </table:table-cell>
          <table:table-cell office:value-type="string" table:style-name="ce35">
            <text:p>Purge During Dwell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purge command is issued during dwells forced by the minimum layer time cooling settings</text:p>
          </table:table-cell>
          <table:table-cell office:value-type="string" table:style-name="ce35">
            <text:p>{"minimum_layer_time_method": 0}</text:p>
          </table:table-cell>
          <table:table-cell table:style-name="ce35"/>
          <table:table-cell office:value-type="string" table:style-name="ce36">
            <text:p>false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0]; &quot;::&quot;; [.H190])); &quot; &quot;; &quot;&quot;); &quot;/&quot;; &quot;&quot;); &quot;-&quot;; &quot;&quot;)" table:style-name="ce35">
            <text:p>Material::Purge</text:p>
          </table:table-cell>
          <table:table-cell office:value-type="string" office:string-value="kPurgeDuringDwell" table:formula="of:=SUBSTITUTE(SUBSTITUTE(SUBSTITUTE((COM.MICROSOFT.CONCAT(&quot;k&quot;; [.B190])); &quot; &quot;; &quot;&quot;); &quot;/&quot;; &quot;&quot;); &quot;-&quot;; &quot;&quot;)" table:style-name="ce35">
            <text:p>kPurgeDuringDwell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well_duration</text:p>
          </table:table-cell>
          <table:table-cell office:value-type="string" table:style-name="ce35">
            <text:p>Purge Dwell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Duration to run the extruder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1]; &quot;::&quot;; [.H191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Duration" table:formula="of:=SUBSTITUTE(SUBSTITUTE(SUBSTITUTE((COM.MICROSOFT.CONCAT(&quot;k&quot;; [.B191])); &quot; &quot;; &quot;&quot;); &quot;/&quot;; &quot;&quot;); &quot;-&quot;; &quot;&quot;)" table:style-name="ce35">
            <text:p>kPurgeDwell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well_screw_rpm</text:p>
          </table:table-cell>
          <table:table-cell office:value-type="string" table:style-name="ce35">
            <text:p>Purge Dwell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purge dwells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2]; &quot;::&quot;; [.H192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ScrewRPM" table:formula="of:=SUBSTITUTE(SUBSTITUTE(SUBSTITUTE((COM.MICROSOFT.CONCAT(&quot;k&quot;; [.B192])); &quot; &quot;; &quot;&quot;); &quot;/&quot;; &quot;&quot;); &quot;-&quot;; &quot;&quot;)" table:style-name="ce35">
            <text:p>kPurgeDwell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tip_wipe_delay</text:p>
          </table:table-cell>
          <table:table-cell office:value-type="string" table:style-name="ce35">
            <text:p>Purge Dwell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3]; &quot;::&quot;; [.H193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TipWipeDelay" table:formula="of:=SUBSTITUTE(SUBSTITUTE(SUBSTITUTE((COM.MICROSOFT.CONCAT(&quot;k&quot;; [.B193])); &quot; &quot;; &quot;&quot;); &quot;/&quot;; &quot;&quot;); &quot;-&quot;; &quot;&quot;)" table:style-name="ce35">
            <text:p>kPurgeDwell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length</text:p>
          </table:table-cell>
          <table:table-cell office:value-type="string" table:style-name="ce35">
            <text:p>Purge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Length of filament, or screw rotation distance, for purges issued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4]; &quot;::&quot;; [.H194])); &quot; &quot;; &quot;&quot;); &quot;/&quot;; &quot;&quot;); &quot;-&quot;; &quot;&quot;)" table:style-name="ce35">
            <text:p>Material::Purge</text:p>
          </table:table-cell>
          <table:table-cell office:value-type="string" office:string-value="kPurgeLength" table:formula="of:=SUBSTITUTE(SUBSTITUTE(SUBSTITUTE((COM.MICROSOFT.CONCAT(&quot;k&quot;; [.B194])); &quot; &quot;; &quot;&quot;); &quot;/&quot;; &quot;&quot;); &quot;-&quot;; &quot;&quot;)" table:style-name="ce35">
            <text:p>kPurge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feedrate</text:p>
          </table:table-cell>
          <table:table-cell office:value-type="string" table:style-name="ce35">
            <text:p>Purge Feedrate</text:p>
          </table:table-cell>
          <table:table-cell office:value-type="string" table:style-name="ce35">
            <text:p>speed</text:p>
          </table:table-cell>
          <table:table-cell office:value-type="string" table:style-name="ce35">
            <text:p>Feedrate for extrusion used for the purge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5]; &quot;::&quot;; [.H195])); &quot; &quot;; &quot;&quot;); &quot;/&quot;; &quot;&quot;); &quot;-&quot;; &quot;&quot;)" table:style-name="ce35">
            <text:p>Material::Purge</text:p>
          </table:table-cell>
          <table:table-cell office:value-type="string" office:string-value="kPurgeFeedrate" table:formula="of:=SUBSTITUTE(SUBSTITUTE(SUBSTITUTE((COM.MICROSOFT.CONCAT(&quot;k&quot;; [.B195])); &quot; &quot;; &quot;&quot;); &quot;/&quot;; &quot;&quot;); &quot;-&quot;; &quot;&quot;)" table:style-name="ce35">
            <text:p>kPurgeFeedrate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initial_extruder_speed</text:p>
          </table:table-cell>
          <table:table-cell office:value-type="string" table:style-name="ce5">
            <text:p>Initial Extruder Speed</text:p>
          </table:table-cell>
          <table:table-cell office:value-type="string" table:style-name="ce5">
            <text:p>rpm</text:p>
          </table:table-cell>
          <table:table-cell office:value-type="string" table:style-name="ce5">
            <text:p>Sets the initial extruder speed that is used during the specific extruder on delay set below</text:p>
          </table:table-cell>
          <table:table-cell office:value-type="string" table:style-name="ce5">
            <text:p>{"AND": [{"enable_width_height": fals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6]; &quot;::&quot;; [.H196])); &quot; &quot;; &quot;&quot;); &quot;/&quot;; &quot;&quot;); &quot;-&quot;; &quot;&quot;)" table:style-name="ce5">
            <text:p>Material::Extruder</text:p>
          </table:table-cell>
          <table:table-cell office:value-type="string" office:string-value="kInitialExtruderSpeed" table:formula="of:=SUBSTITUTE(SUBSTITUTE(SUBSTITUTE((COM.MICROSOFT.CONCAT(&quot;k&quot;; [.B196])); &quot; &quot;; &quot;&quot;); &quot;/&quot;; &quot;&quot;); &quot;-&quot;; &quot;&quot;)" table:style-name="ce5">
            <text:p>kInitialExtruder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prime_volume</text:p>
          </table:table-cell>
          <table:table-cell office:value-type="string" table:style-name="ce5">
            <text:p>Extruder Prime Volume</text:p>
          </table:table-cell>
          <table:table-cell office:value-type="string" table:style-name="ce5">
            <text:p>unitless_float</text:p>
          </table:table-cell>
          <table:table-cell office:value-type="string" table:style-name="ce5">
            <text:p>Sets the volume of material to purge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7]; &quot;::&quot;; [.H197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Volume" table:formula="of:=SUBSTITUTE(SUBSTITUTE(SUBSTITUTE((COM.MICROSOFT.CONCAT(&quot;k&quot;; [.B197])); &quot; &quot;; &quot;&quot;); &quot;/&quot;; &quot;&quot;); &quot;-&quot;; &quot;&quot;)" table:style-name="ce5">
            <text:p>kExtruderPrimeVolume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prime_speed</text:p>
          </table:table-cell>
          <table:table-cell office:value-type="string" table:style-name="ce5">
            <text:p>Extruder Prime Speed</text:p>
          </table:table-cell>
          <table:table-cell office:value-type="string" table:style-name="ce5">
            <text:p>speed</text:p>
          </table:table-cell>
          <table:table-cell office:value-type="string" table:style-name="ce5">
            <text:p>Sets the speed of the extruder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8]; &quot;::&quot;; [.H198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Speed" table:formula="of:=SUBSTITUTE(SUBSTITUTE(SUBSTITUTE((COM.MICROSOFT.CONCAT(&quot;k&quot;; [.B198])); &quot; &quot;; &quot;&quot;); &quot;/&quot;; &quot;&quot;); &quot;-&quot;; &quot;&quot;)" table:style-name="ce5">
            <text:p>kExtruderPrime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perimeter</text:p>
          </table:table-cell>
          <table:table-cell office:value-type="string" table:style-name="ce5">
            <text:p>Perimeter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perimeters</text:p>
          </table:table-cell>
          <table:table-cell office:value-type="string" table:style-name="ce5">
            <text:p>{"AND": [{"perimeter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9]; &quot;::&quot;; [.H199])); &quot; &quot;; &quot;&quot;); &quot;/&quot;; &quot;&quot;); &quot;-&quot;; &quot;&quot;)" table:style-name="ce5">
            <text:p>Material::Extruder</text:p>
          </table:table-cell>
          <table:table-cell office:value-type="string" office:string-value="kPerimeterExtruderOnDelay" table:formula="of:=SUBSTITUTE(SUBSTITUTE(SUBSTITUTE((COM.MICROSOFT.CONCAT(&quot;k&quot;; [.B199])); &quot; &quot;; &quot;&quot;); &quot;/&quot;; &quot;&quot;); &quot;-&quot;; &quot;&quot;)" table:style-name="ce5">
            <text:p>kPerimeter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inset</text:p>
          </table:table-cell>
          <table:table-cell office:value-type="string" table:style-name="ce5">
            <text:p>Inset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sets</text:p>
          </table:table-cell>
          <table:table-cell office:value-type="string" table:style-name="ce5">
            <text:p>{"AND": [{"inset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0]; &quot;::&quot;; [.H200])); &quot; &quot;; &quot;&quot;); &quot;/&quot;; &quot;&quot;); &quot;-&quot;; &quot;&quot;)" table:style-name="ce5">
            <text:p>Material::Extruder</text:p>
          </table:table-cell>
          <table:table-cell office:value-type="string" office:string-value="kInsetExtruderOnDelay" table:formula="of:=SUBSTITUTE(SUBSTITUTE(SUBSTITUTE((COM.MICROSOFT.CONCAT(&quot;k&quot;; [.B200])); &quot; &quot;; &quot;&quot;); &quot;/&quot;; &quot;&quot;); &quot;-&quot;; &quot;&quot;)" table:style-name="ce5">
            <text:p>kInset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skin</text:p>
          </table:table-cell>
          <table:table-cell office:value-type="string" table:style-name="ce5">
            <text:p>Ski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skins</text:p>
          </table:table-cell>
          <table:table-cell office:value-type="string" table:style-name="ce5">
            <text:p>{"AND": [{"skin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1]; &quot;::&quot;; [.H201])); &quot; &quot;; &quot;&quot;); &quot;/&quot;; &quot;&quot;); &quot;-&quot;; &quot;&quot;)" table:style-name="ce5">
            <text:p>Material::Extruder</text:p>
          </table:table-cell>
          <table:table-cell office:value-type="string" office:string-value="kSkinExtruderOnDelay" table:formula="of:=SUBSTITUTE(SUBSTITUTE(SUBSTITUTE((COM.MICROSOFT.CONCAT(&quot;k&quot;; [.B201])); &quot; &quot;; &quot;&quot;); &quot;/&quot;; &quot;&quot;); &quot;-&quot;; &quot;&quot;)" table:style-name="ce5">
            <text:p>kSki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infill</text:p>
          </table:table-cell>
          <table:table-cell office:value-type="string" table:style-name="ce5">
            <text:p>Infill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fill</text:p>
          </table:table-cell>
          <table:table-cell office:value-type="string" table:style-name="ce5">
            <text:p>{"AND": [{"infill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2]; &quot;::&quot;; [.H202])); &quot; &quot;; &quot;&quot;); &quot;/&quot;; &quot;&quot;); &quot;-&quot;; &quot;&quot;)" table:style-name="ce5">
            <text:p>Material::Extruder</text:p>
          </table:table-cell>
          <table:table-cell office:value-type="string" office:string-value="kInfillExtruderOnDelay" table:formula="of:=SUBSTITUTE(SUBSTITUTE(SUBSTITUTE((COM.MICROSOFT.CONCAT(&quot;k&quot;; [.B202])); &quot; &quot;; &quot;&quot;); &quot;/&quot;; &quot;&quot;); &quot;-&quot;; &quot;&quot;)" table:style-name="ce5">
            <text:p>kInfill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skeleton</text:p>
          </table:table-cell>
          <table:table-cell office:value-type="string" table:style-name="ce5">
            <text:p>Skeleto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 for skeletons</text:p>
          </table:table-cell>
          <table:table-cell office:value-type="string" table:style-name="ce5">
            <text:p>{"AND": [{"skeleton": true}, {"OR": [{"machine_type": 0}, {"OR": [{"machine_type": 4}, {"machine_type": 5}]}]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3]; &quot;::&quot;; [.H203])); &quot; &quot;; &quot;&quot;); &quot;/&quot;; &quot;&quot;); &quot;-&quot;; &quot;&quot;)" table:style-name="ce5">
            <text:p>Material::Extruder</text:p>
          </table:table-cell>
          <table:table-cell office:value-type="string" office:string-value="kSkeletonExtruderOnDelay" table:formula="of:=SUBSTITUTE(SUBSTITUTE(SUBSTITUTE((COM.MICROSOFT.CONCAT(&quot;k&quot;; [.B203])); &quot; &quot;; &quot;&quot;); &quot;/&quot;; &quot;&quot;); &quot;-&quot;; &quot;&quot;)" table:style-name="ce5">
            <text:p>kSkeleto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ff_delay</text:p>
          </table:table-cell>
          <table:table-cell office:value-type="string" table:style-name="ce5">
            <text:p>Extruder Off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fff after the print head stops moving</text:p>
          </table:table-cell>
          <table:table-cell office:value-type="string" table:style-name="ce5">
            <text:p>{"OR": [{"machine_type": 0}, {"OR": [{"machine_type": 4}, {"machine_type": 5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4]; &quot;::&quot;; [.H204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OffDelay" table:formula="of:=SUBSTITUTE(SUBSTITUTE(SUBSTITUTE((COM.MICROSOFT.CONCAT(&quot;k&quot;; [.B204])); &quot; &quot;; &quot;&quot;); &quot;/&quot;; &quot;&quot;); &quot;-&quot;; &quot;&quot;)" table:style-name="ce5">
            <text:p>kExtruderOff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servo_extruder_to_travel_speed</text:p>
          </table:table-cell>
          <table:table-cell office:value-type="string" table:style-name="ce5">
            <text:p>Servo Extruder to Travel Speed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speed of the extruder will servo with the speed of the gantry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5]; &quot;::&quot;; [.H205])); &quot; &quot;; &quot;&quot;); &quot;/&quot;; &quot;&quot;); &quot;-&quot;; &quot;&quot;)" table:style-name="ce5">
            <text:p>Material::Extruder</text:p>
          </table:table-cell>
          <table:table-cell office:value-type="string" office:string-value="kServoExtrudertoTravelSpeed" table:formula="of:=SUBSTITUTE(SUBSTITUTE(SUBSTITUTE((COM.MICROSOFT.CONCAT(&quot;k&quot;; [.B205])); &quot; &quot;; &quot;&quot;); &quot;/&quot;; &quot;&quot;); &quot;-&quot;; &quot;&quot;)" table:style-name="ce5">
            <text:p>kServoExtrudertoTravelSpeed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diameter</text:p>
          </table:table-cell>
          <table:table-cell office:value-type="string" table:style-name="ce37">
            <text:p>Filament Diameter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Average diameter of the filament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6]; &quot;::&quot;; [.H206])); &quot; &quot;; &quot;&quot;); &quot;/&quot;; &quot;&quot;); &quot;-&quot;; &quot;&quot;)" table:style-name="ce37">
            <text:p>Material::Filament</text:p>
          </table:table-cell>
          <table:table-cell office:value-type="string" office:string-value="kFilamentDiameter" table:formula="of:=SUBSTITUTE(SUBSTITUTE(SUBSTITUTE((COM.MICROSOFT.CONCAT(&quot;k&quot;; [.B206])); &quot; &quot;; &quot;&quot;); &quot;/&quot;; &quot;&quot;); &quot;-&quot;; &quot;&quot;)" table:style-name="ce37">
            <text:p>kFilamentDiameter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relative_distance</text:p>
          </table:table-cell>
          <table:table-cell office:value-type="string" table:style-name="ce37">
            <text:p>Enable Relative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sets extrusion distances to relative mode. This issues a G91 command in the startup sequence.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8">
            <text:p>tru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7]; &quot;::&quot;; [.H207])); &quot; &quot;; &quot;&quot;); &quot;/&quot;; &quot;&quot;); &quot;-&quot;; &quot;&quot;)" table:style-name="ce37">
            <text:p>Material::Filament</text:p>
          </table:table-cell>
          <table:table-cell office:value-type="string" office:string-value="kEnableRelativeDistance" table:formula="of:=SUBSTITUTE(SUBSTITUTE(SUBSTITUTE((COM.MICROSOFT.CONCAT(&quot;k&quot;; [.B207])); &quot; &quot;; &quot;&quot;); &quot;/&quot;; &quot;&quot;); &quot;-&quot;; &quot;&quot;)" table:style-name="ce37">
            <text:p>kEnableRelativeDistance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disable_g92</text:p>
          </table:table-cell>
          <table:table-cell office:value-type="string" table:style-name="ce37">
            <text:p>Remove G92 Command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he G92 command to reset the filament axis to 0 will not be issued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8]; &quot;::&quot;; [.H208])); &quot; &quot;; &quot;&quot;); &quot;/&quot;; &quot;&quot;); &quot;-&quot;; &quot;&quot;)" table:style-name="ce37">
            <text:p>Material::Filament</text:p>
          </table:table-cell>
          <table:table-cell office:value-type="string" office:string-value="kRemoveG92Commands" table:formula="of:=SUBSTITUTE(SUBSTITUTE(SUBSTITUTE((COM.MICROSOFT.CONCAT(&quot;k&quot;; [.B208])); &quot; &quot;; &quot;&quot;); &quot;/&quot;; &quot;&quot;); &quot;-&quot;; &quot;&quot;)" table:style-name="ce37">
            <text:p>kRemoveG92Command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b_axis</text:p>
          </table:table-cell>
          <table:table-cell office:value-type="string" table:style-name="ce37">
            <text:p>Use B for Filament Axi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uses B for filament distance output in the g-code rather than the standard E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9]; &quot;::&quot;; [.H209])); &quot; &quot;; &quot;&quot;); &quot;/&quot;; &quot;&quot;); &quot;-&quot;; &quot;&quot;)" table:style-name="ce37">
            <text:p>Material::Filament</text:p>
          </table:table-cell>
          <table:table-cell office:value-type="string" office:string-value="kUseBforFilamentAxis" table:formula="of:=SUBSTITUTE(SUBSTITUTE(SUBSTITUTE((COM.MICROSOFT.CONCAT(&quot;k&quot;; [.B209])); &quot; &quot;; &quot;&quot;); &quot;/&quot;; &quot;&quot;); &quot;-&quot;; &quot;&quot;)" table:style-name="ce37">
            <text:p>kUseBforFilamentAxi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</text:p>
          </table:table-cell>
          <table:table-cell office:value-type="string" table:style-name="ce29">
            <text:p>Enable Retraction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filament is retracted back into the extruder to end the path</text:p>
          </table:table-cell>
          <table:table-cell office:value-type="string" table:style-name="ce29">
            <text:p>{"machine_type":1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0]; &quot;::&quot;; [.H210])); &quot; &quot;; &quot;&quot;); &quot;/&quot;; &quot;&quot;); &quot;-&quot;; &quot;&quot;)" table:style-name="ce29">
            <text:p>Material::Retraction</text:p>
          </table:table-cell>
          <table:table-cell office:value-type="string" office:string-value="kEnableRetraction" table:formula="of:=SUBSTITUTE(SUBSTITUTE(SUBSTITUTE((COM.MICROSOFT.CONCAT(&quot;k&quot;; [.B210])); &quot; &quot;; &quot;&quot;); &quot;/&quot;; &quot;&quot;); &quot;-&quot;; &quot;&quot;)" table:style-name="ce29">
            <text:p>kEnable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_min_travel_length</text:p>
          </table:table-cell>
          <table:table-cell office:value-type="string" table:style-name="ce29">
            <text:p>Minimum Travel for Retraction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ravel moves longer than this distance will force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1]; &quot;::&quot;; [.H211])); &quot; &quot;; &quot;&quot;); &quot;/&quot;; &quot;&quot;); &quot;-&quot;; &quot;&quot;)" table:style-name="ce29">
            <text:p>Material::Retraction</text:p>
          </table:table-cell>
          <table:table-cell office:value-type="string" office:string-value="kMinimumTravelforRetraction" table:formula="of:=SUBSTITUTE(SUBSTITUTE(SUBSTITUTE((COM.MICROSOFT.CONCAT(&quot;k&quot;; [.B211])); &quot; &quot;; &quot;&quot;); &quot;/&quot;; &quot;&quot;); &quot;-&quot;; &quot;&quot;)" table:style-name="ce29">
            <text:p>kMinimumTravelfor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length</text:p>
          </table:table-cell>
          <table:table-cell office:value-type="string" table:style-name="ce29">
            <text:p>Retraction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he length of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2]; &quot;::&quot;; [.H212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Length" table:formula="of:=SUBSTITUTE(SUBSTITUTE(SUBSTITUTE((COM.MICROSOFT.CONCAT(&quot;k&quot;; [.B212])); &quot; &quot;; &quot;&quot;); &quot;/&quot;; &quot;&quot;); &quot;-&quot;; &quot;&quot;)" table:style-name="ce29">
            <text:p>kRetraction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speed</text:p>
          </table:table-cell>
          <table:table-cell office:value-type="string" table:style-name="ce29">
            <text:p>Retraction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The speed that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3]; &quot;::&quot;; [.H213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Speed" table:formula="of:=SUBSTITUTE(SUBSTITUTE(SUBSTITUTE((COM.MICROSOFT.CONCAT(&quot;k&quot;; [.B213])); &quot; &quot;; &quot;&quot;); &quot;/&quot;; &quot;&quot;); &quot;-&quot;; &quot;&quot;)" table:style-name="ce29">
            <text:p>kRetraction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open_spaces_only</text:p>
          </table:table-cell>
          <table:table-cell office:value-type="string" table:style-name="ce29">
            <text:p>Retract on Open Spaces Only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only when crossing open spaces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4]; &quot;::&quot;; [.H214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OpenSpacesOnly" table:formula="of:=SUBSTITUTE(SUBSTITUTE(SUBSTITUTE((COM.MICROSOFT.CONCAT(&quot;k&quot;; [.B214])); &quot; &quot;; &quot;&quot;); &quot;/&quot;; &quot;&quot;); &quot;-&quot;; &quot;&quot;)" table:style-name="ce29">
            <text:p>kRetractonOpenSpacesOnly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layer_change</text:p>
          </table:table-cell>
          <table:table-cell office:value-type="string" table:style-name="ce29">
            <text:p>Retract on Layer Chang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between every lay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5]; &quot;::&quot;; [.H215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LayerChange" table:formula="of:=SUBSTITUTE(SUBSTITUTE(SUBSTITUTE((COM.MICROSOFT.CONCAT(&quot;k&quot;; [.B215])); &quot; &quot;; &quot;&quot;); &quot;/&quot;; &quot;&quot;); &quot;-&quot;; &quot;&quot;)" table:style-name="ce29">
            <text:p>kRetractonLayerChan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filament_prime_speed</text:p>
          </table:table-cell>
          <table:table-cell office:value-type="string" table:style-name="ce29">
            <text:p>Filament Prim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peed of the extruder during priming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6]; &quot;::&quot;; [.H216])); &quot; &quot;; &quot;&quot;); &quot;/&quot;; &quot;&quot;); &quot;-&quot;; &quot;&quot;)" table:style-name="ce29">
            <text:p>Material::Retraction</text:p>
          </table:table-cell>
          <table:table-cell office:value-type="string" office:string-value="kFilamentPrimeSpeed" table:formula="of:=SUBSTITUTE(SUBSTITUTE(SUBSTITUTE((COM.MICROSOFT.CONCAT(&quot;k&quot;; [.B216])); &quot; &quot;; &quot;&quot;); &quot;/&quot;; &quot;&quot;); &quot;-&quot;; &quot;&quot;)" table:style-name="ce29">
            <text:p>kFilamentPrim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filament_prime_length</text:p>
          </table:table-cell>
          <table:table-cell office:value-type="string" table:style-name="ce29">
            <text:p>Additional Prime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Length of extra filament to extrude during priming after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7]; &quot;::&quot;; [.H217])); &quot; &quot;; &quot;&quot;); &quot;/&quot;; &quot;&quot;); &quot;-&quot;; &quot;&quot;)" table:style-name="ce29">
            <text:p>Material::Retraction</text:p>
          </table:table-cell>
          <table:table-cell office:value-type="string" office:string-value="kAdditionalPrimeLength" table:formula="of:=SUBSTITUTE(SUBSTITUTE(SUBSTITUTE((COM.MICROSOFT.CONCAT(&quot;k&quot;; [.B217])); &quot; &quot;; &quot;&quot;); &quot;/&quot;; &quot;&quot;); &quot;-&quot;; &quot;&quot;)" table:style-name="ce29">
            <text:p>kAdditionalPrime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bed_temperature</text:p>
          </table:table-cell>
          <table:table-cell office:value-type="string" table:style-name="ce39">
            <text:p>Bed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bed while printing</text:p>
          </table:table-cell>
          <table:table-cell office:value-type="string" table:style-name="ce39">
            <text:p>{"OR": [{"machine_type":1}, {"syntax": 12}]}</text:p>
          </table:table-cell>
          <table:table-cell table:style-name="ce39"/>
          <table:table-cell office:value-type="float" office:value="398.15" table:style-name="ce40">
            <text:p>398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18]; &quot;::&quot;; [.H21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BedTemperature" table:formula="of:=SUBSTITUTE(SUBSTITUTE(SUBSTITUTE((COM.MICROSOFT.CONCAT(&quot;k&quot;; [.B218])); &quot; &quot;; &quot;&quot;); &quot;/&quot;; &quot;&quot;); &quot;-&quot;; &quot;&quot;)" table:style-name="ce39">
            <text:p>kBed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two_zone_extruders</text:p>
          </table:table-cell>
          <table:table-cell office:value-type="string" table:style-name="ce39">
            <text:p>Two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wo zones for extruder temperature control</text:p>
          </table:table-cell>
          <table:table-cell office:value-type="string" table:style-name="ce39">
            <text:p>{"AND": [{"three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19]; &quot;::&quot;; [.H21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woZoneExtruders" table:formula="of:=SUBSTITUTE(SUBSTITUTE(SUBSTITUTE((COM.MICROSOFT.CONCAT(&quot;k&quot;; [.B219])); &quot; &quot;; &quot;&quot;); &quot;/&quot;; &quot;&quot;); &quot;-&quot;; &quot;&quot;)" table:style-name="ce39">
            <text:p>kTwo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three_zone_extruders</text:p>
          </table:table-cell>
          <table:table-cell office:value-type="string" table:style-name="ce39">
            <text:p>Thre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hree zones for extruder temperature control</text:p>
          </table:table-cell>
          <table:table-cell office:value-type="string" table:style-name="ce39">
            <text:p>{"AND": [{"two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0]; &quot;::&quot;; [.H22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hreeZoneExtruders" table:formula="of:=SUBSTITUTE(SUBSTITUTE(SUBSTITUTE((COM.MICROSOFT.CONCAT(&quot;k&quot;; [.B220])); &quot; &quot;; &quot;&quot;); &quot;/&quot;; &quot;&quot;); &quot;-&quot;; &quot;&quot;)" table:style-name="ce39">
            <text:p>kThre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four_zone_extruders</text:p>
          </table:table-cell>
          <table:table-cell office:value-type="string" table:style-name="ce39">
            <text:p>Four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our zones for extruder temperature control</text:p>
          </table:table-cell>
          <table:table-cell office:value-type="string" table:style-name="ce39">
            <text:p>{"AND": [{"three_zone_extruders": false}, {"AND": [{"two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1]; &quot;::&quot;; [.H22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ourZoneExtruders" table:formula="of:=SUBSTITUTE(SUBSTITUTE(SUBSTITUTE((COM.MICROSOFT.CONCAT(&quot;k&quot;; [.B221])); &quot; &quot;; &quot;&quot;); &quot;/&quot;; &quot;&quot;); &quot;-&quot;; &quot;&quot;)" table:style-name="ce39">
            <text:p>kFour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five_zone_extruders</text:p>
          </table:table-cell>
          <table:table-cell office:value-type="string" table:style-name="ce39">
            <text:p>Fiv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ive zones for extruder temperature control</text:p>
          </table:table-cell>
          <table:table-cell office:value-type="string" table:style-name="ce39">
            <text:p>{"AND": [{"two_zone_extruders": false}, {"AND": [{"three_zone_extruders": false}, {"AND": [{"four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2]; &quot;::&quot;; [.H22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iveZoneExtruders" table:formula="of:=SUBSTITUTE(SUBSTITUTE(SUBSTITUTE((COM.MICROSOFT.CONCAT(&quot;k&quot;; [.B222])); &quot; &quot;; &quot;&quot;); &quot;/&quot;; &quot;&quot;); &quot;-&quot;; &quot;&quot;)" table:style-name="ce39">
            <text:p>kFiv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temperature</text:p>
          </table:table-cell>
          <table:table-cell office:value-type="string" table:style-name="ce39">
            <text:p>Extruder 0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0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3]; &quot;::&quot;; [.H22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Temperature" table:formula="of:=SUBSTITUTE(SUBSTITUTE(SUBSTITUTE((COM.MICROSOFT.CONCAT(&quot;k&quot;; [.B223])); &quot; &quot;; &quot;&quot;); &quot;/&quot;; &quot;&quot;); &quot;-&quot;; &quot;&quot;)" table:style-name="ce39">
            <text:p>kExtruder0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temperature</text:p>
          </table:table-cell>
          <table:table-cell office:value-type="string" table:style-name="ce39">
            <text:p>Extruder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1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4]; &quot;::&quot;; [.H22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Temperature" table:formula="of:=SUBSTITUTE(SUBSTITUTE(SUBSTITUTE((COM.MICROSOFT.CONCAT(&quot;k&quot;; [.B224])); &quot; &quot;; &quot;&quot;); &quot;/&quot;; &quot;&quot;); &quot;-&quot;; &quot;&quot;)" table:style-name="ce39">
            <text:p>kExtruder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tandby0_temperature</text:p>
          </table:table-cell>
          <table:table-cell office:value-type="string" table:style-name="ce39">
            <text:p>Extruder 0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0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5]; &quot;::&quot;; [.H22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StandbyTemperature" table:formula="of:=SUBSTITUTE(SUBSTITUTE(SUBSTITUTE((COM.MICROSOFT.CONCAT(&quot;k&quot;; [.B225])); &quot; &quot;; &quot;&quot;); &quot;/&quot;; &quot;&quot;); &quot;-&quot;; &quot;&quot;)" table:style-name="ce39">
            <text:p>kExtruder0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tandby1_temperature</text:p>
          </table:table-cell>
          <table:table-cell office:value-type="string" table:style-name="ce39">
            <text:p>Extruder 1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1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6]; &quot;::&quot;; [.H22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StandbyTemperature" table:formula="of:=SUBSTITUTE(SUBSTITUTE(SUBSTITUTE((COM.MICROSOFT.CONCAT(&quot;k&quot;; [.B226])); &quot; &quot;; &quot;&quot;); &quot;/&quot;; &quot;&quot;); &quot;-&quot;; &quot;&quot;)" table:style-name="ce39">
            <text:p>kExtruder1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1</text:p>
          </table:table-cell>
          <table:table-cell office:value-type="string" table:style-name="ce39">
            <text:p>Extruder 0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7]; &quot;::&quot;; [.H22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1Temperature" table:formula="of:=SUBSTITUTE(SUBSTITUTE(SUBSTITUTE((COM.MICROSOFT.CONCAT(&quot;k&quot;; [.B227])); &quot; &quot;; &quot;&quot;); &quot;/&quot;; &quot;&quot;); &quot;-&quot;; &quot;&quot;)" table:style-name="ce39">
            <text:p>kExtruder0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2</text:p>
          </table:table-cell>
          <table:table-cell office:value-type="string" table:style-name="ce39">
            <text:p>Extruder 0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8]; &quot;::&quot;; [.H22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2Temperature" table:formula="of:=SUBSTITUTE(SUBSTITUTE(SUBSTITUTE((COM.MICROSOFT.CONCAT(&quot;k&quot;; [.B228])); &quot; &quot;; &quot;&quot;); &quot;/&quot;; &quot;&quot;); &quot;-&quot;; &quot;&quot;)" table:style-name="ce39">
            <text:p>kExtruder0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3</text:p>
          </table:table-cell>
          <table:table-cell office:value-type="string" table:style-name="ce39">
            <text:p>Extruder 0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9]; &quot;::&quot;; [.H22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3Temperature" table:formula="of:=SUBSTITUTE(SUBSTITUTE(SUBSTITUTE((COM.MICROSOFT.CONCAT(&quot;k&quot;; [.B229])); &quot; &quot;; &quot;&quot;); &quot;/&quot;; &quot;&quot;); &quot;-&quot;; &quot;&quot;)" table:style-name="ce39">
            <text:p>kExtruder0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4</text:p>
          </table:table-cell>
          <table:table-cell office:value-type="string" table:style-name="ce39">
            <text:p>Extruder 0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0]; &quot;::&quot;; [.H23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4Temperature" table:formula="of:=SUBSTITUTE(SUBSTITUTE(SUBSTITUTE((COM.MICROSOFT.CONCAT(&quot;k&quot;; [.B230])); &quot; &quot;; &quot;&quot;); &quot;/&quot;; &quot;&quot;); &quot;-&quot;; &quot;&quot;)" table:style-name="ce39">
            <text:p>kExtruder0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5</text:p>
          </table:table-cell>
          <table:table-cell office:value-type="string" table:style-name="ce39">
            <text:p>Extruder 0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1]; &quot;::&quot;; [.H23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5Temperature" table:formula="of:=SUBSTITUTE(SUBSTITUTE(SUBSTITUTE((COM.MICROSOFT.CONCAT(&quot;k&quot;; [.B231])); &quot; &quot;; &quot;&quot;); &quot;/&quot;; &quot;&quot;); &quot;-&quot;; &quot;&quot;)" table:style-name="ce39">
            <text:p>kExtruder0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1</text:p>
          </table:table-cell>
          <table:table-cell office:value-type="string" table:style-name="ce39">
            <text:p>Extruder 1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2]; &quot;::&quot;; [.H23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1Temperature" table:formula="of:=SUBSTITUTE(SUBSTITUTE(SUBSTITUTE((COM.MICROSOFT.CONCAT(&quot;k&quot;; [.B232])); &quot; &quot;; &quot;&quot;); &quot;/&quot;; &quot;&quot;); &quot;-&quot;; &quot;&quot;)" table:style-name="ce39">
            <text:p>kExtruder1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2</text:p>
          </table:table-cell>
          <table:table-cell office:value-type="string" table:style-name="ce39">
            <text:p>Extruder 1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3]; &quot;::&quot;; [.H23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2Temperature" table:formula="of:=SUBSTITUTE(SUBSTITUTE(SUBSTITUTE((COM.MICROSOFT.CONCAT(&quot;k&quot;; [.B233])); &quot; &quot;; &quot;&quot;); &quot;/&quot;; &quot;&quot;); &quot;-&quot;; &quot;&quot;)" table:style-name="ce39">
            <text:p>kExtruder1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3</text:p>
          </table:table-cell>
          <table:table-cell office:value-type="string" table:style-name="ce39">
            <text:p>Extruder 1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4]; &quot;::&quot;; [.H23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3Temperature" table:formula="of:=SUBSTITUTE(SUBSTITUTE(SUBSTITUTE((COM.MICROSOFT.CONCAT(&quot;k&quot;; [.B234])); &quot; &quot;; &quot;&quot;); &quot;/&quot;; &quot;&quot;); &quot;-&quot;; &quot;&quot;)" table:style-name="ce39">
            <text:p>kExtruder1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4</text:p>
          </table:table-cell>
          <table:table-cell office:value-type="string" table:style-name="ce39">
            <text:p>Extruder 1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5]; &quot;::&quot;; [.H23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4Temperature" table:formula="of:=SUBSTITUTE(SUBSTITUTE(SUBSTITUTE((COM.MICROSOFT.CONCAT(&quot;k&quot;; [.B235])); &quot; &quot;; &quot;&quot;); &quot;/&quot;; &quot;&quot;); &quot;-&quot;; &quot;&quot;)" table:style-name="ce39">
            <text:p>kExtruder1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5</text:p>
          </table:table-cell>
          <table:table-cell office:value-type="string" table:style-name="ce39">
            <text:p>Extruder 1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6]; &quot;::&quot;; [.H23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5Temperature" table:formula="of:=SUBSTITUTE(SUBSTITUTE(SUBSTITUTE((COM.MICROSOFT.CONCAT(&quot;k&quot;; [.B236])); &quot; &quot;; &quot;&quot;); &quot;/&quot;; &quot;&quot;); &quot;-&quot;; &quot;&quot;)" table:style-name="ce39">
            <text:p>kExtruder1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</text:p>
          </table:table-cell>
          <table:table-cell office:value-type="string" table:style-name="ce42">
            <text:p>Fan Control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Sets how and when the fan will operate</text:p>
          </table:table-cell>
          <table:table-cell office:value-type="string" table:style-name="ce42">
            <text:p>{"machine_type":1}</text:p>
          </table:table-cell>
          <table:table-cell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7]; &quot;::&quot;; [.H237])); &quot; &quot;; &quot;&quot;); &quot;/&quot;; &quot;&quot;); &quot;-&quot;; &quot;&quot;)" table:style-name="ce17">
            <text:p>Material::Cooling</text:p>
          </table:table-cell>
          <table:table-cell office:value-type="string" office:string-value="kFanControl" table:formula="of:=SUBSTITUTE(SUBSTITUTE(SUBSTITUTE((COM.MICROSOFT.CONCAT(&quot;k&quot;; [.B237])); &quot; &quot;; &quot;&quot;); &quot;/&quot;; &quot;&quot;); &quot;-&quot;; &quot;&quot;)" table:style-name="ce17">
            <text:p>kFanControl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_min_speed</text:p>
          </table:table-cell>
          <table:table-cell office:value-type="string" table:style-name="ce42">
            <text:p>Min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in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8]; &quot;::&quot;; [.H238])); &quot; &quot;; &quot;&quot;); &quot;/&quot;; &quot;&quot;); &quot;-&quot;; &quot;&quot;)" table:style-name="ce17">
            <text:p>Material::Cooling</text:p>
          </table:table-cell>
          <table:table-cell office:value-type="string" office:string-value="kMinFanSpeed" table:formula="of:=SUBSTITUTE(SUBSTITUTE(SUBSTITUTE((COM.MICROSOFT.CONCAT(&quot;k&quot;; [.B238])); &quot; &quot;; &quot;&quot;); &quot;/&quot;; &quot;&quot;); &quot;-&quot;; &quot;&quot;)" table:style-name="ce17">
            <text:p>kMin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_max_speed</text:p>
          </table:table-cell>
          <table:table-cell office:value-type="string" table:style-name="ce42">
            <text:p>Max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ax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9]; &quot;::&quot;; [.H239])); &quot; &quot;; &quot;&quot;); &quot;/&quot;; &quot;&quot;); &quot;-&quot;; &quot;&quot;)" table:style-name="ce17">
            <text:p>Material::Cooling</text:p>
          </table:table-cell>
          <table:table-cell office:value-type="string" office:string-value="kMaxFanSpeed" table:formula="of:=SUBSTITUTE(SUBSTITUTE(SUBSTITUTE((COM.MICROSOFT.CONCAT(&quot;k&quot;; [.B239])); &quot; &quot;; &quot;&quot;); &quot;/&quot;; &quot;&quot;); &quot;-&quot;; &quot;&quot;)" table:style-name="ce17">
            <text:p>kMax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orce_minimum_layer_time</text:p>
          </table:table-cell>
          <table:table-cell office:value-type="string" table:style-name="ce42">
            <text:p>Force Min / Max Layer Time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If selected, a min / max layer time is reinforced for each layer so that there is adequate time for cooling</text:p>
          </table:table-cell>
          <table:table-cell table:number-columns-repeated="2"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0]; &quot;::&quot;; [.H240])); &quot; &quot;; &quot;&quot;); &quot;/&quot;; &quot;&quot;); &quot;-&quot;; &quot;&quot;)" table:style-name="ce17">
            <text:p>Material::Cooling</text:p>
          </table:table-cell>
          <table:table-cell office:value-type="string" office:string-value="kForceMinMaxLayerTime" table:formula="of:=SUBSTITUTE(SUBSTITUTE(SUBSTITUTE((COM.MICROSOFT.CONCAT(&quot;k&quot;; [.B240])); &quot; &quot;; &quot;&quot;); &quot;/&quot;; &quot;&quot;); &quot;-&quot;; &quot;&quot;)" table:style-name="ce17">
            <text:p>kForceMinMax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inimum_layer_time_method</text:p>
          </table:table-cell>
          <table:table-cell office:value-type="string" table:style-name="ce42">
            <text:p>Min / Max Layer Time Method</text:p>
          </table:table-cell>
          <table:table-cell office:value-type="string" table:style-name="ce42">
            <text:p>enumeration</text:p>
          </table:table-cell>
          <table:table-cell office:value-type="string" table:style-name="ce42">
            <text:p>Choose one of two ways to meet the min / max layer time requirement: either add dwell time or adjust feed rate in G0 G1 lines</text:p>
          </table:table-cell>
          <table:table-cell office:value-type="string" table:style-name="ce42">
            <text:p>{"force_minimum_layer_time":true}</text:p>
          </table:table-cell>
          <table:table-cell office:value-type="string" table:style-name="ce42">
            <text:p>ADD DWELL TIME, MODIFY FEEDRATE</text:p>
          </table:table-cell>
          <table:table-cell office:value-type="float" office:value="0" table:style-name="ce44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1]; &quot;::&quot;; [.H241])); &quot; &quot;; &quot;&quot;); &quot;/&quot;; &quot;&quot;); &quot;-&quot;; &quot;&quot;)" table:style-name="ce17">
            <text:p>Material::Cooling</text:p>
          </table:table-cell>
          <table:table-cell office:value-type="string" office:string-value="kMinMaxLayerTimeMethod" table:formula="of:=SUBSTITUTE(SUBSTITUTE(SUBSTITUTE((COM.MICROSOFT.CONCAT(&quot;k&quot;; [.B241])); &quot; &quot;; &quot;&quot;); &quot;/&quot;; &quot;&quot;); &quot;-&quot;; &quot;&quot;)" table:style-name="ce17">
            <text:p>kMinMaxLayerTimeMetho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inimum_layer_time</text:p>
          </table:table-cell>
          <table:table-cell office:value-type="string" table:style-name="ce42">
            <text:p>Min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inimum layer time required to meet the cooling need</text:p>
          </table:table-cell>
          <table:table-cell office:value-type="string" table:style-name="ce42">
            <text:p>{"force_minimum_layer_time":true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2]; &quot;::&quot;; [.H242])); &quot; &quot;; &quot;&quot;); &quot;/&quot;; &quot;&quot;); &quot;-&quot;; &quot;&quot;)" table:style-name="ce17">
            <text:p>Material::Cooling</text:p>
          </table:table-cell>
          <table:table-cell office:value-type="string" office:string-value="kMinimumLayerTime" table:formula="of:=SUBSTITUTE(SUBSTITUTE(SUBSTITUTE((COM.MICROSOFT.CONCAT(&quot;k&quot;; [.B242])); &quot; &quot;; &quot;&quot;); &quot;/&quot;; &quot;&quot;); &quot;-&quot;; &quot;&quot;)" table:style-name="ce17">
            <text:p>kMin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aximum_layer_time</text:p>
          </table:table-cell>
          <table:table-cell office:value-type="string" table:style-name="ce42">
            <text:p>Max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aximum layer time required to meet the cooling need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3]; &quot;::&quot;; [.H243])); &quot; &quot;; &quot;&quot;); &quot;/&quot;; &quot;&quot;); &quot;-&quot;; &quot;&quot;)" table:style-name="ce17">
            <text:p>Material::Cooling</text:p>
          </table:table-cell>
          <table:table-cell office:value-type="string" office:string-value="kMaximumLayerTime" table:formula="of:=SUBSTITUTE(SUBSTITUTE(SUBSTITUTE((COM.MICROSOFT.CONCAT(&quot;k&quot;; [.B243])); &quot; &quot;; &quot;&quot;); &quot;/&quot;; &quot;&quot;); &quot;-&quot;; &quot;&quot;)" table:style-name="ce17">
            <text:p>kMax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extruder_scale_factor</text:p>
          </table:table-cell>
          <table:table-cell office:value-type="string" table:style-name="ce42">
            <text:p>Extruder Scale Factor</text:p>
          </table:table-cell>
          <table:table-cell office:value-type="string" table:style-name="ce42">
            <text:p>unitless_float</text:p>
          </table:table-cell>
          <table:table-cell office:value-type="string" table:style-name="ce42">
            <text:p>Scale factor to be applied to extruder commands when adjusting feedrate. Value of 1 has no effect, greater than 1 increases extruder speed, and less than 1 decreases speed.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1" table:style-name="ce44">
            <text:p>1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4]; &quot;::&quot;; [.H244])); &quot; &quot;; &quot;&quot;); &quot;/&quot;; &quot;&quot;); &quot;-&quot;; &quot;&quot;)" table:style-name="ce17">
            <text:p>Material::Cooling</text:p>
          </table:table-cell>
          <table:table-cell office:value-type="string" office:string-value="kExtruderScaleFactor" table:formula="of:=SUBSTITUTE(SUBSTITUTE(SUBSTITUTE((COM.MICROSOFT.CONCAT(&quot;k&quot;; [.B244])); &quot; &quot;; &quot;&quot;); &quot;/&quot;; &quot;&quot;); &quot;-&quot;; &quot;&quot;)" table:style-name="ce17">
            <text:p>kExtruderScaleFactor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pre_pause_code</text:p>
          </table:table-cell>
          <table:table-cell office:value-type="string" table:style-name="ce42">
            <text:p>Pre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before the minimum layer time pause command, such as moving to a location to purge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5]; &quot;::&quot;; [.H245])); &quot; &quot;; &quot;&quot;); &quot;/&quot;; &quot;&quot;); &quot;-&quot;; &quot;&quot;)" table:style-name="ce17">
            <text:p>Material::Cooling</text:p>
          </table:table-cell>
          <table:table-cell office:value-type="string" office:string-value="kPrePauseGCode" table:formula="of:=SUBSTITUTE(SUBSTITUTE(SUBSTITUTE((COM.MICROSOFT.CONCAT(&quot;k&quot;; [.B245])); &quot; &quot;; &quot;&quot;); &quot;/&quot;; &quot;&quot;); &quot;-&quot;; &quot;&quot;)" table:style-name="ce17">
            <text:p>kPre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post_pause_code</text:p>
          </table:table-cell>
          <table:table-cell office:value-type="string" table:style-name="ce42">
            <text:p>Post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after the minimum layer time pause command, such as turning an extruder off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6]; &quot;::&quot;; [.H246])); &quot; &quot;; &quot;&quot;); &quot;/&quot;; &quot;&quot;); &quot;-&quot;; &quot;&quot;)" table:style-name="ce17">
            <text:p>Material::Cooling</text:p>
          </table:table-cell>
          <table:table-cell office:value-type="string" office:string-value="kPostPauseGCode" table:formula="of:=SUBSTITUTE(SUBSTITUTE(SUBSTITUTE((COM.MICROSOFT.CONCAT(&quot;k&quot;; [.B246])); &quot; &quot;; &quot;&quot;); &quot;/&quot;; &quot;&quot;); &quot;-&quot;; &quot;&quot;)" table:style-name="ce17">
            <text:p>kPost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</text:p>
          </table:table-cell>
          <table:table-cell office:value-type="string" table:style-name="ce35">
            <text:p>Add Raf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raft will be printed below the part to help account for an unlevel build surface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7]; &quot;::&quot;; [.H247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Raft" table:formula="of:=SUBSTITUTE(SUBSTITUTE(SUBSTITUTE((COM.MICROSOFT.CONCAT(&quot;k&quot;; [.B247])); &quot; &quot;; &quot;&quot;); &quot;/&quot;; &quot;&quot;); &quot;-&quot;; &quot;&quot;)" table:style-name="ce35">
            <text:p>kAddRaf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offset</text:p>
          </table:table-cell>
          <table:table-cell office:value-type="string" table:style-name="ce35">
            <text:p>Raft XY Offse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etermines how far beyond the base of the part the raft extend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8]; &quot;::&quot;; [.H24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XYOffset" table:formula="of:=SUBSTITUTE(SUBSTITUTE(SUBSTITUTE((COM.MICROSOFT.CONCAT(&quot;k&quot;; [.B248])); &quot; &quot;; &quot;&quot;); &quot;/&quot;; &quot;&quot;); &quot;-&quot;; &quot;&quot;)" table:style-name="ce35">
            <text:p>kRaftXYOffse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layer_count</text:p>
          </table:table-cell>
          <table:table-cell office:value-type="string" table:style-name="ce35">
            <text:p>Raf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of raft are created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9]; &quot;::&quot;; [.H24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LayerCount" table:formula="of:=SUBSTITUTE(SUBSTITUTE(SUBSTITUTE((COM.MICROSOFT.CONCAT(&quot;k&quot;; [.B249])); &quot; &quot;; &quot;&quot;); &quot;/&quot;; &quot;&quot;); &quot;-&quot;; &quot;&quot;)" table:style-name="ce35">
            <text:p>kRaf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bead_width</text:p>
          </table:table-cell>
          <table:table-cell office:value-type="string" table:style-name="ce35">
            <text:p>Raf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raft path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0]; &quot;::&quot;; [.H25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BeadWidth" table:formula="of:=SUBSTITUTE(SUBSTITUTE(SUBSTITUTE((COM.MICROSOFT.CONCAT(&quot;k&quot;; [.B250])); &quot; &quot;; &quot;&quot;); &quot;/&quot;; &quot;&quot;); &quot;-&quot;; &quot;&quot;)" table:style-name="ce35">
            <text:p>kRaf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</text:p>
          </table:table-cell>
          <table:table-cell office:value-type="string" table:style-name="ce35">
            <text:p>Add Brim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brim will be attached to the part at the base to help with platform adhesion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1]; &quot;::&quot;; [.H25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Brim" table:formula="of:=SUBSTITUTE(SUBSTITUTE(SUBSTITUTE((COM.MICROSOFT.CONCAT(&quot;k&quot;; [.B251])); &quot; &quot;; &quot;&quot;); &quot;/&quot;; &quot;&quot;); &quot;-&quot;; &quot;&quot;)" table:style-name="ce35">
            <text:p>kAddBri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width</text:p>
          </table:table-cell>
          <table:table-cell office:value-type="string" table:style-name="ce35">
            <text:p>Brim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Width of the brim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2]; &quot;::&quot;; [.H252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Width" table:formula="of:=SUBSTITUTE(SUBSTITUTE(SUBSTITUTE((COM.MICROSOFT.CONCAT(&quot;k&quot;; [.B252])); &quot; &quot;; &quot;&quot;); &quot;/&quot;; &quot;&quot;); &quot;-&quot;; &quot;&quot;)" table:style-name="ce35">
            <text:p>kBrim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layer_count</text:p>
          </table:table-cell>
          <table:table-cell office:value-type="string" table:style-name="ce35">
            <text:p>Brim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Number of layers to print the brim starting with layer 1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3]; &quot;::&quot;; [.H253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LayerCount" table:formula="of:=SUBSTITUTE(SUBSTITUTE(SUBSTITUTE((COM.MICROSOFT.CONCAT(&quot;k&quot;; [.B253])); &quot; &quot;; &quot;&quot;); &quot;/&quot;; &quot;&quot;); &quot;-&quot;; &quot;&quot;)" table:style-name="ce35">
            <text:p>kBrim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bead_width</text:p>
          </table:table-cell>
          <table:table-cell office:value-type="string" table:style-name="ce35">
            <text:p>Brim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brim paths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4]; &quot;::&quot;; [.H254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BeadWidth" table:formula="of:=SUBSTITUTE(SUBSTITUTE(SUBSTITUTE((COM.MICROSOFT.CONCAT(&quot;k&quot;; [.B254])); &quot; &quot;; &quot;&quot;); &quot;/&quot;; &quot;&quot;); &quot;-&quot;; &quot;&quot;)" table:style-name="ce35">
            <text:p>kBrim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</text:p>
          </table:table-cell>
          <table:table-cell office:value-type="string" table:style-name="ce35">
            <text:p>Add Skir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skirt will be printed around the object to prime the extruder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5]; &quot;::&quot;; [.H255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Skirt" table:formula="of:=SUBSTITUTE(SUBSTITUTE(SUBSTITUTE((COM.MICROSOFT.CONCAT(&quot;k&quot;; [.B255])); &quot; &quot;; &quot;&quot;); &quot;/&quot;; &quot;&quot;); &quot;-&quot;; &quot;&quot;)" table:style-name="ce35">
            <text:p>kAddSkir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loops</text:p>
          </table:table-cell>
          <table:table-cell office:value-type="string" table:style-name="ce35">
            <text:p>Skirt Loops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The amount of closed loop paths offset from the base of the print that funtions as a purge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6]; &quot;::&quot;; [.H256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oops" table:formula="of:=SUBSTITUTE(SUBSTITUTE(SUBSTITUTE((COM.MICROSOFT.CONCAT(&quot;k&quot;; [.B256])); &quot; &quot;; &quot;&quot;); &quot;/&quot;; &quot;&quot;); &quot;-&quot;; &quot;&quot;)" table:style-name="ce35">
            <text:p>kSkirtLoops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distance_from_object</text:p>
          </table:table-cell>
          <table:table-cell office:value-type="string" table:style-name="ce35">
            <text:p>Skirt Distance from Objec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distance away from the object where the skirt is being created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7]; &quot;::&quot;; [.H257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DistancefromObject" table:formula="of:=SUBSTITUTE(SUBSTITUTE(SUBSTITUTE((COM.MICROSOFT.CONCAT(&quot;k&quot;; [.B257])); &quot; &quot;; &quot;&quot;); &quot;/&quot;; &quot;&quot;); &quot;-&quot;; &quot;&quot;)" table:style-name="ce35">
            <text:p>kSkirtDistancefromObjec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layer_count</text:p>
          </table:table-cell>
          <table:table-cell office:value-type="string" table:style-name="ce35">
            <text:p>Skir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the skirt contain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8]; &quot;::&quot;; [.H25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ayerCount" table:formula="of:=SUBSTITUTE(SUBSTITUTE(SUBSTITUTE((COM.MICROSOFT.CONCAT(&quot;k&quot;; [.B258])); &quot; &quot;; &quot;&quot;); &quot;/&quot;; &quot;&quot;); &quot;-&quot;; &quot;&quot;)" table:style-name="ce35">
            <text:p>kSkir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minimum_length</text:p>
          </table:table-cell>
          <table:table-cell office:value-type="string" table:style-name="ce35">
            <text:p>Skirt Minimum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minimum extrusion length for the skirt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9]; &quot;::&quot;; [.H25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MinimumLength" table:formula="of:=SUBSTITUTE(SUBSTITUTE(SUBSTITUTE((COM.MICROSOFT.CONCAT(&quot;k&quot;; [.B259])); &quot; &quot;; &quot;&quot;); &quot;/&quot;; &quot;&quot;); &quot;-&quot;; &quot;&quot;)" table:style-name="ce35">
            <text:p>kSkirtMinimum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bead_width</text:p>
          </table:table-cell>
          <table:table-cell office:value-type="string" table:style-name="ce35">
            <text:p>Skir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skirt path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0]; &quot;::&quot;; [.H26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BeadWidth" table:formula="of:=SUBSTITUTE(SUBSTITUTE(SUBSTITUTE((COM.MICROSOFT.CONCAT(&quot;k&quot;; [.B260])); &quot; &quot;; &quot;&quot;); &quot;/&quot;; &quot;&quot;); &quot;-&quot;; &quot;&quot;)" table:style-name="ce35">
            <text:p>kSkir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multi_material</text:p>
          </table:table-cell>
          <table:table-cell office:value-type="string" table:style-name="ce37">
            <text:p>Enable Multi-material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enables the use of multiple printing materials</text:p>
          </table:table-cell>
          <table:table-cell office:value-type="string" table:style-name="ce37">
            <text:p>{ "OR": [{"syntax": 1},{"OR": [{"syntax": 11},{"syntax": 12}]}]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1]; &quot;::&quot;; [.H261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Multimaterial" table:formula="of:=SUBSTITUTE(SUBSTITUTE(SUBSTITUTE((COM.MICROSOFT.CONCAT(&quot;k&quot;; [.B261])); &quot; &quot;; &quot;&quot;); &quot;/&quot;; &quot;&quot;); &quot;-&quot;; &quot;&quot;)" table:style-name="ce37">
            <text:p>kEnableMultimaterial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perimeter_material_num</text:p>
          </table:table-cell>
          <table:table-cell office:value-type="string" table:style-name="ce37">
            <text:p>Perimeter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perimeter, brim, skeleton, and skirt paths</text:p>
          </table:table-cell>
          <table:table-cell office:value-type="string" table:style-name="ce37">
            <text:p>{"AND": [{"enable_multi_material": true}, {"OR": [{"perimeter":true}, {"OR": [{"brim":true}, {"OR": [{"skeleton":true}, {"skirt":true}]}]}]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2]; &quot;::&quot;; [.H262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PerimeterMaterialNumber" table:formula="of:=SUBSTITUTE(SUBSTITUTE(SUBSTITUTE((COM.MICROSOFT.CONCAT(&quot;k&quot;; [.B262])); &quot; &quot;; &quot;&quot;); &quot;/&quot;; &quot;&quot;); &quot;-&quot;; &quot;&quot;)" table:style-name="ce37">
            <text:p>kPerimeter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inset_material_num</text:p>
          </table:table-cell>
          <table:table-cell office:value-type="string" table:style-name="ce37">
            <text:p>Inse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set paths</text:p>
          </table:table-cell>
          <table:table-cell office:value-type="string" table:style-name="ce37">
            <text:p>{"AND": [{"inset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3]; &quot;::&quot;; [.H263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setMaterialNumber" table:formula="of:=SUBSTITUTE(SUBSTITUTE(SUBSTITUTE((COM.MICROSOFT.CONCAT(&quot;k&quot;; [.B263])); &quot; &quot;; &quot;&quot;); &quot;/&quot;; &quot;&quot;); &quot;-&quot;; &quot;&quot;)" table:style-name="ce37">
            <text:p>kInse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kin_material_num</text:p>
          </table:table-cell>
          <table:table-cell office:value-type="string" table:style-name="ce37">
            <text:p>Skin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kin paths</text:p>
          </table:table-cell>
          <table:table-cell office:value-type="string" table:style-name="ce37">
            <text:p>{"AND": [{"skin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4]; &quot;::&quot;; [.H264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kinMaterialNumber" table:formula="of:=SUBSTITUTE(SUBSTITUTE(SUBSTITUTE((COM.MICROSOFT.CONCAT(&quot;k&quot;; [.B264])); &quot; &quot;; &quot;&quot;); &quot;/&quot;; &quot;&quot;); &quot;-&quot;; &quot;&quot;)" table:style-name="ce37">
            <text:p>kSkin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infill_material_num</text:p>
          </table:table-cell>
          <table:table-cell office:value-type="string" table:style-name="ce37">
            <text:p>Infill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fill paths</text:p>
          </table:table-cell>
          <table:table-cell office:value-type="string" table:style-name="ce37">
            <text:p>{"AND": [{"infill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5]; &quot;::&quot;; [.H265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fillMaterialNumber" table:formula="of:=SUBSTITUTE(SUBSTITUTE(SUBSTITUTE((COM.MICROSOFT.CONCAT(&quot;k&quot;; [.B265])); &quot; &quot;; &quot;&quot;); &quot;/&quot;; &quot;&quot;); &quot;-&quot;; &quot;&quot;)" table:style-name="ce37">
            <text:p>kInfill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upport_material_num</text:p>
          </table:table-cell>
          <table:table-cell office:value-type="string" table:style-name="ce37">
            <text:p>Suppor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upport and raft paths</text:p>
          </table:table-cell>
          <table:table-cell office:value-type="string" table:style-name="ce37">
            <text:p>{"AND": [{"enable_multi_material": true}, {"OR": [{"support":true}, {"raft":true}]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6]; &quot;::&quot;; [.H266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upportMaterialNumber" table:formula="of:=SUBSTITUTE(SUBSTITUTE(SUBSTITUTE((COM.MICROSOFT.CONCAT(&quot;k&quot;; [.B266])); &quot; &quot;; &quot;&quot;); &quot;/&quot;; &quot;&quot;); &quot;-&quot;; &quot;&quot;)" table:style-name="ce37">
            <text:p>kSuppor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material_transition_distance</text:p>
          </table:table-cell>
          <table:table-cell office:value-type="string" table:style-name="ce37">
            <text:p>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The distance needed to transition between materials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7]; &quot;::&quot;; [.H267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TransitionDistance" table:formula="of:=SUBSTITUTE(SUBSTITUTE(SUBSTITUTE((COM.MICROSOFT.CONCAT(&quot;k&quot;; [.B267])); &quot; &quot;; &quot;&quot;); &quot;/&quot;; &quot;&quot;); &quot;-&quot;; &quot;&quot;)" table:style-name="ce37">
            <text:p>k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second_transition_distance</text:p>
          </table:table-cell>
          <table:table-cell office:value-type="string" table:style-name="ce37">
            <text:p>Enable Second Transition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ransition Distance will be used to transition from 1 to 2 and Second Transition Distance will be used for 2 to 1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8]; &quot;::&quot;; [.H268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SecondTransitionDistance" table:formula="of:=SUBSTITUTE(SUBSTITUTE(SUBSTITUTE((COM.MICROSOFT.CONCAT(&quot;k&quot;; [.B268])); &quot; &quot;; &quot;&quot;); &quot;/&quot;; &quot;&quot;); &quot;-&quot;; &quot;&quot;)" table:style-name="ce37">
            <text:p>kEnable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econd_transition_distance</text:p>
          </table:table-cell>
          <table:table-cell office:value-type="string" table:style-name="ce37">
            <text:p>Second 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Distance used for transition from material 2 to material 1</text:p>
          </table:table-cell>
          <table:table-cell office:value-type="string" table:style-name="ce37">
            <text:p>{"AND": [{"enable_multi_material": true}, {"enable_second_transition_distance":true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9]; &quot;::&quot;; [.H269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econdTransitionDistance" table:formula="of:=SUBSTITUTE(SUBSTITUTE(SUBSTITUTE((COM.MICROSOFT.CONCAT(&quot;k&quot;; [.B269])); &quot; &quot;; &quot;&quot;); &quot;/&quot;; &quot;&quot;); &quot;-&quot;; &quot;&quot;)" table:style-name="ce37">
            <text:p>k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m222</text:p>
          </table:table-cell>
          <table:table-cell office:value-type="string" table:style-name="ce37">
            <text:p>Use M222 Cod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Uses the M222 code for material transitions rather than the standard M237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0]; &quot;::&quot;; [.H270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UseM222Code" table:formula="of:=SUBSTITUTE(SUBSTITUTE(SUBSTITUTE((COM.MICROSOFT.CONCAT(&quot;k&quot;; [.B270])); &quot; &quot;; &quot;&quot;); &quot;/&quot;; &quot;&quot;); &quot;-&quot;; &quot;&quot;)" table:style-name="ce37">
            <text:p>kUseM222Cod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layer_height</text:p>
          </table:table-cell>
          <table:table-cell office:value-type="string" table:style-name="ce24">
            <text:p>Layer Height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ickness of each layer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1]; &quot;::&quot;; [.H271])); &quot; &quot;; &quot;&quot;); &quot;/&quot;; &quot;&quot;); &quot;-&quot;; &quot;&quot;)" table:style-name="ce24">
            <text:p>Profile::Layer</text:p>
          </table:table-cell>
          <table:table-cell office:value-type="string" office:string-value="kLayerHeight" table:formula="of:=SUBSTITUTE(SUBSTITUTE(SUBSTITUTE((COM.MICROSOFT.CONCAT(&quot;k&quot;; [.B271])); &quot; &quot;; &quot;&quot;); &quot;/&quot;; &quot;&quot;); &quot;-&quot;; &quot;&quot;)" table:style-name="ce24">
            <text:p>kLayerHeight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nozzle_diameter</text:p>
          </table:table-cell>
          <table:table-cell office:value-type="string" table:style-name="ce24">
            <text:p>Nozzle Diameter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diameter of the main extruder nozzle</text:p>
          </table:table-cell>
          <table:table-cell office:value-type="string" table:style-name="ce24">
            <text:p>{"OR": [{"machine_type": 0}, {"OR": [{"machine_type": 1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2]; &quot;::&quot;; [.H272])); &quot; &quot;; &quot;&quot;); &quot;/&quot;; &quot;&quot;); &quot;-&quot;; &quot;&quot;)" table:style-name="ce24">
            <text:p>Profile::Layer</text:p>
          </table:table-cell>
          <table:table-cell office:value-type="string" office:string-value="kNozzleDiameter" table:formula="of:=SUBSTITUTE(SUBSTITUTE(SUBSTITUTE((COM.MICROSOFT.CONCAT(&quot;k&quot;; [.B272])); &quot; &quot;; &quot;&quot;); &quot;/&quot;; &quot;&quot;); &quot;-&quot;; &quot;&quot;)" table:style-name="ce24">
            <text:p>kNozzleDiameter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width</text:p>
          </table:table-cell>
          <table:table-cell office:value-type="string" table:style-name="ce24">
            <text:p>Default Bead Wid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bead width for paths that don't have a defined width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3]; &quot;::&quot;; [.H273])); &quot; &quot;; &quot;&quot;); &quot;/&quot;; &quot;&quot;); &quot;-&quot;; &quot;&quot;)" table:style-name="ce24">
            <text:p>Profile::Layer</text:p>
          </table:table-cell>
          <table:table-cell office:value-type="string" office:string-value="kDefaultBeadWidth" table:formula="of:=SUBSTITUTE(SUBSTITUTE(SUBSTITUTE((COM.MICROSOFT.CONCAT(&quot;k&quot;; [.B273])); &quot; &quot;; &quot;&quot;); &quot;/&quot;; &quot;&quot;); &quot;-&quot;; &quot;&quot;)" table:style-name="ce24">
            <text:p>kDefaultBeadWid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speed</text:p>
          </table:table-cell>
          <table:table-cell office:value-type="string" table:style-name="ce24">
            <text:p>Default Print Speed</text:p>
          </table:table-cell>
          <table:table-cell office:value-type="string" table:style-name="ce24">
            <text:p>speed</text:p>
          </table:table-cell>
          <table:table-cell office:value-type="string" table:style-name="ce24">
            <text:p>Default printing speed for paths that don't have a defined speed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4]; &quot;::&quot;; [.H274])); &quot; &quot;; &quot;&quot;); &quot;/&quot;; &quot;&quot;); &quot;-&quot;; &quot;&quot;)" table:style-name="ce24">
            <text:p>Profile::Layer</text:p>
          </table:table-cell>
          <table:table-cell office:value-type="string" office:string-value="kDefaultPrintSpeed" table:formula="of:=SUBSTITUTE(SUBSTITUTE(SUBSTITUTE((COM.MICROSOFT.CONCAT(&quot;k&quot;; [.B274])); &quot; &quot;; &quot;&quot;); &quot;/&quot;; &quot;&quot;); &quot;-&quot;; &quot;&quot;)" table:style-name="ce24">
            <text:p>kDefaultPrint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extruder_speed</text:p>
          </table:table-cell>
          <table:table-cell office:value-type="string" table:style-name="ce24">
            <text:p>Default Extruder Speed</text:p>
          </table:table-cell>
          <table:table-cell office:value-type="string" table:style-name="ce24">
            <text:p>rpm</text:p>
          </table:table-cell>
          <table:table-cell office:value-type="string" table:style-name="ce24">
            <text:p>Default extruder speed for paths that don't have a defined extruder speed</text:p>
          </table:table-cell>
          <table:table-cell office:value-type="string" table:style-name="ce24">
            <text:p>{"AND": [{"enable_width_height": false}, {"OR": [{"machine_type": 0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5]; &quot;::&quot;; [.H275])); &quot; &quot;; &quot;&quot;); &quot;/&quot;; &quot;&quot;); &quot;-&quot;; &quot;&quot;)" table:style-name="ce24">
            <text:p>Profile::Layer</text:p>
          </table:table-cell>
          <table:table-cell office:value-type="string" office:string-value="kDefaultExtruderSpeed" table:formula="of:=SUBSTITUTE(SUBSTITUTE(SUBSTITUTE((COM.MICROSOFT.CONCAT(&quot;k&quot;; [.B275])); &quot; &quot;; &quot;&quot;); &quot;/&quot;; &quot;&quot;); &quot;-&quot;; &quot;&quot;)" table:style-name="ce24">
            <text:p>kDefaultExtruder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minimum_extrude_length</text:p>
          </table:table-cell>
          <table:table-cell office:value-type="string" table:style-name="ce24">
            <text:p>Minimum Extrude Leng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minimum extrusion length. Paths less than this are eliminated. Currently used for brim, raft, and support paths.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6]; &quot;::&quot;; [.H276])); &quot; &quot;; &quot;&quot;); &quot;/&quot;; &quot;&quot;); &quot;-&quot;; &quot;&quot;)" table:style-name="ce24">
            <text:p>Profile::Layer</text:p>
          </table:table-cell>
          <table:table-cell office:value-type="string" office:string-value="kMinimumExtrudeLength" table:formula="of:=SUBSTITUTE(SUBSTITUTE(SUBSTITUTE((COM.MICROSOFT.CONCAT(&quot;k&quot;; [.B276])); &quot; &quot;; &quot;&quot;); &quot;/&quot;; &quot;&quot;); &quot;-&quot;; &quot;&quot;)" table:style-name="ce24">
            <text:p>kMinimumExtrudeLeng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</text:p>
          </table:table-cell>
          <table:table-cell office:value-type="string" table:style-name="ce46">
            <text:p>Enable Perimeter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s will be generated</text:p>
          </table:table-cell>
          <table:table-cell table:number-columns-repeated="2"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7]; &quot;::&quot;; [.H277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" table:formula="of:=SUBSTITUTE(SUBSTITUTE(SUBSTITUTE((COM.MICROSOFT.CONCAT(&quot;k&quot;; [.B277])); &quot; &quot;; &quot;&quot;); &quot;/&quot;; &quot;&quot;); &quot;-&quot;; &quot;&quot;)" table:style-name="ce46">
            <text:p>kEnablePerimet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count</text:p>
          </table:table-cell>
          <table:table-cell office:value-type="string" table:style-name="ce46">
            <text:p>Number of Perimeters</text:p>
          </table:table-cell>
          <table:table-cell office:value-type="string" table:style-name="ce48">
            <text:p>positive_int</text:p>
          </table:table-cell>
          <table:table-cell office:value-type="string" table:style-name="ce46">
            <text:p>Total number of perimeters per lay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8]; &quot;::&quot;; [.H278])); &quot; &quot;; &quot;&quot;); &quot;/&quot;; &quot;&quot;); &quot;-&quot;; &quot;&quot;)" table:style-name="ce46">
            <text:p>Profile::Perimeter</text:p>
          </table:table-cell>
          <table:table-cell office:value-type="string" office:string-value="kNumberofPerimeters" table:formula="of:=SUBSTITUTE(SUBSTITUTE(SUBSTITUTE((COM.MICROSOFT.CONCAT(&quot;k&quot;; [.B278])); &quot; &quot;; &quot;&quot;); &quot;/&quot;; &quot;&quot;); &quot;-&quot;; &quot;&quot;)" table:style-name="ce46">
            <text:p>kNumberofPerimeter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width</text:p>
          </table:table-cell>
          <table:table-cell office:value-type="string" table:style-name="ce46">
            <text:p>Perimeter Bead Wid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Bead width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9]; &quot;::&quot;; [.H279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BeadWidth" table:formula="of:=SUBSTITUTE(SUBSTITUTE(SUBSTITUTE((COM.MICROSOFT.CONCAT(&quot;k&quot;; [.B279])); &quot; &quot;; &quot;&quot;); &quot;/&quot;; &quot;&quot;); &quot;-&quot;; &quot;&quot;)" table:style-name="ce46">
            <text:p>kPerimeterBeadWid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speed</text:p>
          </table:table-cell>
          <table:table-cell office:value-type="string" table:style-name="ce46">
            <text:p>Perimeter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0]; &quot;::&quot;; [.H280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eed" table:formula="of:=SUBSTITUTE(SUBSTITUTE(SUBSTITUTE((COM.MICROSOFT.CONCAT(&quot;k&quot;; [.B280])); &quot; &quot;; &quot;&quot;); &quot;/&quot;; &quot;&quot;); &quot;-&quot;; &quot;&quot;)" table:style-name="ce46">
            <text:p>kPerimet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extruder_speed</text:p>
          </table:table-cell>
          <table:table-cell office:value-type="string" table:style-name="ce46">
            <text:p>Perimeter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perimeter paths</text:p>
          </table:table-cell>
          <table:table-cell office:value-type="string" table:style-name="ce46">
            <text:p>{"AND": [{"perimeter": true}, {"AND": [{"enable_width_height": false}, {"OR": [{"machine_type": 0}, {"OR": [{"machine_type": 4}, {"machine_type": 5}]}]}]}]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1]; &quot;::&quot;; [.H281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derSpeed" table:formula="of:=SUBSTITUTE(SUBSTITUTE(SUBSTITUTE((COM.MICROSOFT.CONCAT(&quot;k&quot;; [.B281])); &quot; &quot;; &quot;&quot;); &quot;/&quot;; &quot;&quot;); &quot;-&quot;; &quot;&quot;)" table:style-name="ce46">
            <text:p>kPerimeter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extrusion_multiplier</text:p>
          </table:table-cell>
          <table:table-cell office:value-type="string" table:style-name="ce46">
            <text:p>Perimeter Extrusion Multiplier</text:p>
          </table:table-cell>
          <table:table-cell office:value-type="string" table:style-name="ce46">
            <text:p>unitless_float</text:p>
          </table:table-cell>
          <table:table-cell office:value-type="string" table:style-name="ce46">
            <text:p>Extrusion multiplier to increase/decrease flowrate for perimeter paths for systems without RPM control</text:p>
          </table:table-cell>
          <table:table-cell office:value-type="string" table:style-name="ce46">
            <text:p>{"AND": [{"perimeter": true}, {"OR": [{"machine_type":1}, {"syntax": 30}]}]}</text:p>
          </table:table-cell>
          <table:table-cell table:style-name="ce46"/>
          <table:table-cell office:value-type="float" office:value="1" table:style-name="ce49">
            <text:p>1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2]; &quot;::&quot;; [.H28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sionMultiplier" table:formula="of:=SUBSTITUTE(SUBSTITUTE(SUBSTITUTE((COM.MICROSOFT.CONCAT(&quot;k&quot;; [.B282])); &quot; &quot;; &quot;&quot;); &quot;/&quot;; &quot;&quot;); &quot;-&quot;; &quot;&quot;)" table:style-name="ce46">
            <text:p>kPerimeterExtrusionMultipli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minimum_path_length</text:p>
          </table:table-cell>
          <table:table-cell office:value-type="string" table:style-name="ce46">
            <text:p>Minimum Perimeter Path Leng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Perimeter extrusion paths less than this value are deleted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3]; &quot;::&quot;; [.H283])); &quot; &quot;; &quot;&quot;); &quot;/&quot;; &quot;&quot;); &quot;-&quot;; &quot;&quot;)" table:style-name="ce46">
            <text:p>Profile::Perimeter</text:p>
          </table:table-cell>
          <table:table-cell office:value-type="string" office:string-value="kMinimumPerimeterPathLength" table:formula="of:=SUBSTITUTE(SUBSTITUTE(SUBSTITUTE((COM.MICROSOFT.CONCAT(&quot;k&quot;; [.B283])); &quot; &quot;; &quot;&quot;); &quot;/&quot;; &quot;&quot;); &quot;-&quot;; &quot;&quot;)" table:style-name="ce46">
            <text:p>kMinimumPerimeterPathLeng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power</text:p>
          </table:table-cell>
          <table:table-cell office:value-type="string" table:style-name="ce46">
            <text:p>Perimeter Power</text:p>
          </table:table-cell>
          <table:table-cell office:value-type="string" table:style-name="ce46">
            <text:p>power</text:p>
          </table:table-cell>
          <table:table-cell office:value-type="string" table:style-name="ce46">
            <text:p>Power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4]; &quot;::&quot;; [.H284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Power" table:formula="of:=SUBSTITUTE(SUBSTITUTE(SUBSTITUTE((COM.MICROSOFT.CONCAT(&quot;k&quot;; [.B284])); &quot; &quot;; &quot;&quot;); &quot;/&quot;; &quot;&quot;); &quot;-&quot;; &quot;&quot;)" table:style-name="ce46">
            <text:p>kPerimeterPow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focus</text:p>
          </table:table-cell>
          <table:table-cell office:value-type="string" table:style-name="ce46">
            <text:p>Perimeter Focus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Focus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5]; &quot;::&quot;; [.H285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ocus" table:formula="of:=SUBSTITUTE(SUBSTITUTE(SUBSTITUTE((COM.MICROSOFT.CONCAT(&quot;k&quot;; [.B285])); &quot; &quot;; &quot;&quot;); &quot;/&quot;; &quot;&quot;); &quot;-&quot;; &quot;&quot;)" table:style-name="ce46">
            <text:p>kPerimeterFocu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spot_size</text:p>
          </table:table-cell>
          <table:table-cell office:value-type="string" table:style-name="ce46">
            <text:p>Perimeter Spot Siz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Spot size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6]; &quot;::&quot;; [.H286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otSize" table:formula="of:=SUBSTITUTE(SUBSTITUTE(SUBSTITUTE((COM.MICROSOFT.CONCAT(&quot;k&quot;; [.B286])); &quot; &quot;; &quot;&quot;); &quot;/&quot;; &quot;&quot;); &quot;-&quot;; &quot;&quot;)" table:style-name="ce46">
            <text:p>kPerimeterSpotSiz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lead_in</text:p>
          </table:table-cell>
          <table:table-cell office:value-type="string" table:style-name="ce46">
            <text:p>Enable Perimeter Lead-In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a lead-in path segment is added to the first perimeter path that can be used to prime the extrud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7]; &quot;::&quot;; [.H287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LeadIn" table:formula="of:=SUBSTITUTE(SUBSTITUTE(SUBSTITUTE((COM.MICROSOFT.CONCAT(&quot;k&quot;; [.B287])); &quot; &quot;; &quot;&quot;); &quot;/&quot;; &quot;&quot;); &quot;-&quot;; &quot;&quot;)" table:style-name="ce46">
            <text:p>kEnablePerimeterLeadI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lead_in_x</text:p>
          </table:table-cell>
          <table:table-cell office:value-type="string" table:style-name="ce46">
            <text:p>Lead-In Point X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X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8]; &quot;::&quot;; [.H288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XPosition" table:formula="of:=SUBSTITUTE(SUBSTITUTE(SUBSTITUTE((COM.MICROSOFT.CONCAT(&quot;k&quot;; [.B288])); &quot; &quot;; &quot;&quot;); &quot;/&quot;; &quot;&quot;); &quot;-&quot;; &quot;&quot;)" table:style-name="ce46">
            <text:p>kLeadInPointX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lead_in_y</text:p>
          </table:table-cell>
          <table:table-cell office:value-type="string" table:style-name="ce46">
            <text:p>Lead-In Point Y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Y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9]; &quot;::&quot;; [.H289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YPosition" table:formula="of:=SUBSTITUTE(SUBSTITUTE(SUBSTITUTE((COM.MICROSOFT.CONCAT(&quot;k&quot;; [.B289])); &quot; &quot;; &quot;&quot;); &quot;/&quot;; &quot;&quot;); &quot;-&quot;; &quot;&quot;)" table:style-name="ce46">
            <text:p>kLeadInPointY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</text:p>
          </table:table-cell>
          <table:table-cell office:value-type="string" table:style-name="ce46">
            <text:p>Enable Perimeter Flying Start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motions are created prior to the first extrusion move such that the end effector is in motion at the start of the path.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0]; &quot;::&quot;; [.H290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FlyingStart" table:formula="of:=SUBSTITUTE(SUBSTITUTE(SUBSTITUTE((COM.MICROSOFT.CONCAT(&quot;k&quot;; [.B290])); &quot; &quot;; &quot;&quot;); &quot;/&quot;; &quot;&quot;); &quot;-&quot;; &quot;&quot;)" table:style-name="ce46">
            <text:p>kEnablePerimeterFlyingStart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_distance</text:p>
          </table:table-cell>
          <table:table-cell office:value-type="string" table:style-name="ce46">
            <text:p>Perimeter Flying Start Distanc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away from the start of the extrusion path to begin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1]; &quot;::&quot;; [.H291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Distance" table:formula="of:=SUBSTITUTE(SUBSTITUTE(SUBSTITUTE((COM.MICROSOFT.CONCAT(&quot;k&quot;; [.B291])); &quot; &quot;; &quot;&quot;); &quot;/&quot;; &quot;&quot;); &quot;-&quot;; &quot;&quot;)" table:style-name="ce46">
            <text:p>kPerimeterFlyingStartDistanc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_speed</text:p>
          </table:table-cell>
          <table:table-cell office:value-type="string" table:style-name="ce46">
            <text:p>Perimeter Flying Start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2]; &quot;::&quot;; [.H29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Speed" table:formula="of:=SUBSTITUTE(SUBSTITUTE(SUBSTITUTE((COM.MICROSOFT.CONCAT(&quot;k&quot;; [.B292])); &quot; &quot;; &quot;&quot;); &quot;/&quot;; &quot;&quot;); &quot;-&quot;; &quot;&quot;)" table:style-name="ce46">
            <text:p>kPerimeterFlyingStart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shifted_beads</text:p>
          </table:table-cell>
          <table:table-cell office:value-type="string" table:style-name="ce46">
            <text:p>Enable Perimeter Shifted Beads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 shifted beads will be generated</text:p>
          </table:table-cell>
          <table:table-cell office:value-type="string" table:style-name="ce46">
            <text:p>{"perimeter_shifted_beads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3]; &quot;::&quot;; [.H293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ShiftedBeads" table:formula="of:=SUBSTITUTE(SUBSTITUTE(SUBSTITUTE((COM.MICROSOFT.CONCAT(&quot;k&quot;; [.B293])); &quot; &quot;; &quot;&quot;); &quot;/&quot;; &quot;&quot;); &quot;-&quot;; &quot;&quot;)" table:style-name="ce46">
            <text:p>kEnablePerimeterShiftedBead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2">
          <table:table-cell office:value-type="string" table:style-name="ce50">
            <text:p>inset</text:p>
          </table:table-cell>
          <table:table-cell office:value-type="string" table:style-name="ce50">
            <text:p>Enable Inset</text:p>
          </table:table-cell>
          <table:table-cell office:value-type="string" table:style-name="ce50">
            <text:p>boolean</text:p>
          </table:table-cell>
          <table:table-cell office:value-type="string" table:style-name="ce50">
            <text:p>If selected, insets will be generated</text:p>
          </table:table-cell>
          <table:table-cell table:number-columns-repeated="2" table:style-name="ce50"/>
          <table:table-cell office:value-type="string" table:style-name="ce51">
            <text:p>false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4]; &quot;::&quot;; [.H294])); &quot; &quot;; &quot;&quot;); &quot;/&quot;; &quot;&quot;); &quot;-&quot;; &quot;&quot;)" table:style-name="ce50">
            <text:p>Profile::Inset</text:p>
          </table:table-cell>
          <table:table-cell office:value-type="string" office:string-value="kEnableInset" table:formula="of:=SUBSTITUTE(SUBSTITUTE(SUBSTITUTE((COM.MICROSOFT.CONCAT(&quot;k&quot;; [.B294])); &quot; &quot;; &quot;&quot;); &quot;/&quot;; &quot;&quot;); &quot;-&quot;; &quot;&quot;)" table:style-name="ce50">
            <text:p>kEnableInset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count</text:p>
          </table:table-cell>
          <table:table-cell office:value-type="string" table:style-name="ce50">
            <text:p>Number of Insets</text:p>
          </table:table-cell>
          <table:table-cell office:value-type="string" table:style-name="ce52">
            <text:p>positive_int</text:p>
          </table:table-cell>
          <table:table-cell office:value-type="string" table:style-name="ce50">
            <text:p>Number of inset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5]; &quot;::&quot;; [.H295])); &quot; &quot;; &quot;&quot;); &quot;/&quot;; &quot;&quot;); &quot;-&quot;; &quot;&quot;)" table:style-name="ce50">
            <text:p>Profile::Inset</text:p>
          </table:table-cell>
          <table:table-cell office:value-type="string" office:string-value="kNumberofInsets" table:formula="of:=SUBSTITUTE(SUBSTITUTE(SUBSTITUTE((COM.MICROSOFT.CONCAT(&quot;k&quot;; [.B295])); &quot; &quot;; &quot;&quot;); &quot;/&quot;; &quot;&quot;); &quot;-&quot;; &quot;&quot;)" table:style-name="ce50">
            <text:p>kNumberofInsets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width</text:p>
          </table:table-cell>
          <table:table-cell office:value-type="string" table:style-name="ce50">
            <text:p>Inset Bead Wid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Bead width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6]; &quot;::&quot;; [.H296])); &quot; &quot;; &quot;&quot;); &quot;/&quot;; &quot;&quot;); &quot;-&quot;; &quot;&quot;)" table:style-name="ce50">
            <text:p>Profile::Inset</text:p>
          </table:table-cell>
          <table:table-cell office:value-type="string" office:string-value="kInsetBeadWidth" table:formula="of:=SUBSTITUTE(SUBSTITUTE(SUBSTITUTE((COM.MICROSOFT.CONCAT(&quot;k&quot;; [.B296])); &quot; &quot;; &quot;&quot;); &quot;/&quot;; &quot;&quot;); &quot;-&quot;; &quot;&quot;)" table:style-name="ce50">
            <text:p>kInsetBeadWid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speed</text:p>
          </table:table-cell>
          <table:table-cell office:value-type="string" table:style-name="ce50">
            <text:p>Inset Speed</text:p>
          </table:table-cell>
          <table:table-cell office:value-type="string" table:style-name="ce50">
            <text:p>speed</text:p>
          </table:table-cell>
          <table:table-cell office:value-type="string" table:style-name="ce50">
            <text:p>Speed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7]; &quot;::&quot;; [.H297])); &quot; &quot;; &quot;&quot;); &quot;/&quot;; &quot;&quot;); &quot;-&quot;; &quot;&quot;)" table:style-name="ce50">
            <text:p>Profile::Inset</text:p>
          </table:table-cell>
          <table:table-cell office:value-type="string" office:string-value="kInsetSpeed" table:formula="of:=SUBSTITUTE(SUBSTITUTE(SUBSTITUTE((COM.MICROSOFT.CONCAT(&quot;k&quot;; [.B297])); &quot; &quot;; &quot;&quot;); &quot;/&quot;; &quot;&quot;); &quot;-&quot;; &quot;&quot;)" table:style-name="ce50">
            <text:p>kInset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extruder_speed</text:p>
          </table:table-cell>
          <table:table-cell office:value-type="string" table:style-name="ce50">
            <text:p>Inset Extruder Speed</text:p>
          </table:table-cell>
          <table:table-cell office:value-type="string" table:style-name="ce50">
            <text:p>rpm</text:p>
          </table:table-cell>
          <table:table-cell office:value-type="string" table:style-name="ce50">
            <text:p>Extruder speed for inset paths</text:p>
          </table:table-cell>
          <table:table-cell office:value-type="string" table:style-name="ce50">
            <text:p>{"AND": [{"inset": true}, {"AND": [{"enable_width_height": false}, {"OR": [{"machine_type": 0}, {"OR": [{"machine_type": 4}, {"machine_type": 5}]}]}]}]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8]; &quot;::&quot;; [.H298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derSpeed" table:formula="of:=SUBSTITUTE(SUBSTITUTE(SUBSTITUTE((COM.MICROSOFT.CONCAT(&quot;k&quot;; [.B298])); &quot; &quot;; &quot;&quot;); &quot;/&quot;; &quot;&quot;); &quot;-&quot;; &quot;&quot;)" table:style-name="ce50">
            <text:p>kInsetExtruder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extrusion_multiplier</text:p>
          </table:table-cell>
          <table:table-cell office:value-type="string" table:style-name="ce50">
            <text:p>Inset Extrusion Multiplier</text:p>
          </table:table-cell>
          <table:table-cell office:value-type="string" table:style-name="ce50">
            <text:p>unitless_float</text:p>
          </table:table-cell>
          <table:table-cell office:value-type="string" table:style-name="ce50">
            <text:p>Extrusion multiplier to increase/decrease flowrate for inset paths for systems without RPM control</text:p>
          </table:table-cell>
          <table:table-cell office:value-type="string" table:style-name="ce50">
            <text:p>{"AND": [{"inset": true}, {"OR": [{"machine_type":1}, {"syntax": 30}]}]}</text:p>
          </table:table-cell>
          <table:table-cell table:style-name="ce50"/>
          <table:table-cell office:value-type="float" office:value="1" table:style-name="ce100">
            <text:p>1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9]; &quot;::&quot;; [.H299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sionMultiplier" table:formula="of:=SUBSTITUTE(SUBSTITUTE(SUBSTITUTE((COM.MICROSOFT.CONCAT(&quot;k&quot;; [.B299])); &quot; &quot;; &quot;&quot;); &quot;/&quot;; &quot;&quot;); &quot;-&quot;; &quot;&quot;)" table:style-name="ce50">
            <text:p>kInsetExtrusionMultiplier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minimum_path_length</text:p>
          </table:table-cell>
          <table:table-cell office:value-type="string" table:style-name="ce50">
            <text:p>Minimum Inset Path Leng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Inset extrusion paths less than this value are deleted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0]; &quot;::&quot;; [.H300])); &quot; &quot;; &quot;&quot;); &quot;/&quot;; &quot;&quot;); &quot;-&quot;; &quot;&quot;)" table:style-name="ce50">
            <text:p>Profile::Inset</text:p>
          </table:table-cell>
          <table:table-cell office:value-type="string" office:string-value="kMinimumInsetPathLength" table:formula="of:=SUBSTITUTE(SUBSTITUTE(SUBSTITUTE((COM.MICROSOFT.CONCAT(&quot;k&quot;; [.B300])); &quot; &quot;; &quot;&quot;); &quot;/&quot;; &quot;&quot;); &quot;-&quot;; &quot;&quot;)" table:style-name="ce50">
            <text:p>kMinimumInsetPathLeng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overlap_distance</text:p>
          </table:table-cell>
          <table:table-cell office:value-type="string" table:style-name="ce50">
            <text:p>Inset Overlap Distance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Width of the inset overlaps with exterior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1]; &quot;::&quot;; [.H301])); &quot; &quot;; &quot;&quot;); &quot;/&quot;; &quot;&quot;); &quot;-&quot;; &quot;&quot;)" table:style-name="ce50">
            <text:p>Profile::Inset</text:p>
          </table:table-cell>
          <table:table-cell office:value-type="string" office:string-value="kInsetOverlapDistance" table:formula="of:=SUBSTITUTE(SUBSTITUTE(SUBSTITUTE((COM.MICROSOFT.CONCAT(&quot;k&quot;; [.B301])); &quot; &quot;; &quot;&quot;); &quot;/&quot;; &quot;&quot;); &quot;-&quot;; &quot;&quot;)" table:style-name="ce50">
            <text:p>kInsetOverlapDistance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5">
            <text:p>skeleton</text:p>
          </table:table-cell>
          <table:table-cell office:value-type="string" table:style-name="ce55">
            <text:p>Enable Skeletons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If selected, skeletons will allow for an open loop path to fill a space that is too thin to use concentric paths</text:p>
          </table:table-cell>
          <table:table-cell table:number-columns-repeated="2" table:style-name="ce55"/>
          <table:table-cell office:value-type="string" table:style-name="ce56">
            <text:p>false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2]; &quot;::&quot;; [.H302])); &quot; &quot;; &quot;&quot;); &quot;/&quot;; &quot;&quot;); &quot;-&quot;; &quot;&quot;)" table:style-name="ce55">
            <text:p>Profile::Skeleton</text:p>
          </table:table-cell>
          <table:table-cell office:value-type="string" office:string-value="kEnableSkeletons" table:formula="of:=SUBSTITUTE(SUBSTITUTE(SUBSTITUTE((COM.MICROSOFT.CONCAT(&quot;k&quot;; [.B302])); &quot; &quot;; &quot;&quot;); &quot;/&quot;; &quot;&quot;); &quot;-&quot;; &quot;&quot;)" table:style-name="ce55">
            <text:p>kEnableSkeletons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5">
            <text:p>skeleton_input</text:p>
          </table:table-cell>
          <table:table-cell office:value-type="string" table:style-name="ce55">
            <text:p>Skeleton Input</text:p>
          </table:table-cell>
          <table:table-cell office:value-type="string" table:style-name="ce55">
            <text:p>enumeration</text:p>
          </table:table-cell>
          <table:table-cell office:value-type="string" table:style-name="ce55">
            <text:p>Feed skeleton Voronoi Diagram generator border geometry segments or points</text:p>
          </table:table-cell>
          <table:table-cell office:value-type="string" table:style-name="ce55">
            <text:p>{"skeleton":true}</text:p>
          </table:table-cell>
          <table:table-cell office:value-type="string" table:style-name="ce55">
            <text:p>SEGMENT,POINT</text:p>
          </table:table-cell>
          <table:table-cell office:value-type="float" office:value="0" table:style-name="ce56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3]; &quot;::&quot;; [.H303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Input" table:formula="of:=SUBSTITUTE(SUBSTITUTE(SUBSTITUTE((COM.MICROSOFT.CONCAT(&quot;k&quot;; [.B303])); &quot; &quot;; &quot;&quot;); &quot;/&quot;; &quot;&quot;); &quot;-&quot;; &quot;&quot;)" table:style-name="ce55">
            <text:p>kSkeletonInput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5">
            <text:p>skeleton_input_cleaning_distance</text:p>
          </table:table-cell>
          <table:table-cell office:value-type="string" table:style-name="ce55">
            <text:p>Skeleton Input Cleaning Distance</text:p>
          </table:table-cell>
          <table:table-cell office:value-type="string" table:style-name="ce55">
            <text:p>distance</text:p>
          </table:table-cell>
          <table:table-cell office:value-type="string" table:style-name="ce55">
            <text:p>Removes vertices: that join co-linear edges, or join edges that are almost co-linear (such that if the vertex was moved no more than the specified distance the edges would be co-linear), that are within the specified distance of an adjacent vertex, that are within the specified distance of a semi-adjacent vertex together with their out-lying vertice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4]; &quot;::&quot;; [.H304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InputCleaningDistance" table:formula="of:=SUBSTITUTE(SUBSTITUTE(SUBSTITUTE((COM.MICROSOFT.CONCAT(&quot;k&quot;; [.B304])); &quot; &quot;; &quot;&quot;); &quot;/&quot;; &quot;&quot;); &quot;-&quot;; &quot;&quot;)" table:style-name="ce55">
            <text:p>kSkeletonInputCleaningDistanc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5">
            <text:p>skeleton_input_chamfering_angle</text:p>
          </table:table-cell>
          <table:table-cell office:value-type="string" table:style-name="ce55">
            <text:p>Skeleton Input Chamfering Angl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Corners of input geometery that have an angle less than this value will be chamfered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5]; &quot;::&quot;; [.H305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InputChamferingAngle" table:formula="of:=SUBSTITUTE(SUBSTITUTE(SUBSTITUTE((COM.MICROSOFT.CONCAT(&quot;k&quot;; [.B305])); &quot; &quot;; &quot;&quot;); &quot;/&quot;; &quot;&quot;); &quot;-&quot;; &quot;&quot;)" table:style-name="ce55">
            <text:p>kSkeletonInputChamferingAngl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8">
            <text:p>skeleton_output_cleaning_distance</text:p>
          </table:table-cell>
          <table:table-cell office:value-type="string" table:style-name="ce58">
            <text:p>Skeleton<text:span text:style-name="T2"><text:s/></text:span>Output<text:span text:style-name="T2"><text:s/></text:span>Cleaning<text:span text:style-name="T2"><text:s/></text:span>Distance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Removes<text:span text:style-name="T2"><text:s/></text:span>vertices:<text:span text:style-name="T2"><text:s/></text:span>that<text:span text:style-name="T2"><text:s/></text:span>join<text:span text:style-name="T2"><text:s/></text:span>co-linear<text:span text:style-name="T2"><text:s/></text:span>edges,<text:span text:style-name="T2"><text:s/></text:span>or<text:span text:style-name="T2"><text:s/></text:span>join<text:span text:style-name="T2"><text:s/></text:span>edges<text:span text:style-name="T2"><text:s/></text:span>that<text:span text:style-name="T2"><text:s/></text:span>are<text:span text:style-name="T2"><text:s/></text:span>almost<text:span text:style-name="T2"><text:s/></text:span>co-linear<text:span text:style-name="T2"><text:s/></text:span>(such<text:span text:style-name="T2"><text:s/></text:span>that<text:span text:style-name="T2"><text:s/></text:span>if<text:span text:style-name="T2"><text:s/></text:span>the<text:span text:style-name="T2"><text:s/></text:span>vertex<text:span text:style-name="T2"><text:s/></text:span>was<text:span text:style-name="T2"><text:s/></text:span>moved<text:span text:style-name="T2"><text:s/></text:span>no<text:span text:style-name="T2"><text:s/></text:span>more<text:span text:style-name="T2"><text:s/></text:span>than<text:span text:style-name="T2"><text:s/></text:span>the<text:span text:style-name="T2"><text:s/></text:span>specified<text:span text:style-name="T2"><text:s/></text:span>distance<text:span text:style-name="T2"><text:s/></text:span>the<text:span text:style-name="T2"><text:s/></text:span>edges<text:span text:style-name="T2"><text:s/></text:span>would<text:span text:style-name="T2"><text:s/></text:span>be<text:span text:style-name="T2"><text:s/></text:span>co-linear)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n<text:span text:style-name="T2"><text:s/></text:span>adjacent<text:span text:style-name="T2"><text:s/></text:span>vertex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<text:span text:style-name="T2"><text:s/></text:span>semi-adjacent<text:span text:style-name="T2"><text:s/></text:span>vertex<text:span text:style-name="T2"><text:s/></text:span>together<text:span text:style-name="T2"><text:s/></text:span>with<text:span text:style-name="T2"><text:s/></text:span>their<text:span text:style-name="T2"><text:s/></text:span>out-lying<text:span text:style-name="T2"><text:s/></text:span>vertice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6]; &quot;::&quot;; [.H306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OutputCleaningDistance" table:formula="of:=SUBSTITUTE(SUBSTITUTE(SUBSTITUTE((COM.MICROSOFT.CONCAT(&quot;k&quot;; [.B306])); &quot; &quot;; &quot;&quot;); &quot;/&quot;; &quot;&quot;); &quot;-&quot;; &quot;&quot;)" table:style-name="ce55">
            <text:p>kSkeletonOutputCleaningDistanc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8">
            <text:p>skeleton_width</text:p>
          </table:table-cell>
          <table:table-cell office:value-type="string" table:style-name="ce58">
            <text:p>Skeleton Bead Wid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Bead width for skeleton path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7]; &quot;::&quot;; [.H307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BeadWidth" table:formula="of:=SUBSTITUTE(SUBSTITUTE(SUBSTITUTE((COM.MICROSOFT.CONCAT(&quot;k&quot;; [.B307])); &quot; &quot;; &quot;&quot;); &quot;/&quot;; &quot;&quot;); &quot;-&quot;; &quot;&quot;)" table:style-name="ce55">
            <text:p>kSkeleton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5">
            <text:p>skeleton_speed</text:p>
          </table:table-cell>
          <table:table-cell office:value-type="string" table:style-name="ce55">
            <text:p>Skeleton Speed</text:p>
          </table:table-cell>
          <table:table-cell office:value-type="string" table:style-name="ce55">
            <text:p>speed</text:p>
          </table:table-cell>
          <table:table-cell office:value-type="string" table:style-name="ce55">
            <text:p>Speed of skeleton printing path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8]; &quot;::&quot;; [.H308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Speed" table:formula="of:=SUBSTITUTE(SUBSTITUTE(SUBSTITUTE((COM.MICROSOFT.CONCAT(&quot;k&quot;; [.B308])); &quot; &quot;; &quot;&quot;); &quot;/&quot;; &quot;&quot;); &quot;-&quot;; &quot;&quot;)" table:style-name="ce55">
            <text:p>kSkeletonSpeed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8">
            <text:p>skeleton_adapt</text:p>
          </table:table-cell>
          <table:table-cell office:value-type="string" table:style-name="ce58">
            <text:p>Skeleton Adapt Bead Width</text:p>
          </table:table-cell>
          <table:table-cell office:value-type="string" table:style-name="ce55">
            <text:p>boolean</text:p>
          </table:table-cell>
          <table:table-cell office:value-type="string" table:style-name="ce58">
            <text:p>If selected, skeleton bead width will adapt to its environment. The linear relationship between bead width and speed will be applied to adapted segments.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9]; &quot;::&quot;; [.H309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BeadWidth" table:formula="of:=SUBSTITUTE(SUBSTITUTE(SUBSTITUTE((COM.MICROSOFT.CONCAT(&quot;k&quot;; [.B309])); &quot; &quot;; &quot;&quot;); &quot;/&quot;; &quot;&quot;); &quot;-&quot;; &quot;&quot;)" table:style-name="ce55">
            <text:p>kSkeletonAdapt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3">
          <table:table-cell office:value-type="string" table:style-name="ce58">
            <text:p>skeleton_adapt_min_width</text:p>
          </table:table-cell>
          <table:table-cell office:value-type="string" table:style-name="ce58">
            <text:p>Skeleton Adapt Min Bead Wid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Minimum bead width used during for adaptable skeleton bead widths</text:p>
          </table:table-cell>
          <table:table-cell office:value-type="string" table:style-name="ce55">
            <text:p>{"AND": [{"skeleton":true},{"skeleton_adapt":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10]; &quot;::&quot;; [.H310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MinBeadWidth" table:formula="of:=SUBSTITUTE(SUBSTITUTE(SUBSTITUTE((COM.MICROSOFT.CONCAT(&quot;k&quot;; [.B310])); &quot; &quot;; &quot;&quot;); &quot;/&quot;; &quot;&quot;); &quot;-&quot;; &quot;&quot;)" table:style-name="ce55">
            <text:p>kSkeletonAdaptMin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53"/>
        </table:table-row>
        <table:table-row table:style-name="ro3">
          <table:table-cell office:value-type="string" table:style-name="ce58">
            <text:p>skeleton_adapt_max_width</text:p>
          </table:table-cell>
          <table:table-cell office:value-type="string" table:style-name="ce58">
            <text:p>Skeleton Adapt Max Bead Wid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Maximum bead width used during for adaptable skeleton bead widths</text:p>
          </table:table-cell>
          <table:table-cell office:value-type="string" table:style-name="ce55">
            <text:p>{"AND": [{"skeleton":true},{"skeleton_adapt":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11]; &quot;::&quot;; [.H311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MaxBeadWidth" table:formula="of:=SUBSTITUTE(SUBSTITUTE(SUBSTITUTE((COM.MICROSOFT.CONCAT(&quot;k&quot;; [.B311])); &quot; &quot;; &quot;&quot;); &quot;/&quot;; &quot;&quot;); &quot;-&quot;; &quot;&quot;)" table:style-name="ce55">
            <text:p>kSkeletonAdaptMax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53"/>
        </table:table-row>
        <table:table-row table:style-name="ro2">
          <table:table-cell office:value-type="string" table:style-name="ce58">
            <text:p>skeleton_adapt_discretization_distance</text:p>
          </table:table-cell>
          <table:table-cell office:value-type="string" table:style-name="ce58">
            <text:p>Skeleton Adapt Discretization Distance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Discretizes skeleton segments according to this value. Bead widths of subsegments then adapt to their environment.</text:p>
          </table:table-cell>
          <table:table-cell office:value-type="string" table:style-name="ce55">
            <text:p>{"AND": [{"skeleton":true},{"skeleton_adapt":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12]; &quot;::&quot;; [.H312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DiscretizationDistance" table:formula="of:=SUBSTITUTE(SUBSTITUTE(SUBSTITUTE((COM.MICROSOFT.CONCAT(&quot;k&quot;; [.B312])); &quot; &quot;; &quot;&quot;); &quot;/&quot;; &quot;&quot;); &quot;-&quot;; &quot;&quot;)" table:style-name="ce55">
            <text:p>kSkeletonAdaptDiscretizationDistanc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5">
            <text:p>skeleton_extruder_speed</text:p>
          </table:table-cell>
          <table:table-cell office:value-type="string" table:style-name="ce55">
            <text:p>Skeleton Extruder Speed</text:p>
          </table:table-cell>
          <table:table-cell office:value-type="string" table:style-name="ce55">
            <text:p>rpm</text:p>
          </table:table-cell>
          <table:table-cell office:value-type="string" table:style-name="ce55">
            <text:p>Extruder speed for skeletons</text:p>
          </table:table-cell>
          <table:table-cell office:value-type="string" table:style-name="ce55">
            <text:p>{"AND": [{"skeleton": true}, {"AND": [{"enable_width_height": false}, {"OR": [{"machine_type": 0}, {"OR": [{"machine_type": 4}, {"machine_type": 5}]}]}]}]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13]; &quot;::&quot;; [.H313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ExtruderSpeed" table:formula="of:=SUBSTITUTE(SUBSTITUTE(SUBSTITUTE((COM.MICROSOFT.CONCAT(&quot;k&quot;; [.B313])); &quot; &quot;; &quot;&quot;); &quot;/&quot;; &quot;&quot;); &quot;-&quot;; &quot;&quot;)" table:style-name="ce55">
            <text:p>kSkeletonExtruderSpeed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5">
            <text:p>skeleton_extrusion_multiplier</text:p>
          </table:table-cell>
          <table:table-cell office:value-type="string" table:style-name="ce55">
            <text:p>Skeleton Extrusion Multiplier</text:p>
          </table:table-cell>
          <table:table-cell office:value-type="string" table:style-name="ce55">
            <text:p>unitless_float</text:p>
          </table:table-cell>
          <table:table-cell office:value-type="string" table:style-name="ce55">
            <text:p>Extrusion multiplier to increase/decrease flowrate for skeleton paths for systems without RPM control</text:p>
          </table:table-cell>
          <table:table-cell office:value-type="string" table:style-name="ce55">
            <text:p>{"AND": [{"skeleton": true}, {"OR": [{"machine_type":1}, {"syntax": 30}]}]}</text:p>
          </table:table-cell>
          <table:table-cell table:style-name="ce55"/>
          <table:table-cell office:value-type="float" office:value="1" table:style-name="ce57">
            <text:p>1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14]; &quot;::&quot;; [.H314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ExtrusionMultiplier" table:formula="of:=SUBSTITUTE(SUBSTITUTE(SUBSTITUTE((COM.MICROSOFT.CONCAT(&quot;k&quot;; [.B314])); &quot; &quot;; &quot;&quot;); &quot;/&quot;; &quot;&quot;); &quot;-&quot;; &quot;&quot;)" table:style-name="ce55">
            <text:p>kSkeletonExtrusionMultiplier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8">
            <text:p>skeleton_minimum_path_length</text:p>
          </table:table-cell>
          <table:table-cell office:value-type="string" table:style-name="ce58">
            <text:p>Minimum Skeleton Path Leng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Skeleton extrusion paths less than this value are deleted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15]; &quot;::&quot;; [.H315])); &quot; &quot;; &quot;&quot;); &quot;/&quot;; &quot;&quot;); &quot;-&quot;; &quot;&quot;)" table:style-name="ce55">
            <text:p>Profile::Skeleton</text:p>
          </table:table-cell>
          <table:table-cell office:value-type="string" office:string-value="kMinimumSkeletonPathLength" table:formula="of:=SUBSTITUTE(SUBSTITUTE(SUBSTITUTE((COM.MICROSOFT.CONCAT(&quot;k&quot;; [.B315])); &quot; &quot;; &quot;&quot;); &quot;/&quot;; &quot;&quot;); &quot;-&quot;; &quot;&quot;)" table:style-name="ce55">
            <text:p>kMinimumSkeletonPathLeng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8">
            <text:p>skeleton_skin_mcode</text:p>
          </table:table-cell>
          <table:table-cell office:value-type="string" table:style-name="ce58">
            <text:p>Use Skin M-Code for Skeletons</text:p>
          </table:table-cell>
          <table:table-cell office:value-type="string" table:style-name="ce55">
            <text:p>boolean</text:p>
          </table:table-cell>
          <table:table-cell office:value-type="string" table:style-name="ce58">
            <text:p>If selected, the skin m-code override (M15) will be issued rather than the default inset m-code override (M13) on BAAM.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16]; &quot;::&quot;; [.H316])); &quot; &quot;; &quot;&quot;); &quot;/&quot;; &quot;&quot;); &quot;-&quot;; &quot;&quot;)" table:style-name="ce55">
            <text:p>Profile::Skeleton</text:p>
          </table:table-cell>
          <table:table-cell office:value-type="string" office:string-value="kUseSkinMCodeforSkeletons" table:formula="of:=SUBSTITUTE(SUBSTITUTE(SUBSTITUTE((COM.MICROSOFT.CONCAT(&quot;k&quot;; [.B316])); &quot; &quot;; &quot;&quot;); &quot;/&quot;; &quot;&quot;); &quot;-&quot;; &quot;&quot;)" table:style-name="ce55">
            <text:p>kUseSkinMCodeforSkeletons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</text:p>
          </table:table-cell>
          <table:table-cell office:value-type="string" table:style-name="ce39">
            <text:p>Enable Skin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skins will be generated</text:p>
          </table:table-cell>
          <table:table-cell table:number-columns-repeated="2"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7]; &quot;::&quot;; [.H317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" table:formula="of:=SUBSTITUTE(SUBSTITUTE(SUBSTITUTE((COM.MICROSOFT.CONCAT(&quot;k&quot;; [.B317])); &quot; &quot;; &quot;&quot;); &quot;/&quot;; &quot;&quot;); &quot;-&quot;; &quot;&quot;)" table:style-name="ce39">
            <text:p>kEnableSki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top_count</text:p>
          </table:table-cell>
          <table:table-cell office:value-type="string" table:style-name="ce39">
            <text:p>Top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top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8]; &quot;::&quot;; [.H318])); &quot; &quot;; &quot;&quot;); &quot;/&quot;; &quot;&quot;); &quot;-&quot;; &quot;&quot;)" table:style-name="ce39">
            <text:p>Profile::Skin</text:p>
          </table:table-cell>
          <table:table-cell office:value-type="string" office:string-value="kTopSkinCount" table:formula="of:=SUBSTITUTE(SUBSTITUTE(SUBSTITUTE((COM.MICROSOFT.CONCAT(&quot;k&quot;; [.B318])); &quot; &quot;; &quot;&quot;); &quot;/&quot;; &quot;&quot;); &quot;-&quot;; &quot;&quot;)" table:style-name="ce39">
            <text:p>kTop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bottom_count</text:p>
          </table:table-cell>
          <table:table-cell office:value-type="string" table:style-name="ce39">
            <text:p>Bottom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bottom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9]; &quot;::&quot;; [.H319])); &quot; &quot;; &quot;&quot;); &quot;/&quot;; &quot;&quot;); &quot;-&quot;; &quot;&quot;)" table:style-name="ce39">
            <text:p>Profile::Skin</text:p>
          </table:table-cell>
          <table:table-cell office:value-type="string" office:string-value="kBottomSkinCount" table:formula="of:=SUBSTITUTE(SUBSTITUTE(SUBSTITUTE((COM.MICROSOFT.CONCAT(&quot;k&quot;; [.B319])); &quot; &quot;; &quot;&quot;); &quot;/&quot;; &quot;&quot;); &quot;-&quot;; &quot;&quot;)" table:style-name="ce39">
            <text:p>kBottom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pattern</text:p>
          </table:table-cell>
          <table:table-cell office:value-type="string" table:style-name="ce39">
            <text:p>Skin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skins</text:p>
          </table:table-cell>
          <table:table-cell office:value-type="string" table:style-name="ce39">
            <text:p>{"skin":true}</text:p>
          </table:table-cell>
          <table:table-cell office:value-type="string" table:style-name="ce39">
            <text:p>Lines, Grid, Concentric, Inside Out Concentric, Triangles, Hexagons and Triangles, Honeycomb</text:p>
          </table:table-cell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0]; &quot;::&quot;; [.H320])); &quot; &quot;; &quot;&quot;); &quot;/&quot;; &quot;&quot;); &quot;-&quot;; &quot;&quot;)" table:style-name="ce39">
            <text:p>Profile::Skin</text:p>
          </table:table-cell>
          <table:table-cell office:value-type="string" office:string-value="kSkinPattern" table:formula="of:=SUBSTITUTE(SUBSTITUTE(SUBSTITUTE((COM.MICROSOFT.CONCAT(&quot;k&quot;; [.B320])); &quot; &quot;; &quot;&quot;); &quot;/&quot;; &quot;&quot;); &quot;-&quot;; &quot;&quot;)" table:style-name="ce39">
            <text:p>kSkin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angle</text:p>
          </table:table-cell>
          <table:table-cell office:value-type="string" table:style-name="ce39">
            <text:p>Skin 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skin infill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1]; &quot;::&quot;; [.H321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" table:formula="of:=SUBSTITUTE(SUBSTITUTE(SUBSTITUTE((COM.MICROSOFT.CONCAT(&quot;k&quot;; [.B321])); &quot; &quot;; &quot;&quot;); &quot;/&quot;; &quot;&quot;); &quot;-&quot;; &quot;&quot;)" table:style-name="ce39">
            <text:p>kSk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angle_rotation</text:p>
          </table:table-cell>
          <table:table-cell office:value-type="string" table:style-name="ce39">
            <text:p>Skin 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mount the skin fill rotates layer to laye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2]; &quot;::&quot;; [.H322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Rotation" table:formula="of:=SUBSTITUTE(SUBSTITUTE(SUBSTITUTE((COM.MICROSOFT.CONCAT(&quot;k&quot;; [.B322])); &quot; &quot;; &quot;&quot;); &quot;/&quot;; &quot;&quot;); &quot;-&quot;; &quot;&quot;)" table:style-name="ce39">
            <text:p>kSk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exterior_overlap</text:p>
          </table:table-cell>
          <table:table-cell office:value-type="string" table:style-name="ce39">
            <text:p>Skin Exterior Overlap</text:p>
          </table:table-cell>
          <table:table-cell office:value-type="string" table:style-name="ce39">
            <text:p>location</text:p>
          </table:table-cell>
          <table:table-cell office:value-type="string" table:style-name="ce39">
            <text:p>Width of the skin overlaps with the exterio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3]; &quot;::&quot;; [.H323])); &quot; &quot;; &quot;&quot;); &quot;/&quot;; &quot;&quot;); &quot;-&quot;; &quot;&quot;)" table:style-name="ce39">
            <text:p>Profile::Skin</text:p>
          </table:table-cell>
          <table:table-cell office:value-type="string" office:string-value="kSkinExteriorOverlap" table:formula="of:=SUBSTITUTE(SUBSTITUTE(SUBSTITUTE((COM.MICROSOFT.CONCAT(&quot;k&quot;; [.B323])); &quot; &quot;; &quot;&quot;); &quot;/&quot;; &quot;&quot;); &quot;-&quot;; &quot;&quot;)" table:style-name="ce39">
            <text:p>kSkinExteriorOverlap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width</text:p>
          </table:table-cell>
          <table:table-cell office:value-type="string" table:style-name="ce39">
            <text:p>Skin Bead Wid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Bead width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4]; &quot;::&quot;; [.H324])); &quot; &quot;; &quot;&quot;); &quot;/&quot;; &quot;&quot;); &quot;-&quot;; &quot;&quot;)" table:style-name="ce39">
            <text:p>Profile::Skin</text:p>
          </table:table-cell>
          <table:table-cell office:value-type="string" office:string-value="kSkinBeadWidth" table:formula="of:=SUBSTITUTE(SUBSTITUTE(SUBSTITUTE((COM.MICROSOFT.CONCAT(&quot;k&quot;; [.B324])); &quot; &quot;; &quot;&quot;); &quot;/&quot;; &quot;&quot;); &quot;-&quot;; &quot;&quot;)" table:style-name="ce39">
            <text:p>kSkinBeadWid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speed</text:p>
          </table:table-cell>
          <table:table-cell office:value-type="string" table:style-name="ce39">
            <text:p>Skin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5]; &quot;::&quot;; [.H325])); &quot; &quot;; &quot;&quot;); &quot;/&quot;; &quot;&quot;); &quot;-&quot;; &quot;&quot;)" table:style-name="ce39">
            <text:p>Profile::Skin</text:p>
          </table:table-cell>
          <table:table-cell office:value-type="string" office:string-value="kSkinSpeed" table:formula="of:=SUBSTITUTE(SUBSTITUTE(SUBSTITUTE((COM.MICROSOFT.CONCAT(&quot;k&quot;; [.B325])); &quot; &quot;; &quot;&quot;); &quot;/&quot;; &quot;&quot;); &quot;-&quot;; &quot;&quot;)" table:style-name="ce39">
            <text:p>kSkin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extruder_speed</text:p>
          </table:table-cell>
          <table:table-cell office:value-type="string" table:style-name="ce39">
            <text:p>Skin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Extruder speed for skin paths</text:p>
          </table:table-cell>
          <table:table-cell office:value-type="string" table:style-name="ce39">
            <text:p>{"AND": [{"skin": true}, {"AND": [{"enable_width_height": false}, {"OR": [{"machine_type": 0}, {"OR": [{"machine_type": 4}, {"machine_type": 5}]}]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6]; &quot;::&quot;; [.H326])); &quot; &quot;; &quot;&quot;); &quot;/&quot;; &quot;&quot;); &quot;-&quot;; &quot;&quot;)" table:style-name="ce39">
            <text:p>Profile::Skin</text:p>
          </table:table-cell>
          <table:table-cell office:value-type="string" office:string-value="kSkinExtruderSpeed" table:formula="of:=SUBSTITUTE(SUBSTITUTE(SUBSTITUTE((COM.MICROSOFT.CONCAT(&quot;k&quot;; [.B326])); &quot; &quot;; &quot;&quot;); &quot;/&quot;; &quot;&quot;); &quot;-&quot;; &quot;&quot;)" table:style-name="ce39">
            <text:p>kSkin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9">
            <text:p>skin_extrusion_multiplier</text:p>
          </table:table-cell>
          <table:table-cell office:value-type="string" table:style-name="ce59">
            <text:p>Skin Extrusion Multiplier</text:p>
          </table:table-cell>
          <table:table-cell office:value-type="string" table:style-name="ce59">
            <text:p>unitless_float</text:p>
          </table:table-cell>
          <table:table-cell office:value-type="string" table:style-name="ce59">
            <text:p>Extrusion multiplier to increase/decrease flowrate for skin paths for systems without RPM control</text:p>
          </table:table-cell>
          <table:table-cell office:value-type="string" table:style-name="ce59">
            <text:p>{"AND": [{"skin": true}, {"OR": [{"machine_type":1}, {"syntax": 30}]}]}</text:p>
          </table:table-cell>
          <table:table-cell table:style-name="ce59"/>
          <table:table-cell office:value-type="float" office:value="1" table:style-name="ce60">
            <text:p>1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7]; &quot;::&quot;; [.H327])); &quot; &quot;; &quot;&quot;); &quot;/&quot;; &quot;&quot;); &quot;-&quot;; &quot;&quot;)" table:style-name="ce59">
            <text:p>Profile::Skin</text:p>
          </table:table-cell>
          <table:table-cell office:value-type="string" office:string-value="kSkinExtrusionMultiplier" table:formula="of:=SUBSTITUTE(SUBSTITUTE(SUBSTITUTE((COM.MICROSOFT.CONCAT(&quot;k&quot;; [.B327])); &quot; &quot;; &quot;&quot;); &quot;/&quot;; &quot;&quot;); &quot;-&quot;; &quot;&quot;)" table:style-name="ce59">
            <text:p>kSkinExtrusionMultiplier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minimum_path_length</text:p>
          </table:table-cell>
          <table:table-cell office:value-type="string" table:style-name="ce39">
            <text:p>Minimum Skin Path Leng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Skin extrusion paths less than this value are dele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8]; &quot;::&quot;; [.H328])); &quot; &quot;; &quot;&quot;); &quot;/&quot;; &quot;&quot;); &quot;-&quot;; &quot;&quot;)" table:style-name="ce39">
            <text:p>Profile::Skin</text:p>
          </table:table-cell>
          <table:table-cell office:value-type="string" office:string-value="kMinimumSkinPathLength" table:formula="of:=SUBSTITUTE(SUBSTITUTE(SUBSTITUTE((COM.MICROSOFT.CONCAT(&quot;k&quot;; [.B328])); &quot; &quot;; &quot;&quot;); &quot;/&quot;; &quot;&quot;); &quot;-&quot;; &quot;&quot;)" table:style-name="ce39">
            <text:p>kMinimumSkinPathLeng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</text:p>
          </table:table-cell>
          <table:table-cell office:value-type="string" table:style-name="ce39">
            <text:p>Enable Skin Prestart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open contour paths will start along the edge of the perimeter before starting the actual path. Reverse Tip Wipes MUST be off</text:p>
          </table:table-cell>
          <table:table-cell office:value-type="string" table:style-name="ce39">
            <text:p>{"AND": [{"skin": true}, {"OR": [{"perimeter": true}, {"inset": true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9]; &quot;::&quot;; [.H329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Prestart" table:formula="of:=SUBSTITUTE(SUBSTITUTE(SUBSTITUTE((COM.MICROSOFT.CONCAT(&quot;k&quot;; [.B329])); &quot; &quot;; &quot;&quot;); &quot;/&quot;; &quot;&quot;); &quot;-&quot;; &quot;&quot;)" table:style-name="ce39">
            <text:p>kEnableSkinPrestart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distance</text:p>
          </table:table-cell>
          <table:table-cell office:value-type="string" table:style-name="ce39">
            <text:p>Skin Prestart Distance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When beginning a skin move, this sets the distance along the permimeter and away from the starting point that the extruder starts extruding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0]; &quot;::&quot;; [.H330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Distance" table:formula="of:=SUBSTITUTE(SUBSTITUTE(SUBSTITUTE((COM.MICROSOFT.CONCAT(&quot;k&quot;; [.B330])); &quot; &quot;; &quot;&quot;); &quot;/&quot;; &quot;&quot;); &quot;-&quot;; &quot;&quot;)" table:style-name="ce39">
            <text:p>kSkinPrestartDistanc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speed</text:p>
          </table:table-cell>
          <table:table-cell office:value-type="string" table:style-name="ce39">
            <text:p>Skin Prestart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restart paths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1]; &quot;::&quot;; [.H331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Speed" table:formula="of:=SUBSTITUTE(SUBSTITUTE(SUBSTITUTE((COM.MICROSOFT.CONCAT(&quot;k&quot;; [.B331])); &quot; &quot;; &quot;&quot;); &quot;/&quot;; &quot;&quot;); &quot;-&quot;; &quot;&quot;)" table:style-name="ce39">
            <text:p>kSkinPrestart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extruder_speed</text:p>
          </table:table-cell>
          <table:table-cell office:value-type="string" table:style-name="ce39">
            <text:p>Skin Prestart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Sets the extruder speed for skin prestarts</text:p>
          </table:table-cell>
          <table:table-cell office:value-type="string" table:style-name="ce39">
            <text:p>{"AND": [{"skin":true}, {"AND": [{"skin_prestart":true}, {"enable_width_height": false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2]; &quot;::&quot;; [.H332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ExtruderSpeed" table:formula="of:=SUBSTITUTE(SUBSTITUTE(SUBSTITUTE((COM.MICROSOFT.CONCAT(&quot;k&quot;; [.B332])); &quot; &quot;; &quot;&quot;); &quot;/&quot;; &quot;&quot;); &quot;-&quot;; &quot;&quot;)" table:style-name="ce39">
            <text:p>kSkinPrestart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</text:p>
          </table:table-cell>
          <table:table-cell office:value-type="string" table:style-name="ce39">
            <text:p>Enable Gradual Infill Step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gradual infill steps will be genera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3]; &quot;::&quot;; [.H333])); &quot; &quot;; &quot;&quot;); &quot;/&quot;; &quot;&quot;); &quot;-&quot;; &quot;&quot;)" table:style-name="ce39">
            <text:p>Profile::Skin</text:p>
          </table:table-cell>
          <table:table-cell office:value-type="string" office:string-value="kEnableGradualInfillSteps" table:formula="of:=SUBSTITUTE(SUBSTITUTE(SUBSTITUTE((COM.MICROSOFT.CONCAT(&quot;k&quot;; [.B333])); &quot; &quot;; &quot;&quot;); &quot;/&quot;; &quot;&quot;); &quot;-&quot;; &quot;&quot;)" table:style-name="ce39">
            <text:p>kEnable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steps</text:p>
          </table:table-cell>
          <table:table-cell office:value-type="string" table:style-name="ce39">
            <text:p>Number of Gradual Infill Steps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gradual infill steps between top skin and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4]; &quot;::&quot;; [.H334])); &quot; &quot;; &quot;&quot;); &quot;/&quot;; &quot;&quot;); &quot;-&quot;; &quot;&quot;)" table:style-name="ce39">
            <text:p>Profile::Skin</text:p>
          </table:table-cell>
          <table:table-cell office:value-type="string" office:string-value="kNumberofGradualInfillSteps" table:formula="of:=SUBSTITUTE(SUBSTITUTE(SUBSTITUTE((COM.MICROSOFT.CONCAT(&quot;k&quot;; [.B334])); &quot; &quot;; &quot;&quot;); &quot;/&quot;; &quot;&quot;); &quot;-&quot;; &quot;&quot;)" table:style-name="ce39">
            <text:p>kNumberof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pattern</text:p>
          </table:table-cell>
          <table:table-cell office:value-type="string" table:style-name="ce39">
            <text:p>Gradual Infill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gradual infill steps</text:p>
          </table:table-cell>
          <table:table-cell office:value-type="string" table:style-name="ce39">
            <text:p>{"AND": [{"skin":true},{"skin_gradual_infill":true}]}</text:p>
          </table:table-cell>
          <table:table-cell office:value-type="string" table:style-name="ce39">
            <text:p>Lines, Grid, Concentric, Triangles, Hexagons and Triangles, Honeycomb</text:p>
          </table:table-cell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5]; &quot;::&quot;; [.H335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Pattern" table:formula="of:=SUBSTITUTE(SUBSTITUTE(SUBSTITUTE((COM.MICROSOFT.CONCAT(&quot;k&quot;; [.B335])); &quot; &quot;; &quot;&quot;); &quot;/&quot;; &quot;&quot;); &quot;-&quot;; &quot;&quot;)" table:style-name="ce39">
            <text:p>kGradualInfill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angle</text:p>
          </table:table-cell>
          <table:table-cell office:value-type="string" table:style-name="ce39">
            <text:p>Gradual In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6]; &quot;::&quot;; [.H336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" table:formula="of:=SUBSTITUTE(SUBSTITUTE(SUBSTITUTE((COM.MICROSOFT.CONCAT(&quot;k&quot;; [.B336])); &quot; &quot;; &quot;&quot;); &quot;/&quot;; &quot;&quot;); &quot;-&quot;; &quot;&quot;)" table:style-name="ce39">
            <text:p>kGradual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angle_rotation</text:p>
          </table:table-cell>
          <table:table-cell office:value-type="string" table:style-name="ce39">
            <text:p>Gradual In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 rotation layer to layer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7]; &quot;::&quot;; [.H337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Rotation" table:formula="of:=SUBSTITUTE(SUBSTITUTE(SUBSTITUTE((COM.MICROSOFT.CONCAT(&quot;k&quot;; [.B337])); &quot; &quot;; &quot;&quot;); &quot;/&quot;; &quot;&quot;); &quot;-&quot;; &quot;&quot;)" table:style-name="ce39">
            <text:p>kGradual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</text:p>
          </table:table-cell>
          <table:table-cell office:value-type="string" table:style-name="ce61">
            <text:p>Enable Infill</text:p>
          </table:table-cell>
          <table:table-cell office:value-type="string" table:style-name="ce61">
            <text:p>boolean</text:p>
          </table:table-cell>
          <table:table-cell office:value-type="string" table:style-name="ce61">
            <text:p>If selected, infill will be generated</text:p>
          </table:table-cell>
          <table:table-cell table:number-columns-repeated="2" table:style-name="ce61"/>
          <table:table-cell office:value-type="string" table:style-name="ce62">
            <text:p>false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38]; &quot;::&quot;; [.H338])); &quot; &quot;; &quot;&quot;); &quot;/&quot;; &quot;&quot;); &quot;-&quot;; &quot;&quot;)" table:style-name="ce61">
            <text:p>Profile::Infill</text:p>
          </table:table-cell>
          <table:table-cell office:value-type="string" office:string-value="kEnableInfill" table:formula="of:=SUBSTITUTE(SUBSTITUTE(SUBSTITUTE((COM.MICROSOFT.CONCAT(&quot;k&quot;; [.B338])); &quot; &quot;; &quot;&quot;); &quot;/&quot;; &quot;&quot;); &quot;-&quot;; &quot;&quot;)" table:style-name="ce61">
            <text:p>kEnableInfill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density</text:p>
          </table:table-cell>
          <table:table-cell office:value-type="string" table:style-name="ce61">
            <text:p>Infill Density</text:p>
          </table:table-cell>
          <table:table-cell office:value-type="string" table:style-name="ce61">
            <text:p>percentage100</text:p>
          </table:table-cell>
          <table:table-cell office:value-type="string" table:style-name="ce61">
            <text:p>Percent of area to be covered by infill</text:p>
          </table:table-cell>
          <table:table-cell office:value-type="string" table:style-name="ce61">
            <text:p>{"AND": [{"infill": true}, {"infill_manual_spacing": false}]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39]; &quot;::&quot;; [.H339])); &quot; &quot;; &quot;&quot;); &quot;/&quot;; &quot;&quot;); &quot;-&quot;; &quot;&quot;)" table:style-name="ce61">
            <text:p>Profile::Infill</text:p>
          </table:table-cell>
          <table:table-cell office:value-type="string" office:string-value="kInfillDensity" table:formula="of:=SUBSTITUTE(SUBSTITUTE(SUBSTITUTE((COM.MICROSOFT.CONCAT(&quot;k&quot;; [.B339])); &quot; &quot;; &quot;&quot;); &quot;/&quot;; &quot;&quot;); &quot;-&quot;; &quot;&quot;)" table:style-name="ce61">
            <text:p>kInfillDensity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manual_spacing</text:p>
          </table:table-cell>
          <table:table-cell office:value-type="string" table:style-name="ce61">
            <text:p>Enable Manual Infill Line Spacing</text:p>
          </table:table-cell>
          <table:table-cell office:value-type="string" table:style-name="ce61">
            <text:p>boolean</text:p>
          </table:table-cell>
          <table:table-cell office:value-type="string" table:style-name="ce61">
            <text:p>Override infill density and manually define distance between beads on infill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string" table:style-name="ce62">
            <text:p>false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0]; &quot;::&quot;; [.H340])); &quot; &quot;; &quot;&quot;); &quot;/&quot;; &quot;&quot;); &quot;-&quot;; &quot;&quot;)" table:style-name="ce61">
            <text:p>Profile::Infill</text:p>
          </table:table-cell>
          <table:table-cell office:value-type="string" office:string-value="kEnableManualInfillLineSpacing" table:formula="of:=SUBSTITUTE(SUBSTITUTE(SUBSTITUTE((COM.MICROSOFT.CONCAT(&quot;k&quot;; [.B340])); &quot; &quot;; &quot;&quot;); &quot;/&quot;; &quot;&quot;); &quot;-&quot;; &quot;&quot;)" table:style-name="ce61">
            <text:p>kEnableManualInfillLineSpacing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line_spacing</text:p>
          </table:table-cell>
          <table:table-cell office:value-type="string" table:style-name="ce61">
            <text:p>Infill Line Spacing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Distance between beads on sparse infill</text:p>
          </table:table-cell>
          <table:table-cell office:value-type="string" table:style-name="ce61">
            <text:p>{"AND": [{"infill": true}, {"infill_manual_spacing": true}]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1]; &quot;::&quot;; [.H341])); &quot; &quot;; &quot;&quot;); &quot;/&quot;; &quot;&quot;); &quot;-&quot;; &quot;&quot;)" table:style-name="ce61">
            <text:p>Profile::Infill</text:p>
          </table:table-cell>
          <table:table-cell office:value-type="string" office:string-value="kInfillLineSpacing" table:formula="of:=SUBSTITUTE(SUBSTITUTE(SUBSTITUTE((COM.MICROSOFT.CONCAT(&quot;k&quot;; [.B341])); &quot; &quot;; &quot;&quot;); &quot;/&quot;; &quot;&quot;); &quot;-&quot;; &quot;&quot;)" table:style-name="ce61">
            <text:p>kInfillLineSpacing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pattern</text:p>
          </table:table-cell>
          <table:table-cell office:value-type="string" table:style-name="ce61">
            <text:p>Infill Pattern</text:p>
          </table:table-cell>
          <table:table-cell office:value-type="string" table:style-name="ce61">
            <text:p>enumeration</text:p>
          </table:table-cell>
          <table:table-cell office:value-type="string" table:style-name="ce61">
            <text:p>Pattern for the infill</text:p>
          </table:table-cell>
          <table:table-cell office:value-type="string" table:style-name="ce61">
            <text:p>{"infill":true}</text:p>
          </table:table-cell>
          <table:table-cell office:value-type="string" table:style-name="ce61">
            <text:p>Lines, Grid, Concentric, Inside Out Concentric, Triangles, Hexagons and Triangles, Honeycomb, Radial Hatch</text:p>
          </table:table-cell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2]; &quot;::&quot;; [.H342])); &quot; &quot;; &quot;&quot;); &quot;/&quot;; &quot;&quot;); &quot;-&quot;; &quot;&quot;)" table:style-name="ce61">
            <text:p>Profile::Infill</text:p>
          </table:table-cell>
          <table:table-cell office:value-type="string" office:string-value="kInfillPattern" table:formula="of:=SUBSTITUTE(SUBSTITUTE(SUBSTITUTE((COM.MICROSOFT.CONCAT(&quot;k&quot;; [.B342])); &quot; &quot;; &quot;&quot;); &quot;/&quot;; &quot;&quot;); &quot;-&quot;; &quot;&quot;)" table:style-name="ce61">
            <text:p>kInfillPattern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based_on_printer</text:p>
          </table:table-cell>
          <table:table-cell office:value-type="string" table:style-name="ce61">
            <text:p>Infill Based on Printer Area</text:p>
          </table:table-cell>
          <table:table-cell office:value-type="string" table:style-name="ce61">
            <text:p>boolean</text:p>
          </table:table-cell>
          <table:table-cell office:value-type="string" table:style-name="ce61">
            <text:p>If selected, infill pattern is generated based on the printer area rather than the object. This means the infill pattern is specific to where the object is within the printer.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string" table:style-name="ce62">
            <text:p>false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3]; &quot;::&quot;; [.H343])); &quot; &quot;; &quot;&quot;); &quot;/&quot;; &quot;&quot;); &quot;-&quot;; &quot;&quot;)" table:style-name="ce61">
            <text:p>Profile::Infill</text:p>
          </table:table-cell>
          <table:table-cell office:value-type="string" office:string-value="kInfillBasedonPrinterArea" table:formula="of:=SUBSTITUTE(SUBSTITUTE(SUBSTITUTE((COM.MICROSOFT.CONCAT(&quot;k&quot;; [.B343])); &quot; &quot;; &quot;&quot;); &quot;/&quot;; &quot;&quot;); &quot;-&quot;; &quot;&quot;)" table:style-name="ce61">
            <text:p>kInfillBasedonPrinterArea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angle</text:p>
          </table:table-cell>
          <table:table-cell office:value-type="string" table:style-name="ce61">
            <text:p>Infill Angle</text:p>
          </table:table-cell>
          <table:table-cell office:value-type="string" table:style-name="ce61">
            <text:p>angle</text:p>
          </table:table-cell>
          <table:table-cell office:value-type="string" table:style-name="ce61">
            <text:p>Sets the angle for the infill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4]; &quot;::&quot;; [.H344])); &quot; &quot;; &quot;&quot;); &quot;/&quot;; &quot;&quot;); &quot;-&quot;; &quot;&quot;)" table:style-name="ce61">
            <text:p>Profile::Infill</text:p>
          </table:table-cell>
          <table:table-cell office:value-type="string" office:string-value="kInfillAngle" table:formula="of:=SUBSTITUTE(SUBSTITUTE(SUBSTITUTE((COM.MICROSOFT.CONCAT(&quot;k&quot;; [.B344])); &quot; &quot;; &quot;&quot;); &quot;/&quot;; &quot;&quot;); &quot;-&quot;; &quot;&quot;)" table:style-name="ce61">
            <text:p>kInfillAngl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angle_rotation</text:p>
          </table:table-cell>
          <table:table-cell office:value-type="string" table:style-name="ce61">
            <text:p>Infill Angle Rotation</text:p>
          </table:table-cell>
          <table:table-cell office:value-type="string" table:style-name="ce61">
            <text:p>angle</text:p>
          </table:table-cell>
          <table:table-cell office:value-type="string" table:style-name="ce61">
            <text:p>Determines how much the infill angle rotates on every layer, default 90 degree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float" office:value="1.570796327" table:style-name="ce63">
            <text:p>1.570796327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5]; &quot;::&quot;; [.H345])); &quot; &quot;; &quot;&quot;); &quot;/&quot;; &quot;&quot;); &quot;-&quot;; &quot;&quot;)" table:style-name="ce61">
            <text:p>Profile::Infill</text:p>
          </table:table-cell>
          <table:table-cell office:value-type="string" office:string-value="kInfillAngleRotation" table:formula="of:=SUBSTITUTE(SUBSTITUTE(SUBSTITUTE((COM.MICROSOFT.CONCAT(&quot;k&quot;; [.B345])); &quot; &quot;; &quot;&quot;); &quot;/&quot;; &quot;&quot;); &quot;-&quot;; &quot;&quot;)" table:style-name="ce61">
            <text:p>kInfillAngleRotation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overlap_distance</text:p>
          </table:table-cell>
          <table:table-cell office:value-type="string" table:style-name="ce61">
            <text:p>Infill Overlap Distance</text:p>
          </table:table-cell>
          <table:table-cell office:value-type="string" table:style-name="ce61">
            <text:p>location</text:p>
          </table:table-cell>
          <table:table-cell office:value-type="string" table:style-name="ce61">
            <text:p>Width of the infill overlaps with exterior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6]; &quot;::&quot;; [.H346])); &quot; &quot;; &quot;&quot;); &quot;/&quot;; &quot;&quot;); &quot;-&quot;; &quot;&quot;)" table:style-name="ce61">
            <text:p>Profile::Infill</text:p>
          </table:table-cell>
          <table:table-cell office:value-type="string" office:string-value="kInfillOverlapDistance" table:formula="of:=SUBSTITUTE(SUBSTITUTE(SUBSTITUTE((COM.MICROSOFT.CONCAT(&quot;k&quot;; [.B346])); &quot; &quot;; &quot;&quot;); &quot;/&quot;; &quot;&quot;); &quot;-&quot;; &quot;&quot;)" table:style-name="ce61">
            <text:p>kInfillOverlapDistanc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width</text:p>
          </table:table-cell>
          <table:table-cell office:value-type="string" table:style-name="ce61">
            <text:p>Infill Bead Width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Width of the bead for the infill print moves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7]; &quot;::&quot;; [.H347])); &quot; &quot;; &quot;&quot;); &quot;/&quot;; &quot;&quot;); &quot;-&quot;; &quot;&quot;)" table:style-name="ce61">
            <text:p>Profile::Infill</text:p>
          </table:table-cell>
          <table:table-cell office:value-type="string" office:string-value="kInfillBeadWidth" table:formula="of:=SUBSTITUTE(SUBSTITUTE(SUBSTITUTE((COM.MICROSOFT.CONCAT(&quot;k&quot;; [.B347])); &quot; &quot;; &quot;&quot;); &quot;/&quot;; &quot;&quot;); &quot;-&quot;; &quot;&quot;)" table:style-name="ce61">
            <text:p>kInfillBeadWidth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speed</text:p>
          </table:table-cell>
          <table:table-cell office:value-type="string" table:style-name="ce61">
            <text:p>Infill Speed</text:p>
          </table:table-cell>
          <table:table-cell office:value-type="string" table:style-name="ce61">
            <text:p>speed</text:p>
          </table:table-cell>
          <table:table-cell office:value-type="string" table:style-name="ce61">
            <text:p>Speed for the infill paths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8]; &quot;::&quot;; [.H348])); &quot; &quot;; &quot;&quot;); &quot;/&quot;; &quot;&quot;); &quot;-&quot;; &quot;&quot;)" table:style-name="ce61">
            <text:p>Profile::Infill</text:p>
          </table:table-cell>
          <table:table-cell office:value-type="string" office:string-value="kInfillSpeed" table:formula="of:=SUBSTITUTE(SUBSTITUTE(SUBSTITUTE((COM.MICROSOFT.CONCAT(&quot;k&quot;; [.B348])); &quot; &quot;; &quot;&quot;); &quot;/&quot;; &quot;&quot;); &quot;-&quot;; &quot;&quot;)" table:style-name="ce61">
            <text:p>kInfillSpeed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extruder_speed</text:p>
          </table:table-cell>
          <table:table-cell office:value-type="string" table:style-name="ce61">
            <text:p>Infill Extruder Speed</text:p>
          </table:table-cell>
          <table:table-cell office:value-type="string" table:style-name="ce61">
            <text:p>rpm</text:p>
          </table:table-cell>
          <table:table-cell office:value-type="string" table:style-name="ce61">
            <text:p>Extruder speed for the infill</text:p>
          </table:table-cell>
          <table:table-cell office:value-type="string" table:style-name="ce61">
            <text:p>{"AND": [{"infill": true}, {"AND": [{"enable_width_height": false}, {"OR": [{"machine_type": 0}, {"OR": [{"machine_type": 4}, {"machine_type": 5}]}]}]}]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49]; &quot;::&quot;; [.H349])); &quot; &quot;; &quot;&quot;); &quot;/&quot;; &quot;&quot;); &quot;-&quot;; &quot;&quot;)" table:style-name="ce61">
            <text:p>Profile::Infill</text:p>
          </table:table-cell>
          <table:table-cell office:value-type="string" office:string-value="kInfillExtruderSpeed" table:formula="of:=SUBSTITUTE(SUBSTITUTE(SUBSTITUTE((COM.MICROSOFT.CONCAT(&quot;k&quot;; [.B349])); &quot; &quot;; &quot;&quot;); &quot;/&quot;; &quot;&quot;); &quot;-&quot;; &quot;&quot;)" table:style-name="ce61">
            <text:p>kInfillExtruderSpeed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4">
            <text:p>infill_extrusion_multiplier</text:p>
          </table:table-cell>
          <table:table-cell office:value-type="string" table:style-name="ce64">
            <text:p>Infill Extrusion Multiplier</text:p>
          </table:table-cell>
          <table:table-cell office:value-type="string" table:style-name="ce64">
            <text:p>unitless_float</text:p>
          </table:table-cell>
          <table:table-cell office:value-type="string" table:style-name="ce64">
            <text:p>Extrusion multiplier to increase/decrease flowrate for infill paths for systems without RPM control</text:p>
          </table:table-cell>
          <table:table-cell office:value-type="string" table:style-name="ce64">
            <text:p>{"AND": [{"infill": true}, {"OR": [{"machine_type":1}, {"syntax": 30}]}]}</text:p>
          </table:table-cell>
          <table:table-cell table:style-name="ce64"/>
          <table:table-cell office:value-type="float" office:value="1" table:style-name="ce65">
            <text:p>1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0]; &quot;::&quot;; [.H350])); &quot; &quot;; &quot;&quot;); &quot;/&quot;; &quot;&quot;); &quot;-&quot;; &quot;&quot;)" table:style-name="ce64">
            <text:p>Profile::Infill</text:p>
          </table:table-cell>
          <table:table-cell office:value-type="string" office:string-value="kInfillExtrusionMultiplier" table:formula="of:=SUBSTITUTE(SUBSTITUTE(SUBSTITUTE((COM.MICROSOFT.CONCAT(&quot;k&quot;; [.B350])); &quot; &quot;; &quot;&quot;); &quot;/&quot;; &quot;&quot;); &quot;-&quot;; &quot;&quot;)" table:style-name="ce64">
            <text:p>kInfillExtrusionMultiplier</text:p>
          </table:table-cell>
          <table:table-cell table:style-name="ce64"/>
          <table:table-cell office:value-type="string" table:style-name="ce6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1">
            <text:p>infill_minimum_path_length</text:p>
          </table:table-cell>
          <table:table-cell office:value-type="string" table:style-name="ce61">
            <text:p>Minimum Infill Path Length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Infill extrusion paths less than this value are deleted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1]; &quot;::&quot;; [.H351])); &quot; &quot;; &quot;&quot;); &quot;/&quot;; &quot;&quot;); &quot;-&quot;; &quot;&quot;)" table:style-name="ce61">
            <text:p>Profile::Infill</text:p>
          </table:table-cell>
          <table:table-cell office:value-type="string" office:string-value="kMinimumInfillPathLength" table:formula="of:=SUBSTITUTE(SUBSTITUTE(SUBSTITUTE((COM.MICROSOFT.CONCAT(&quot;k&quot;; [.B351])); &quot; &quot;; &quot;&quot;); &quot;/&quot;; &quot;&quot;); &quot;-&quot;; &quot;&quot;)" table:style-name="ce61">
            <text:p>kMinimumInfillPathLength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maximum_path_length</text:p>
          </table:table-cell>
          <table:table-cell office:value-type="string" table:style-name="ce61">
            <text:p>Maximum Infill Path Length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Infill extrusion paths greater than this are split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2]; &quot;::&quot;; [.H352])); &quot; &quot;; &quot;&quot;); &quot;/&quot;; &quot;&quot;); &quot;-&quot;; &quot;&quot;)" table:style-name="ce61">
            <text:p>Profile::Infill</text:p>
          </table:table-cell>
          <table:table-cell office:value-type="string" office:string-value="kMaximumInfillPathLength" table:formula="of:=SUBSTITUTE(SUBSTITUTE(SUBSTITUTE((COM.MICROSOFT.CONCAT(&quot;k&quot;; [.B352])); &quot; &quot;; &quot;&quot;); &quot;/&quot;; &quot;&quot;); &quot;-&quot;; &quot;&quot;)" table:style-name="ce61">
            <text:p>kMaximumInfillPathLength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combine_every_x_layers</text:p>
          </table:table-cell>
          <table:table-cell office:value-type="string" table:style-name="ce61">
            <text:p>Combine Infill Every X Layers</text:p>
          </table:table-cell>
          <table:table-cell office:value-type="string" table:style-name="ce61">
            <text:p>number</text:p>
          </table:table-cell>
          <table:table-cell office:value-type="string" table:style-name="ce61">
            <text:p>Prints perimeter for X amount of layers then goes back and prints all of the infill for those layers as one thicker layer, saves time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3]; &quot;::&quot;; [.H353])); &quot; &quot;; &quot;&quot;); &quot;/&quot;; &quot;&quot;); &quot;-&quot;; &quot;&quot;)" table:style-name="ce61">
            <text:p>Profile::Infill</text:p>
          </table:table-cell>
          <table:table-cell office:value-type="string" office:string-value="kCombineInfillEveryXLayers" table:formula="of:=SUBSTITUTE(SUBSTITUTE(SUBSTITUTE((COM.MICROSOFT.CONCAT(&quot;k&quot;; [.B353])); &quot; &quot;; &quot;&quot;); &quot;/&quot;; &quot;&quot;); &quot;-&quot;; &quot;&quot;)" table:style-name="ce61">
            <text:p>kCombineInfillEveryXLayers</text:p>
          </table:table-cell>
          <table:table-cell table:style-name="ce61"/>
          <table:table-cell office:value-type="string" table:style-name="ce61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prestart</text:p>
          </table:table-cell>
          <table:table-cell office:value-type="string" table:style-name="ce61">
            <text:p>Enable Infill Prestart</text:p>
          </table:table-cell>
          <table:table-cell office:value-type="string" table:style-name="ce61">
            <text:p>boolean</text:p>
          </table:table-cell>
          <table:table-cell office:value-type="string" table:style-name="ce61">
            <text:p>If selected, open contour paths will start along the edge of the perimeter before starting the actual path. Reverse Tip Wipes MUST be off</text:p>
          </table:table-cell>
          <table:table-cell office:value-type="string" table:style-name="ce61">
            <text:p>{"AND": [{"infill": true}, {"OR": [{"perimeter": true}, {"inset": true}]}]}</text:p>
          </table:table-cell>
          <table:table-cell table:style-name="ce61"/>
          <table:table-cell office:value-type="string" table:style-name="ce62">
            <text:p>false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4]; &quot;::&quot;; [.H354])); &quot; &quot;; &quot;&quot;); &quot;/&quot;; &quot;&quot;); &quot;-&quot;; &quot;&quot;)" table:style-name="ce61">
            <text:p>Profile::Infill</text:p>
          </table:table-cell>
          <table:table-cell office:value-type="string" office:string-value="kEnableInfillPrestart" table:formula="of:=SUBSTITUTE(SUBSTITUTE(SUBSTITUTE((COM.MICROSOFT.CONCAT(&quot;k&quot;; [.B354])); &quot; &quot;; &quot;&quot;); &quot;/&quot;; &quot;&quot;); &quot;-&quot;; &quot;&quot;)" table:style-name="ce61">
            <text:p>kEnableInfillPrestart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prestart_distance</text:p>
          </table:table-cell>
          <table:table-cell office:value-type="string" table:style-name="ce61">
            <text:p>Infill Prestart Distance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When beginning an infill move, this sets the distance along the permimeter and away from the starting point that the extruder starts extruding</text:p>
          </table:table-cell>
          <table:table-cell office:value-type="string" table:style-name="ce61">
            <text:p>{"AND": [{"infill":true},{"infill_prestart":true}]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5]; &quot;::&quot;; [.H355])); &quot; &quot;; &quot;&quot;); &quot;/&quot;; &quot;&quot;); &quot;-&quot;; &quot;&quot;)" table:style-name="ce61">
            <text:p>Profile::Infill</text:p>
          </table:table-cell>
          <table:table-cell office:value-type="string" office:string-value="kInfillPrestartDistance" table:formula="of:=SUBSTITUTE(SUBSTITUTE(SUBSTITUTE((COM.MICROSOFT.CONCAT(&quot;k&quot;; [.B355])); &quot; &quot;; &quot;&quot;); &quot;/&quot;; &quot;&quot;); &quot;-&quot;; &quot;&quot;)" table:style-name="ce61">
            <text:p>kInfillPrestartDistanc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prestart_speed</text:p>
          </table:table-cell>
          <table:table-cell office:value-type="string" table:style-name="ce61">
            <text:p>Infill Prestart Speed</text:p>
          </table:table-cell>
          <table:table-cell office:value-type="string" table:style-name="ce61">
            <text:p>speed</text:p>
          </table:table-cell>
          <table:table-cell office:value-type="string" table:style-name="ce61">
            <text:p>Speed for infill prestart paths</text:p>
          </table:table-cell>
          <table:table-cell office:value-type="string" table:style-name="ce61">
            <text:p>{"AND": [{"infill":true},{"infill_prestart":true}]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6]; &quot;::&quot;; [.H356])); &quot; &quot;; &quot;&quot;); &quot;/&quot;; &quot;&quot;); &quot;-&quot;; &quot;&quot;)" table:style-name="ce61">
            <text:p>Profile::Infill</text:p>
          </table:table-cell>
          <table:table-cell office:value-type="string" office:string-value="kInfillPrestartSpeed" table:formula="of:=SUBSTITUTE(SUBSTITUTE(SUBSTITUTE((COM.MICROSOFT.CONCAT(&quot;k&quot;; [.B356])); &quot; &quot;; &quot;&quot;); &quot;/&quot;; &quot;&quot;); &quot;-&quot;; &quot;&quot;)" table:style-name="ce61">
            <text:p>kInfillPrestartSpeed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prestart_extruder_speed</text:p>
          </table:table-cell>
          <table:table-cell office:value-type="string" table:style-name="ce61">
            <text:p>Infill Prestart Extruder Speed</text:p>
          </table:table-cell>
          <table:table-cell office:value-type="string" table:style-name="ce61">
            <text:p>rpm</text:p>
          </table:table-cell>
          <table:table-cell office:value-type="string" table:style-name="ce61">
            <text:p>Sets the extruder speed for infill prestarts</text:p>
          </table:table-cell>
          <table:table-cell office:value-type="string" table:style-name="ce61">
            <text:p>{"AND": [{"infill":true}, {"AND": [{"infill_prestart":true}, {"enable_width_height": false}]}]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7]; &quot;::&quot;; [.H357])); &quot; &quot;; &quot;&quot;); &quot;/&quot;; &quot;&quot;); &quot;-&quot;; &quot;&quot;)" table:style-name="ce61">
            <text:p>Profile::Infill</text:p>
          </table:table-cell>
          <table:table-cell office:value-type="string" office:string-value="kInfillPrestartExtruderSpeed" table:formula="of:=SUBSTITUTE(SUBSTITUTE(SUBSTITUTE((COM.MICROSOFT.CONCAT(&quot;k&quot;; [.B357])); &quot; &quot;; &quot;&quot;); &quot;/&quot;; &quot;&quot;); &quot;-&quot;; &quot;&quot;)" table:style-name="ce61">
            <text:p>kInfillPrestartExtruderSpeed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ector_count</text:p>
          </table:table-cell>
          <table:table-cell office:value-type="string" table:style-name="ce61">
            <text:p>Infill Sector Count</text:p>
          </table:table-cell>
          <table:table-cell office:value-type="string" table:style-name="ce61">
            <text:p>number</text:p>
          </table:table-cell>
          <table:table-cell office:value-type="string" table:style-name="ce61">
            <text:p>Number of sectors for radial hatch pattern</text:p>
          </table:table-cell>
          <table:table-cell office:value-type="string" table:style-name="ce61">
            <text:p>{"AND": [{"infill":true},{"infill_pattern":7}]}</text:p>
          </table:table-cell>
          <table:table-cell table:style-name="ce61"/>
          <table:table-cell office:value-type="float" office:value="0" table:style-name="ce62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8]; &quot;::&quot;; [.H358])); &quot; &quot;; &quot;&quot;); &quot;/&quot;; &quot;&quot;); &quot;-&quot;; &quot;&quot;)" table:style-name="ce61">
            <text:p>Profile::Infill</text:p>
          </table:table-cell>
          <table:table-cell office:value-type="string" office:string-value="kInfillSectorCount" table:formula="of:=SUBSTITUTE(SUBSTITUTE(SUBSTITUTE((COM.MICROSOFT.CONCAT(&quot;k&quot;; [.B358])); &quot; &quot;; &quot;&quot;); &quot;/&quot;; &quot;&quot;); &quot;-&quot;; &quot;&quot;)" table:style-name="ce61">
            <text:p>kInfillSectorCount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power</text:p>
          </table:table-cell>
          <table:table-cell office:value-type="string" table:style-name="ce61">
            <text:p>Infill Power</text:p>
          </table:table-cell>
          <table:table-cell office:value-type="string" table:style-name="ce61">
            <text:p>power</text:p>
          </table:table-cell>
          <table:table-cell office:value-type="string" table:style-name="ce61">
            <text:p>Power for infill</text:p>
          </table:table-cell>
          <table:table-cell office:value-type="string" table:style-name="ce61">
            <text:p>{"AND": [{"infill":true}, {"syntax":16}]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59]; &quot;::&quot;; [.H359])); &quot; &quot;; &quot;&quot;); &quot;/&quot;; &quot;&quot;); &quot;-&quot;; &quot;&quot;)" table:style-name="ce61">
            <text:p>Profile::Infill</text:p>
          </table:table-cell>
          <table:table-cell office:value-type="string" office:string-value="kInfillPower" table:formula="of:=SUBSTITUTE(SUBSTITUTE(SUBSTITUTE((COM.MICROSOFT.CONCAT(&quot;k&quot;; [.B359])); &quot; &quot;; &quot;&quot;); &quot;/&quot;; &quot;&quot;); &quot;-&quot;; &quot;&quot;)" table:style-name="ce61">
            <text:p>kInfillPower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focus</text:p>
          </table:table-cell>
          <table:table-cell office:value-type="string" table:style-name="ce61">
            <text:p>Infill Focus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Focus for infill</text:p>
          </table:table-cell>
          <table:table-cell office:value-type="string" table:style-name="ce61">
            <text:p>{"AND": [{"infill":true}, {"syntax":16}]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0]; &quot;::&quot;; [.H360])); &quot; &quot;; &quot;&quot;); &quot;/&quot;; &quot;&quot;); &quot;-&quot;; &quot;&quot;)" table:style-name="ce61">
            <text:p>Profile::Infill</text:p>
          </table:table-cell>
          <table:table-cell office:value-type="string" office:string-value="kInfillFocus" table:formula="of:=SUBSTITUTE(SUBSTITUTE(SUBSTITUTE((COM.MICROSOFT.CONCAT(&quot;k&quot;; [.B360])); &quot; &quot;; &quot;&quot;); &quot;/&quot;; &quot;&quot;); &quot;-&quot;; &quot;&quot;)" table:style-name="ce61">
            <text:p>kInfillFocus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pot_size</text:p>
          </table:table-cell>
          <table:table-cell office:value-type="string" table:style-name="ce61">
            <text:p>Infill Spot Size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Spot size for infill</text:p>
          </table:table-cell>
          <table:table-cell office:value-type="string" table:style-name="ce61">
            <text:p>{"AND": [{"infill":true}, {"syntax":16}]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1]; &quot;::&quot;; [.H361])); &quot; &quot;; &quot;&quot;); &quot;/&quot;; &quot;&quot;); &quot;-&quot;; &quot;&quot;)" table:style-name="ce61">
            <text:p>Profile::Infill</text:p>
          </table:table-cell>
          <table:table-cell office:value-type="string" office:string-value="kInfillSpotSize" table:formula="of:=SUBSTITUTE(SUBSTITUTE(SUBSTITUTE((COM.MICROSOFT.CONCAT(&quot;k&quot;; [.B361])); &quot; &quot;; &quot;&quot;); &quot;/&quot;; &quot;&quot;); &quot;-&quot;; &quot;&quot;)" table:style-name="ce61">
            <text:p>kInfillSpotSiz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enable_partition_scheme</text:p>
          </table:table-cell>
          <table:table-cell office:value-type="string" table:style-name="ce61">
            <text:p>Enable Parition Scheme</text:p>
          </table:table-cell>
          <table:table-cell office:value-type="string" table:style-name="ce61">
            <text:p>boolean</text:p>
          </table:table-cell>
          <table:table-cell office:value-type="string" table:style-name="ce61">
            <text:p>Enables geometric partitioning of hatches</text:p>
          </table:table-cell>
          <table:table-cell office:value-type="string" table:style-name="ce61">
            <text:p>{"AND": [{"infill": true}, {"slicer_type":4}]}</text:p>
          </table:table-cell>
          <table:table-cell table:style-name="ce61"/>
          <table:table-cell office:value-type="string" table:style-name="ce61">
            <text:p>false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2]; &quot;::&quot;; [.H362])); &quot; &quot;; &quot;&quot;); &quot;/&quot;; &quot;&quot;); &quot;-&quot;; &quot;&quot;)" table:style-name="ce61">
            <text:p>Profile::Infill</text:p>
          </table:table-cell>
          <table:table-cell office:value-type="string" office:string-value="kEnableParitionScheme" table:formula="of:=SUBSTITUTE(SUBSTITUTE(SUBSTITUTE((COM.MICROSOFT.CONCAT(&quot;k&quot;; [.B362])); &quot; &quot;; &quot;&quot;); &quot;/&quot;; &quot;&quot;); &quot;-&quot;; &quot;&quot;)" table:style-name="ce61">
            <text:p>kEnableParitionSchem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partition_scheme</text:p>
          </table:table-cell>
          <table:table-cell office:value-type="string" table:style-name="ce61">
            <text:p>Hatch Partition Scheme</text:p>
          </table:table-cell>
          <table:table-cell office:value-type="string" table:style-name="ce61">
            <text:p>enumeration</text:p>
          </table:table-cell>
          <table:table-cell office:value-type="string" table:style-name="ce61">
            <text:p>Scheme for geometric partitioning</text:p>
          </table:table-cell>
          <table:table-cell office:value-type="string" table:style-name="ce61">
            <text:p>{"AND": [{"infill":true}, {"AND": [{"slicer_type":4}, {"enable_partition_scheme": true}]}]}</text:p>
          </table:table-cell>
          <table:table-cell office:value-type="string" table:style-name="ce61">
            <text:p>Convex, Monotone X, Monotone Y</text:p>
          </table:table-cell>
          <table:table-cell office:value-type="float" office:value="0" table:style-name="ce61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3]; &quot;::&quot;; [.H363])); &quot; &quot;; &quot;&quot;); &quot;/&quot;; &quot;&quot;); &quot;-&quot;; &quot;&quot;)" table:style-name="ce61">
            <text:p>Profile::Infill</text:p>
          </table:table-cell>
          <table:table-cell office:value-type="string" office:string-value="kHatchPartitionScheme" table:formula="of:=SUBSTITUTE(SUBSTITUTE(SUBSTITUTE((COM.MICROSOFT.CONCAT(&quot;k&quot;; [.B363])); &quot; &quot;; &quot;&quot;); &quot;/&quot;; &quot;&quot;); &quot;-&quot;; &quot;&quot;)" table:style-name="ce61">
            <text:p>kHatchPartitionSchem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enable_infill_stripe</text:p>
          </table:table-cell>
          <table:table-cell office:value-type="string" table:style-name="ce61">
            <text:p>Enable Striping</text:p>
          </table:table-cell>
          <table:table-cell office:value-type="string" table:style-name="ce61">
            <text:p>boolean</text:p>
          </table:table-cell>
          <table:table-cell office:value-type="string" table:style-name="ce61">
            <text:p>If selected, stripes will be overlaid onto pathing</text:p>
          </table:table-cell>
          <table:table-cell office:value-type="string" table:style-name="ce61">
            <text:p>{"infill":true}</text:p>
          </table:table-cell>
          <table:table-cell table:style-name="ce61"/>
          <table:table-cell office:value-type="string" table:style-name="ce62">
            <text:p>false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4]; &quot;::&quot;; [.H364])); &quot; &quot;; &quot;&quot;); &quot;/&quot;; &quot;&quot;); &quot;-&quot;; &quot;&quot;)" table:style-name="ce61">
            <text:p>Profile::Infill</text:p>
          </table:table-cell>
          <table:table-cell office:value-type="string" office:string-value="kEnableStriping" table:formula="of:=SUBSTITUTE(SUBSTITUTE(SUBSTITUTE((COM.MICROSOFT.CONCAT(&quot;k&quot;; [.B364])); &quot; &quot;; &quot;&quot;); &quot;/&quot;; &quot;&quot;); &quot;-&quot;; &quot;&quot;)" table:style-name="ce61">
            <text:p>kEnableStriping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tripe_width</text:p>
          </table:table-cell>
          <table:table-cell office:value-type="string" table:style-name="ce61">
            <text:p>Stripe Width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Width of stripe along x axis</text:p>
          </table:table-cell>
          <table:table-cell office:value-type="string" table:style-name="ce61">
            <text:p>{"enable_infill_stripe":true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5]; &quot;::&quot;; [.H365])); &quot; &quot;; &quot;&quot;); &quot;/&quot;; &quot;&quot;); &quot;-&quot;; &quot;&quot;)" table:style-name="ce61">
            <text:p>Profile::Infill</text:p>
          </table:table-cell>
          <table:table-cell office:value-type="string" office:string-value="kStripeWidth" table:formula="of:=SUBSTITUTE(SUBSTITUTE(SUBSTITUTE((COM.MICROSOFT.CONCAT(&quot;k&quot;; [.B365])); &quot; &quot;; &quot;&quot;); &quot;/&quot;; &quot;&quot;); &quot;-&quot;; &quot;&quot;)" table:style-name="ce61">
            <text:p>kStripeWidth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tripe_height</text:p>
          </table:table-cell>
          <table:table-cell office:value-type="string" table:style-name="ce61">
            <text:p>Stripe Height</text:p>
          </table:table-cell>
          <table:table-cell office:value-type="string" table:style-name="ce61">
            <text:p>distance</text:p>
          </table:table-cell>
          <table:table-cell office:value-type="string" table:style-name="ce61">
            <text:p>Height of stripe along y axis</text:p>
          </table:table-cell>
          <table:table-cell office:value-type="string" table:style-name="ce61">
            <text:p>{"enable_infill_stripe":true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6]; &quot;::&quot;; [.H366])); &quot; &quot;; &quot;&quot;); &quot;/&quot;; &quot;&quot;); &quot;-&quot;; &quot;&quot;)" table:style-name="ce61">
            <text:p>Profile::Infill</text:p>
          </table:table-cell>
          <table:table-cell office:value-type="string" office:string-value="kStripeHeight" table:formula="of:=SUBSTITUTE(SUBSTITUTE(SUBSTITUTE((COM.MICROSOFT.CONCAT(&quot;k&quot;; [.B366])); &quot; &quot;; &quot;&quot;); &quot;/&quot;; &quot;&quot;); &quot;-&quot;; &quot;&quot;)" table:style-name="ce61">
            <text:p>kStripeHeight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tripe_angle</text:p>
          </table:table-cell>
          <table:table-cell office:value-type="string" table:style-name="ce61">
            <text:p>Stripe Angle</text:p>
          </table:table-cell>
          <table:table-cell office:value-type="string" table:style-name="ce61">
            <text:p>angle</text:p>
          </table:table-cell>
          <table:table-cell office:value-type="string" table:style-name="ce61">
            <text:p>Sets the angle for the stripe</text:p>
          </table:table-cell>
          <table:table-cell office:value-type="string" table:style-name="ce61">
            <text:p>{"enable_infill_stripe":true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7]; &quot;::&quot;; [.H367])); &quot; &quot;; &quot;&quot;); &quot;/&quot;; &quot;&quot;); &quot;-&quot;; &quot;&quot;)" table:style-name="ce61">
            <text:p>Profile::Infill</text:p>
          </table:table-cell>
          <table:table-cell office:value-type="string" office:string-value="kStripeAngle" table:formula="of:=SUBSTITUTE(SUBSTITUTE(SUBSTITUTE((COM.MICROSOFT.CONCAT(&quot;k&quot;; [.B367])); &quot; &quot;; &quot;&quot;); &quot;/&quot;; &quot;&quot;); &quot;-&quot;; &quot;&quot;)" table:style-name="ce61">
            <text:p>kStripeAngl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tripe_angle_rotation</text:p>
          </table:table-cell>
          <table:table-cell office:value-type="string" table:style-name="ce61">
            <text:p>Stripe Angle Rotation</text:p>
          </table:table-cell>
          <table:table-cell office:value-type="string" table:style-name="ce61">
            <text:p>angle</text:p>
          </table:table-cell>
          <table:table-cell office:value-type="string" table:style-name="ce61">
            <text:p>Determines how much the stripe angle rotates on every layer, default 90 degree</text:p>
          </table:table-cell>
          <table:table-cell office:value-type="string" table:style-name="ce61">
            <text:p>{"enable_infill_stripe":true}</text:p>
          </table:table-cell>
          <table:table-cell table:style-name="ce61"/>
          <table:table-cell office:value-type="float" office:value="1.570796327" table:style-name="ce63">
            <text:p>1.570796327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8]; &quot;::&quot;; [.H368])); &quot; &quot;; &quot;&quot;); &quot;/&quot;; &quot;&quot;); &quot;-&quot;; &quot;&quot;)" table:style-name="ce61">
            <text:p>Profile::Infill</text:p>
          </table:table-cell>
          <table:table-cell office:value-type="string" office:string-value="kStripeAngleRotation" table:formula="of:=SUBSTITUTE(SUBSTITUTE(SUBSTITUTE((COM.MICROSOFT.CONCAT(&quot;k&quot;; [.B368])); &quot; &quot;; &quot;&quot;); &quot;/&quot;; &quot;&quot;); &quot;-&quot;; &quot;&quot;)" table:style-name="ce61">
            <text:p>kStripeAngleRotation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tripe_overlap_x</text:p>
          </table:table-cell>
          <table:table-cell office:value-type="string" table:style-name="ce61">
            <text:p>Stripe Overlap X Distance</text:p>
          </table:table-cell>
          <table:table-cell office:value-type="string" table:style-name="ce61">
            <text:p>location</text:p>
          </table:table-cell>
          <table:table-cell office:value-type="string" table:style-name="ce61">
            <text:p>Overlap of stripes in x direction</text:p>
          </table:table-cell>
          <table:table-cell office:value-type="string" table:style-name="ce61">
            <text:p>{"enable_infill_stripe":true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69]; &quot;::&quot;; [.H369])); &quot; &quot;; &quot;&quot;); &quot;/&quot;; &quot;&quot;); &quot;-&quot;; &quot;&quot;)" table:style-name="ce61">
            <text:p>Profile::Infill</text:p>
          </table:table-cell>
          <table:table-cell office:value-type="string" office:string-value="kStripeOverlapXDistance" table:formula="of:=SUBSTITUTE(SUBSTITUTE(SUBSTITUTE((COM.MICROSOFT.CONCAT(&quot;k&quot;; [.B369])); &quot; &quot;; &quot;&quot;); &quot;/&quot;; &quot;&quot;); &quot;-&quot;; &quot;&quot;)" table:style-name="ce61">
            <text:p>kStripeOverlapXDistanc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tripe_overlap_y</text:p>
          </table:table-cell>
          <table:table-cell office:value-type="string" table:style-name="ce61">
            <text:p>Stripe Overlap Y Distance</text:p>
          </table:table-cell>
          <table:table-cell office:value-type="string" table:style-name="ce61">
            <text:p>location</text:p>
          </table:table-cell>
          <table:table-cell office:value-type="string" table:style-name="ce61">
            <text:p>Overlap of stripes in y direction</text:p>
          </table:table-cell>
          <table:table-cell office:value-type="string" table:style-name="ce61">
            <text:p>{"enable_infill_stripe":true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70]; &quot;::&quot;; [.H370])); &quot; &quot;; &quot;&quot;); &quot;/&quot;; &quot;&quot;); &quot;-&quot;; &quot;&quot;)" table:style-name="ce61">
            <text:p>Profile::Infill</text:p>
          </table:table-cell>
          <table:table-cell office:value-type="string" office:string-value="kStripeOverlapYDistance" table:formula="of:=SUBSTITUTE(SUBSTITUTE(SUBSTITUTE((COM.MICROSOFT.CONCAT(&quot;k&quot;; [.B370])); &quot; &quot;; &quot;&quot;); &quot;/&quot;; &quot;&quot;); &quot;-&quot;; &quot;&quot;)" table:style-name="ce61">
            <text:p>kStripeOverlapYDistanc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tripe_shift_x</text:p>
          </table:table-cell>
          <table:table-cell office:value-type="string" table:style-name="ce61">
            <text:p>Stripe Shift X Distance</text:p>
          </table:table-cell>
          <table:table-cell office:value-type="string" table:style-name="ce61">
            <text:p>location</text:p>
          </table:table-cell>
          <table:table-cell office:value-type="string" table:style-name="ce61">
            <text:p>Shift of stripes in x direction</text:p>
          </table:table-cell>
          <table:table-cell office:value-type="string" table:style-name="ce61">
            <text:p>{"enable_infill_stripe":true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71]; &quot;::&quot;; [.H371])); &quot; &quot;; &quot;&quot;); &quot;/&quot;; &quot;&quot;); &quot;-&quot;; &quot;&quot;)" table:style-name="ce61">
            <text:p>Profile::Infill</text:p>
          </table:table-cell>
          <table:table-cell office:value-type="string" office:string-value="kStripeShiftXDistance" table:formula="of:=SUBSTITUTE(SUBSTITUTE(SUBSTITUTE((COM.MICROSOFT.CONCAT(&quot;k&quot;; [.B371])); &quot; &quot;; &quot;&quot;); &quot;/&quot;; &quot;&quot;); &quot;-&quot;; &quot;&quot;)" table:style-name="ce61">
            <text:p>kStripeShiftXDistanc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stripe_shift_y</text:p>
          </table:table-cell>
          <table:table-cell office:value-type="string" table:style-name="ce61">
            <text:p>Stripe Shift Y Distance</text:p>
          </table:table-cell>
          <table:table-cell office:value-type="string" table:style-name="ce61">
            <text:p>location</text:p>
          </table:table-cell>
          <table:table-cell office:value-type="string" table:style-name="ce61">
            <text:p>Shift of stripes in y direction</text:p>
          </table:table-cell>
          <table:table-cell office:value-type="string" table:style-name="ce61">
            <text:p>{"enable_infill_stripe":true}</text:p>
          </table:table-cell>
          <table:table-cell table:style-name="ce61"/>
          <table:table-cell office:value-type="float" office:value="0" table:style-name="ce63">
            <text:p>0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72]; &quot;::&quot;; [.H372])); &quot; &quot;; &quot;&quot;); &quot;/&quot;; &quot;&quot;); &quot;-&quot;; &quot;&quot;)" table:style-name="ce61">
            <text:p>Profile::Infill</text:p>
          </table:table-cell>
          <table:table-cell office:value-type="string" office:string-value="kStripeShiftYDistance" table:formula="of:=SUBSTITUTE(SUBSTITUTE(SUBSTITUTE((COM.MICROSOFT.CONCAT(&quot;k&quot;; [.B372])); &quot; &quot;; &quot;&quot;); &quot;/&quot;; &quot;&quot;); &quot;-&quot;; &quot;&quot;)" table:style-name="ce61">
            <text:p>kStripeShiftYDistance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1">
            <text:p>infill_alternating_lines</text:p>
          </table:table-cell>
          <table:table-cell office:value-type="string" table:style-name="ce61">
            <text:p>Enable Infill Alternating Lines</text:p>
          </table:table-cell>
          <table:table-cell office:value-type="string" table:style-name="ce61">
            <text:p>boolean</text:p>
          </table:table-cell>
          <table:table-cell office:value-type="string" table:style-name="ce61">
            <text:p>If selected, infill lines will be shifted for an alternating pattern of full and half heights.</text:p>
          </table:table-cell>
          <table:table-cell office:value-type="string" table:style-name="ce61">
            <text:p>{"infill_alternating_lines":true}</text:p>
          </table:table-cell>
          <table:table-cell table:style-name="ce61"/>
          <table:table-cell office:value-type="string" table:style-name="ce62">
            <text:p>false</text:p>
          </table:table-cell>
          <table:table-cell office:value-type="string" table:style-name="ce61">
            <text:p>Infill</text:p>
          </table:table-cell>
          <table:table-cell office:value-type="string" table:style-name="ce61">
            <text:p>Profile</text:p>
          </table:table-cell>
          <table:table-cell office:value-type="string" office:string-value="Profile::Infill" table:formula="of:=SUBSTITUTE(SUBSTITUTE(SUBSTITUTE((COM.MICROSOFT.CONCAT([.I373]; &quot;::&quot;; [.H373])); &quot; &quot;; &quot;&quot;); &quot;/&quot;; &quot;&quot;); &quot;-&quot;; &quot;&quot;)" table:style-name="ce61">
            <text:p>Profile::Infill</text:p>
          </table:table-cell>
          <table:table-cell office:value-type="string" office:string-value="kEnableInfillAlternatingLines" table:formula="of:=SUBSTITUTE(SUBSTITUTE(SUBSTITUTE((COM.MICROSOFT.CONCAT(&quot;k&quot;; [.B373])); &quot; &quot;; &quot;&quot;); &quot;/&quot;; &quot;&quot;); &quot;-&quot;; &quot;&quot;)" table:style-name="ce61">
            <text:p>kEnableInfillAlternatingLines</text:p>
          </table:table-cell>
          <table:table-cell table:style-name="ce61"/>
          <table:table-cell office:value-type="string" table:style-name="ce61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</text:p>
          </table:table-cell>
          <table:table-cell office:value-type="string" table:style-name="ce66">
            <text:p>Enable Support</text:p>
          </table:table-cell>
          <table:table-cell office:value-type="string" table:style-name="ce66">
            <text:p>boolean</text:p>
          </table:table-cell>
          <table:table-cell office:value-type="string" table:style-name="ce66">
            <text:p>If selected, support structures will be generated for overhangs</text:p>
          </table:table-cell>
          <table:table-cell table:number-columns-repeated="2" table:style-name="ce66"/>
          <table:table-cell office:value-type="string" table:style-name="ce67">
            <text:p>false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74]; &quot;::&quot;; [.H374])); &quot; &quot;; &quot;&quot;); &quot;/&quot;; &quot;&quot;); &quot;-&quot;; &quot;&quot;)" table:style-name="ce66">
            <text:p>Profile::Support</text:p>
          </table:table-cell>
          <table:table-cell office:value-type="string" office:string-value="kEnableSupport" table:formula="of:=SUBSTITUTE(SUBSTITUTE(SUBSTITUTE((COM.MICROSOFT.CONCAT(&quot;k&quot;; [.B374])); &quot; &quot;; &quot;&quot;); &quot;/&quot;; &quot;&quot;); &quot;-&quot;; &quot;&quot;)" table:style-name="ce66">
            <text:p>kEnableSupport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print_first</text:p>
          </table:table-cell>
          <table:table-cell office:value-type="string" table:style-name="ce66">
            <text:p>Print Support First</text:p>
          </table:table-cell>
          <table:table-cell office:value-type="string" table:style-name="ce66">
            <text:p>boolean</text:p>
          </table:table-cell>
          <table:table-cell office:value-type="string" table:style-name="ce66">
            <text:p>If selected, support material will be printed first</text:p>
          </table:table-cell>
          <table:table-cell office:value-type="string" table:style-name="ce66">
            <text:p>{"support":true}</text:p>
          </table:table-cell>
          <table:table-cell table:style-name="ce66"/>
          <table:table-cell office:value-type="string" table:style-name="ce67">
            <text:p>false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75]; &quot;::&quot;; [.H375])); &quot; &quot;; &quot;&quot;); &quot;/&quot;; &quot;&quot;); &quot;-&quot;; &quot;&quot;)" table:style-name="ce66">
            <text:p>Profile::Support</text:p>
          </table:table-cell>
          <table:table-cell office:value-type="string" office:string-value="kPrintSupportFirst" table:formula="of:=SUBSTITUTE(SUBSTITUTE(SUBSTITUTE((COM.MICROSOFT.CONCAT(&quot;k&quot;; [.B375])); &quot; &quot;; &quot;&quot;); &quot;/&quot;; &quot;&quot;); &quot;-&quot;; &quot;&quot;)" table:style-name="ce66">
            <text:p>kPrintSupportFirst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tapering</text:p>
          </table:table-cell>
          <table:table-cell office:value-type="string" table:style-name="ce66">
            <text:p>Taper Support</text:p>
          </table:table-cell>
          <table:table-cell office:value-type="string" table:style-name="ce66">
            <text:p>boolean</text:p>
          </table:table-cell>
          <table:table-cell office:value-type="string" table:style-name="ce66">
            <text:p>If selected, support structures will be tapered inward</text:p>
          </table:table-cell>
          <table:table-cell office:value-type="string" table:style-name="ce66">
            <text:p>{"support":true}</text:p>
          </table:table-cell>
          <table:table-cell table:style-name="ce66"/>
          <table:table-cell office:value-type="string" table:style-name="ce67">
            <text:p>false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76]; &quot;::&quot;; [.H376])); &quot; &quot;; &quot;&quot;); &quot;/&quot;; &quot;&quot;); &quot;-&quot;; &quot;&quot;)" table:style-name="ce66">
            <text:p>Profile::Support</text:p>
          </table:table-cell>
          <table:table-cell office:value-type="string" office:string-value="kTaperSupport" table:formula="of:=SUBSTITUTE(SUBSTITUTE(SUBSTITUTE((COM.MICROSOFT.CONCAT(&quot;k&quot;; [.B376])); &quot; &quot;; &quot;&quot;); &quot;/&quot;; &quot;&quot;); &quot;-&quot;; &quot;&quot;)" table:style-name="ce66">
            <text:p>kTaperSupport</text:p>
          </table:table-cell>
          <table:table-cell table:style-name="ce66"/>
          <table:table-cell office:value-type="string" table:style-name="ce6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threshold_angle</text:p>
          </table:table-cell>
          <table:table-cell office:value-type="string" table:style-name="ce66">
            <text:p>Support Threshold Angle</text:p>
          </table:table-cell>
          <table:table-cell office:value-type="string" table:style-name="ce66">
            <text:p>angle</text:p>
          </table:table-cell>
          <table:table-cell office:value-type="string" table:style-name="ce66">
            <text:p>Overhangs exceeding this angle will generate support</text:p>
          </table:table-cell>
          <table:table-cell office:value-type="string" table:style-name="ce66">
            <text:p>{"support":true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77]; &quot;::&quot;; [.H377])); &quot; &quot;; &quot;&quot;); &quot;/&quot;; &quot;&quot;); &quot;-&quot;; &quot;&quot;)" table:style-name="ce66">
            <text:p>Profile::Support</text:p>
          </table:table-cell>
          <table:table-cell office:value-type="string" office:string-value="kSupportThresholdAngle" table:formula="of:=SUBSTITUTE(SUBSTITUTE(SUBSTITUTE((COM.MICROSOFT.CONCAT(&quot;k&quot;; [.B377])); &quot; &quot;; &quot;&quot;); &quot;/&quot;; &quot;&quot;); &quot;-&quot;; &quot;&quot;)" table:style-name="ce66">
            <text:p>kSupportThresholdAngle</text:p>
          </table:table-cell>
          <table:table-cell table:style-name="ce66"/>
          <table:table-cell office:value-type="string" table:style-name="ce6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xy_distance</text:p>
          </table:table-cell>
          <table:table-cell office:value-type="string" table:style-name="ce66">
            <text:p>Support XY Distance</text:p>
          </table:table-cell>
          <table:table-cell office:value-type="string" table:style-name="ce66">
            <text:p>distance</text:p>
          </table:table-cell>
          <table:table-cell office:value-type="string" table:style-name="ce66">
            <text:p>XY distance from the part to generate support</text:p>
          </table:table-cell>
          <table:table-cell office:value-type="string" table:style-name="ce66">
            <text:p>{"support":true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78]; &quot;::&quot;; [.H378])); &quot; &quot;; &quot;&quot;); &quot;/&quot;; &quot;&quot;); &quot;-&quot;; &quot;&quot;)" table:style-name="ce66">
            <text:p>Profile::Support</text:p>
          </table:table-cell>
          <table:table-cell office:value-type="string" office:string-value="kSupportXYDistance" table:formula="of:=SUBSTITUTE(SUBSTITUTE(SUBSTITUTE((COM.MICROSOFT.CONCAT(&quot;k&quot;; [.B378])); &quot; &quot;; &quot;&quot;); &quot;/&quot;; &quot;&quot;); &quot;-&quot;; &quot;&quot;)" table:style-name="ce66">
            <text:p>kSupportXYDistance</text:p>
          </table:table-cell>
          <table:table-cell table:style-name="ce66"/>
          <table:table-cell office:value-type="string" table:style-name="ce6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layer_offset</text:p>
          </table:table-cell>
          <table:table-cell office:value-type="string" table:style-name="ce66">
            <text:p>Support Layer Offset</text:p>
          </table:table-cell>
          <table:table-cell office:value-type="string" table:style-name="ce66">
            <text:p>number</text:p>
          </table:table-cell>
          <table:table-cell office:value-type="string" table:style-name="ce66">
            <text:p>Number of vertical layers to offset support from model surface</text:p>
          </table:table-cell>
          <table:table-cell office:value-type="string" table:style-name="ce66">
            <text:p>{"support":true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79]; &quot;::&quot;; [.H379])); &quot; &quot;; &quot;&quot;); &quot;/&quot;; &quot;&quot;); &quot;-&quot;; &quot;&quot;)" table:style-name="ce66">
            <text:p>Profile::Support</text:p>
          </table:table-cell>
          <table:table-cell office:value-type="string" office:string-value="kSupportLayerOffset" table:formula="of:=SUBSTITUTE(SUBSTITUTE(SUBSTITUTE((COM.MICROSOFT.CONCAT(&quot;k&quot;; [.B379])); &quot; &quot;; &quot;&quot;); &quot;/&quot;; &quot;&quot;); &quot;-&quot;; &quot;&quot;)" table:style-name="ce66">
            <text:p>kSupportLayerOffset</text:p>
          </table:table-cell>
          <table:table-cell table:style-name="ce66"/>
          <table:table-cell office:value-type="string" table:style-name="ce6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minimum_infill_area</text:p>
          </table:table-cell>
          <table:table-cell office:value-type="string" table:style-name="ce66">
            <text:p>Minimum Support Infill Area</text:p>
          </table:table-cell>
          <table:table-cell office:value-type="string" table:style-name="ce66">
            <text:p>area</text:p>
          </table:table-cell>
          <table:table-cell office:value-type="string" table:style-name="ce66">
            <text:p>Support structures smaller than this will not generate infill</text:p>
          </table:table-cell>
          <table:table-cell office:value-type="string" table:style-name="ce66">
            <text:p>{"support":true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80]; &quot;::&quot;; [.H380])); &quot; &quot;; &quot;&quot;); &quot;/&quot;; &quot;&quot;); &quot;-&quot;; &quot;&quot;)" table:style-name="ce66">
            <text:p>Profile::Support</text:p>
          </table:table-cell>
          <table:table-cell office:value-type="string" office:string-value="kMinimumSupportInfillArea" table:formula="of:=SUBSTITUTE(SUBSTITUTE(SUBSTITUTE((COM.MICROSOFT.CONCAT(&quot;k&quot;; [.B380])); &quot; &quot;; &quot;&quot;); &quot;/&quot;; &quot;&quot;); &quot;-&quot;; &quot;&quot;)" table:style-name="ce66">
            <text:p>kMinimumSupportInfillArea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minimum_area</text:p>
          </table:table-cell>
          <table:table-cell office:value-type="string" table:style-name="ce66">
            <text:p>Minimum Support Area</text:p>
          </table:table-cell>
          <table:table-cell office:value-type="string" table:style-name="ce66">
            <text:p>area</text:p>
          </table:table-cell>
          <table:table-cell office:value-type="string" table:style-name="ce66">
            <text:p>Areas of the part smaller than this will not have supports generated</text:p>
          </table:table-cell>
          <table:table-cell office:value-type="string" table:style-name="ce66">
            <text:p>{"support":true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81]; &quot;::&quot;; [.H381])); &quot; &quot;; &quot;&quot;); &quot;/&quot;; &quot;&quot;); &quot;-&quot;; &quot;&quot;)" table:style-name="ce66">
            <text:p>Profile::Support</text:p>
          </table:table-cell>
          <table:table-cell office:value-type="string" office:string-value="kMinimumSupportArea" table:formula="of:=SUBSTITUTE(SUBSTITUTE(SUBSTITUTE((COM.MICROSOFT.CONCAT(&quot;k&quot;; [.B381])); &quot; &quot;; &quot;&quot;); &quot;/&quot;; &quot;&quot;); &quot;-&quot;; &quot;&quot;)" table:style-name="ce66">
            <text:p>kMinimumSupportArea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pattern</text:p>
          </table:table-cell>
          <table:table-cell office:value-type="string" table:style-name="ce66">
            <text:p>Support Pattern</text:p>
          </table:table-cell>
          <table:table-cell office:value-type="string" table:style-name="ce66">
            <text:p>enumeration</text:p>
          </table:table-cell>
          <table:table-cell office:value-type="string" table:style-name="ce66">
            <text:p>Lines or Grid</text:p>
          </table:table-cell>
          <table:table-cell office:value-type="string" table:style-name="ce66">
            <text:p>{"support":true}</text:p>
          </table:table-cell>
          <table:table-cell office:value-type="string" table:style-name="ce66">
            <text:p>SUPPORT_TYPE_LINES,SUPPORT_TYPE_GRID</text:p>
          </table:table-cell>
          <table:table-cell office:value-type="float" office:value="0" table:style-name="ce67">
            <text:p>0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82]; &quot;::&quot;; [.H382])); &quot; &quot;; &quot;&quot;); &quot;/&quot;; &quot;&quot;); &quot;-&quot;; &quot;&quot;)" table:style-name="ce66">
            <text:p>Profile::Support</text:p>
          </table:table-cell>
          <table:table-cell office:value-type="string" office:string-value="kSupportPattern" table:formula="of:=SUBSTITUTE(SUBSTITUTE(SUBSTITUTE((COM.MICROSOFT.CONCAT(&quot;k&quot;; [.B382])); &quot; &quot;; &quot;&quot;); &quot;/&quot;; &quot;&quot;); &quot;-&quot;; &quot;&quot;)" table:style-name="ce66">
            <text:p>kSupportPatter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6">
            <text:p>support_line_spacing</text:p>
          </table:table-cell>
          <table:table-cell office:value-type="string" table:style-name="ce66">
            <text:p>Support Line Spacing</text:p>
          </table:table-cell>
          <table:table-cell office:value-type="string" table:style-name="ce66">
            <text:p>distance</text:p>
          </table:table-cell>
          <table:table-cell office:value-type="string" table:style-name="ce66">
            <text:p>Distance between beads on sparse support fill</text:p>
          </table:table-cell>
          <table:table-cell office:value-type="string" table:style-name="ce66">
            <text:p>{"support":true}</text:p>
          </table:table-cell>
          <table:table-cell table:style-name="ce66"/>
          <table:table-cell office:value-type="float" office:value="10000" table:style-name="ce68">
            <text:p>10000</text:p>
          </table:table-cell>
          <table:table-cell office:value-type="string" table:style-name="ce66">
            <text:p>Support</text:p>
          </table:table-cell>
          <table:table-cell office:value-type="string" table:style-name="ce66">
            <text:p>Profile</text:p>
          </table:table-cell>
          <table:table-cell office:value-type="string" office:string-value="Profile::Support" table:formula="of:=SUBSTITUTE(SUBSTITUTE(SUBSTITUTE((COM.MICROSOFT.CONCAT([.I383]; &quot;::&quot;; [.H383])); &quot; &quot;; &quot;&quot;); &quot;/&quot;; &quot;&quot;); &quot;-&quot;; &quot;&quot;)" table:style-name="ce66">
            <text:p>Profile::Support</text:p>
          </table:table-cell>
          <table:table-cell office:value-type="string" office:string-value="kSupportLineSpacing" table:formula="of:=SUBSTITUTE(SUBSTITUTE(SUBSTITUTE((COM.MICROSOFT.CONCAT(&quot;k&quot;; [.B383])); &quot; &quot;; &quot;&quot;); &quot;/&quot;; &quot;&quot;); &quot;-&quot;; &quot;&quot;)" table:style-name="ce66">
            <text:p>kSupportLineSpacing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travel_speed</text:p>
          </table:table-cell>
          <table:table-cell office:value-type="string" table:style-name="ce32">
            <text:p>Travel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peed for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4]; &quot;::&quot;; [.H384])); &quot; &quot;; &quot;&quot;); &quot;/&quot;; &quot;&quot;); &quot;-&quot;; &quot;&quot;)" table:style-name="ce32">
            <text:p>Profile::Travel</text:p>
          </table:table-cell>
          <table:table-cell office:value-type="string" office:string-value="kTravelSpeed" table:formula="of:=SUBSTITUTE(SUBSTITUTE(SUBSTITUTE((COM.MICROSOFT.CONCAT(&quot;k&quot;; [.B384])); &quot; &quot;; &quot;&quot;); &quot;/&quot;; &quot;&quot;); &quot;-&quot;; &quot;&quot;)" table:style-name="ce32">
            <text:p>kTravelSpeed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minimum_travel_length</text:p>
          </table:table-cell>
          <table:table-cell office:value-type="string" table:style-name="ce32">
            <text:p>Minimum Travel Length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in the infill and skin regions are replaced with extrusion moves</text:p>
          </table:table-cell>
          <table:table-cell office:value-type="string" table:style-name="ce32">
            <text:p>{"OR": [{"infill":true}, {"skin":true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5]; &quot;::&quot;; [.H385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" table:formula="of:=SUBSTITUTE(SUBSTITUTE(SUBSTITUTE((COM.MICROSOFT.CONCAT(&quot;k&quot;; [.B385])); &quot; &quot;; &quot;&quot;); &quot;/&quot;; &quot;&quot;); &quot;-&quot;; &quot;&quot;)" table:style-name="ce32">
            <text:p>kMinimumTravelLength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minimum_travel_for_lift</text:p>
          </table:table-cell>
          <table:table-cell office:value-type="string" table:style-name="ce32">
            <text:p>Minimum Travel Length for Lifting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will not create a travel lift</text:p>
          </table:table-cell>
          <table:table-cell table:number-columns-repeated="2" table:style-name="ce32"/>
          <table:table-cell office:value-type="float" office:value="0" table:style-name="ce69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6]; &quot;::&quot;; [.H386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forLifting" table:formula="of:=SUBSTITUTE(SUBSTITUTE(SUBSTITUTE((COM.MICROSOFT.CONCAT(&quot;k&quot;; [.B386])); &quot; &quot;; &quot;&quot;); &quot;/&quot;; &quot;&quot;); &quot;-&quot;; &quot;&quot;)" table:style-name="ce32">
            <text:p>kMinimumTravelLengthforLifting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travel_lift_height</text:p>
          </table:table-cell>
          <table:table-cell office:value-type="string" table:style-name="ce32">
            <text:p>Trave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Height the Z axis lifts by to clear the part during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7]; &quot;::&quot;; [.H387])); &quot; &quot;; &quot;&quot;); &quot;/&quot;; &quot;&quot;); &quot;-&quot;; &quot;&quot;)" table:style-name="ce32">
            <text:p>Profile::Travel</text:p>
          </table:table-cell>
          <table:table-cell office:value-type="string" office:string-value="kTravelLiftHeight" table:formula="of:=SUBSTITUTE(SUBSTITUTE(SUBSTITUTE((COM.MICROSOFT.CONCAT(&quot;k&quot;; [.B387])); &quot; &quot;; &quot;&quot;); &quot;/&quot;; &quot;&quot;); &quot;-&quot;; &quot;&quot;)" table:style-name="ce32">
            <text:p>kTravelLiftHeight</text:p>
          </table:table-cell>
          <table:table-cell table:style-name="ce32"/>
          <table:table-cell office:value-type="string" table:style-name="ce3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erimeter_start_code</text:p>
          </table:table-cell>
          <table:table-cell office:value-type="string" table:style-name="ce24">
            <text:p>Perimeter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8]; &quot;::&quot;; [.H388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StartGCode" table:formula="of:=SUBSTITUTE(SUBSTITUTE(SUBSTITUTE((COM.MICROSOFT.CONCAT(&quot;k&quot;; [.B388])); &quot; &quot;; &quot;&quot;); &quot;/&quot;; &quot;&quot;); &quot;-&quot;; &quot;&quot;)" table:style-name="ce24">
            <text:p>kPerimeter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erimeter_end_code</text:p>
          </table:table-cell>
          <table:table-cell office:value-type="string" table:style-name="ce24">
            <text:p>Perimeter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9]; &quot;::&quot;; [.H389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EndGCode" table:formula="of:=SUBSTITUTE(SUBSTITUTE(SUBSTITUTE((COM.MICROSOFT.CONCAT(&quot;k&quot;; [.B389])); &quot; &quot;; &quot;&quot;); &quot;/&quot;; &quot;&quot;); &quot;-&quot;; &quot;&quot;)" table:style-name="ce24">
            <text:p>kPerimeter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set_start_code</text:p>
          </table:table-cell>
          <table:table-cell office:value-type="string" table:style-name="ce24">
            <text:p>Inse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0]; &quot;::&quot;; [.H390])); &quot; &quot;; &quot;&quot;); &quot;/&quot;; &quot;&quot;); &quot;-&quot;; &quot;&quot;)" table:style-name="ce24">
            <text:p>Profile::GCode</text:p>
          </table:table-cell>
          <table:table-cell office:value-type="string" office:string-value="kInsetStartGCode" table:formula="of:=SUBSTITUTE(SUBSTITUTE(SUBSTITUTE((COM.MICROSOFT.CONCAT(&quot;k&quot;; [.B390])); &quot; &quot;; &quot;&quot;); &quot;/&quot;; &quot;&quot;); &quot;-&quot;; &quot;&quot;)" table:style-name="ce24">
            <text:p>kInse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set_end_code</text:p>
          </table:table-cell>
          <table:table-cell office:value-type="string" table:style-name="ce24">
            <text:p>Inse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1]; &quot;::&quot;; [.H391])); &quot; &quot;; &quot;&quot;); &quot;/&quot;; &quot;&quot;); &quot;-&quot;; &quot;&quot;)" table:style-name="ce24">
            <text:p>Profile::GCode</text:p>
          </table:table-cell>
          <table:table-cell office:value-type="string" office:string-value="kInsetEndGCode" table:formula="of:=SUBSTITUTE(SUBSTITUTE(SUBSTITUTE((COM.MICROSOFT.CONCAT(&quot;k&quot;; [.B391])); &quot; &quot;; &quot;&quot;); &quot;/&quot;; &quot;&quot;); &quot;-&quot;; &quot;&quot;)" table:style-name="ce24">
            <text:p>kInse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eleton_start_code</text:p>
          </table:table-cell>
          <table:table-cell office:value-type="string" table:style-name="ce24">
            <text:p>Skeleto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2]; &quot;::&quot;; [.H392])); &quot; &quot;; &quot;&quot;); &quot;/&quot;; &quot;&quot;); &quot;-&quot;; &quot;&quot;)" table:style-name="ce24">
            <text:p>Profile::GCode</text:p>
          </table:table-cell>
          <table:table-cell office:value-type="string" office:string-value="kSkeletonStartGCode" table:formula="of:=SUBSTITUTE(SUBSTITUTE(SUBSTITUTE((COM.MICROSOFT.CONCAT(&quot;k&quot;; [.B392])); &quot; &quot;; &quot;&quot;); &quot;/&quot;; &quot;&quot;); &quot;-&quot;; &quot;&quot;)" table:style-name="ce24">
            <text:p>kSkeleto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eleton_end_code</text:p>
          </table:table-cell>
          <table:table-cell office:value-type="string" table:style-name="ce24">
            <text:p>Skeleto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3]; &quot;::&quot;; [.H393])); &quot; &quot;; &quot;&quot;); &quot;/&quot;; &quot;&quot;); &quot;-&quot;; &quot;&quot;)" table:style-name="ce24">
            <text:p>Profile::GCode</text:p>
          </table:table-cell>
          <table:table-cell office:value-type="string" office:string-value="kSkeletonEndGCode" table:formula="of:=SUBSTITUTE(SUBSTITUTE(SUBSTITUTE((COM.MICROSOFT.CONCAT(&quot;k&quot;; [.B393])); &quot; &quot;; &quot;&quot;); &quot;/&quot;; &quot;&quot;); &quot;-&quot;; &quot;&quot;)" table:style-name="ce24">
            <text:p>kSkeleto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in_start_code</text:p>
          </table:table-cell>
          <table:table-cell office:value-type="string" table:style-name="ce24">
            <text:p>Ski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4]; &quot;::&quot;; [.H394])); &quot; &quot;; &quot;&quot;); &quot;/&quot;; &quot;&quot;); &quot;-&quot;; &quot;&quot;)" table:style-name="ce24">
            <text:p>Profile::GCode</text:p>
          </table:table-cell>
          <table:table-cell office:value-type="string" office:string-value="kSkinStartGCode" table:formula="of:=SUBSTITUTE(SUBSTITUTE(SUBSTITUTE((COM.MICROSOFT.CONCAT(&quot;k&quot;; [.B394])); &quot; &quot;; &quot;&quot;); &quot;/&quot;; &quot;&quot;); &quot;-&quot;; &quot;&quot;)" table:style-name="ce24">
            <text:p>kSki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in_end_code</text:p>
          </table:table-cell>
          <table:table-cell office:value-type="string" table:style-name="ce24">
            <text:p>Ski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5]; &quot;::&quot;; [.H395])); &quot; &quot;; &quot;&quot;); &quot;/&quot;; &quot;&quot;); &quot;-&quot;; &quot;&quot;)" table:style-name="ce24">
            <text:p>Profile::GCode</text:p>
          </table:table-cell>
          <table:table-cell office:value-type="string" office:string-value="kSkinEndGCode" table:formula="of:=SUBSTITUTE(SUBSTITUTE(SUBSTITUTE((COM.MICROSOFT.CONCAT(&quot;k&quot;; [.B395])); &quot; &quot;; &quot;&quot;); &quot;/&quot;; &quot;&quot;); &quot;-&quot;; &quot;&quot;)" table:style-name="ce24">
            <text:p>kSki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fill_start_code</text:p>
          </table:table-cell>
          <table:table-cell office:value-type="string" table:style-name="ce24">
            <text:p>Infill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6]; &quot;::&quot;; [.H396])); &quot; &quot;; &quot;&quot;); &quot;/&quot;; &quot;&quot;); &quot;-&quot;; &quot;&quot;)" table:style-name="ce24">
            <text:p>Profile::GCode</text:p>
          </table:table-cell>
          <table:table-cell office:value-type="string" office:string-value="kInfillStartGCode" table:formula="of:=SUBSTITUTE(SUBSTITUTE(SUBSTITUTE((COM.MICROSOFT.CONCAT(&quot;k&quot;; [.B396])); &quot; &quot;; &quot;&quot;); &quot;/&quot;; &quot;&quot;); &quot;-&quot;; &quot;&quot;)" table:style-name="ce24">
            <text:p>kInfill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fill_end_code</text:p>
          </table:table-cell>
          <table:table-cell office:value-type="string" table:style-name="ce24">
            <text:p>Infill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7]; &quot;::&quot;; [.H397])); &quot; &quot;; &quot;&quot;); &quot;/&quot;; &quot;&quot;); &quot;-&quot;; &quot;&quot;)" table:style-name="ce24">
            <text:p>Profile::GCode</text:p>
          </table:table-cell>
          <table:table-cell office:value-type="string" office:string-value="kInfillEndGCode" table:formula="of:=SUBSTITUTE(SUBSTITUTE(SUBSTITUTE((COM.MICROSOFT.CONCAT(&quot;k&quot;; [.B397])); &quot; &quot;; &quot;&quot;); &quot;/&quot;; &quot;&quot;); &quot;-&quot;; &quot;&quot;)" table:style-name="ce24">
            <text:p>kInfill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upport_start_code</text:p>
          </table:table-cell>
          <table:table-cell office:value-type="string" table:style-name="ce24">
            <text:p>Suppor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8]; &quot;::&quot;; [.H398])); &quot; &quot;; &quot;&quot;); &quot;/&quot;; &quot;&quot;); &quot;-&quot;; &quot;&quot;)" table:style-name="ce24">
            <text:p>Profile::GCode</text:p>
          </table:table-cell>
          <table:table-cell office:value-type="string" office:string-value="kSupportStartGCode" table:formula="of:=SUBSTITUTE(SUBSTITUTE(SUBSTITUTE((COM.MICROSOFT.CONCAT(&quot;k&quot;; [.B398])); &quot; &quot;; &quot;&quot;); &quot;/&quot;; &quot;&quot;); &quot;-&quot;; &quot;&quot;)" table:style-name="ce24">
            <text:p>kSuppor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upport_end_code</text:p>
          </table:table-cell>
          <table:table-cell office:value-type="string" table:style-name="ce24">
            <text:p>Suppor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9]; &quot;::&quot;; [.H399])); &quot; &quot;; &quot;&quot;); &quot;/&quot;; &quot;&quot;); &quot;-&quot;; &quot;&quot;)" table:style-name="ce24">
            <text:p>Profile::GCode</text:p>
          </table:table-cell>
          <table:table-cell office:value-type="string" office:string-value="kSupportEndGCode" table:formula="of:=SUBSTITUTE(SUBSTITUTE(SUBSTITUTE((COM.MICROSOFT.CONCAT(&quot;k&quot;; [.B399])); &quot; &quot;; &quot;&quot;); &quot;/&quot;; &quot;&quot;); &quot;-&quot;; &quot;&quot;)" table:style-name="ce24">
            <text:p>kSuppor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smoothing</text:p>
          </table:table-cell>
          <table:table-cell office:value-type="string" table:style-name="ce5">
            <text:p>Enable Smoothing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a smoothing process will be applied on all contours of the ST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0]; &quot;::&quot;; [.H400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moothing" table:formula="of:=SUBSTITUTE(SUBSTITUTE(SUBSTITUTE((COM.MICROSOFT.CONCAT(&quot;k&quot;; [.B400])); &quot; &quot;; &quot;&quot;); &quot;/&quot;; &quot;&quot;); &quot;-&quot;; &quot;&quot;)" table:style-name="ce5">
            <text:p>kEnableSmoothing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smoothing_tolerance</text:p>
          </table:table-cell>
          <table:table-cell office:value-type="string" table:style-name="ce5">
            <text:p>Smoothing Tolerance</text:p>
          </table:table-cell>
          <table:table-cell office:value-type="string" table:style-name="ce5">
            <text:p>distance</text:p>
          </table:table-cell>
          <table:table-cell office:value-type="string" table:style-name="ce5">
            <text:p>The tolerance for the smoothing algorithm</text:p>
          </table:table-cell>
          <table:table-cell office:value-type="string" table:style-name="ce5">
            <text:p>{"smoothing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1]; &quot;::&quot;; [.H401])); &quot; &quot;; &quot;&quot;); &quot;/&quot;; &quot;&quot;); &quot;-&quot;; &quot;&quot;)" table:style-name="ce5">
            <text:p>Profile::SpecialModes</text:p>
          </table:table-cell>
          <table:table-cell office:value-type="string" office:string-value="kSmoothingTolerance" table:formula="of:=SUBSTITUTE(SUBSTITUTE(SUBSTITUTE((COM.MICROSOFT.CONCAT(&quot;k&quot;; [.B401])); &quot; &quot;; &quot;&quot;); &quot;/&quot;; &quot;&quot;); &quot;-&quot;; &quot;&quot;)" table:style-name="ce5">
            <text:p>kSmoothingToler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spiralize_mode</text:p>
          </table:table-cell>
          <table:table-cell office:value-type="string" table:style-name="ce5">
            <text:p>Enable Spiralize Mode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extruder will never lift and part will be made in one continuous path without infil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2]; &quot;::&quot;; [.H402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piralizeMode" table:formula="of:=SUBSTITUTE(SUBSTITUTE(SUBSTITUTE((COM.MICROSOFT.CONCAT(&quot;k&quot;; [.B402])); &quot; &quot;; &quot;&quot;); &quot;/&quot;; &quot;&quot;); &quot;-&quot;; &quot;&quot;)" table:style-name="ce5">
            <text:p>kEnableSpiralizeMod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fix_model</text:p>
          </table:table-cell>
          <table:table-cell office:value-type="string" table:style-name="ce5">
            <text:p>Enable Fix Model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nifold issues with the model will be repaired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3]; &quot;::&quot;; [.H403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FixModel" table:formula="of:=SUBSTITUTE(SUBSTITUTE(SUBSTITUTE((COM.MICROSOFT.CONCAT(&quot;k&quot;; [.B403])); &quot; &quot;; &quot;&quot;); &quot;/&quot;; &quot;&quot;); &quot;-&quot;; &quot;&quot;)" table:style-name="ce5">
            <text:p>kEnableFixModel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oversize</text:p>
          </table:table-cell>
          <table:table-cell office:value-type="string" table:style-name="ce5">
            <text:p>Oversize Par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part can be oversized in the X and Y dimensions to allow for a machining tolerance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4]; &quot;::&quot;; [.H404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Part" table:formula="of:=SUBSTITUTE(SUBSTITUTE(SUBSTITUTE((COM.MICROSOFT.CONCAT(&quot;k&quot;; [.B404])); &quot; &quot;; &quot;&quot;); &quot;/&quot;; &quot;&quot;); &quot;-&quot;; &quot;&quot;)" table:style-name="ce5">
            <text:p>kOversizePar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oversize_distance</text:p>
          </table:table-cell>
          <table:table-cell office:value-type="string" table:style-name="ce5">
            <text:p>Oversize Distance</text:p>
          </table:table-cell>
          <table:table-cell office:value-type="string" table:style-name="ce5">
            <text:p>location</text:p>
          </table:table-cell>
          <table:table-cell office:value-type="string" table:style-name="ce5">
            <text:p>Distance to oversize the part in the X and Y directions</text:p>
          </table:table-cell>
          <table:table-cell office:value-type="string" table:style-name="ce5">
            <text:p>{"oversize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5]; &quot;::&quot;; [.H405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Distance" table:formula="of:=SUBSTITUTE(SUBSTITUTE(SUBSTITUTE((COM.MICROSOFT.CONCAT(&quot;k&quot;; [.B405])); &quot; &quot;; &quot;&quot;); &quot;/&quot;; &quot;&quot;); &quot;-&quot;; &quot;&quot;)" table:style-name="ce5">
            <text:p>kOversizeDist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width_height</text:p>
          </table:table-cell>
          <table:table-cell office:value-type="string" table:style-name="ce5">
            <text:p>Use Width and Heigh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G-Code will not command feeds and speed and instead send desired bead geometry for the HMI to interpret</text:p>
          </table:table-cell>
          <table:table-cell office:value-type="string" table:style-name="ce5">
            <text:p>{"syntax": 12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6]; &quot;::&quot;; [.H406])); &quot; &quot;; &quot;&quot;); &quot;/&quot;; &quot;&quot;); &quot;-&quot;; &quot;&quot;)" table:style-name="ce5">
            <text:p>Profile::SpecialModes</text:p>
          </table:table-cell>
          <table:table-cell office:value-type="string" office:string-value="kUseWidthandHeight" table:formula="of:=SUBSTITUTE(SUBSTITUTE(SUBSTITUTE((COM.MICROSOFT.CONCAT(&quot;k&quot;; [.B406])); &quot; &quot;; &quot;&quot;); &quot;/&quot;; &quot;&quot;); &quot;-&quot;; &quot;&quot;)" table:style-name="ce5">
            <text:p>kUseWidthandHeigh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0">
            <text:p>enable_gpu_acceleration</text:p>
          </table:table-cell>
          <table:table-cell office:value-type="string" table:style-name="ce70">
            <text:p>Enable GPU Acceleration</text:p>
          </table:table-cell>
          <table:table-cell office:value-type="string" table:style-name="ce70">
            <text:p>boolean</text:p>
          </table:table-cell>
          <table:table-cell office:value-type="string" table:style-name="ce70">
            <text:p>If a CUDA capable GPU is available, then enable the use of it to speed up slicing.</text:p>
          </table:table-cell>
          <table:table-cell table:number-columns-repeated="2" table:style-name="ce70"/>
          <table:table-cell office:value-type="string" table:style-name="ce71">
            <text:p>false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07]; &quot;::&quot;; [.H407])); &quot; &quot;; &quot;&quot;); &quot;/&quot;; &quot;&quot;); &quot;-&quot;; &quot;&quot;)" table:style-name="ce70">
            <text:p>Profile::Optimizations</text:p>
          </table:table-cell>
          <table:table-cell office:value-type="string" office:string-value="kEnableGPUAcceleration" table:formula="of:=SUBSTITUTE(SUBSTITUTE(SUBSTITUTE((COM.MICROSOFT.CONCAT(&quot;k&quot;; [.B407])); &quot; &quot;; &quot;&quot;); &quot;/&quot;; &quot;&quot;); &quot;-&quot;; &quot;&quot;)" table:style-name="ce70">
            <text:p>kEnableGPUAcceleration</text:p>
          </table:table-cell>
          <table:table-cell table:style-name="ce70"/>
          <table:table-cell office:value-type="string" table:style-name="ce7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0">
            <text:p>island_order_optimization</text:p>
          </table:table-cell>
          <table:table-cell office:value-type="string" table:style-name="ce70">
            <text:p>Island Order Optimization</text:p>
          </table:table-cell>
          <table:table-cell office:value-type="string" table:style-name="ce70">
            <text:p>enumeration</text:p>
          </table:table-cell>
          <table:table-cell office:value-type="string" table:style-name="ce70">
            <text:p>Type of order optimizer to use on islands</text:p>
          </table:table-cell>
          <table:table-cell table:style-name="ce70"/>
          <table:table-cell office:value-type="string" table:style-name="ce70">
            <text:p>Next Closest, Next Farthest, Shortest Distance (approximate), Shortest Distance (brute force), Least Recently Visited, Random, Custom Location</text:p>
          </table:table-cell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08]; &quot;::&quot;; [.H408])); &quot; &quot;; &quot;&quot;); &quot;/&quot;; &quot;&quot;); &quot;-&quot;; &quot;&quot;)" table:style-name="ce70">
            <text:p>Profile::Optimizations</text:p>
          </table:table-cell>
          <table:table-cell office:value-type="string" office:string-value="kIslandOrderOptimization" table:formula="of:=SUBSTITUTE(SUBSTITUTE(SUBSTITUTE((COM.MICROSOFT.CONCAT(&quot;k&quot;; [.B408])); &quot; &quot;; &quot;&quot;); &quot;/&quot;; &quot;&quot;); &quot;-&quot;; &quot;&quot;)" table:style-name="ce70">
            <text:p>kIslandOrderOptimiz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custom_island_order_x_location</text:p>
          </table:table-cell>
          <table:table-cell office:value-type="string" table:style-name="ce70">
            <text:p>Custom Island Point X Location</text:p>
          </table:table-cell>
          <table:table-cell office:value-type="string" table:style-name="ce70">
            <text:p>location</text:p>
          </table:table-cell>
          <table:table-cell office:value-type="string" table:style-name="ce70">
            <text:p>X Coordinate for Custom Point Optimization Location</text:p>
          </table:table-cell>
          <table:table-cell office:value-type="string" table:style-name="ce70">
            <text:p>{"island_order_optimization": 6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09]; &quot;::&quot;; [.H409])); &quot; &quot;; &quot;&quot;); &quot;/&quot;; &quot;&quot;); &quot;-&quot;; &quot;&quot;)" table:style-name="ce70">
            <text:p>Profile::Optimizations</text:p>
          </table:table-cell>
          <table:table-cell office:value-type="string" office:string-value="kCustomIslandPointXLocation" table:formula="of:=SUBSTITUTE(SUBSTITUTE(SUBSTITUTE((COM.MICROSOFT.CONCAT(&quot;k&quot;; [.B409])); &quot; &quot;; &quot;&quot;); &quot;/&quot;; &quot;&quot;); &quot;-&quot;; &quot;&quot;)" table:style-name="ce70">
            <text:p>kCustomIslandPointX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custom_island_order_y_location</text:p>
          </table:table-cell>
          <table:table-cell office:value-type="string" table:style-name="ce70">
            <text:p>Custom Island Point Y Location</text:p>
          </table:table-cell>
          <table:table-cell office:value-type="string" table:style-name="ce70">
            <text:p>location</text:p>
          </table:table-cell>
          <table:table-cell office:value-type="string" table:style-name="ce70">
            <text:p>Y Coordinate for Custom Point Optimization Location</text:p>
          </table:table-cell>
          <table:table-cell office:value-type="string" table:style-name="ce70">
            <text:p>{"island_order_optimization": 6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0]; &quot;::&quot;; [.H410])); &quot; &quot;; &quot;&quot;); &quot;/&quot;; &quot;&quot;); &quot;-&quot;; &quot;&quot;)" table:style-name="ce70">
            <text:p>Profile::Optimizations</text:p>
          </table:table-cell>
          <table:table-cell office:value-type="string" office:string-value="kCustomIslandPointYLocation" table:formula="of:=SUBSTITUTE(SUBSTITUTE(SUBSTITUTE((COM.MICROSOFT.CONCAT(&quot;k&quot;; [.B410])); &quot; &quot;; &quot;&quot;); &quot;/&quot;; &quot;&quot;); &quot;-&quot;; &quot;&quot;)" table:style-name="ce70">
            <text:p>kCustomIslandPointY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path_order_optimization</text:p>
          </table:table-cell>
          <table:table-cell office:value-type="string" table:style-name="ce70">
            <text:p>Path Order Optimization</text:p>
          </table:table-cell>
          <table:table-cell office:value-type="string" table:style-name="ce70">
            <text:p>enumeration</text:p>
          </table:table-cell>
          <table:table-cell office:value-type="string" table:style-name="ce70">
            <text:p>Type of order optimizer to use on paths</text:p>
          </table:table-cell>
          <table:table-cell table:style-name="ce70"/>
          <table:table-cell office:value-type="string" table:style-name="ce70">
            <text:p>Next Closest, Next Farthest, Random, Outside In, Inside Out, Custom Location</text:p>
          </table:table-cell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1]; &quot;::&quot;; [.H411])); &quot; &quot;; &quot;&quot;); &quot;/&quot;; &quot;&quot;); &quot;-&quot;; &quot;&quot;)" table:style-name="ce70">
            <text:p>Profile::Optimizations</text:p>
          </table:table-cell>
          <table:table-cell office:value-type="string" office:string-value="kPathOrderOptimization" table:formula="of:=SUBSTITUTE(SUBSTITUTE(SUBSTITUTE((COM.MICROSOFT.CONCAT(&quot;k&quot;; [.B411])); &quot; &quot;; &quot;&quot;); &quot;/&quot;; &quot;&quot;); &quot;-&quot;; &quot;&quot;)" table:style-name="ce70">
            <text:p>kPathOrderOptimiz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custom_path_order_x_location</text:p>
          </table:table-cell>
          <table:table-cell office:value-type="string" table:style-name="ce70">
            <text:p>Custom Path Point X Location</text:p>
          </table:table-cell>
          <table:table-cell office:value-type="string" table:style-name="ce70">
            <text:p>location</text:p>
          </table:table-cell>
          <table:table-cell office:value-type="string" table:style-name="ce70">
            <text:p>X Coordinate for Custom Point Optimization Location</text:p>
          </table:table-cell>
          <table:table-cell office:value-type="string" table:style-name="ce70">
            <text:p>{"path_order_optimization": 5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2]; &quot;::&quot;; [.H412])); &quot; &quot;; &quot;&quot;); &quot;/&quot;; &quot;&quot;); &quot;-&quot;; &quot;&quot;)" table:style-name="ce70">
            <text:p>Profile::Optimizations</text:p>
          </table:table-cell>
          <table:table-cell office:value-type="string" office:string-value="kCustomPathPointXLocation" table:formula="of:=SUBSTITUTE(SUBSTITUTE(SUBSTITUTE((COM.MICROSOFT.CONCAT(&quot;k&quot;; [.B412])); &quot; &quot;; &quot;&quot;); &quot;/&quot;; &quot;&quot;); &quot;-&quot;; &quot;&quot;)" table:style-name="ce70">
            <text:p>kCustomPathPointX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custom_path_order_y_location</text:p>
          </table:table-cell>
          <table:table-cell office:value-type="string" table:style-name="ce70">
            <text:p>Custom Path Point Y Location</text:p>
          </table:table-cell>
          <table:table-cell office:value-type="string" table:style-name="ce70">
            <text:p>location</text:p>
          </table:table-cell>
          <table:table-cell office:value-type="string" table:style-name="ce70">
            <text:p>Y Coordinate for Custom Point Optimization Location</text:p>
          </table:table-cell>
          <table:table-cell office:value-type="string" table:style-name="ce70">
            <text:p>{"path_order_optimization": 5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3]; &quot;::&quot;; [.H413])); &quot; &quot;; &quot;&quot;); &quot;/&quot;; &quot;&quot;); &quot;-&quot;; &quot;&quot;)" table:style-name="ce70">
            <text:p>Profile::Optimizations</text:p>
          </table:table-cell>
          <table:table-cell office:value-type="string" office:string-value="kCustomPathPointYLocation" table:formula="of:=SUBSTITUTE(SUBSTITUTE(SUBSTITUTE((COM.MICROSOFT.CONCAT(&quot;k&quot;; [.B413])); &quot; &quot;; &quot;&quot;); &quot;/&quot;; &quot;&quot;); &quot;-&quot;; &quot;&quot;)" table:style-name="ce70">
            <text:p>kCustomPathPointY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point_order_optimization</text:p>
          </table:table-cell>
          <table:table-cell office:value-type="string" table:style-name="ce70">
            <text:p>Point Order Optimization</text:p>
          </table:table-cell>
          <table:table-cell office:value-type="string" table:style-name="ce70">
            <text:p>enumeration</text:p>
          </table:table-cell>
          <table:table-cell office:value-type="string" table:style-name="ce70">
            <text:p>Type of order optimizer to use on point selection after a path has been determined</text:p>
          </table:table-cell>
          <table:table-cell table:style-name="ce70"/>
          <table:table-cell office:value-type="string" table:style-name="ce70">
            <text:p>Next Closest, Next Farthest, Random, Consecutive, Custom Location</text:p>
          </table:table-cell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4]; &quot;::&quot;; [.H414])); &quot; &quot;; &quot;&quot;); &quot;/&quot;; &quot;&quot;); &quot;-&quot;; &quot;&quot;)" table:style-name="ce70">
            <text:p>Profile::Optimizations</text:p>
          </table:table-cell>
          <table:table-cell office:value-type="string" office:string-value="kPointOrderOptimization" table:formula="of:=SUBSTITUTE(SUBSTITUTE(SUBSTITUTE((COM.MICROSOFT.CONCAT(&quot;k&quot;; [.B414])); &quot; &quot;; &quot;&quot;); &quot;/&quot;; &quot;&quot;); &quot;-&quot;; &quot;&quot;)" table:style-name="ce70">
            <text:p>kPointOrderOptimiz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0">
            <text:p>local_randomness_enable</text:p>
          </table:table-cell>
          <table:table-cell office:value-type="string" table:style-name="ce70">
            <text:p>Enable Local Randomness</text:p>
          </table:table-cell>
          <table:table-cell office:value-type="string" table:style-name="ce70">
            <text:p>boolean</text:p>
          </table:table-cell>
          <table:table-cell office:value-type="string" table:style-name="ce70">
            <text:p>Enables local randomness within a specified radius after the selected point optimization scheme</text:p>
          </table:table-cell>
          <table:table-cell table:number-columns-repeated="2" table:style-name="ce70"/>
          <table:table-cell office:value-type="string" table:style-name="ce71">
            <text:p>false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5]; &quot;::&quot;; [.H415])); &quot; &quot;; &quot;&quot;); &quot;/&quot;; &quot;&quot;); &quot;-&quot;; &quot;&quot;)" table:style-name="ce70">
            <text:p>Profile::Optimizations</text:p>
          </table:table-cell>
          <table:table-cell office:value-type="string" office:string-value="kEnableLocalRandomness" table:formula="of:=SUBSTITUTE(SUBSTITUTE(SUBSTITUTE((COM.MICROSOFT.CONCAT(&quot;k&quot;; [.B415])); &quot; &quot;; &quot;&quot;); &quot;/&quot;; &quot;&quot;); &quot;-&quot;; &quot;&quot;)" table:style-name="ce70">
            <text:p>kEnableLocalRandomness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0">
            <text:p>local_randomness_radius</text:p>
          </table:table-cell>
          <table:table-cell office:value-type="string" table:style-name="ce70">
            <text:p>Local Randomness Radius</text:p>
          </table:table-cell>
          <table:table-cell office:value-type="string" table:style-name="ce70">
            <text:p>distance</text:p>
          </table:table-cell>
          <table:table-cell office:value-type="string" table:style-name="ce70">
            <text:p>Radius within which the travel connection will be randomized after having computed connectivity via point optimization scheme</text:p>
          </table:table-cell>
          <table:table-cell office:value-type="string" table:style-name="ce70">
            <text:p>{"local_randomness_enable": true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6]; &quot;::&quot;; [.H416])); &quot; &quot;; &quot;&quot;); &quot;/&quot;; &quot;&quot;); &quot;-&quot;; &quot;&quot;)" table:style-name="ce70">
            <text:p>Profile::Optimizations</text:p>
          </table:table-cell>
          <table:table-cell office:value-type="string" office:string-value="kLocalRandomnessRadius" table:formula="of:=SUBSTITUTE(SUBSTITUTE(SUBSTITUTE((COM.MICROSOFT.CONCAT(&quot;k&quot;; [.B416])); &quot; &quot;; &quot;&quot;); &quot;/&quot;; &quot;&quot;); &quot;-&quot;; &quot;&quot;)" table:style-name="ce70">
            <text:p>kLocalRandomnessRadius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0">
            <text:p>min_distance_enabled</text:p>
          </table:table-cell>
          <table:table-cell office:value-type="string" table:style-name="ce70">
            <text:p>Minimum Distance Enable</text:p>
          </table:table-cell>
          <table:table-cell office:value-type="string" table:style-name="ce70">
            <text:p>boolean</text:p>
          </table:table-cell>
          <table:table-cell office:value-type="string" table:style-name="ce70">
            <text:p>Enables a minimum distance threshold when using next closest point optimization</text:p>
          </table:table-cell>
          <table:table-cell office:value-type="string" table:style-name="ce70">
            <text:p>{"point_order_optimization": 0}</text:p>
          </table:table-cell>
          <table:table-cell table:style-name="ce70"/>
          <table:table-cell office:value-type="string" table:style-name="ce71">
            <text:p>false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7]; &quot;::&quot;; [.H417])); &quot; &quot;; &quot;&quot;); &quot;/&quot;; &quot;&quot;); &quot;-&quot;; &quot;&quot;)" table:style-name="ce70">
            <text:p>Profile::Optimizations</text:p>
          </table:table-cell>
          <table:table-cell office:value-type="string" office:string-value="kMinimumDistanceEnable" table:formula="of:=SUBSTITUTE(SUBSTITUTE(SUBSTITUTE((COM.MICROSOFT.CONCAT(&quot;k&quot;; [.B417])); &quot; &quot;; &quot;&quot;); &quot;/&quot;; &quot;&quot;); &quot;-&quot;; &quot;&quot;)" table:style-name="ce70">
            <text:p>kMinimumDistanceEnable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0">
            <text:p>min_distance_threshold</text:p>
          </table:table-cell>
          <table:table-cell office:value-type="string" table:style-name="ce70">
            <text:p>Minimum Distance Threshold</text:p>
          </table:table-cell>
          <table:table-cell office:value-type="string" table:style-name="ce70">
            <text:p>distance</text:p>
          </table:table-cell>
          <table:table-cell office:value-type="string" table:style-name="ce70">
            <text:p>Minimum distance that a point must be when selected via next closest point optimization. If none are found, furthest point is selected.</text:p>
          </table:table-cell>
          <table:table-cell office:value-type="string" table:style-name="ce70">
            <text:p>{"point_order_optimization": 0}</text:p>
          </table:table-cell>
          <table:table-cell table:style-name="ce70"/>
          <table:table-cell office:value-type="float" office:value="0" table:style-name="ce72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8]; &quot;::&quot;; [.H418])); &quot; &quot;; &quot;&quot;); &quot;/&quot;; &quot;&quot;); &quot;-&quot;; &quot;&quot;)" table:style-name="ce70">
            <text:p>Profile::Optimizations</text:p>
          </table:table-cell>
          <table:table-cell office:value-type="string" office:string-value="kMinimumDistanceThreshold" table:formula="of:=SUBSTITUTE(SUBSTITUTE(SUBSTITUTE((COM.MICROSOFT.CONCAT(&quot;k&quot;; [.B418])); &quot; &quot;; &quot;&quot;); &quot;/&quot;; &quot;&quot;); &quot;-&quot;; &quot;&quot;)" table:style-name="ce70">
            <text:p>kMinimumDistanceThreshold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0">
            <text:p>consecutive_distance_threshold</text:p>
          </table:table-cell>
          <table:table-cell office:value-type="string" table:style-name="ce70">
            <text:p>Consecutive Distance Threshold</text:p>
          </table:table-cell>
          <table:table-cell office:value-type="string" table:style-name="ce70">
            <text:p>distance</text:p>
          </table:table-cell>
          <table:table-cell office:value-type="string" table:style-name="ce70">
            <text:p>Sets minimum distance to rotate consecutive point layer to layer</text:p>
          </table:table-cell>
          <table:table-cell office:value-type="string" table:style-name="ce70">
            <text:p>{"point_order_optimization": 3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19]; &quot;::&quot;; [.H419])); &quot; &quot;; &quot;&quot;); &quot;/&quot;; &quot;&quot;); &quot;-&quot;; &quot;&quot;)" table:style-name="ce70">
            <text:p>Profile::Optimizations</text:p>
          </table:table-cell>
          <table:table-cell office:value-type="string" office:string-value="kConsecutiveDistanceThreshold" table:formula="of:=SUBSTITUTE(SUBSTITUTE(SUBSTITUTE((COM.MICROSOFT.CONCAT(&quot;k&quot;; [.B419])); &quot; &quot;; &quot;&quot;); &quot;/&quot;; &quot;&quot;); &quot;-&quot;; &quot;&quot;)" table:style-name="ce70">
            <text:p>kConsecutiveDistanceThreshold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0">
            <text:p>custom_point_order_x_location</text:p>
          </table:table-cell>
          <table:table-cell office:value-type="string" table:style-name="ce70">
            <text:p>Custom Point X Location</text:p>
          </table:table-cell>
          <table:table-cell office:value-type="string" table:style-name="ce70">
            <text:p>location</text:p>
          </table:table-cell>
          <table:table-cell office:value-type="string" table:style-name="ce70">
            <text:p>X Coordinate for Custom Point for Point Optimization Scheme</text:p>
          </table:table-cell>
          <table:table-cell office:value-type="string" table:style-name="ce70">
            <text:p>{"point_order_optimization": 4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20]; &quot;::&quot;; [.H420])); &quot; &quot;; &quot;&quot;); &quot;/&quot;; &quot;&quot;); &quot;-&quot;; &quot;&quot;)" table:style-name="ce70">
            <text:p>Profile::Optimizations</text:p>
          </table:table-cell>
          <table:table-cell office:value-type="string" office:string-value="kCustomPointXLocation" table:formula="of:=SUBSTITUTE(SUBSTITUTE(SUBSTITUTE((COM.MICROSOFT.CONCAT(&quot;k&quot;; [.B420])); &quot; &quot;; &quot;&quot;); &quot;/&quot;; &quot;&quot;); &quot;-&quot;; &quot;&quot;)" table:style-name="ce70">
            <text:p>kCustomPointX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custom_point_order_y_location</text:p>
          </table:table-cell>
          <table:table-cell office:value-type="string" table:style-name="ce70">
            <text:p>Custom Point Y Location</text:p>
          </table:table-cell>
          <table:table-cell office:value-type="string" table:style-name="ce70">
            <text:p>location</text:p>
          </table:table-cell>
          <table:table-cell office:value-type="string" table:style-name="ce70">
            <text:p>Y Coordinate for Custom Point for Point Optimization Scheme</text:p>
          </table:table-cell>
          <table:table-cell office:value-type="string" table:style-name="ce70">
            <text:p>{"point_order_optimization": 4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21]; &quot;::&quot;; [.H421])); &quot; &quot;; &quot;&quot;); &quot;/&quot;; &quot;&quot;); &quot;-&quot;; &quot;&quot;)" table:style-name="ce70">
            <text:p>Profile::Optimizations</text:p>
          </table:table-cell>
          <table:table-cell office:value-type="string" office:string-value="kCustomPointYLocation" table:formula="of:=SUBSTITUTE(SUBSTITUTE(SUBSTITUTE((COM.MICROSOFT.CONCAT(&quot;k&quot;; [.B421])); &quot; &quot;; &quot;&quot;); &quot;/&quot;; &quot;&quot;); &quot;-&quot;; &quot;&quot;)" table:style-name="ce70">
            <text:p>kCustomPointY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enable_second_custom_point_location</text:p>
          </table:table-cell>
          <table:table-cell office:value-type="string" table:style-name="ce70">
            <text:p>Add Second Custom Location</text:p>
          </table:table-cell>
          <table:table-cell office:value-type="string" table:style-name="ce70">
            <text:p>boolean</text:p>
          </table:table-cell>
          <table:table-cell office:value-type="string" table:style-name="ce70">
            <text:p>Enables a second custom point location so that points alternate layer to layer. The second point is used for even numbered layers.</text:p>
          </table:table-cell>
          <table:table-cell office:value-type="string" table:style-name="ce70">
            <text:p>{"point_order_optimization": 4}</text:p>
          </table:table-cell>
          <table:table-cell table:style-name="ce70"/>
          <table:table-cell office:value-type="string" table:style-name="ce71">
            <text:p>false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22]; &quot;::&quot;; [.H422])); &quot; &quot;; &quot;&quot;); &quot;/&quot;; &quot;&quot;); &quot;-&quot;; &quot;&quot;)" table:style-name="ce70">
            <text:p>Profile::Optimizations</text:p>
          </table:table-cell>
          <table:table-cell office:value-type="string" office:string-value="kAddSecondCustomLocation" table:formula="of:=SUBSTITUTE(SUBSTITUTE(SUBSTITUTE((COM.MICROSOFT.CONCAT(&quot;k&quot;; [.B422])); &quot; &quot;; &quot;&quot;); &quot;/&quot;; &quot;&quot;); &quot;-&quot;; &quot;&quot;)" table:style-name="ce70">
            <text:p>kAddSecondCustom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0">
            <text:p>custom_second_point_order_x_location</text:p>
          </table:table-cell>
          <table:table-cell office:value-type="string" table:style-name="ce70">
            <text:p>Second Custom Point X Location</text:p>
          </table:table-cell>
          <table:table-cell office:value-type="string" table:style-name="ce70">
            <text:p>location</text:p>
          </table:table-cell>
          <table:table-cell office:value-type="string" table:style-name="ce70">
            <text:p>X Coordinate for Second Custom Point for Point Optimization Scheme</text:p>
          </table:table-cell>
          <table:table-cell office:value-type="string" table:style-name="ce70">
            <text:p>{"AND": [{"enable_second_custom_point_location": true}, {"point_order_optimization": 4}]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23]; &quot;::&quot;; [.H423])); &quot; &quot;; &quot;&quot;); &quot;/&quot;; &quot;&quot;); &quot;-&quot;; &quot;&quot;)" table:style-name="ce70">
            <text:p>Profile::Optimizations</text:p>
          </table:table-cell>
          <table:table-cell office:value-type="string" office:string-value="kSecondCustomPointXLocation" table:formula="of:=SUBSTITUTE(SUBSTITUTE(SUBSTITUTE((COM.MICROSOFT.CONCAT(&quot;k&quot;; [.B423])); &quot; &quot;; &quot;&quot;); &quot;/&quot;; &quot;&quot;); &quot;-&quot;; &quot;&quot;)" table:style-name="ce70">
            <text:p>kSecondCustomPointX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0">
            <text:p>custom_second_point_order_y_location</text:p>
          </table:table-cell>
          <table:table-cell office:value-type="string" table:style-name="ce70">
            <text:p>Second Custom Point Y Location</text:p>
          </table:table-cell>
          <table:table-cell office:value-type="string" table:style-name="ce70">
            <text:p>location</text:p>
          </table:table-cell>
          <table:table-cell office:value-type="string" table:style-name="ce70">
            <text:p>Y Coordinate for Second Custom Point for Point Optimization Scheme</text:p>
          </table:table-cell>
          <table:table-cell office:value-type="string" table:style-name="ce70">
            <text:p>{"AND": [{"enable_second_custom_point_location": true}, {"point_order_optimization": 4}]}</text:p>
          </table:table-cell>
          <table:table-cell table:style-name="ce70"/>
          <table:table-cell office:value-type="float" office:value="0" table:style-name="ce71">
            <text:p>0</text:p>
          </table:table-cell>
          <table:table-cell office:value-type="string" table:style-name="ce70">
            <text:p>Optimizations</text:p>
          </table:table-cell>
          <table:table-cell office:value-type="string" table:style-name="ce70">
            <text:p>Profile</text:p>
          </table:table-cell>
          <table:table-cell office:value-type="string" office:string-value="Profile::Optimizations" table:formula="of:=SUBSTITUTE(SUBSTITUTE(SUBSTITUTE((COM.MICROSOFT.CONCAT([.I424]; &quot;::&quot;; [.H424])); &quot; &quot;; &quot;&quot;); &quot;/&quot;; &quot;&quot;); &quot;-&quot;; &quot;&quot;)" table:style-name="ce70">
            <text:p>Profile::Optimizations</text:p>
          </table:table-cell>
          <table:table-cell office:value-type="string" office:string-value="kSecondCustomPointYLocation" table:formula="of:=SUBSTITUTE(SUBSTITUTE(SUBSTITUTE((COM.MICROSOFT.CONCAT(&quot;k&quot;; [.B424])); &quot; &quot;; &quot;&quot;); &quot;/&quot;; &quot;&quot;); &quot;-&quot;; &quot;&quot;)" table:style-name="ce70">
            <text:p>kSecondCustomPointYLocation</text:p>
          </table:table-cell>
          <table:table-cell table:style-name="ce70"/>
          <table:table-cell office:value-type="string" table:style-name="ce7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11">
            <text:p>region_order</text:p>
          </table:table-cell>
          <table:table-cell office:value-type="string" table:style-name="ce11">
            <text:p>Region Order</text:p>
          </table:table-cell>
          <table:table-cell office:value-type="string" table:style-name="ce11">
            <text:p>numbered_list</text:p>
          </table:table-cell>
          <table:table-cell office:value-type="string" table:style-name="ce11">
            <text:p>Order that region paths will be connected</text:p>
          </table:table-cell>
          <table:table-cell table:number-columns-repeated="2" table:style-name="ce11"/>
          <table:table-cell office:value-type="string" table:style-name="ce12">
            <text:p>["Perimeter","Inset","Skin","Infill","Skeleton"]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5]; &quot;::&quot;; [.H425])); &quot; &quot;; &quot;&quot;); &quot;/&quot;; &quot;&quot;); &quot;-&quot;; &quot;&quot;)" table:style-name="ce11">
            <text:p>Profile::Ordering</text:p>
          </table:table-cell>
          <table:table-cell office:value-type="string" office:string-value="kRegionOrder" table:formula="of:=SUBSTITUTE(SUBSTITUTE(SUBSTITUTE((COM.MICROSOFT.CONCAT(&quot;k&quot;; [.B425])); &quot; &quot;; &quot;&quot;); &quot;/&quot;; &quot;&quot;); &quot;-&quot;; &quot;&quot;)" table:style-name="ce11">
            <text:p>kRegion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11">
            <text:p>perimeter_reverse_direction</text:p>
          </table:table-cell>
          <table:table-cell office:value-type="string" table:style-name="ce11">
            <text:p>Reverse Perimeter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perimeters (CW vs CCW)</text:p>
          </table:table-cell>
          <table:table-cell office:value-type="string" table:style-name="ce11">
            <text:p>{"perimeter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6]; &quot;::&quot;; [.H426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PerimeterDirection" table:formula="of:=SUBSTITUTE(SUBSTITUTE(SUBSTITUTE((COM.MICROSOFT.CONCAT(&quot;k&quot;; [.B426])); &quot; &quot;; &quot;&quot;); &quot;/&quot;; &quot;&quot;); &quot;-&quot;; &quot;&quot;)" table:style-name="ce11">
            <text:p>kReversePerimeter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11">
            <text:p>inset_reverse_direction</text:p>
          </table:table-cell>
          <table:table-cell office:value-type="string" table:style-name="ce11">
            <text:p>Reverse Inset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insets (CW vs CCW)</text:p>
          </table:table-cell>
          <table:table-cell office:value-type="string" table:style-name="ce11">
            <text:p>{"inset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7]; &quot;::&quot;; [.H427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InsetDirection" table:formula="of:=SUBSTITUTE(SUBSTITUTE(SUBSTITUTE((COM.MICROSOFT.CONCAT(&quot;k&quot;; [.B427])); &quot; &quot;; &quot;&quot;); &quot;/&quot;; &quot;&quot;); &quot;-&quot;; &quot;&quot;)" table:style-name="ce11">
            <text:p>kReverseInset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4">
            <text:p>laser_scanner</text:p>
          </table:table-cell>
          <table:table-cell office:value-type="string" table:style-name="ce34">
            <text:p>Enable Laser Scann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generate G/M codes for laser scanner path between layers</text:p>
          </table:table-cell>
          <table:table-cell office:value-type="string" table:style-name="ce34">
            <text:p>{"OR": [{"syntax": 1}, {"syntax": 4}]}</text:p>
          </table:table-cell>
          <table:table-cell table:style-name="ce34"/>
          <table:table-cell office:value-type="string" table:style-name="ce73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8]; &quot;::&quot;; [.H428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LaserScanner" table:formula="of:=SUBSTITUTE(SUBSTITUTE(SUBSTITUTE((COM.MICROSOFT.CONCAT(&quot;k&quot;; [.B428])); &quot; &quot;; &quot;&quot;); &quot;/&quot;; &quot;&quot;); &quot;-&quot;; &quot;&quot;)" table:style-name="ce34">
            <text:p>kEnableLaserScann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peed</text:p>
          </table:table-cell>
          <table:table-cell office:value-type="string" table:style-name="ce34">
            <text:p>Laser Scan Speed</text:p>
          </table:table-cell>
          <table:table-cell office:value-type="string" table:style-name="ce34">
            <text:p>speed</text:p>
          </table:table-cell>
          <table:table-cell office:value-type="string" table:style-name="ce34">
            <text:p>Speed for scan path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9]; &quot;::&quot;; [.H429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Speed" table:formula="of:=SUBSTITUTE(SUBSTITUTE(SUBSTITUTE((COM.MICROSOFT.CONCAT(&quot;k&quot;; [.B429])); &quot; &quot;; &quot;&quot;); &quot;/&quot;; &quot;&quot;); &quot;-&quot;; &quot;&quot;)" table:style-name="ce34">
            <text:p>kLaserScanSpee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height_offset</text:p>
          </table:table-cell>
          <table:table-cell office:value-type="string" table:style-name="ce34">
            <text:p>Laser Scanner Height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Height of scanner above table in home 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0]; &quot;::&quot;; [.H430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Offset" table:formula="of:=SUBSTITUTE(SUBSTITUTE(SUBSTITUTE((COM.MICROSOFT.CONCAT(&quot;k&quot;; [.B430])); &quot; &quot;; &quot;&quot;); &quot;/&quot;; &quot;&quot;); &quot;-&quot;; &quot;&quot;)" table:style-name="ce34">
            <text:p>kLaserScannerHeight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x_offset</text:p>
          </table:table-cell>
          <table:table-cell office:value-type="string" table:style-name="ce34">
            <text:p>Laser Scanner X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X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1]; &quot;::&quot;; [.H431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XOffset" table:formula="of:=SUBSTITUTE(SUBSTITUTE(SUBSTITUTE((COM.MICROSOFT.CONCAT(&quot;k&quot;; [.B431])); &quot; &quot;; &quot;&quot;); &quot;/&quot;; &quot;&quot;); &quot;-&quot;; &quot;&quot;)" table:style-name="ce34">
            <text:p>kLaserScannerX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y_offset</text:p>
          </table:table-cell>
          <table:table-cell office:value-type="string" table:style-name="ce34">
            <text:p>Laser Scanner Y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Y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2]; &quot;::&quot;; [.H432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YOffset" table:formula="of:=SUBSTITUTE(SUBSTITUTE(SUBSTITUTE((COM.MICROSOFT.CONCAT(&quot;k&quot;; [.B432])); &quot; &quot;; &quot;&quot;); &quot;/&quot;; &quot;&quot;); &quot;-&quot;; &quot;&quot;)" table:style-name="ce34">
            <text:p>kLaserScannerY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height</text:p>
          </table:table-cell>
          <table:table-cell office:value-type="string" table:style-name="ce34">
            <text:p>Laser Scanner Height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arget height of scanner above layer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3]; &quot;::&quot;; [.H433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" table:formula="of:=SUBSTITUTE(SUBSTITUTE(SUBSTITUTE((COM.MICROSOFT.CONCAT(&quot;k&quot;; [.B433])); &quot; &quot;; &quot;&quot;); &quot;/&quot;; &quot;&quot;); &quot;-&quot;; &quot;&quot;)" table:style-name="ce34">
            <text:p>kLaserScannerHeigh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width</text:p>
          </table:table-cell>
          <table:table-cell office:value-type="string" table:style-name="ce34">
            <text:p>Laser Scanner Wid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Width of scanner at given height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4]; &quot;::&quot;; [.H434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Width" table:formula="of:=SUBSTITUTE(SUBSTITUTE(SUBSTITUTE((COM.MICROSOFT.CONCAT(&quot;k&quot;; [.B434])); &quot; &quot;; &quot;&quot;); &quot;/&quot;; &quot;&quot;); &quot;-&quot;; &quot;&quot;)" table:style-name="ce34">
            <text:p>kLaserScannerWidth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step_distance</text:p>
          </table:table-cell>
          <table:table-cell office:value-type="string" table:style-name="ce34">
            <text:p>Laser Step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Step distance of scanner along layer (resolution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5]; &quot;::&quot;; [.H435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tepDistance" table:formula="of:=SUBSTITUTE(SUBSTITUTE(SUBSTITUTE((COM.MICROSOFT.CONCAT(&quot;k&quot;; [.B435])); &quot; &quot;; &quot;&quot;); &quot;/&quot;; &quot;&quot;); &quot;-&quot;; &quot;&quot;)" table:style-name="ce34">
            <text:p>kLaserStep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_line_resolution</text:p>
          </table:table-cell>
          <table:table-cell office:value-type="string" table:style-name="ce34">
            <text:p>Laser Scan Line Resolution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Resolution of single scan lin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6]; &quot;::&quot;; [.H436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LineResolution" table:formula="of:=SUBSTITUTE(SUBSTITUTE(SUBSTITUTE((COM.MICROSOFT.CONCAT(&quot;k&quot;; [.B436])); &quot; &quot;; &quot;&quot;); &quot;/&quot;; &quot;&quot;); &quot;-&quot;; &quot;&quot;)" table:style-name="ce34">
            <text:p>kLaserScanLineResolu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axis</text:p>
          </table:table-cell>
          <table:table-cell office:value-type="string" table:style-name="ce34">
            <text:p>Scanner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Axis the scan line will travel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</text:p>
          </table:table-cell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7]; &quot;::&quot;; [.H437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nerAxis" table:formula="of:=SUBSTITUTE(SUBSTITUTE(SUBSTITUTE((COM.MICROSOFT.CONCAT(&quot;k&quot;; [.B437])); &quot; &quot;; &quot;&quot;); &quot;/&quot;; &quot;&quot;); &quot;-&quot;; &quot;&quot;)" table:style-name="ce34">
            <text:p>kScanner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invert_laser_scanner_head</text:p>
          </table:table-cell>
          <table:table-cell office:value-type="string" table:style-name="ce34">
            <text:p>Invert Laser Head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irection of mounted laser head with respect to machine axi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3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8]; &quot;::&quot;; [.H438])); &quot; &quot;; &quot;&quot;); &quot;/&quot;; &quot;&quot;); &quot;-&quot;; &quot;&quot;)" table:style-name="ce34">
            <text:p>Profile::LaserScanner</text:p>
          </table:table-cell>
          <table:table-cell office:value-type="string" office:string-value="kInvertLaserHead" table:formula="of:=SUBSTITUTE(SUBSTITUTE(SUBSTITUTE((COM.MICROSOFT.CONCAT(&quot;k&quot;; [.B438])); &quot; &quot;; &quot;&quot;); &quot;/&quot;; &quot;&quot;); &quot;-&quot;; &quot;&quot;)" table:style-name="ce34">
            <text:p>kInvertLaserHea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bed_scan</text:p>
          </table:table-cell>
          <table:table-cell office:value-type="string" table:style-name="ce34">
            <text:p>Enable Bed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print bed before first layer de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3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9]; &quot;::&quot;; [.H439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BedScan" table:formula="of:=SUBSTITUTE(SUBSTITUTE(SUBSTITUTE((COM.MICROSOFT.CONCAT(&quot;k&quot;; [.B439])); &quot; &quot;; &quot;&quot;); &quot;/&quot;; &quot;&quot;); &quot;-&quot;; &quot;&quot;)" table:style-name="ce34">
            <text:p>kEnableBed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scan_layer_skip</text:p>
          </table:table-cell>
          <table:table-cell office:value-type="string" table:style-name="ce34">
            <text:p>Scan Layer Skip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Multiple of layer to scan (1 = every layer, 2 = every other layer, etc.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0]; &quot;::&quot;; [.H440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LayerSkip" table:formula="of:=SUBSTITUTE(SUBSTITUTE(SUBSTITUTE((COM.MICROSOFT.CONCAT(&quot;k&quot;; [.B440])); &quot; &quot;; &quot;&quot;); &quot;/&quot;; &quot;&quot;); &quot;-&quot;; &quot;&quot;)" table:style-name="ce34">
            <text:p>kScanLayerSki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scanner_buffer</text:p>
          </table:table-cell>
          <table:table-cell office:value-type="string" table:style-name="ce34">
            <text:p>Enable Scanner Buff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allow scan lines to be offset by buffer distance to allow accelera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3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1]; &quot;::&quot;; [.H441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ScannerBuffer" table:formula="of:=SUBSTITUTE(SUBSTITUTE(SUBSTITUTE((COM.MICROSOFT.CONCAT(&quot;k&quot;; [.B441])); &quot; &quot;; &quot;&quot;); &quot;/&quot;; &quot;&quot;); &quot;-&quot;; &quot;&quot;)" table:style-name="ce34">
            <text:p>kEnableScannerBuff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buffer_distance</text:p>
          </table:table-cell>
          <table:table-cell office:value-type="string" table:style-name="ce34">
            <text:p>Buffer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Distance to offset scan lines to allow acceleration</text:p>
          </table:table-cell>
          <table:table-cell office:value-type="string" table:style-name="ce34">
            <text:p>{"AND": [{"laser_scanner":true},{"enable_scanner_buffer":true}]}</text:p>
          </table:table-cell>
          <table:table-cell table:style-name="ce34"/>
          <table:table-cell office:value-type="float" office:value="0" table:style-name="ce73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2]; &quot;::&quot;; [.H442])); &quot; &quot;; &quot;&quot;); &quot;/&quot;; &quot;&quot;); &quot;-&quot;; &quot;&quot;)" table:style-name="ce34">
            <text:p>Profile::LaserScanner</text:p>
          </table:table-cell>
          <table:table-cell office:value-type="string" office:string-value="kBufferDistance" table:formula="of:=SUBSTITUTE(SUBSTITUTE(SUBSTITUTE((COM.MICROSOFT.CONCAT(&quot;k&quot;; [.B442])); &quot; &quot;; &quot;&quot;); &quot;/&quot;; &quot;&quot;); &quot;-&quot;; &quot;&quot;)" table:style-name="ce34">
            <text:p>kBuffer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transmit_height_map</text:p>
          </table:table-cell>
          <table:table-cell office:value-type="string" table:style-name="ce34">
            <text:p>Transmit Height Map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Transmit height map via socket to controlling softwar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3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3]; &quot;::&quot;; [.H443])); &quot; &quot;; &quot;&quot;); &quot;/&quot;; &quot;&quot;); &quot;-&quot;; &quot;&quot;)" table:style-name="ce34">
            <text:p>Profile::LaserScanner</text:p>
          </table:table-cell>
          <table:table-cell office:value-type="string" office:string-value="kTransmitHeightMap" table:formula="of:=SUBSTITUTE(SUBSTITUTE(SUBSTITUTE((COM.MICROSOFT.CONCAT(&quot;k&quot;; [.B443])); &quot; &quot;; &quot;&quot;); &quot;/&quot;; &quot;&quot;); &quot;-&quot;; &quot;&quot;)" table:style-name="ce34">
            <text:p>kTransmitHeightMa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global_scan</text:p>
          </table:table-cell>
          <table:table-cell office:value-type="string" table:style-name="ce34">
            <text:p>Global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all objects as part of global bounding box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3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4]; &quot;::&quot;; [.H444])); &quot; &quot;; &quot;&quot;); &quot;/&quot;; &quot;&quot;); &quot;-&quot;; &quot;&quot;)" table:style-name="ce34">
            <text:p>Profile::LaserScanner</text:p>
          </table:table-cell>
          <table:table-cell office:value-type="string" office:string-value="kGlobalScan" table:formula="of:=SUBSTITUTE(SUBSTITUTE(SUBSTITUTE((COM.MICROSOFT.CONCAT(&quot;k&quot;; [.B444])); &quot; &quot;; &quot;&quot;); &quot;/&quot;; &quot;&quot;); &quot;-&quot;; &quot;&quot;)" table:style-name="ce34">
            <text:p>kGlobal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xis</text:p>
          </table:table-cell>
          <table:table-cell office:value-type="string" table:style-name="ce34">
            <text:p>Orientation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Orientation axis of scan (default for vertical is z)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, Z</text:p>
          </table:table-cell>
          <table:table-cell office:value-type="float" office:value="2" table:style-name="ce74">
            <text:p>2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5]; &quot;::&quot;; [.H445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xis" table:formula="of:=SUBSTITUTE(SUBSTITUTE(SUBSTITUTE((COM.MICROSOFT.CONCAT(&quot;k&quot;; [.B445])); &quot; &quot;; &quot;&quot;); &quot;/&quot;; &quot;&quot;); &quot;-&quot;; &quot;&quot;)" table:style-name="ce34">
            <text:p>kOrientation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ngle</text:p>
          </table:table-cell>
          <table:table-cell office:value-type="string" table:style-name="ce34">
            <text:p>Orientation Angle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Orientation angle of scan (default for vertical is 0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6]; &quot;::&quot;; [.H446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ngle" table:formula="of:=SUBSTITUTE(SUBSTITUTE(SUBSTITUTE((COM.MICROSOFT.CONCAT(&quot;k&quot;; [.B446])); &quot; &quot;; &quot;&quot;); &quot;/&quot;; &quot;&quot;); &quot;-&quot;; &quot;&quot;)" table:style-name="ce34">
            <text:p>kOrientationAngl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orientation_definition</text:p>
          </table:table-cell>
          <table:table-cell office:value-type="string" table:style-name="ce34">
            <text:p>Custom Orientation Definitio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efine angles that represent orientation (robotic arm systems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3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7]; &quot;::&quot;; [.H447])); &quot; &quot;; &quot;&quot;); &quot;/&quot;; &quot;&quot;); &quot;-&quot;; &quot;&quot;)" table:style-name="ce34">
            <text:p>Profile::LaserScanner</text:p>
          </table:table-cell>
          <table:table-cell office:value-type="string" office:string-value="kCustomOrientationDefinition" table:formula="of:=SUBSTITUTE(SUBSTITUTE(SUBSTITUTE((COM.MICROSOFT.CONCAT(&quot;k&quot;; [.B447])); &quot; &quot;; &quot;&quot;); &quot;/&quot;; &quot;&quot;); &quot;-&quot;; &quot;&quot;)" table:style-name="ce34">
            <text:p>kCustomOrientationDefini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</text:p>
          </table:table-cell>
          <table:table-cell office:value-type="string" table:style-name="ce34">
            <text:p>Angle A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A (X axis rotation - pitch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8]; &quot;::&quot;; [.H448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A" table:formula="of:=SUBSTITUTE(SUBSTITUTE(SUBSTITUTE((COM.MICROSOFT.CONCAT(&quot;k&quot;; [.B448])); &quot; &quot;; &quot;&quot;); &quot;/&quot;; &quot;&quot;); &quot;-&quot;; &quot;&quot;)" table:style-name="ce34">
            <text:p>kAngleA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b</text:p>
          </table:table-cell>
          <table:table-cell office:value-type="string" table:style-name="ce34">
            <text:p>Angle B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B (Y axis rotation - yaw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9]; &quot;::&quot;; [.H449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B" table:formula="of:=SUBSTITUTE(SUBSTITUTE(SUBSTITUTE((COM.MICROSOFT.CONCAT(&quot;k&quot;; [.B449])); &quot; &quot;; &quot;&quot;); &quot;/&quot;; &quot;&quot;); &quot;-&quot;; &quot;&quot;)" table:style-name="ce34">
            <text:p>kAngleB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c</text:p>
          </table:table-cell>
          <table:table-cell office:value-type="string" table:style-name="ce34">
            <text:p>Angle C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C (Z axis rotation - roll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0]; &quot;::&quot;; [.H450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C" table:formula="of:=SUBSTITUTE(SUBSTITUTE(SUBSTITUTE((COM.MICROSOFT.CONCAT(&quot;k&quot;; [.B450])); &quot; &quot;; &quot;&quot;); &quot;/&quot;; &quot;&quot;); &quot;-&quot;; &quot;&quot;)" table:style-name="ce34">
            <text:p>kAngleC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thermal_scanner</text:p>
          </table:table-cell>
          <table:table-cell office:value-type="string" table:style-name="ce55">
            <text:p>Enable Thermal Scanner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If selected, will generate g/m codes for IR camera measurements between layers</text:p>
          </table:table-cell>
          <table:table-cell office:value-type="string" table:style-name="ce55">
            <text:p>{"syntax": 1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51]; &quot;::&quot;; [.H451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EnableThermalScanner" table:formula="of:=SUBSTITUTE(SUBSTITUTE(SUBSTITUTE((COM.MICROSOFT.CONCAT(&quot;k&quot;; [.B451])); &quot; &quot;; &quot;&quot;); &quot;/&quot;; &quot;&quot;); &quot;-&quot;; &quot;&quot;)" table:style-name="ce55">
            <text:p>kEnableThermalScanner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thermal_scanner_x_offset</text:p>
          </table:table-cell>
          <table:table-cell office:value-type="string" table:style-name="ce55">
            <text:p>Thermal Scanner X Offset</text:p>
          </table:table-cell>
          <table:table-cell office:value-type="string" table:style-name="ce55">
            <text:p>location</text:p>
          </table:table-cell>
          <table:table-cell office:value-type="string" table:style-name="ce55">
            <text:p>X offset of scanner from command position (typically extruder head)</text:p>
          </table:table-cell>
          <table:table-cell office:value-type="string" table:style-name="ce55">
            <text:p>{"thermal_scanner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52]; &quot;::&quot;; [.H452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ThermalScannerXOffset" table:formula="of:=SUBSTITUTE(SUBSTITUTE(SUBSTITUTE((COM.MICROSOFT.CONCAT(&quot;k&quot;; [.B452])); &quot; &quot;; &quot;&quot;); &quot;/&quot;; &quot;&quot;); &quot;-&quot;; &quot;&quot;)" table:style-name="ce55">
            <text:p>kThermalScannerXOffset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thermal_scanner_y_offset</text:p>
          </table:table-cell>
          <table:table-cell office:value-type="string" table:style-name="ce55">
            <text:p>Thermal Scanner Y Offset</text:p>
          </table:table-cell>
          <table:table-cell office:value-type="string" table:style-name="ce55">
            <text:p>location</text:p>
          </table:table-cell>
          <table:table-cell office:value-type="string" table:style-name="ce55">
            <text:p>Y offset of scanner from command position (typically extruder head)</text:p>
          </table:table-cell>
          <table:table-cell office:value-type="string" table:style-name="ce55">
            <text:p>{"thermal_scanner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53]; &quot;::&quot;; [.H453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ThermalScannerYOffset" table:formula="of:=SUBSTITUTE(SUBSTITUTE(SUBSTITUTE((COM.MICROSOFT.CONCAT(&quot;k&quot;; [.B453])); &quot; &quot;; &quot;&quot;); &quot;/&quot;; &quot;&quot;); &quot;-&quot;; &quot;&quot;)" table:style-name="ce55">
            <text:p>kThermalScannerYOffset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thermal_scanner_temperature_cutoff</text:p>
          </table:table-cell>
          <table:table-cell office:value-type="string" table:style-name="ce55">
            <text:p>Thermal Scanner Temperature Cutoff</text:p>
          </table:table-cell>
          <table:table-cell office:value-type="string" table:style-name="ce55">
            <text:p>temperature</text:p>
          </table:table-cell>
          <table:table-cell office:value-type="string" table:style-name="ce55">
            <text:p>IR Camera Temperature Cutoff (Celsius)</text:p>
          </table:table-cell>
          <table:table-cell office:value-type="string" table:style-name="ce55">
            <text:p>{"thermal_scanner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54]; &quot;::&quot;; [.H454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ThermalScannerTemperatureCutoff" table:formula="of:=SUBSTITUTE(SUBSTITUTE(SUBSTITUTE((COM.MICROSOFT.CONCAT(&quot;k&quot;; [.B454])); &quot; &quot;; &quot;&quot;); &quot;/&quot;; &quot;&quot;); &quot;-&quot;; &quot;&quot;)" table:style-name="ce55">
            <text:p>kThermalScannerTemperatureCutoff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pyrometer_move</text:p>
          </table:table-cell>
          <table:table-cell office:value-type="string" table:style-name="ce55">
            <text:p>Move to Pyrometer Location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If selected, will move to the pyrometer location after lifting during travel</text:p>
          </table:table-cell>
          <table:table-cell office:value-type="string" table:style-name="ce55">
            <text:p>{"syntax": 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55]; &quot;::&quot;; [.H455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MovetoPyrometerLocation" table:formula="of:=SUBSTITUTE(SUBSTITUTE(SUBSTITUTE((COM.MICROSOFT.CONCAT(&quot;k&quot;; [.B455])); &quot; &quot;; &quot;&quot;); &quot;/&quot;; &quot;&quot;); &quot;-&quot;; &quot;&quot;)" table:style-name="ce55">
            <text:p>kMovetoPyrometerLocation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5">
            <text:p>slicer_type</text:p>
          </table:table-cell>
          <table:table-cell office:value-type="string" table:style-name="ce75">
            <text:p>Slicer Type</text:p>
          </table:table-cell>
          <table:table-cell office:value-type="string" table:style-name="ce75">
            <text:p>enumeration</text:p>
          </table:table-cell>
          <table:table-cell office:value-type="string" table:style-name="ce75">
            <text:p>What type of slicer to use</text:p>
          </table:table-cell>
          <table:table-cell table:style-name="ce75"/>
          <table:table-cell office:value-type="string" table:style-name="ce75">
            <text:p>Polymer, Conformal, Metal Embossing, Metal, RPBF, Subtractive, Real Time Polymer, Real Time RPBF, Sheet Lamination</text:p>
          </table:table-cell>
          <table:table-cell office:value-type="float" office:value="0" table:style-name="ce76">
            <text:p>0</text:p>
          </table:table-cell>
          <table:table-cell office:value-type="string" table:style-name="ce75">
            <text:p>Printer Configuration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PrinterConfiguration" table:formula="of:=SUBSTITUTE(SUBSTITUTE(SUBSTITUTE((COM.MICROSOFT.CONCAT([.I456]; &quot;::&quot;; [.H456])); &quot; &quot;; &quot;&quot;); &quot;/&quot;; &quot;&quot;); &quot;-&quot;; &quot;&quot;)" table:style-name="ce75">
            <text:p>Experimental::PrinterConfiguration</text:p>
          </table:table-cell>
          <table:table-cell office:value-type="string" office:string-value="kSlicerType" table:formula="of:=SUBSTITUTE(SUBSTITUTE(SUBSTITUTE((COM.MICROSOFT.CONCAT(&quot;k&quot;; [.B456])); &quot; &quot;; &quot;&quot;); &quot;/&quot;; &quot;&quot;); &quot;-&quot;; &quot;&quot;)" table:style-name="ce75">
            <text:p>kSlicerType</text:p>
          </table:table-cell>
          <table:table-cell table:style-name="ce77"/>
          <table:table-cell office:value-type="string" table:style-name="ce7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5">
            <text:p>layer_ordering</text:p>
          </table:table-cell>
          <table:table-cell office:value-type="string" table:style-name="ce75">
            <text:p>Layer Ordering</text:p>
          </table:table-cell>
          <table:table-cell office:value-type="string" table:style-name="ce75">
            <text:p>enumeration</text:p>
          </table:table-cell>
          <table:table-cell office:value-type="string" table:style-name="ce75">
            <text:p>How to order layers across multiple parts</text:p>
          </table:table-cell>
          <table:table-cell table:style-name="ce75"/>
          <table:table-cell office:value-type="string" table:style-name="ce75">
            <text:p>By Height, By Layer Number, By Part (Sequential)</text:p>
          </table:table-cell>
          <table:table-cell office:value-type="float" office:value="0" table:style-name="ce76">
            <text:p>0</text:p>
          </table:table-cell>
          <table:table-cell office:value-type="string" table:style-name="ce75">
            <text:p>Printer Configuration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PrinterConfiguration" table:formula="of:=SUBSTITUTE(SUBSTITUTE(SUBSTITUTE((COM.MICROSOFT.CONCAT([.I457]; &quot;::&quot;; [.H457])); &quot; &quot;; &quot;&quot;); &quot;/&quot;; &quot;&quot;); &quot;-&quot;; &quot;&quot;)" table:style-name="ce75">
            <text:p>Experimental::PrinterConfiguration</text:p>
          </table:table-cell>
          <table:table-cell office:value-type="string" office:string-value="kLayerOrdering" table:formula="of:=SUBSTITUTE(SUBSTITUTE(SUBSTITUTE((COM.MICROSOFT.CONCAT(&quot;k&quot;; [.B457])); &quot; &quot;; &quot;&quot;); &quot;/&quot;; &quot;&quot;); &quot;-&quot;; &quot;&quot;)" table:style-name="ce75">
            <text:p>kLayerOrdering</text:p>
          </table:table-cell>
          <table:table-cell table:style-name="ce77"/>
          <table:table-cell office:value-type="string" table:style-name="ce7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5">
            <text:p>layer_grouping_tolerance</text:p>
          </table:table-cell>
          <table:table-cell office:value-type="string" table:style-name="ce75">
            <text:p>Layer Grouping Tolerance</text:p>
          </table:table-cell>
          <table:table-cell office:value-type="string" table:style-name="ce75">
            <text:p>distance</text:p>
          </table:table-cell>
          <table:table-cell office:value-type="string" table:style-name="ce75">
            <text:p>Layers with the same plane normal that are separated by a distance less than this value will be assigned to the same global layer.</text:p>
          </table:table-cell>
          <table:table-cell office:value-type="string" table:style-name="ce75">
            <text:p>{"layer_ordering":0}</text:p>
          </table:table-cell>
          <table:table-cell table:style-name="ce75"/>
          <table:table-cell office:value-type="float" office:value="1" table:style-name="ce76">
            <text:p>1</text:p>
          </table:table-cell>
          <table:table-cell office:value-type="string" table:style-name="ce75">
            <text:p>Printer Configuration</text:p>
          </table:table-cell>
          <table:table-cell office:value-type="string" table:style-name="ce75">
            <text:p>Experimental</text:p>
          </table:table-cell>
          <table:table-cell office:value-type="string" table:style-name="ce75">
            <text:p>Experimental::PrinterConfiguration</text:p>
          </table:table-cell>
          <table:table-cell office:value-type="string" office:string-value="kLayerGroupingTolerance" table:formula="of:=SUBSTITUTE(SUBSTITUTE(SUBSTITUTE((COM.MICROSOFT.CONCAT(&quot;k&quot;; [.B458])); &quot; &quot;; &quot;&quot;); &quot;/&quot;; &quot;&quot;); &quot;-&quot;; &quot;&quot;)" table:style-name="ce75">
            <text:p>kLayerGroupingTolerance</text:p>
          </table:table-cell>
          <table:table-cell table:style-name="ce77"/>
          <table:table-cell office:value-type="string" table:style-name="ce7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9">
            <text:p>enable_arc_fitting</text:p>
          </table:table-cell>
          <table:table-cell office:value-type="string" table:style-name="ce59">
            <text:p>Enable Arc Fitting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arcs(G2/G3) will be fit along curves</text:p>
          </table:table-cell>
          <table:table-cell office:value-type="string" table:style-name="ce59">
            <text:p>{"supports_G2_3":true}</text:p>
          </table:table-cell>
          <table:table-cell table:style-name="ce59"/>
          <table:table-cell office:value-type="string" table:style-name="ce59">
            <text:p>false</text:p>
          </table:table-cell>
          <table:table-cell office:value-type="string" table:style-name="ce59">
            <text:p>Curve Fitting</text:p>
          </table:table-cell>
          <table:table-cell office:value-type="string" table:style-name="ce59">
            <text:p>Experimental</text:p>
          </table:table-cell>
          <table:table-cell office:value-type="string" office:string-value="Experimental::CurveFitting" table:formula="of:=SUBSTITUTE(SUBSTITUTE(SUBSTITUTE((COM.MICROSOFT.CONCAT([.I459]; &quot;::&quot;; [.H459])); &quot; &quot;; &quot;&quot;); &quot;/&quot;; &quot;&quot;); &quot;-&quot;; &quot;&quot;)" table:style-name="ce59">
            <text:p>Experimental::CurveFitting</text:p>
          </table:table-cell>
          <table:table-cell office:value-type="string" office:string-value="kEnableArcFitting" table:formula="of:=SUBSTITUTE(SUBSTITUTE(SUBSTITUTE((COM.MICROSOFT.CONCAT(&quot;k&quot;; [.B459])); &quot; &quot;; &quot;&quot;); &quot;/&quot;; &quot;&quot;); &quot;-&quot;; &quot;&quot;)" table:style-name="ce59">
            <text:p>kEnableArcFitting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9">
            <text:p>enable_spline_fitting</text:p>
          </table:table-cell>
          <table:table-cell office:value-type="string" table:style-name="ce59">
            <text:p>Enable Spline Fitting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spline(G5) will be fit along curves</text:p>
          </table:table-cell>
          <table:table-cell office:value-type="string" table:style-name="ce59">
            <text:p>{"NOT": [{"syntax": 12}]}</text:p>
          </table:table-cell>
          <table:table-cell table:style-name="ce59"/>
          <table:table-cell office:value-type="string" table:style-name="ce59">
            <text:p>false</text:p>
          </table:table-cell>
          <table:table-cell office:value-type="string" table:style-name="ce59">
            <text:p>Curve Fitting</text:p>
          </table:table-cell>
          <table:table-cell office:value-type="string" table:style-name="ce59">
            <text:p>Experimental</text:p>
          </table:table-cell>
          <table:table-cell office:value-type="string" office:string-value="Experimental::CurveFitting" table:formula="of:=SUBSTITUTE(SUBSTITUTE(SUBSTITUTE((COM.MICROSOFT.CONCAT([.I460]; &quot;::&quot;; [.H460])); &quot; &quot;; &quot;&quot;); &quot;/&quot;; &quot;&quot;); &quot;-&quot;; &quot;&quot;)" table:style-name="ce59">
            <text:p>Experimental::CurveFitting</text:p>
          </table:table-cell>
          <table:table-cell office:value-type="string" office:string-value="kEnableSplineFitting" table:formula="of:=SUBSTITUTE(SUBSTITUTE(SUBSTITUTE((COM.MICROSOFT.CONCAT(&quot;k&quot;; [.B460])); &quot; &quot;; &quot;&quot;); &quot;/&quot;; &quot;&quot;); &quot;-&quot;; &quot;&quot;)" table:style-name="ce59">
            <text:p>kEnableSplineFitting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9">
            <text:p>use_perfect_arcs</text:p>
          </table:table-cell>
          <table:table-cell office:value-type="string" table:style-name="ce59">
            <text:p>Only Use Perfect Arcs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Only fits perfect arcs to curves</text:p>
          </table:table-cell>
          <table:table-cell office:value-type="string" table:style-name="ce59">
            <text:p>{"enable_arc_fitting":true}</text:p>
          </table:table-cell>
          <table:table-cell table:style-name="ce59"/>
          <table:table-cell office:value-type="string" table:style-name="ce59">
            <text:p>false</text:p>
          </table:table-cell>
          <table:table-cell office:value-type="string" table:style-name="ce59">
            <text:p>Curve Fitting</text:p>
          </table:table-cell>
          <table:table-cell office:value-type="string" table:style-name="ce59">
            <text:p>Experimental</text:p>
          </table:table-cell>
          <table:table-cell office:value-type="string" office:string-value="Experimental::CurveFitting" table:formula="of:=SUBSTITUTE(SUBSTITUTE(SUBSTITUTE((COM.MICROSOFT.CONCAT([.I461]; &quot;::&quot;; [.H461])); &quot; &quot;; &quot;&quot;); &quot;/&quot;; &quot;&quot;); &quot;-&quot;; &quot;&quot;)" table:style-name="ce59">
            <text:p>Experimental::CurveFitting</text:p>
          </table:table-cell>
          <table:table-cell office:value-type="string" office:string-value="kOnlyUsePerfectArcs" table:formula="of:=SUBSTITUTE(SUBSTITUTE(SUBSTITUTE((COM.MICROSOFT.CONCAT(&quot;k&quot;; [.B461])); &quot; &quot;; &quot;&quot;); &quot;/&quot;; &quot;&quot;); &quot;-&quot;; &quot;&quot;)" table:style-name="ce59">
            <text:p>kOnlyUsePerfectArcs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9">
            <text:p>min_curve_fitting_angle</text:p>
          </table:table-cell>
          <table:table-cell office:value-type="string" table:style-name="ce59">
            <text:p>Minimum Fitting Angle</text:p>
          </table:table-cell>
          <table:table-cell office:value-type="string" table:style-name="ce59">
            <text:p>angle</text:p>
          </table:table-cell>
          <table:table-cell office:value-type="string" table:style-name="ce59">
            <text:p>Minimum angle an arcs and splines can be fit to</text:p>
          </table:table-cell>
          <table:table-cell office:value-type="string" table:style-name="ce59">
            <text:p>{"OR": [{"enable_arc_fitting":true}, {"enable_spline_fitting":true}]}</text:p>
          </table:table-cell>
          <table:table-cell table:style-name="ce59"/>
          <table:table-cell office:value-type="float" office:value="2.5" table:style-name="ce59">
            <text:p>2.5</text:p>
          </table:table-cell>
          <table:table-cell office:value-type="string" table:style-name="ce59">
            <text:p>Curve Fitting</text:p>
          </table:table-cell>
          <table:table-cell office:value-type="string" table:style-name="ce59">
            <text:p>Experimental</text:p>
          </table:table-cell>
          <table:table-cell office:value-type="string" office:string-value="Experimental::CurveFitting" table:formula="of:=SUBSTITUTE(SUBSTITUTE(SUBSTITUTE((COM.MICROSOFT.CONCAT([.I462]; &quot;::&quot;; [.H462])); &quot; &quot;; &quot;&quot;); &quot;/&quot;; &quot;&quot;); &quot;-&quot;; &quot;&quot;)" table:style-name="ce59">
            <text:p>Experimental::CurveFitting</text:p>
          </table:table-cell>
          <table:table-cell office:value-type="string" office:string-value="kMinimumFittingAngle" table:formula="of:=SUBSTITUTE(SUBSTITUTE(SUBSTITUTE((COM.MICROSOFT.CONCAT(&quot;k&quot;; [.B462])); &quot; &quot;; &quot;&quot;); &quot;/&quot;; &quot;&quot;); &quot;-&quot;; &quot;&quot;)" table:style-name="ce59">
            <text:p>kMinimumFittingAngle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9">
            <text:p>max_curve_segment_distance</text:p>
          </table:table-cell>
          <table:table-cell office:value-type="string" table:style-name="ce59">
            <text:p>Max Supporting Segment Distance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Maximum distance any segment can be to support an arc or spline</text:p>
          </table:table-cell>
          <table:table-cell office:value-type="string" table:style-name="ce59">
            <text:p>{"OR": [{"enable_arc_fitting":true}, {"enable_spline_fitting":true}]}</text:p>
          </table:table-cell>
          <table:table-cell table:style-name="ce59"/>
          <table:table-cell office:value-type="float" office:value="0" table:style-name="ce59">
            <text:p>0</text:p>
          </table:table-cell>
          <table:table-cell office:value-type="string" table:style-name="ce59">
            <text:p>Curve Fitting</text:p>
          </table:table-cell>
          <table:table-cell office:value-type="string" table:style-name="ce59">
            <text:p>Experimental</text:p>
          </table:table-cell>
          <table:table-cell office:value-type="string" office:string-value="Experimental::CurveFitting" table:formula="of:=SUBSTITUTE(SUBSTITUTE(SUBSTITUTE((COM.MICROSOFT.CONCAT([.I463]; &quot;::&quot;; [.H463])); &quot; &quot;; &quot;&quot;); &quot;/&quot;; &quot;&quot;); &quot;-&quot;; &quot;&quot;)" table:style-name="ce59">
            <text:p>Experimental::CurveFitting</text:p>
          </table:table-cell>
          <table:table-cell office:value-type="string" office:string-value="kMaxSupportingSegmentDistance" table:formula="of:=SUBSTITUTE(SUBSTITUTE(SUBSTITUTE((COM.MICROSOFT.CONCAT(&quot;k&quot;; [.B463])); &quot; &quot;; &quot;&quot;); &quot;/&quot;; &quot;&quot;); &quot;-&quot;; &quot;&quot;)" table:style-name="ce59">
            <text:p>kMaxSupportingSegmentDistance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9">
            <text:p>arc_error_threshold</text:p>
          </table:table-cell>
          <table:table-cell office:value-type="string" table:style-name="ce59">
            <text:p>Arc Error Threshold</text:p>
          </table:table-cell>
          <table:table-cell office:value-type="string" table:style-name="ce59">
            <text:p>positive_int</text:p>
          </table:table-cell>
          <table:table-cell office:value-type="string" table:style-name="ce59">
            <text:p>Maximum allowed error when fitting arcs</text:p>
          </table:table-cell>
          <table:table-cell office:value-type="string" table:style-name="ce59">
            <text:p>{"AND": [{"enable_arc_fitting":true}, {"use_perfect_arcs":false}]}</text:p>
          </table:table-cell>
          <table:table-cell table:style-name="ce59"/>
          <table:table-cell office:value-type="float" office:value="2" table:style-name="ce59">
            <text:p>2</text:p>
          </table:table-cell>
          <table:table-cell office:value-type="string" table:style-name="ce59">
            <text:p>Curve Fitting</text:p>
          </table:table-cell>
          <table:table-cell office:value-type="string" table:style-name="ce59">
            <text:p>Experimental</text:p>
          </table:table-cell>
          <table:table-cell office:value-type="string" office:string-value="Experimental::CurveFitting" table:formula="of:=SUBSTITUTE(SUBSTITUTE(SUBSTITUTE((COM.MICROSOFT.CONCAT([.I464]; &quot;::&quot;; [.H464])); &quot; &quot;; &quot;&quot;); &quot;/&quot;; &quot;&quot;); &quot;-&quot;; &quot;&quot;)" table:style-name="ce59">
            <text:p>Experimental::CurveFitting</text:p>
          </table:table-cell>
          <table:table-cell office:value-type="string" office:string-value="kArcErrorThreshold" table:formula="of:=SUBSTITUTE(SUBSTITUTE(SUBSTITUTE((COM.MICROSOFT.CONCAT(&quot;k&quot;; [.B464])); &quot; &quot;; &quot;&quot;); &quot;/&quot;; &quot;&quot;); &quot;-&quot;; &quot;&quot;)" table:style-name="ce59">
            <text:p>kArcErrorThreshold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9">
            <text:p>arc_differentiation_tolerance</text:p>
          </table:table-cell>
          <table:table-cell office:value-type="string" table:style-name="ce59">
            <text:p>Arc Differentiation Tolerance</text:p>
          </table:table-cell>
          <table:table-cell office:value-type="string" table:style-name="ce59">
            <text:p>percentage100</text:p>
          </table:table-cell>
          <table:table-cell office:value-type="string" table:style-name="ce59">
            <text:p>The percentage change in curvature that will result in an arc fit</text:p>
          </table:table-cell>
          <table:table-cell office:value-type="string" table:style-name="ce59">
            <text:p>{"AND": [{"enable_arc_fitting":true}, {"enable_spline_fitting":true}]}</text:p>
          </table:table-cell>
          <table:table-cell table:style-name="ce59"/>
          <table:table-cell office:value-type="float" office:value="10" table:style-name="ce59">
            <text:p>10</text:p>
          </table:table-cell>
          <table:table-cell office:value-type="string" table:style-name="ce59">
            <text:p>Curve Fitting</text:p>
          </table:table-cell>
          <table:table-cell office:value-type="string" table:style-name="ce59">
            <text:p>Experimental</text:p>
          </table:table-cell>
          <table:table-cell office:value-type="string" office:string-value="Experimental::CurveFitting" table:formula="of:=SUBSTITUTE(SUBSTITUTE(SUBSTITUTE((COM.MICROSOFT.CONCAT([.I465]; &quot;::&quot;; [.H465])); &quot; &quot;; &quot;&quot;); &quot;/&quot;; &quot;&quot;); &quot;-&quot;; &quot;&quot;)" table:style-name="ce59">
            <text:p>Experimental::CurveFitting</text:p>
          </table:table-cell>
          <table:table-cell office:value-type="string" office:string-value="kArcDifferentiationTolerance" table:formula="of:=SUBSTITUTE(SUBSTITUTE(SUBSTITUTE((COM.MICROSOFT.CONCAT(&quot;k&quot;; [.B465])); &quot; &quot;; &quot;&quot;); &quot;/&quot;; &quot;&quot;); &quot;-&quot;; &quot;&quot;)" table:style-name="ce59">
            <text:p>kArcDifferentiationTolerance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9">
            <text:p>spline_differentiation_tolerance</text:p>
          </table:table-cell>
          <table:table-cell office:value-type="string" table:style-name="ce59">
            <text:p>Spline Differentiation Tolerance</text:p>
          </table:table-cell>
          <table:table-cell office:value-type="string" table:style-name="ce59">
            <text:p>percentage100</text:p>
          </table:table-cell>
          <table:table-cell office:value-type="string" table:style-name="ce59">
            <text:p>The percentage change in curvature that will result in a spline fit</text:p>
          </table:table-cell>
          <table:table-cell office:value-type="string" table:style-name="ce59">
            <text:p>{"AND": [{"enable_arc_fitting":true}, {"enable_spline_fitting":true}]}</text:p>
          </table:table-cell>
          <table:table-cell table:style-name="ce59"/>
          <table:table-cell office:value-type="float" office:value="100" table:style-name="ce59">
            <text:p>100</text:p>
          </table:table-cell>
          <table:table-cell office:value-type="string" table:style-name="ce59">
            <text:p>Curve Fitting</text:p>
          </table:table-cell>
          <table:table-cell office:value-type="string" table:style-name="ce59">
            <text:p>Experimental</text:p>
          </table:table-cell>
          <table:table-cell office:value-type="string" office:string-value="Experimental::CurveFitting" table:formula="of:=SUBSTITUTE(SUBSTITUTE(SUBSTITUTE((COM.MICROSOFT.CONCAT([.I466]; &quot;::&quot;; [.H466])); &quot; &quot;; &quot;&quot;); &quot;/&quot;; &quot;&quot;); &quot;-&quot;; &quot;&quot;)" table:style-name="ce59">
            <text:p>Experimental::CurveFitting</text:p>
          </table:table-cell>
          <table:table-cell office:value-type="string" office:string-value="kSplineDifferentiationTolerance" table:formula="of:=SUBSTITUTE(SUBSTITUTE(SUBSTITUTE((COM.MICROSOFT.CONCAT(&quot;k&quot;; [.B466])); &quot; &quot;; &quot;&quot;); &quot;/&quot;; &quot;&quot;); &quot;-&quot;; &quot;&quot;)" table:style-name="ce59">
            <text:p>kSplineDifferentiationTolerance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single_path</text:p>
          </table:table-cell>
          <table:table-cell office:value-type="string" table:style-name="ce24">
            <text:p>Enable Single Path Generat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s to compose all polygons into a single build path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7]; &quot;::&quot;; [.H467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Generation" table:formula="of:=SUBSTITUTE(SUBSTITUTE(SUBSTITUTE((COM.MICROSOFT.CONCAT(&quot;k&quot;; [.B467])); &quot; &quot;; &quot;&quot;); &quot;/&quot;; &quot;&quot;); &quot;-&quot;; &quot;&quot;)" table:style-name="ce24">
            <text:p>kEnableSinglePathGene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bridge_exclusion</text:p>
          </table:table-cell>
          <table:table-cell office:value-type="string" table:style-name="ce24">
            <text:p>Enable Bridge Exclus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Enforces the requirement that bridges for each layer not lie on top of previous lay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8]; &quot;::&quot;; [.H468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BridgeExclusion" table:formula="of:=SUBSTITUTE(SUBSTITUTE(SUBSTITUTE((COM.MICROSOFT.CONCAT(&quot;k&quot;; [.B468])); &quot; &quot;; &quot;&quot;); &quot;/&quot;; &quot;&quot;); &quot;-&quot;; &quot;&quot;)" table:style-name="ce24">
            <text:p>kEnableBridgeExclus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zippering</text:p>
          </table:table-cell>
          <table:table-cell office:value-type="string" table:style-name="ce24">
            <text:p>Enable Single Path Zippering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ts to alternate single path bridges from one layer to the next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9]; &quot;::&quot;; [.H469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Zippering" table:formula="of:=SUBSTITUTE(SUBSTITUTE(SUBSTITUTE((COM.MICROSOFT.CONCAT(&quot;k&quot;; [.B469])); &quot; &quot;; &quot;&quot;); &quot;/&quot;; &quot;&quot;); &quot;-&quot;; &quot;&quot;)" table:style-name="ce24">
            <text:p>kEnableSinglePathZippering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revious_layer_exclusion_distance</text:p>
          </table:table-cell>
          <table:table-cell office:value-type="string" table:style-name="ce24">
            <text:p>Previous Lay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away from one on the previous layer</text:p>
          </table:table-cell>
          <table:table-cell office:value-type="string" table:style-name="ce24">
            <text:p>{"AND": [{"enable_single_path": true}, {"enable_bridge_exclusion": true}]}</text:p>
          </table:table-cell>
          <table:table-cell table:style-name="ce24"/>
          <table:table-cell office:value-type="float" office:value="0" table:style-name="ce78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0]; &quot;::&quot;; [.H470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PreviousLayerExclusionDistance" table:formula="of:=SUBSTITUTE(SUBSTITUTE(SUBSTITUTE((COM.MICROSOFT.CONCAT(&quot;k&quot;; [.B470])); &quot; &quot;; &quot;&quot;); &quot;/&quot;; &quot;&quot;); &quot;-&quot;; &quot;&quot;)" table:style-name="ce24">
            <text:p>kPreviousLay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corner_exclusion_distance</text:p>
          </table:table-cell>
          <table:table-cell office:value-type="string" table:style-name="ce24">
            <text:p>Corn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placed near a corn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8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1]; &quot;::&quot;; [.H471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CornerExclusionDistance" table:formula="of:=SUBSTITUTE(SUBSTITUTE(SUBSTITUTE((COM.MICROSOFT.CONCAT(&quot;k&quot;; [.B471])); &quot; &quot;; &quot;&quot;); &quot;/&quot;; &quot;&quot;); &quot;-&quot;; &quot;&quot;)" table:style-name="ce24">
            <text:p>kCorn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max_bridge_length</text:p>
          </table:table-cell>
          <table:table-cell office:value-type="string" table:style-name="ce24">
            <text:p>Max Bridge Beads</text:p>
          </table:table-cell>
          <table:table-cell office:value-type="string" table:style-name="ce24">
            <text:p>number</text:p>
          </table:table-cell>
          <table:table-cell office:value-type="string" table:style-name="ce24">
            <text:p>The maximum number of bead widths a bridge can be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8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2]; &quot;::&quot;; [.H472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axBridgeBeads" table:formula="of:=SUBSTITUTE(SUBSTITUTE(SUBSTITUTE((COM.MICROSOFT.CONCAT(&quot;k&quot;; [.B472])); &quot; &quot;; &quot;&quot;); &quot;/&quot;; &quot;&quot;); &quot;-&quot;; &quot;&quot;)" table:style-name="ce24">
            <text:p>kMaxBridgeBeads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min_bridge_separation</text:p>
          </table:table-cell>
          <table:table-cell office:value-type="string" table:style-name="ce24">
            <text:p>Min Bridge Separation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that separates bridges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8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3]; &quot;::&quot;; [.H473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inBridgeSeparation" table:formula="of:=SUBSTITUTE(SUBSTITUTE(SUBSTITUTE((COM.MICROSOFT.CONCAT(&quot;k&quot;; [.B473])); &quot; &quot;; &quot;&quot;); &quot;/&quot;; &quot;&quot;); &quot;-&quot;; &quot;&quot;)" table:style-name="ce24">
            <text:p>kMinBridgeSepa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9">
            <text:p>enable_auto_rotate</text:p>
          </table:table-cell>
          <table:table-cell office:value-type="string" table:style-name="ce79">
            <text:p>Auto Slicing Angle</text:p>
          </table:table-cell>
          <table:table-cell office:value-type="string" table:style-name="ce79">
            <text:p>boolean</text:p>
          </table:table-cell>
          <table:table-cell office:value-type="string" table:style-name="ce79">
            <text:p>Calculates the optimal slicing angle for each layer. <text:s/>Used for 5-axis printing.</text:p>
          </table:table-cell>
          <table:table-cell table:number-columns-repeated="2" table:style-name="ce79"/>
          <table:table-cell office:value-type="string" table:style-name="ce80">
            <text:p>false</text:p>
          </table:table-cell>
          <table:table-cell office:value-type="string" table:style-name="ce79">
            <text:p>Slicing Angle</text:p>
          </table:table-cell>
          <table:table-cell office:value-type="string" table:style-name="ce79">
            <text:p>Experimental</text:p>
          </table:table-cell>
          <table:table-cell office:value-type="string" office:string-value="Experimental::SlicingAngle" table:formula="of:=SUBSTITUTE(SUBSTITUTE(SUBSTITUTE((COM.MICROSOFT.CONCAT([.I474]; &quot;::&quot;; [.H474])); &quot; &quot;; &quot;&quot;); &quot;/&quot;; &quot;&quot;); &quot;-&quot;; &quot;&quot;)" table:style-name="ce79">
            <text:p>Experimental::SlicingAngle</text:p>
          </table:table-cell>
          <table:table-cell office:value-type="string" office:string-value="kAutoSlicingAngle" table:formula="of:=SUBSTITUTE(SUBSTITUTE(SUBSTITUTE((COM.MICROSOFT.CONCAT(&quot;k&quot;; [.B474])); &quot; &quot;; &quot;&quot;); &quot;/&quot;; &quot;&quot;); &quot;-&quot;; &quot;&quot;)" table:style-name="ce79">
            <text:p>kAutoSlicingAngle</text:p>
          </table:table-cell>
          <table:table-cell table:style-name="ce79"/>
          <table:table-cell office:value-type="string" table:style-name="ce7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9">
            <text:p>enable_multibranch</text:p>
          </table:table-cell>
          <table:table-cell office:value-type="string" table:style-name="ce79">
            <text:p>Enable Multi-Branch Support</text:p>
          </table:table-cell>
          <table:table-cell office:value-type="string" table:style-name="ce79">
            <text:p>boolean</text:p>
          </table:table-cell>
          <table:table-cell office:value-type="string" table:style-name="ce79">
            <text:p>Support models that contain branches resulting in multiple skeletons/ angle paths to follow</text:p>
          </table:table-cell>
          <table:table-cell office:value-type="string" table:style-name="ce79">
            <text:p>{"enable_auto_rotate":true}</text:p>
          </table:table-cell>
          <table:table-cell table:style-name="ce79"/>
          <table:table-cell office:value-type="string" table:style-name="ce80">
            <text:p>false</text:p>
          </table:table-cell>
          <table:table-cell office:value-type="string" table:style-name="ce79">
            <text:p>Slicing Angle</text:p>
          </table:table-cell>
          <table:table-cell office:value-type="string" table:style-name="ce79">
            <text:p>Experimental</text:p>
          </table:table-cell>
          <table:table-cell office:value-type="string" office:string-value="Experimental::SlicingAngle" table:formula="of:=SUBSTITUTE(SUBSTITUTE(SUBSTITUTE((COM.MICROSOFT.CONCAT([.I475]; &quot;::&quot;; [.H475])); &quot; &quot;; &quot;&quot;); &quot;/&quot;; &quot;&quot;); &quot;-&quot;; &quot;&quot;)" table:style-name="ce79">
            <text:p>Experimental::SlicingAngle</text:p>
          </table:table-cell>
          <table:table-cell office:value-type="string" office:string-value="kEnableMultiBranchSupport" table:formula="of:=SUBSTITUTE(SUBSTITUTE(SUBSTITUTE((COM.MICROSOFT.CONCAT(&quot;k&quot;; [.B475])); &quot; &quot;; &quot;&quot;); &quot;/&quot;; &quot;&quot;); &quot;-&quot;; &quot;&quot;)" table:style-name="ce79">
            <text:p>kEnableMultiBranchSupport</text:p>
          </table:table-cell>
          <table:table-cell table:style-name="ce79"/>
          <table:table-cell office:value-type="string" table:style-name="ce7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9">
            <text:p>define_custom_axis</text:p>
          </table:table-cell>
          <table:table-cell office:value-type="string" table:style-name="ce79">
            <text:p>Enable Custom axis</text:p>
          </table:table-cell>
          <table:table-cell office:value-type="string" table:style-name="ce79">
            <text:p>boolean</text:p>
          </table:table-cell>
          <table:table-cell office:value-type="string" table:style-name="ce79">
            <text:p>Define custom axis. By default, slicing occurs along the normal of the slicing plane.</text:p>
          </table:table-cell>
          <table:table-cell table:number-columns-repeated="2" table:style-name="ce79"/>
          <table:table-cell office:value-type="string" table:style-name="ce80">
            <text:p>false</text:p>
          </table:table-cell>
          <table:table-cell office:value-type="string" table:style-name="ce79">
            <text:p>Slicing Angle</text:p>
          </table:table-cell>
          <table:table-cell office:value-type="string" table:style-name="ce79">
            <text:p>Experimental</text:p>
          </table:table-cell>
          <table:table-cell office:value-type="string" office:string-value="Experimental::SlicingAngle" table:formula="of:=SUBSTITUTE(SUBSTITUTE(SUBSTITUTE((COM.MICROSOFT.CONCAT([.I476]; &quot;::&quot;; [.H476])); &quot; &quot;; &quot;&quot;); &quot;/&quot;; &quot;&quot;); &quot;-&quot;; &quot;&quot;)" table:style-name="ce79">
            <text:p>Experimental::SlicingAngle</text:p>
          </table:table-cell>
          <table:table-cell office:value-type="string" office:string-value="kEnableCustomaxis" table:formula="of:=SUBSTITUTE(SUBSTITUTE(SUBSTITUTE((COM.MICROSOFT.CONCAT(&quot;k&quot;; [.B476])); &quot; &quot;; &quot;&quot;); &quot;/&quot;; &quot;&quot;); &quot;-&quot;; &quot;&quot;)" table:style-name="ce79">
            <text:p>kEnableCustomaxis</text:p>
          </table:table-cell>
          <table:table-cell table:style-name="ce79"/>
          <table:table-cell office:value-type="string" table:style-name="ce7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9">
            <text:p>slicing_axis</text:p>
          </table:table-cell>
          <table:table-cell office:value-type="string" table:style-name="ce79">
            <text:p>Slicing Axis</text:p>
          </table:table-cell>
          <table:table-cell office:value-type="string" table:style-name="ce79">
            <text:p>enumeration</text:p>
          </table:table-cell>
          <table:table-cell office:value-type="string" table:style-name="ce79">
            <text:p>The axis that the slicing plane will shift along</text:p>
          </table:table-cell>
          <table:table-cell office:value-type="string" table:style-name="ce79">
            <text:p>{"define_custom_axis":true}</text:p>
          </table:table-cell>
          <table:table-cell office:value-type="string" table:style-name="ce79">
            <text:p>X, Y, Z</text:p>
          </table:table-cell>
          <table:table-cell office:value-type="float" office:value="2" table:style-name="ce81">
            <text:p>2</text:p>
          </table:table-cell>
          <table:table-cell office:value-type="string" table:style-name="ce79">
            <text:p>Slicing Angle</text:p>
          </table:table-cell>
          <table:table-cell office:value-type="string" table:style-name="ce79">
            <text:p>Experimental</text:p>
          </table:table-cell>
          <table:table-cell office:value-type="string" office:string-value="Experimental::SlicingAngle" table:formula="of:=SUBSTITUTE(SUBSTITUTE(SUBSTITUTE((COM.MICROSOFT.CONCAT([.I477]; &quot;::&quot;; [.H477])); &quot; &quot;; &quot;&quot;); &quot;/&quot;; &quot;&quot;); &quot;-&quot;; &quot;&quot;)" table:style-name="ce79">
            <text:p>Experimental::SlicingAngle</text:p>
          </table:table-cell>
          <table:table-cell office:value-type="string" office:string-value="kSlicingAxis" table:formula="of:=SUBSTITUTE(SUBSTITUTE(SUBSTITUTE((COM.MICROSOFT.CONCAT(&quot;k&quot;; [.B477])); &quot; &quot;; &quot;&quot;); &quot;/&quot;; &quot;&quot;); &quot;-&quot;; &quot;&quot;)" table:style-name="ce79">
            <text:p>kSlicingAxis</text:p>
          </table:table-cell>
          <table:table-cell office:value-type="string" table:style-name="ce79">
            <text:p>slicing_plane</text:p>
          </table:table-cell>
          <table:table-cell office:value-type="string" table:style-name="ce7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9">
            <text:p>stacking_direction_pitch</text:p>
          </table:table-cell>
          <table:table-cell office:value-type="string" table:style-name="ce79">
            <text:p>Stacking Direction Pitch</text:p>
          </table:table-cell>
          <table:table-cell office:value-type="string" table:style-name="ce79">
            <text:p>angle</text:p>
          </table:table-cell>
          <table:table-cell office:value-type="string" table:style-name="ce79">
            <text:p>The angle the slicing plane or stacking normal will be rotated around the x-axis</text:p>
          </table:table-cell>
          <table:table-cell table:number-columns-repeated="2" table:style-name="ce79"/>
          <table:table-cell office:value-type="float" office:value="0" table:style-name="ce81">
            <text:p>0</text:p>
          </table:table-cell>
          <table:table-cell office:value-type="string" table:style-name="ce79">
            <text:p>Slicing Angle</text:p>
          </table:table-cell>
          <table:table-cell office:value-type="string" table:style-name="ce79">
            <text:p>Experimental</text:p>
          </table:table-cell>
          <table:table-cell office:value-type="string" office:string-value="Experimental::SlicingAngle" table:formula="of:=SUBSTITUTE(SUBSTITUTE(SUBSTITUTE((COM.MICROSOFT.CONCAT([.I478]; &quot;::&quot;; [.H478])); &quot; &quot;; &quot;&quot;); &quot;/&quot;; &quot;&quot;); &quot;-&quot;; &quot;&quot;)" table:style-name="ce79">
            <text:p>Experimental::SlicingAngle</text:p>
          </table:table-cell>
          <table:table-cell office:value-type="string" office:string-value="kStackingDirectionPitch" table:formula="of:=SUBSTITUTE(SUBSTITUTE(SUBSTITUTE((COM.MICROSOFT.CONCAT(&quot;k&quot;; [.B478])); &quot; &quot;; &quot;&quot;); &quot;/&quot;; &quot;&quot;); &quot;-&quot;; &quot;&quot;)" table:style-name="ce79">
            <text:p>kStackingDirectionPitch</text:p>
          </table:table-cell>
          <table:table-cell office:value-type="string" table:style-name="ce79">
            <text:p>slicing_plane</text:p>
          </table:table-cell>
          <table:table-cell office:value-type="string" table:style-name="ce7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9">
            <text:p>stacking_direction_yaw</text:p>
          </table:table-cell>
          <table:table-cell office:value-type="string" table:style-name="ce79">
            <text:p>Stacking Direction Yaw</text:p>
          </table:table-cell>
          <table:table-cell office:value-type="string" table:style-name="ce79">
            <text:p>angle</text:p>
          </table:table-cell>
          <table:table-cell office:value-type="string" table:style-name="ce79">
            <text:p>The angle the slicing plane or stacking normal will be rotated around the y-axis</text:p>
          </table:table-cell>
          <table:table-cell table:number-columns-repeated="2" table:style-name="ce79"/>
          <table:table-cell office:value-type="float" office:value="0" table:style-name="ce81">
            <text:p>0</text:p>
          </table:table-cell>
          <table:table-cell office:value-type="string" table:style-name="ce79">
            <text:p>Slicing Angle</text:p>
          </table:table-cell>
          <table:table-cell office:value-type="string" table:style-name="ce79">
            <text:p>Experimental</text:p>
          </table:table-cell>
          <table:table-cell office:value-type="string" office:string-value="Experimental::SlicingAngle" table:formula="of:=SUBSTITUTE(SUBSTITUTE(SUBSTITUTE((COM.MICROSOFT.CONCAT([.I479]; &quot;::&quot;; [.H479])); &quot; &quot;; &quot;&quot;); &quot;/&quot;; &quot;&quot;); &quot;-&quot;; &quot;&quot;)" table:style-name="ce79">
            <text:p>Experimental::SlicingAngle</text:p>
          </table:table-cell>
          <table:table-cell office:value-type="string" office:string-value="kStackingDirectionYaw" table:formula="of:=SUBSTITUTE(SUBSTITUTE(SUBSTITUTE((COM.MICROSOFT.CONCAT(&quot;k&quot;; [.B479])); &quot; &quot;; &quot;&quot;); &quot;/&quot;; &quot;&quot;); &quot;-&quot;; &quot;&quot;)" table:style-name="ce79">
            <text:p>kStackingDirectionYaw</text:p>
          </table:table-cell>
          <table:table-cell office:value-type="string" table:style-name="ce79">
            <text:p>slicing_plane</text:p>
          </table:table-cell>
          <table:table-cell office:value-type="string" table:style-name="ce7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9">
            <text:p>stacking_direction_roll</text:p>
          </table:table-cell>
          <table:table-cell office:value-type="string" table:style-name="ce79">
            <text:p>Stacking Direction Roll</text:p>
          </table:table-cell>
          <table:table-cell office:value-type="string" table:style-name="ce79">
            <text:p>angle</text:p>
          </table:table-cell>
          <table:table-cell office:value-type="string" table:style-name="ce79">
            <text:p>The angle the slicing plane or stacking normal will be rotated around the z-axis</text:p>
          </table:table-cell>
          <table:table-cell table:number-columns-repeated="2" table:style-name="ce79"/>
          <table:table-cell office:value-type="float" office:value="0" table:style-name="ce81">
            <text:p>0</text:p>
          </table:table-cell>
          <table:table-cell office:value-type="string" table:style-name="ce79">
            <text:p>Slicing Angle</text:p>
          </table:table-cell>
          <table:table-cell office:value-type="string" table:style-name="ce79">
            <text:p>Experimental</text:p>
          </table:table-cell>
          <table:table-cell office:value-type="string" office:string-value="Experimental::SlicingAngle" table:formula="of:=SUBSTITUTE(SUBSTITUTE(SUBSTITUTE((COM.MICROSOFT.CONCAT([.I480]; &quot;::&quot;; [.H480])); &quot; &quot;; &quot;&quot;); &quot;/&quot;; &quot;&quot;); &quot;-&quot;; &quot;&quot;)" table:style-name="ce79">
            <text:p>Experimental::SlicingAngle</text:p>
          </table:table-cell>
          <table:table-cell office:value-type="string" office:string-value="kStackingDirectionRoll" table:formula="of:=SUBSTITUTE(SUBSTITUTE(SUBSTITUTE((COM.MICROSOFT.CONCAT(&quot;k&quot;; [.B480])); &quot; &quot;; &quot;&quot;); &quot;/&quot;; &quot;&quot;); &quot;-&quot;; &quot;&quot;)" table:style-name="ce79">
            <text:p>kStackingDirectionRoll</text:p>
          </table:table-cell>
          <table:table-cell office:value-type="string" table:style-name="ce79">
            <text:p>slicing_plane</text:p>
          </table:table-cell>
          <table:table-cell office:value-type="string" table:style-name="ce79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max_segment_length</text:p>
          </table:table-cell>
          <table:table-cell office:value-type="string" table:style-name="ce34">
            <text:p>Max Segment Leng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he maximum length any segment can b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1]; &quot;::&quot;; [.H481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MaxSegmentLength" table:formula="of:=SUBSTITUTE(SUBSTITUTE(SUBSTITUTE((COM.MICROSOFT.CONCAT(&quot;k&quot;; [.B481])); &quot; &quot;; &quot;&quot;); &quot;/&quot;; &quot;&quot;); &quot;-&quot;; &quot;&quot;)" table:style-name="ce34">
            <text:p>kMaxSegmentLength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conformal_layers</text:p>
          </table:table-cell>
          <table:table-cell office:value-type="string" table:style-name="ce34">
            <text:p>Conformal Layers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The number of conformally mapped layers to generat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2]; &quot;::&quot;; [.H482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ConformalLayers" table:formula="of:=SUBSTITUTE(SUBSTITUTE(SUBSTITUTE((COM.MICROSOFT.CONCAT(&quot;k&quot;; [.B482])); &quot; &quot;; &quot;&quot;); &quot;/&quot;; &quot;&quot;); &quot;-&quot;; &quot;&quot;)" table:style-name="ce34">
            <text:p>kConformalLayers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55">
            <text:p>sector_offsetting_enable</text:p>
          </table:table-cell>
          <table:table-cell office:value-type="string" table:style-name="ce55">
            <text:p>Enable Sector Offsetting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Offset each successive layers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3]; &quot;::&quot;; [.H483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EnableSectorOffsetting" table:formula="of:=SUBSTITUTE(SUBSTITUTE(SUBSTITUTE((COM.MICROSOFT.CONCAT(&quot;k&quot;; [.B483])); &quot; &quot;; &quot;&quot;); &quot;/&quot;; &quot;&quot;); &quot;-&quot;; &quot;&quot;)" table:style-name="ce55">
            <text:p>kEnableSectorOffsetting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55">
            <text:p>sector_size</text:p>
          </table:table-cell>
          <table:table-cell office:value-type="string" table:style-name="ce55">
            <text:p>Sector Siz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The size of the sector when using sector offsetting</text:p>
          </table:table-cell>
          <table:table-cell office:value-type="string" table:style-name="ce55">
            <text:p>{"AND": [{"slicer_type":4}, {"sector_offsetting_enable": 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4]; &quot;::&quot;; [.H484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SectorSize" table:formula="of:=SUBSTITUTE(SUBSTITUTE(SUBSTITUTE((COM.MICROSOFT.CONCAT(&quot;k&quot;; [.B484])); &quot; &quot;; &quot;&quot;); &quot;/&quot;; &quot;&quot;); &quot;-&quot;; &quot;&quot;)" table:style-name="ce55">
            <text:p>kSectorSiz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sector_overlap</text:p>
          </table:table-cell>
          <table:table-cell office:value-type="string" table:style-name="ce55">
            <text:p>Sector Overlap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The amount to extend each sector by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5]; &quot;::&quot;; [.H485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SectorOverlap" table:formula="of:=SUBSTITUTE(SUBSTITUTE(SUBSTITUTE((COM.MICROSOFT.CONCAT(&quot;k&quot;; [.B485])); &quot; &quot;; &quot;&quot;); &quot;/&quot;; &quot;&quot;); &quot;-&quot;; &quot;&quot;)" table:style-name="ce55">
            <text:p>kSectorOverlap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sector_stagger_enable</text:p>
          </table:table-cell>
          <table:table-cell office:value-type="string" table:style-name="ce55">
            <text:p>Enable Sector Stagger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Enable/disable sector alignment alterations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6]; &quot;::&quot;; [.H486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EnableSectorStagger" table:formula="of:=SUBSTITUTE(SUBSTITUTE(SUBSTITUTE((COM.MICROSOFT.CONCAT(&quot;k&quot;; [.B486])); &quot; &quot;; &quot;&quot;); &quot;/&quot;; &quot;&quot;); &quot;-&quot;; &quot;&quot;)" table:style-name="ce55">
            <text:p>kEnableSectorStagger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sector_stagger_angle</text:p>
          </table:table-cell>
          <table:table-cell office:value-type="string" table:style-name="ce55">
            <text:p>Sector Stagger Angl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Amount fo alternate sector stagger size by</text:p>
          </table:table-cell>
          <table:table-cell office:value-type="string" table:style-name="ce55">
            <text:p>{"AND": [{"slicer_type": 4}, {"sector_stagger_enable": 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7]; &quot;::&quot;; [.H487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SectorStaggerAngle" table:formula="of:=SUBSTITUTE(SUBSTITUTE(SUBSTITUTE((COM.MICROSOFT.CONCAT(&quot;k&quot;; [.B487])); &quot; &quot;; &quot;&quot;); &quot;/&quot;; &quot;&quot;); &quot;-&quot;; &quot;&quot;)" table:style-name="ce55">
            <text:p>kSectorStaggerAngl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clocking_angle</text:p>
          </table:table-cell>
          <table:table-cell office:value-type="string" table:style-name="ce55">
            <text:p>Clocking Angl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Amount of clocking to apply when exporting gcode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8]; &quot;::&quot;; [.H488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ClockingAngle" table:formula="of:=SUBSTITUTE(SUBSTITUTE(SUBSTITUTE((COM.MICROSOFT.CONCAT(&quot;k&quot;; [.B488])); &quot; &quot;; &quot;&quot;); &quot;/&quot;; &quot;&quot;); &quot;-&quot;; &quot;&quot;)" table:style-name="ce55">
            <text:p>kClockingAngle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5">
            <text:p>enable_radial_split</text:p>
          </table:table-cell>
          <table:table-cell office:value-type="string" table:style-name="ce55">
            <text:p>Enable Radial Split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Enables radial split of sectors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9]; &quot;::&quot;; [.H489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EnableRadialSplit" table:formula="of:=SUBSTITUTE(SUBSTITUTE(SUBSTITUTE((COM.MICROSOFT.CONCAT(&quot;k&quot;; [.B489])); &quot; &quot;; &quot;&quot;); &quot;/&quot;; &quot;&quot;); &quot;-&quot;; &quot;&quot;)" table:style-name="ce55">
            <text:p>kEnableRadialSplit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enable_multi_nozzle</text:p>
          </table:table-cell>
          <table:table-cell office:value-type="string" table:style-name="ce82">
            <text:p>Enable Multiple Nozzles</text:p>
          </table:table-cell>
          <table:table-cell office:value-type="string" table:style-name="ce82">
            <text:p>boolean</text:p>
          </table:table-cell>
          <table:table-cell office:value-type="string" table:style-name="ce82">
            <text:p>Enables options for experimental multi-nozzle features</text:p>
          </table:table-cell>
          <table:table-cell table:number-columns-repeated="2" table:style-name="ce82"/>
          <table:table-cell office:value-type="string" table:style-name="ce83">
            <text:p>false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0]; &quot;::&quot;; [.H490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EnableMultipleNozzles" table:formula="of:=SUBSTITUTE(SUBSTITUTE(SUBSTITUTE((COM.MICROSOFT.CONCAT(&quot;k&quot;; [.B490])); &quot; &quot;; &quot;&quot;); &quot;/&quot;; &quot;&quot;); &quot;-&quot;; &quot;&quot;)" table:style-name="ce82">
            <text:p>kEnableMultipleNozzles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nozzle_count</text:p>
          </table:table-cell>
          <table:table-cell office:value-type="string" table:style-name="ce82">
            <text:p>Number of Nozzles</text:p>
          </table:table-cell>
          <table:table-cell office:value-type="string" table:style-name="ce82">
            <text:p>positive_int</text:p>
          </table:table-cell>
          <table:table-cell office:value-type="string" table:style-name="ce82">
            <text:p>The number of nozzles available</text:p>
          </table:table-cell>
          <table:table-cell office:value-type="string" table:style-name="ce82">
            <text:p>{"enable_multi_nozzle": true}</text:p>
          </table:table-cell>
          <table:table-cell table:style-name="ce82"/>
          <table:table-cell office:value-type="float" office:value="1" table:style-name="ce84">
            <text:p>1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1]; &quot;::&quot;; [.H491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NumberofNozzles" table:formula="of:=SUBSTITUTE(SUBSTITUTE(SUBSTITUTE((COM.MICROSOFT.CONCAT(&quot;k&quot;; [.B491])); &quot; &quot;; &quot;&quot;); &quot;/&quot;; &quot;&quot;); &quot;-&quot;; &quot;&quot;)" table:style-name="ce82">
            <text:p>kNumberofNozzles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nozzle_offset_x</text:p>
          </table:table-cell>
          <table:table-cell office:value-type="string" table:style-name="ce82">
            <text:p>Nozzle Offset X</text:p>
          </table:table-cell>
          <table:table-cell office:value-type="string" table:style-name="ce82">
            <text:p>distance</text:p>
          </table:table-cell>
          <table:table-cell office:value-type="string" table:style-name="ce82">
            <text:p>X-Distance of Nozzle Offset</text:p>
          </table:table-cell>
          <table:table-cell office:value-type="string" table:style-name="ce82">
            <text:p>{"enable_multi_nozzle": true}</text:p>
          </table:table-cell>
          <table:table-cell table:style-name="ce82"/>
          <table:table-cell office:value-type="float" office:value="0" table:style-name="ce84">
            <text:p>0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2]; &quot;::&quot;; [.H492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NozzleOffsetX" table:formula="of:=SUBSTITUTE(SUBSTITUTE(SUBSTITUTE((COM.MICROSOFT.CONCAT(&quot;k&quot;; [.B492])); &quot; &quot;; &quot;&quot;); &quot;/&quot;; &quot;&quot;); &quot;-&quot;; &quot;&quot;)" table:style-name="ce82">
            <text:p>kNozzleOffsetX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nozzle_offset_y</text:p>
          </table:table-cell>
          <table:table-cell office:value-type="string" table:style-name="ce82">
            <text:p>Nozzle Offset Y</text:p>
          </table:table-cell>
          <table:table-cell office:value-type="string" table:style-name="ce82">
            <text:p>distance</text:p>
          </table:table-cell>
          <table:table-cell office:value-type="string" table:style-name="ce82">
            <text:p>Y-Distance of Nozzle Offset</text:p>
          </table:table-cell>
          <table:table-cell office:value-type="string" table:style-name="ce82">
            <text:p>{"enable_multi_nozzle": true}</text:p>
          </table:table-cell>
          <table:table-cell table:style-name="ce82"/>
          <table:table-cell office:value-type="float" office:value="0" table:style-name="ce84">
            <text:p>0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3]; &quot;::&quot;; [.H493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NozzleOffsetY" table:formula="of:=SUBSTITUTE(SUBSTITUTE(SUBSTITUTE((COM.MICROSOFT.CONCAT(&quot;k&quot;; [.B493])); &quot; &quot;; &quot;&quot;); &quot;/&quot;; &quot;&quot;); &quot;-&quot;; &quot;&quot;)" table:style-name="ce82">
            <text:p>kNozzleOffsetY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nozzle_offset_z</text:p>
          </table:table-cell>
          <table:table-cell office:value-type="string" table:style-name="ce82">
            <text:p>Nozzle Offset Z</text:p>
          </table:table-cell>
          <table:table-cell office:value-type="string" table:style-name="ce82">
            <text:p>distance</text:p>
          </table:table-cell>
          <table:table-cell office:value-type="string" table:style-name="ce82">
            <text:p>Z-Distance of Nozzle Offset</text:p>
          </table:table-cell>
          <table:table-cell office:value-type="string" table:style-name="ce82">
            <text:p>{"enable_multi_nozzle": true}</text:p>
          </table:table-cell>
          <table:table-cell table:style-name="ce82"/>
          <table:table-cell office:value-type="float" office:value="0" table:style-name="ce84">
            <text:p>0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4]; &quot;::&quot;; [.H494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NozzleOffsetZ" table:formula="of:=SUBSTITUTE(SUBSTITUTE(SUBSTITUTE((COM.MICROSOFT.CONCAT(&quot;k&quot;; [.B494])); &quot; &quot;; &quot;&quot;); &quot;/&quot;; &quot;&quot;); &quot;-&quot;; &quot;&quot;)" table:style-name="ce82">
            <text:p>kNozzleOffsetZ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nozzle_material</text:p>
          </table:table-cell>
          <table:table-cell office:value-type="string" table:style-name="ce82">
            <text:p>Nozzle Material</text:p>
          </table:table-cell>
          <table:table-cell office:value-type="string" table:style-name="ce82">
            <text:p>number</text:p>
          </table:table-cell>
          <table:table-cell office:value-type="string" table:style-name="ce82">
            <text:p>Material type used in nozzle</text:p>
          </table:table-cell>
          <table:table-cell office:value-type="string" table:style-name="ce82">
            <text:p>{"enable_multi_nozzle": true}</text:p>
          </table:table-cell>
          <table:table-cell table:style-name="ce82"/>
          <table:table-cell office:value-type="float" office:value="0" table:style-name="ce84">
            <text:p>0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5]; &quot;::&quot;; [.H495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NozzleMaterial" table:formula="of:=SUBSTITUTE(SUBSTITUTE(SUBSTITUTE((COM.MICROSOFT.CONCAT(&quot;k&quot;; [.B495])); &quot; &quot;; &quot;&quot;); &quot;/&quot;; &quot;&quot;); &quot;-&quot;; &quot;&quot;)" table:style-name="ce82">
            <text:p>kNozzleMaterial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enable_mutli_nozzle_multi_material</text:p>
          </table:table-cell>
          <table:table-cell office:value-type="string" table:style-name="ce82">
            <text:p>Enable Multiple Nozzles with Multi-Material</text:p>
          </table:table-cell>
          <table:table-cell office:value-type="string" table:style-name="ce82">
            <text:p>boolean</text:p>
          </table:table-cell>
          <table:table-cell office:value-type="string" table:style-name="ce82">
            <text:p>If selected, segments of different materials will be printed with different nozzles</text:p>
          </table:table-cell>
          <table:table-cell office:value-type="string" table:style-name="ce82">
            <text:p>{ "AND" : [ {"enable_multi_nozzle": true} , {"AND": [{"NOT":[{"nozzle_count": 1}]},{"enable_multi_material": true}]} ] }</text:p>
          </table:table-cell>
          <table:table-cell table:style-name="ce82"/>
          <table:table-cell office:value-type="string" table:style-name="ce83">
            <text:p>false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6]; &quot;::&quot;; [.H496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EnableMultipleNozzleswithMultiMaterial" table:formula="of:=SUBSTITUTE(SUBSTITUTE(SUBSTITUTE((COM.MICROSOFT.CONCAT(&quot;k&quot;; [.B496])); &quot; &quot;; &quot;&quot;); &quot;/&quot;; &quot;&quot;); &quot;-&quot;; &quot;&quot;)" table:style-name="ce82">
            <text:p>kEnableMultipleNozzleswithMultiMaterial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enable_duplicate_path_removal</text:p>
          </table:table-cell>
          <table:table-cell office:value-type="string" table:style-name="ce82">
            <text:p>Remove Duplicate Paths</text:p>
          </table:table-cell>
          <table:table-cell office:value-type="string" table:style-name="ce82">
            <text:p>boolean</text:p>
          </table:table-cell>
          <table:table-cell office:value-type="string" table:style-name="ce82">
            <text:p>Removes duplicate paths if the paths can be printed simultaneously by multiple nozzles</text:p>
          </table:table-cell>
          <table:table-cell office:value-type="string" table:style-name="ce82">
            <text:p>{ "AND" : [ {"enable_multi_nozzle": true} , {"NOT":[{"nozzle_count": 1}]} ] }</text:p>
          </table:table-cell>
          <table:table-cell table:style-name="ce82"/>
          <table:table-cell office:value-type="string" table:style-name="ce83">
            <text:p>false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7]; &quot;::&quot;; [.H497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RemoveDuplicatePaths" table:formula="of:=SUBSTITUTE(SUBSTITUTE(SUBSTITUTE((COM.MICROSOFT.CONCAT(&quot;k&quot;; [.B497])); &quot; &quot;; &quot;&quot;); &quot;/&quot;; &quot;&quot;); &quot;-&quot;; &quot;&quot;)" table:style-name="ce82">
            <text:p>kRemoveDuplicatePaths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duplicate_path_similarity</text:p>
          </table:table-cell>
          <table:table-cell office:value-type="string" table:style-name="ce82">
            <text:p>Duplicate Path Similarity</text:p>
          </table:table-cell>
          <table:table-cell office:value-type="string" table:style-name="ce82">
            <text:p>percentage100</text:p>
          </table:table-cell>
          <table:table-cell office:value-type="string" table:style-name="ce82">
            <text:p>Percent similarity required for paths to be considered duplicates</text:p>
          </table:table-cell>
          <table:table-cell office:value-type="string" table:style-name="ce82">
            <text:p>{ "AND" : [ {"enable_multi_nozzle": true} , {"enable_duplicate_path_removal": true}] }</text:p>
          </table:table-cell>
          <table:table-cell table:style-name="ce82"/>
          <table:table-cell office:value-type="float" office:value="98" table:style-name="ce84">
            <text:p>98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8]; &quot;::&quot;; [.H498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DuplicatePathSimilarity" table:formula="of:=SUBSTITUTE(SUBSTITUTE(SUBSTITUTE((COM.MICROSOFT.CONCAT(&quot;k&quot;; [.B498])); &quot; &quot;; &quot;&quot;); &quot;/&quot;; &quot;&quot;); &quot;-&quot;; &quot;&quot;)" table:style-name="ce82">
            <text:p>kDuplicatePathSimilarity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enable_indpendent_nozzles</text:p>
          </table:table-cell>
          <table:table-cell office:value-type="string" table:style-name="ce82">
            <text:p>Enable Independent Nozzles</text:p>
          </table:table-cell>
          <table:table-cell office:value-type="string" table:style-name="ce82">
            <text:p>boolean</text:p>
          </table:table-cell>
          <table:table-cell office:value-type="string" table:style-name="ce82">
            <text:p>Enables optimizations for multiple independent extruders</text:p>
          </table:table-cell>
          <table:table-cell office:value-type="string" table:style-name="ce82">
            <text:p>{"enable_multi_nozzle": true}</text:p>
          </table:table-cell>
          <table:table-cell table:style-name="ce82"/>
          <table:table-cell office:value-type="string" table:style-name="ce83">
            <text:p>false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499]; &quot;::&quot;; [.H499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EnableIndependentNozzles" table:formula="of:=SUBSTITUTE(SUBSTITUTE(SUBSTITUTE((COM.MICROSOFT.CONCAT(&quot;k&quot;; [.B499])); &quot; &quot;; &quot;&quot;); &quot;/&quot;; &quot;&quot;); &quot;-&quot;; &quot;&quot;)" table:style-name="ce82">
            <text:p>kEnableIndependentNozzles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2">
            <text:p>independent_nozzle_optimizer</text:p>
          </table:table-cell>
          <table:table-cell office:value-type="string" table:style-name="ce82">
            <text:p>Independent Nozzle Assignment Method</text:p>
          </table:table-cell>
          <table:table-cell office:value-type="string" table:style-name="ce82">
            <text:p>enumeration</text:p>
          </table:table-cell>
          <table:table-cell office:value-type="string" table:style-name="ce82">
            <text:p>Method to use for assigning islands to nozzles</text:p>
          </table:table-cell>
          <table:table-cell office:value-type="string" table:style-name="ce82">
            <text:p>{ "AND": [ {"enable_multi_nozzle":true}, {"enable_indpendent_nozzles":true}]}</text:p>
          </table:table-cell>
          <table:table-cell office:value-type="string" table:style-name="ce82">
            <text:p>X Location, Y Location, Area</text:p>
          </table:table-cell>
          <table:table-cell office:value-type="float" office:value="0" table:style-name="ce84">
            <text:p>0</text:p>
          </table:table-cell>
          <table:table-cell office:value-type="string" table:style-name="ce82">
            <text:p>Multi-Nozzle</text:p>
          </table:table-cell>
          <table:table-cell office:value-type="string" table:style-name="ce82">
            <text:p>Experimental</text:p>
          </table:table-cell>
          <table:table-cell office:value-type="string" office:string-value="Experimental::MultiNozzle" table:formula="of:=SUBSTITUTE(SUBSTITUTE(SUBSTITUTE((COM.MICROSOFT.CONCAT([.I500]; &quot;::&quot;; [.H500])); &quot; &quot;; &quot;&quot;); &quot;/&quot;; &quot;&quot;); &quot;-&quot;; &quot;&quot;)" table:style-name="ce82">
            <text:p>Experimental::MultiNozzle</text:p>
          </table:table-cell>
          <table:table-cell office:value-type="string" office:string-value="kIndependentNozzleAssignmentMethod" table:formula="of:=SUBSTITUTE(SUBSTITUTE(SUBSTITUTE((COM.MICROSOFT.CONCAT(&quot;k&quot;; [.B500])); &quot; &quot;; &quot;&quot;); &quot;/&quot;; &quot;&quot;); &quot;-&quot;; &quot;&quot;)" table:style-name="ce82">
            <text:p>kIndependentNozzleAssignmentMethod</text:p>
          </table:table-cell>
          <table:table-cell table:style-name="ce82"/>
          <table:table-cell office:value-type="string" table:style-name="ce8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5">
            <text:p>disable_visualization</text:p>
          </table:table-cell>
          <table:table-cell office:value-type="string" table:style-name="ce85">
            <text:p>Disable Visualization</text:p>
          </table:table-cell>
          <table:table-cell office:value-type="string" table:style-name="ce85">
            <text:p>boolean</text:p>
          </table:table-cell>
          <table:table-cell office:value-type="string" table:style-name="ce85">
            <text:p>Enables/disables 3D visualization of gcode</text:p>
          </table:table-cell>
          <table:table-cell table:number-columns-repeated="2" table:style-name="ce85"/>
          <table:table-cell office:value-type="string" table:style-name="ce86">
            <text:p>false</text:p>
          </table:table-cell>
          <table:table-cell office:value-type="string" table:style-name="ce85">
            <text:p>Visualization</text:p>
          </table:table-cell>
          <table:table-cell office:value-type="string" table:style-name="ce85">
            <text:p>Experimental</text:p>
          </table:table-cell>
          <table:table-cell office:value-type="string" office:string-value="Experimental::Visualization" table:formula="of:=SUBSTITUTE(SUBSTITUTE(SUBSTITUTE((COM.MICROSOFT.CONCAT([.I501]; &quot;::&quot;; [.H501])); &quot; &quot;; &quot;&quot;); &quot;/&quot;; &quot;&quot;); &quot;-&quot;; &quot;&quot;)" table:style-name="ce85">
            <text:p>Experimental::Visualization</text:p>
          </table:table-cell>
          <table:table-cell office:value-type="string" office:string-value="kDisableVisualization" table:formula="of:=SUBSTITUTE(SUBSTITUTE(SUBSTITUTE((COM.MICROSOFT.CONCAT(&quot;k&quot;; [.B501])); &quot; &quot;; &quot;&quot;); &quot;/&quot;; &quot;&quot;); &quot;-&quot;; &quot;&quot;)" table:style-name="ce85">
            <text:p>kDisableVisualization</text:p>
          </table:table-cell>
          <table:table-cell table:style-name="ce85"/>
          <table:table-cell office:value-type="string" table:style-name="ce8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5">
            <text:p>visualization_layer_skip</text:p>
          </table:table-cell>
          <table:table-cell office:value-type="string" table:style-name="ce85">
            <text:p>Visualization Layer Skip</text:p>
          </table:table-cell>
          <table:table-cell office:value-type="string" table:style-name="ce85">
            <text:p>positive_int</text:p>
          </table:table-cell>
          <table:table-cell office:value-type="string" table:style-name="ce85">
            <text:p>Specifies a layer multiple to skip (ex: 1 = visualize every layer, 2 = visualize every 2nd layer, etc.)</text:p>
          </table:table-cell>
          <table:table-cell office:value-type="string" table:style-name="ce85">
            <text:p>{"disable_visualization": false}</text:p>
          </table:table-cell>
          <table:table-cell table:style-name="ce85"/>
          <table:table-cell office:value-type="float" office:value="1" table:style-name="ce87">
            <text:p>1</text:p>
          </table:table-cell>
          <table:table-cell office:value-type="string" table:style-name="ce85">
            <text:p>Visualization</text:p>
          </table:table-cell>
          <table:table-cell office:value-type="string" table:style-name="ce85">
            <text:p>Experimental</text:p>
          </table:table-cell>
          <table:table-cell office:value-type="string" office:string-value="Experimental::Visualization" table:formula="of:=SUBSTITUTE(SUBSTITUTE(SUBSTITUTE((COM.MICROSOFT.CONCAT([.I502]; &quot;::&quot;; [.H502])); &quot; &quot;; &quot;&quot;); &quot;/&quot;; &quot;&quot;); &quot;-&quot;; &quot;&quot;)" table:style-name="ce85">
            <text:p>Experimental::Visualization</text:p>
          </table:table-cell>
          <table:table-cell office:value-type="string" office:string-value="kVisualizationLayerSkip" table:formula="of:=SUBSTITUTE(SUBSTITUTE(SUBSTITUTE((COM.MICROSOFT.CONCAT(&quot;k&quot;; [.B502])); &quot; &quot;; &quot;&quot;); &quot;/&quot;; &quot;&quot;); &quot;-&quot;; &quot;&quot;)" table:style-name="ce85">
            <text:p>kVisualizationLayerSkip</text:p>
          </table:table-cell>
          <table:table-cell table:style-name="ce85"/>
          <table:table-cell office:value-type="string" table:style-name="ce8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8">
            <text:p>trajectory_angle_slow_down</text:p>
          </table:table-cell>
          <table:table-cell office:value-type="string" table:style-name="ce89">
            <text:p>Enable<text:span text:style-name="T2"><text:s/></text:span>Trajectory<text:span text:style-name="T2"><text:s/></text:span>Auto<text:span text:style-name="T2"><text:s/></text:span>Speed<text:span text:style-name="T2"><text:s/></text:span>Ramping</text:p>
          </table:table-cell>
          <table:table-cell office:value-type="string" table:style-name="ce89">
            <text:p>boolean</text:p>
          </table:table-cell>
          <table:table-cell office:value-type="string" table:style-name="ce89">
            <text:p>If<text:span text:style-name="T2"><text:s/></text:span>selected,<text:span text:style-name="T2"><text:s/></text:span>will<text:span text:style-name="T2"><text:s/></text:span>ramp<text:span text:style-name="T2"><text:s/></text:span>speed<text:span text:style-name="T2"><text:s/></text:span>for<text:span text:style-name="T2"><text:s/></text:span>a<text:span text:style-name="T2"><text:s/></text:span>certain<text:span text:style-name="T2"><text:s/></text:span>distance<text:span text:style-name="T2"><text:s/></text:span>at<text:span text:style-name="T2"><text:s/></text:span>the<text:span text:style-name="T2"><text:s/></text:span>intersections</text:p>
          </table:table-cell>
          <table:table-cell table:number-columns-repeated="2" table:style-name="ce88"/>
          <table:table-cell office:value-type="string" table:style-name="ce90">
            <text:p>false</text:p>
          </table:table-cell>
          <table:table-cell office:value-type="string" table:style-name="ce88">
            <text:p>Auto Speed Ramping</text:p>
          </table:table-cell>
          <table:table-cell office:value-type="string" table:style-name="ce88">
            <text:p>Experimental</text:p>
          </table:table-cell>
          <table:table-cell office:value-type="string" office:string-value="Experimental::AutoSpeedRamping" table:formula="of:=SUBSTITUTE(SUBSTITUTE(SUBSTITUTE((COM.MICROSOFT.CONCAT([.I503]; &quot;::&quot;; [.H503])); &quot; &quot;; &quot;&quot;); &quot;/&quot;; &quot;&quot;); &quot;-&quot;; &quot;&quot;)" table:style-name="ce88">
            <text:p>Experimental::AutoSpeedRamping</text:p>
          </table:table-cell>
          <table:table-cell office:value-type="string" office:string-value="kEnableTrajectoryAutoSpeedRamping" table:formula="of:=SUBSTITUTE(SUBSTITUTE(SUBSTITUTE((COM.MICROSOFT.CONCAT(&quot;k&quot;; [.B503])); &quot; &quot;; &quot;&quot;); &quot;/&quot;; &quot;&quot;); &quot;-&quot;; &quot;&quot;)" table:style-name="ce88">
            <text:p>kEnableTrajectoryAutoSpeedRamping</text:p>
          </table:table-cell>
          <table:table-cell table:style-name="ce88"/>
          <table:table-cell office:value-type="string" table:style-name="ce88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8">
            <text:p>trajectory_angle_threshold_slow_down</text:p>
          </table:table-cell>
          <table:table-cell office:value-type="string" table:style-name="ce88">
            <text:p>Angle Threshold</text:p>
          </table:table-cell>
          <table:table-cell office:value-type="string" table:style-name="ce88">
            <text:p>angle</text:p>
          </table:table-cell>
          <table:table-cell office:value-type="string" table:style-name="ce88">
            <text:p>Based on the threshold for change in angle of trajectory, will ramp speed for a certain distance on a path segment</text:p>
          </table:table-cell>
          <table:table-cell office:value-type="string" table:style-name="ce88">
            <text:p>{"trajectory_angle_slow_down": true}</text:p>
          </table:table-cell>
          <table:table-cell table:style-name="ce88"/>
          <table:table-cell office:value-type="float" office:value="2.3561999999999999" table:style-name="ce88">
            <text:p>2.3562</text:p>
          </table:table-cell>
          <table:table-cell office:value-type="string" table:style-name="ce88">
            <text:p>Auto Speed Ramping</text:p>
          </table:table-cell>
          <table:table-cell office:value-type="string" table:style-name="ce88">
            <text:p>Experimental</text:p>
          </table:table-cell>
          <table:table-cell office:value-type="string" office:string-value="Experimental::AutoSpeedRamping" table:formula="of:=SUBSTITUTE(SUBSTITUTE(SUBSTITUTE((COM.MICROSOFT.CONCAT([.I504]; &quot;::&quot;; [.H504])); &quot; &quot;; &quot;&quot;); &quot;/&quot;; &quot;&quot;); &quot;-&quot;; &quot;&quot;)" table:style-name="ce88">
            <text:p>Experimental::AutoSpeedRamping</text:p>
          </table:table-cell>
          <table:table-cell office:value-type="string" office:string-value="kAngleThreshold" table:formula="of:=SUBSTITUTE(SUBSTITUTE(SUBSTITUTE((COM.MICROSOFT.CONCAT(&quot;k&quot;; [.B504])); &quot; &quot;; &quot;&quot;); &quot;/&quot;; &quot;&quot;); &quot;-&quot;; &quot;&quot;)" table:style-name="ce88">
            <text:p>kAngleThreshold</text:p>
          </table:table-cell>
          <table:table-cell table:style-name="ce88"/>
          <table:table-cell office:value-type="string" table:style-name="ce88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8">
            <text:p>trajectory_angle_distance_slow_down</text:p>
          </table:table-cell>
          <table:table-cell office:value-type="string" table:style-name="ce88">
            <text:p>Min Ramp Down Distance</text:p>
          </table:table-cell>
          <table:table-cell office:value-type="string" table:style-name="ce88">
            <text:p>distance</text:p>
          </table:table-cell>
          <table:table-cell office:value-type="string" table:style-name="ce88">
            <text:p>Distance for the Auto Speed Ramp Down trajectory move, when angle is over threshold</text:p>
          </table:table-cell>
          <table:table-cell office:value-type="string" table:style-name="ce88">
            <text:p>{"trajectory_angle_slow_down": true}</text:p>
          </table:table-cell>
          <table:table-cell table:style-name="ce88"/>
          <table:table-cell office:value-type="float" office:value="25400" table:style-name="ce91">
            <text:p>25400.00</text:p>
          </table:table-cell>
          <table:table-cell office:value-type="string" table:style-name="ce88">
            <text:p>Auto Speed Ramping</text:p>
          </table:table-cell>
          <table:table-cell office:value-type="string" table:style-name="ce88">
            <text:p>Experimental</text:p>
          </table:table-cell>
          <table:table-cell office:value-type="string" office:string-value="Experimental::AutoSpeedRamping" table:formula="of:=SUBSTITUTE(SUBSTITUTE(SUBSTITUTE((COM.MICROSOFT.CONCAT([.I505]; &quot;::&quot;; [.H505])); &quot; &quot;; &quot;&quot;); &quot;/&quot;; &quot;&quot;); &quot;-&quot;; &quot;&quot;)" table:style-name="ce88">
            <text:p>Experimental::AutoSpeedRamping</text:p>
          </table:table-cell>
          <table:table-cell office:value-type="string" office:string-value="kMinRampDownDistance" table:formula="of:=SUBSTITUTE(SUBSTITUTE(SUBSTITUTE((COM.MICROSOFT.CONCAT(&quot;k&quot;; [.B505])); &quot; &quot;; &quot;&quot;); &quot;/&quot;; &quot;&quot;); &quot;-&quot;; &quot;&quot;)" table:style-name="ce88">
            <text:p>kMinRampDownDistance</text:p>
          </table:table-cell>
          <table:table-cell table:style-name="ce88"/>
          <table:table-cell office:value-type="string" table:style-name="ce88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8">
            <text:p>trajectory_angle_distance_speed_up</text:p>
          </table:table-cell>
          <table:table-cell office:value-type="string" table:style-name="ce88">
            <text:p>Min Ramp Up Distance</text:p>
          </table:table-cell>
          <table:table-cell office:value-type="string" table:style-name="ce88">
            <text:p>distance</text:p>
          </table:table-cell>
          <table:table-cell office:value-type="string" table:style-name="ce88">
            <text:p>Distance for the Auto Speed Ramp Up trajectory move, when angle is over threshold</text:p>
          </table:table-cell>
          <table:table-cell office:value-type="string" table:style-name="ce88">
            <text:p>{"trajectory_angle_slow_down": true}</text:p>
          </table:table-cell>
          <table:table-cell table:style-name="ce88"/>
          <table:table-cell office:value-type="float" office:value="25400" table:style-name="ce91">
            <text:p>25400.00</text:p>
          </table:table-cell>
          <table:table-cell office:value-type="string" table:style-name="ce88">
            <text:p>Auto Speed Ramping</text:p>
          </table:table-cell>
          <table:table-cell office:value-type="string" table:style-name="ce88">
            <text:p>Experimental</text:p>
          </table:table-cell>
          <table:table-cell office:value-type="string" office:string-value="Experimental::AutoSpeedRamping" table:formula="of:=SUBSTITUTE(SUBSTITUTE(SUBSTITUTE((COM.MICROSOFT.CONCAT([.I506]; &quot;::&quot;; [.H506])); &quot; &quot;; &quot;&quot;); &quot;/&quot;; &quot;&quot;); &quot;-&quot;; &quot;&quot;)" table:style-name="ce88">
            <text:p>Experimental::AutoSpeedRamping</text:p>
          </table:table-cell>
          <table:table-cell office:value-type="string" office:string-value="kMinRampUpDistance" table:formula="of:=SUBSTITUTE(SUBSTITUTE(SUBSTITUTE((COM.MICROSOFT.CONCAT(&quot;k&quot;; [.B506])); &quot; &quot;; &quot;&quot;); &quot;/&quot;; &quot;&quot;); &quot;-&quot;; &quot;&quot;)" table:style-name="ce88">
            <text:p>kMinRampUpDistance</text:p>
          </table:table-cell>
          <table:table-cell table:style-name="ce88"/>
          <table:table-cell office:value-type="string" table:style-name="ce88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8">
            <text:p>trajectory_angle_speed_slow_down</text:p>
          </table:table-cell>
          <table:table-cell office:value-type="string" table:style-name="ce88">
            <text:p>Ramping Down Speed</text:p>
          </table:table-cell>
          <table:table-cell office:value-type="string" table:style-name="ce88">
            <text:p>speed</text:p>
          </table:table-cell>
          <table:table-cell office:value-type="string" table:style-name="ce88">
            <text:p>Speed for the Auto Speed Ramping trajectory move, when angle is over threshold</text:p>
          </table:table-cell>
          <table:table-cell office:value-type="string" table:style-name="ce88">
            <text:p>{"trajectory_angle_slow_down": true}</text:p>
          </table:table-cell>
          <table:table-cell table:style-name="ce88"/>
          <table:table-cell office:value-type="float" office:value="25400" table:style-name="ce91">
            <text:p>25400.00</text:p>
          </table:table-cell>
          <table:table-cell office:value-type="string" table:style-name="ce88">
            <text:p>Auto Speed Ramping</text:p>
          </table:table-cell>
          <table:table-cell office:value-type="string" table:style-name="ce88">
            <text:p>Experimental</text:p>
          </table:table-cell>
          <table:table-cell office:value-type="string" office:string-value="Experimental::AutoSpeedRamping" table:formula="of:=SUBSTITUTE(SUBSTITUTE(SUBSTITUTE((COM.MICROSOFT.CONCAT([.I507]; &quot;::&quot;; [.H507])); &quot; &quot;; &quot;&quot;); &quot;/&quot;; &quot;&quot;); &quot;-&quot;; &quot;&quot;)" table:style-name="ce88">
            <text:p>Experimental::AutoSpeedRamping</text:p>
          </table:table-cell>
          <table:table-cell office:value-type="string" office:string-value="kRampingDownSpeed" table:formula="of:=SUBSTITUTE(SUBSTITUTE(SUBSTITUTE((COM.MICROSOFT.CONCAT(&quot;k&quot;; [.B507])); &quot; &quot;; &quot;&quot;); &quot;/&quot;; &quot;&quot;); &quot;-&quot;; &quot;&quot;)" table:style-name="ce88">
            <text:p>kRampingDownSpeed</text:p>
          </table:table-cell>
          <table:table-cell table:style-name="ce88"/>
          <table:table-cell office:value-type="string" table:style-name="ce88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8">
            <text:p>trajectory_angle_extruder_speed_slow_down</text:p>
          </table:table-cell>
          <table:table-cell office:value-type="string" table:style-name="ce88">
            <text:p>Ramping Down Extruder Speed</text:p>
          </table:table-cell>
          <table:table-cell office:value-type="string" table:style-name="ce88">
            <text:p>rpm</text:p>
          </table:table-cell>
          <table:table-cell office:value-type="string" table:style-name="ce88">
            <text:p>Extruder Speed for the Auto Speed Ramping trajectory move, when angle is over threshold</text:p>
          </table:table-cell>
          <table:table-cell office:value-type="string" table:style-name="ce88">
            <text:p>{"trajectory_angle_slow_down": true}</text:p>
          </table:table-cell>
          <table:table-cell table:style-name="ce88"/>
          <table:table-cell office:value-type="float" office:value="14" table:style-name="ce92">
            <text:p>14.0</text:p>
          </table:table-cell>
          <table:table-cell office:value-type="string" table:style-name="ce88">
            <text:p>Auto Speed Ramping</text:p>
          </table:table-cell>
          <table:table-cell office:value-type="string" table:style-name="ce88">
            <text:p>Experimental</text:p>
          </table:table-cell>
          <table:table-cell office:value-type="string" office:string-value="Experimental::AutoSpeedRamping" table:formula="of:=SUBSTITUTE(SUBSTITUTE(SUBSTITUTE((COM.MICROSOFT.CONCAT([.I508]; &quot;::&quot;; [.H508])); &quot; &quot;; &quot;&quot;); &quot;/&quot;; &quot;&quot;); &quot;-&quot;; &quot;&quot;)" table:style-name="ce88">
            <text:p>Experimental::AutoSpeedRamping</text:p>
          </table:table-cell>
          <table:table-cell office:value-type="string" office:string-value="kRampingDownExtruderSpeed" table:formula="of:=SUBSTITUTE(SUBSTITUTE(SUBSTITUTE((COM.MICROSOFT.CONCAT(&quot;k&quot;; [.B508])); &quot; &quot;; &quot;&quot;); &quot;/&quot;; &quot;&quot;); &quot;-&quot;; &quot;&quot;)" table:style-name="ce88">
            <text:p>kRampingDownExtruderSpeed</text:p>
          </table:table-cell>
          <table:table-cell table:style-name="ce88"/>
          <table:table-cell office:value-type="string" table:style-name="ce88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8">
            <text:p>trajectory_angle_speed_up</text:p>
          </table:table-cell>
          <table:table-cell office:value-type="string" table:style-name="ce88">
            <text:p>Ramping Up Speed</text:p>
          </table:table-cell>
          <table:table-cell office:value-type="string" table:style-name="ce88">
            <text:p>speed</text:p>
          </table:table-cell>
          <table:table-cell office:value-type="string" table:style-name="ce88">
            <text:p>Speed for the Auto Speed Ramping trajectory move, when angle is over threshold</text:p>
          </table:table-cell>
          <table:table-cell office:value-type="string" table:style-name="ce88">
            <text:p>{"trajectory_angle_slow_down": true}</text:p>
          </table:table-cell>
          <table:table-cell table:style-name="ce88"/>
          <table:table-cell office:value-type="float" office:value="50800" table:style-name="ce91">
            <text:p>50800.00</text:p>
          </table:table-cell>
          <table:table-cell office:value-type="string" table:style-name="ce88">
            <text:p>Auto Speed Ramping</text:p>
          </table:table-cell>
          <table:table-cell office:value-type="string" table:style-name="ce88">
            <text:p>Experimental</text:p>
          </table:table-cell>
          <table:table-cell office:value-type="string" office:string-value="Experimental::AutoSpeedRamping" table:formula="of:=SUBSTITUTE(SUBSTITUTE(SUBSTITUTE((COM.MICROSOFT.CONCAT([.I509]; &quot;::&quot;; [.H509])); &quot; &quot;; &quot;&quot;); &quot;/&quot;; &quot;&quot;); &quot;-&quot;; &quot;&quot;)" table:style-name="ce88">
            <text:p>Experimental::AutoSpeedRamping</text:p>
          </table:table-cell>
          <table:table-cell office:value-type="string" office:string-value="kRampingUpSpeed" table:formula="of:=SUBSTITUTE(SUBSTITUTE(SUBSTITUTE((COM.MICROSOFT.CONCAT(&quot;k&quot;; [.B509])); &quot; &quot;; &quot;&quot;); &quot;/&quot;; &quot;&quot;); &quot;-&quot;; &quot;&quot;)" table:style-name="ce88">
            <text:p>kRampingUpSpeed</text:p>
          </table:table-cell>
          <table:table-cell table:style-name="ce88"/>
          <table:table-cell office:value-type="string" table:style-name="ce88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8">
            <text:p>trajectory_angle_extruder_speed_up</text:p>
          </table:table-cell>
          <table:table-cell office:value-type="string" table:style-name="ce88">
            <text:p>Ramping Up Extruder Speed</text:p>
          </table:table-cell>
          <table:table-cell office:value-type="string" table:style-name="ce88">
            <text:p>rpm</text:p>
          </table:table-cell>
          <table:table-cell office:value-type="string" table:style-name="ce88">
            <text:p>Extruder Speed for the Auto Speed Ramping trajectory move, when angle is over threshold</text:p>
          </table:table-cell>
          <table:table-cell office:value-type="string" table:style-name="ce88">
            <text:p>{"trajectory_angle_slow_down": true}</text:p>
          </table:table-cell>
          <table:table-cell table:style-name="ce88"/>
          <table:table-cell office:value-type="float" office:value="28" table:style-name="ce92">
            <text:p>28.0</text:p>
          </table:table-cell>
          <table:table-cell office:value-type="string" table:style-name="ce88">
            <text:p>Auto Speed Ramping</text:p>
          </table:table-cell>
          <table:table-cell office:value-type="string" table:style-name="ce88">
            <text:p>Experimental</text:p>
          </table:table-cell>
          <table:table-cell office:value-type="string" office:string-value="Experimental::AutoSpeedRamping" table:formula="of:=SUBSTITUTE(SUBSTITUTE(SUBSTITUTE((COM.MICROSOFT.CONCAT([.I510]; &quot;::&quot;; [.H510])); &quot; &quot;; &quot;&quot;); &quot;/&quot;; &quot;&quot;); &quot;-&quot;; &quot;&quot;)" table:style-name="ce88">
            <text:p>Experimental::AutoSpeedRamping</text:p>
          </table:table-cell>
          <table:table-cell office:value-type="string" office:string-value="kRampingUpExtruderSpeed" table:formula="of:=SUBSTITUTE(SUBSTITUTE(SUBSTITUTE((COM.MICROSOFT.CONCAT(&quot;k&quot;; [.B510])); &quot; &quot;; &quot;&quot;); &quot;/&quot;; &quot;&quot;); &quot;-&quot;; &quot;&quot;)" table:style-name="ce88">
            <text:p>kRampingUpExtruderSpeed</text:p>
          </table:table-cell>
          <table:table-cell table:style-name="ce88"/>
          <table:table-cell office:value-type="string" table:style-name="ce88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3">
            <text:p>gravity_point_x</text:p>
          </table:table-cell>
          <table:table-cell office:value-type="string" table:style-name="ce93">
            <text:p>Gravity Point X</text:p>
          </table:table-cell>
          <table:table-cell office:value-type="string" table:style-name="ce93">
            <text:p>distance</text:p>
          </table:table-cell>
          <table:table-cell office:value-type="string" table:style-name="ce93">
            <text:p>X coordinate for point that all islands are attracted to when packing</text:p>
          </table:table-cell>
          <table:table-cell office:value-type="string" table:style-name="ce93">
            <text:p>{"slicer_type":8}</text:p>
          </table:table-cell>
          <table:table-cell table:style-name="ce93"/>
          <table:table-cell office:value-type="float" office:value="0" table:style-name="ce93">
            <text:p>0</text:p>
          </table:table-cell>
          <table:table-cell office:value-type="string" table:style-name="ce93">
            <text:p>Sheet Lamination Slicing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SheetLaminationSlicing" table:formula="of:=SUBSTITUTE(SUBSTITUTE(SUBSTITUTE((COM.MICROSOFT.CONCAT([.I511]; &quot;::&quot;; [.H511])); &quot; &quot;; &quot;&quot;); &quot;/&quot;; &quot;&quot;); &quot;-&quot;; &quot;&quot;)" table:style-name="ce93">
            <text:p>Experimental::SheetLaminationSlicing</text:p>
          </table:table-cell>
          <table:table-cell office:value-type="string" office:string-value="kGravityPointX" table:formula="of:=SUBSTITUTE(SUBSTITUTE(SUBSTITUTE((COM.MICROSOFT.CONCAT(&quot;k&quot;; [.B511])); &quot; &quot;; &quot;&quot;); &quot;/&quot;; &quot;&quot;); &quot;-&quot;; &quot;&quot;)" table:style-name="ce93">
            <text:p>kGravityPointX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3">
            <text:p>gravity_point_y</text:p>
          </table:table-cell>
          <table:table-cell office:value-type="string" table:style-name="ce93">
            <text:p>Gravity Point Y</text:p>
          </table:table-cell>
          <table:table-cell office:value-type="string" table:style-name="ce93">
            <text:p>distance</text:p>
          </table:table-cell>
          <table:table-cell office:value-type="string" table:style-name="ce93">
            <text:p>Y coordinate for point that all islands are attracted to when packing</text:p>
          </table:table-cell>
          <table:table-cell office:value-type="string" table:style-name="ce93">
            <text:p>{"slicer_type":8}</text:p>
          </table:table-cell>
          <table:table-cell table:style-name="ce93"/>
          <table:table-cell office:value-type="float" office:value="0" table:style-name="ce93">
            <text:p>0</text:p>
          </table:table-cell>
          <table:table-cell office:value-type="string" table:style-name="ce93">
            <text:p>Sheet Lamination Slicing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SheetLaminationSlicing" table:formula="of:=SUBSTITUTE(SUBSTITUTE(SUBSTITUTE((COM.MICROSOFT.CONCAT([.I512]; &quot;::&quot;; [.H512])); &quot; &quot;; &quot;&quot;); &quot;/&quot;; &quot;&quot;); &quot;-&quot;; &quot;&quot;)" table:style-name="ce93">
            <text:p>Experimental::SheetLaminationSlicing</text:p>
          </table:table-cell>
          <table:table-cell office:value-type="string" office:string-value="kGravityPointY" table:formula="of:=SUBSTITUTE(SUBSTITUTE(SUBSTITUTE((COM.MICROSOFT.CONCAT(&quot;k&quot;; [.B512])); &quot; &quot;; &quot;&quot;); &quot;/&quot;; &quot;&quot;); &quot;-&quot;; &quot;&quot;)" table:style-name="ce93">
            <text:p>kGravityPointY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3">
            <text:p>gap</text:p>
          </table:table-cell>
          <table:table-cell office:value-type="string" table:style-name="ce93">
            <text:p>Gap</text:p>
          </table:table-cell>
          <table:table-cell office:value-type="string" table:style-name="ce93">
            <text:p>distance</text:p>
          </table:table-cell>
          <table:table-cell office:value-type="string" table:style-name="ce93">
            <text:p>Minimum distance that islands can be packed together</text:p>
          </table:table-cell>
          <table:table-cell office:value-type="string" table:style-name="ce93">
            <text:p>{"slicer_type":8}</text:p>
          </table:table-cell>
          <table:table-cell table:style-name="ce93"/>
          <table:table-cell office:value-type="float" office:value="0" table:style-name="ce93">
            <text:p>0</text:p>
          </table:table-cell>
          <table:table-cell office:value-type="string" table:style-name="ce93">
            <text:p>Sheet Lamination Slicing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SheetLaminationSlicing" table:formula="of:=SUBSTITUTE(SUBSTITUTE(SUBSTITUTE((COM.MICROSOFT.CONCAT([.I513]; &quot;::&quot;; [.H513])); &quot; &quot;; &quot;&quot;); &quot;/&quot;; &quot;&quot;); &quot;-&quot;; &quot;&quot;)" table:style-name="ce93">
            <text:p>Experimental::SheetLaminationSlicing</text:p>
          </table:table-cell>
          <table:table-cell office:value-type="string" office:string-value="kGap" table:formula="of:=SUBSTITUTE(SUBSTITUTE(SUBSTITUTE((COM.MICROSOFT.CONCAT(&quot;k&quot;; [.B513])); &quot; &quot;; &quot;&quot;); &quot;/&quot;; &quot;&quot;); &quot;-&quot;; &quot;&quot;)" table:style-name="ce93">
            <text:p>kGap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3">
            <text:p>arm_precision</text:p>
          </table:table-cell>
          <table:table-cell office:value-type="string" table:style-name="ce93">
            <text:p>Arm Precision</text:p>
          </table:table-cell>
          <table:table-cell office:value-type="string" table:style-name="ce93">
            <text:p>distance</text:p>
          </table:table-cell>
          <table:table-cell office:value-type="string" table:style-name="ce93">
            <text:p>Precision of pole-of-inaccessibility algorithm used to loctate pick-up point on each island (do not set to 0)</text:p>
          </table:table-cell>
          <table:table-cell office:value-type="string" table:style-name="ce93">
            <text:p>{"slicer_type":8}</text:p>
          </table:table-cell>
          <table:table-cell table:style-name="ce93"/>
          <table:table-cell office:value-type="float" office:value="25400" table:style-name="ce93">
            <text:p>25400</text:p>
          </table:table-cell>
          <table:table-cell office:value-type="string" table:style-name="ce93">
            <text:p>Sheet Lamination Slicing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SheetLaminationSlicing" table:formula="of:=SUBSTITUTE(SUBSTITUTE(SUBSTITUTE((COM.MICROSOFT.CONCAT([.I514]; &quot;::&quot;; [.H514])); &quot; &quot;; &quot;&quot;); &quot;/&quot;; &quot;&quot;); &quot;-&quot;; &quot;&quot;)" table:style-name="ce93">
            <text:p>Experimental::SheetLaminationSlicing</text:p>
          </table:table-cell>
          <table:table-cell office:value-type="string" office:string-value="kArmPrecision" table:formula="of:=SUBSTITUTE(SUBSTITUTE(SUBSTITUTE((COM.MICROSOFT.CONCAT(&quot;k&quot;; [.B514])); &quot; &quot;; &quot;&quot;); &quot;/&quot;; &quot;&quot;); &quot;-&quot;; &quot;&quot;)" table:style-name="ce93">
            <text:p>kArmPrecision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destination_offset_x</text:p>
          </table:table-cell>
          <table:table-cell office:value-type="string" table:style-name="ce93">
            <text:p>Destination Offset X</text:p>
          </table:table-cell>
          <table:table-cell office:value-type="string" table:style-name="ce93">
            <text:p>distance</text:p>
          </table:table-cell>
          <table:table-cell office:value-type="string" table:style-name="ce93">
            <text:p>X coordinate of final assembly</text:p>
          </table:table-cell>
          <table:table-cell office:value-type="string" table:style-name="ce93">
            <text:p>{"slicer_type":8}</text:p>
          </table:table-cell>
          <table:table-cell table:style-name="ce93"/>
          <table:table-cell office:value-type="float" office:value="0" table:style-name="ce93">
            <text:p>0</text:p>
          </table:table-cell>
          <table:table-cell office:value-type="string" table:style-name="ce93">
            <text:p>Sheet Lamination Slicing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SheetLaminationSlicing" table:formula="of:=SUBSTITUTE(SUBSTITUTE(SUBSTITUTE((COM.MICROSOFT.CONCAT([.I515]; &quot;::&quot;; [.H515])); &quot; &quot;; &quot;&quot;); &quot;/&quot;; &quot;&quot;); &quot;-&quot;; &quot;&quot;)" table:style-name="ce93">
            <text:p>Experimental::SheetLaminationSlicing</text:p>
          </table:table-cell>
          <table:table-cell office:value-type="string" office:string-value="kDestinationOffsetX" table:formula="of:=SUBSTITUTE(SUBSTITUTE(SUBSTITUTE((COM.MICROSOFT.CONCAT(&quot;k&quot;; [.B515])); &quot; &quot;; &quot;&quot;); &quot;/&quot;; &quot;&quot;); &quot;-&quot;; &quot;&quot;)" table:style-name="ce93">
            <text:p>kDestinationOffsetX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destination_offset_y</text:p>
          </table:table-cell>
          <table:table-cell office:value-type="string" table:style-name="ce93">
            <text:p>Destination Offset Y</text:p>
          </table:table-cell>
          <table:table-cell office:value-type="string" table:style-name="ce93">
            <text:p>distance</text:p>
          </table:table-cell>
          <table:table-cell office:value-type="string" table:style-name="ce93">
            <text:p>Y coordinate of final assembly</text:p>
          </table:table-cell>
          <table:table-cell office:value-type="string" table:style-name="ce93">
            <text:p>{"slicer_type":8}</text:p>
          </table:table-cell>
          <table:table-cell table:style-name="ce93"/>
          <table:table-cell office:value-type="float" office:value="0" table:style-name="ce93">
            <text:p>0</text:p>
          </table:table-cell>
          <table:table-cell office:value-type="string" table:style-name="ce93">
            <text:p>Sheet Lamination Slicing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SheetLaminationSlicing" table:formula="of:=SUBSTITUTE(SUBSTITUTE(SUBSTITUTE((COM.MICROSOFT.CONCAT([.I516]; &quot;::&quot;; [.H516])); &quot; &quot;; &quot;&quot;); &quot;/&quot;; &quot;&quot;); &quot;-&quot;; &quot;&quot;)" table:style-name="ce93">
            <text:p>Experimental::SheetLaminationSlicing</text:p>
          </table:table-cell>
          <table:table-cell office:value-type="string" office:string-value="kDestinationOffsetY" table:formula="of:=SUBSTITUTE(SUBSTITUTE(SUBSTITUTE((COM.MICROSOFT.CONCAT(&quot;k&quot;; [.B516])); &quot; &quot;; &quot;&quot;); &quot;/&quot;; &quot;&quot;); &quot;-&quot;; &quot;&quot;)" table:style-name="ce93">
            <text:p>kDestinationOffsetY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destination_offset_z</text:p>
          </table:table-cell>
          <table:table-cell office:value-type="string" table:style-name="ce93">
            <text:p>Destination Offset Z</text:p>
          </table:table-cell>
          <table:table-cell office:value-type="string" table:style-name="ce93">
            <text:p>distance</text:p>
          </table:table-cell>
          <table:table-cell office:value-type="string" table:style-name="ce93">
            <text:p>Z coordinate of final assembly</text:p>
          </table:table-cell>
          <table:table-cell office:value-type="string" table:style-name="ce93">
            <text:p>{"slicer_type":8}</text:p>
          </table:table-cell>
          <table:table-cell table:style-name="ce93"/>
          <table:table-cell office:value-type="float" office:value="0" table:style-name="ce93">
            <text:p>0</text:p>
          </table:table-cell>
          <table:table-cell office:value-type="string" table:style-name="ce93">
            <text:p>Sheet Lamination Slicing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SheetLaminationSlicing" table:formula="of:=SUBSTITUTE(SUBSTITUTE(SUBSTITUTE((COM.MICROSOFT.CONCAT([.I517]; &quot;::&quot;; [.H517])); &quot; &quot;; &quot;&quot;); &quot;/&quot;; &quot;&quot;); &quot;-&quot;; &quot;&quot;)" table:style-name="ce93">
            <text:p>Experimental::SheetLaminationSlicing</text:p>
          </table:table-cell>
          <table:table-cell office:value-type="string" office:string-value="kDestinationOffsetZ" table:formula="of:=SUBSTITUTE(SUBSTITUTE(SUBSTITUTE((COM.MICROSOFT.CONCAT(&quot;k&quot;; [.B517])); &quot; &quot;; &quot;&quot;); &quot;/&quot;; &quot;&quot;); &quot;-&quot;; &quot;&quot;)" table:style-name="ce93">
            <text:p>kDestinationOffsetZ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</text:p>
          </table:table-cell>
          <table:table-cell office:value-type="string" table:style-name="ce46">
            <text:p>Enable Ironing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ironing will be generated</text:p>
          </table:table-cell>
          <table:table-cell office:value-type="string" table:style-name="ce46">
            <text:p>{"AND": [{"infill": true}, {"OR": [{"infill_pattern": 0},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8]; &quot;::&quot;; [.H518])); &quot; &quot;; &quot;&quot;); &quot;/&quot;; &quot;&quot;); &quot;-&quot;; &quot;&quot;)" table:style-name="ce46">
            <text:p>Experimental::Ironing</text:p>
          </table:table-cell>
          <table:table-cell office:value-type="string" office:string-value="kEnableIroning" table:formula="of:=SUBSTITUTE(SUBSTITUTE(SUBSTITUTE((COM.MICROSOFT.CONCAT(&quot;k&quot;; [.B518])); &quot; &quot;; &quot;&quot;); &quot;/&quot;; &quot;&quot;); &quot;-&quot;; &quot;&quot;)" table:style-name="ce46">
            <text:p>kEnableIron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top</text:p>
          </table:table-cell>
          <table:table-cell office:value-type="string" table:style-name="ce46">
            <text:p>Iron Top Layers Only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Only iron top layer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9]; &quot;::&quot;; [.H519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TopLayersOnly" table:formula="of:=SUBSTITUTE(SUBSTITUTE(SUBSTITUTE((COM.MICROSOFT.CONCAT(&quot;k&quot;; [.B519])); &quot; &quot;; &quot;&quot;); &quot;/&quot;; &quot;&quot;); &quot;-&quot;; &quot;&quot;)" table:style-name="ce46">
            <text:p>kIronTopLayersOnly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line_spacing</text:p>
          </table:table-cell>
          <table:table-cell office:value-type="string" table:style-name="ce46">
            <text:p>Ironing Line Spacing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between beads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0]; &quot;::&quot;; [.H520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LineSpacing" table:formula="of:=SUBSTITUTE(SUBSTITUTE(SUBSTITUTE((COM.MICROSOFT.CONCAT(&quot;k&quot;; [.B520])); &quot; &quot;; &quot;&quot;); &quot;/&quot;; &quot;&quot;); &quot;-&quot;; &quot;&quot;)" table:style-name="ce46">
            <text:p>kIroningLineSpac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speed</text:p>
          </table:table-cell>
          <table:table-cell office:value-type="string" table:style-name="ce46">
            <text:p>Ironing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ironing path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1]; &quot;::&quot;; [.H521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Speed" table:formula="of:=SUBSTITUTE(SUBSTITUTE(SUBSTITUTE((COM.MICROSOFT.CONCAT(&quot;k&quot;; [.B521])); &quot; &quot;; &quot;&quot;); &quot;/&quot;; &quot;&quot;); &quot;-&quot;; &quot;&quot;)" table:style-name="ce46">
            <text:p>kIroning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extruder_speed</text:p>
          </table:table-cell>
          <table:table-cell office:value-type="string" table:style-name="ce46">
            <text:p>Ironing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the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2]; &quot;::&quot;; [.H522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ExtruderSpeed" table:formula="of:=SUBSTITUTE(SUBSTITUTE(SUBSTITUTE((COM.MICROSOFT.CONCAT(&quot;k&quot;; [.B522])); &quot; &quot;; &quot;&quot;); &quot;/&quot;; &quot;&quot;); &quot;-&quot;; &quot;&quot;)" table:style-name="ce46">
            <text:p>kIroning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angle</text:p>
          </table:table-cell>
          <table:table-cell office:value-type="string" table:style-name="ce46">
            <text:p>Ironing Angle</text:p>
          </table:table-cell>
          <table:table-cell office:value-type="string" table:style-name="ce46">
            <text:p>angle</text:p>
          </table:table-cell>
          <table:table-cell office:value-type="string" table:style-name="ce46">
            <text:p>Sets the angle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3]; &quot;::&quot;; [.H523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Angle" table:formula="of:=SUBSTITUTE(SUBSTITUTE(SUBSTITUTE((COM.MICROSOFT.CONCAT(&quot;k&quot;; [.B523])); &quot; &quot;; &quot;&quot;); &quot;/&quot;; &quot;&quot;); &quot;-&quot;; &quot;&quot;)" table:style-name="ce46">
            <text:p>kIroningAngl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inset_width</text:p>
          </table:table-cell>
          <table:table-cell office:value-type="string" table:style-name="ce46">
            <text:p>Ironing Inset Width (% of Bead Width)</text:p>
          </table:table-cell>
          <table:table-cell office:value-type="string" table:style-name="ce46">
            <text:p>percentage</text:p>
          </table:table-cell>
          <table:table-cell office:value-type="string" table:style-name="ce46">
            <text:p>Inset width as percent of bead width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4]; &quot;::&quot;; [.H524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InsetWidth(%ofBeadWidth)" table:formula="of:=SUBSTITUTE(SUBSTITUTE(SUBSTITUTE((COM.MICROSOFT.CONCAT(&quot;k&quot;; [.B524])); &quot; &quot;; &quot;&quot;); &quot;/&quot;; &quot;&quot;); &quot;-&quot;; &quot;&quot;)" table:style-name="ce46">
            <text:p>kIroningInsetWidth(%ofBeadWidth)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wire_feed_enable</text:p>
          </table:table-cell>
          <table:table-cell office:value-type="string" table:style-name="ce95">
            <text:p>Enable Wire Feed Mode</text:p>
          </table:table-cell>
          <table:table-cell office:value-type="string" table:style-name="ce95">
            <text:p>boolean</text:p>
          </table:table-cell>
          <table:table-cell office:value-type="string" table:style-name="ce95">
            <text:p>If selected, wire feed commands will be added to areas identified by settings regions</text:p>
          </table:table-cell>
          <table:table-cell office:value-type="string" table:style-name="ce95">
            <text:p>{"wire_feed_enable":true}</text:p>
          </table:table-cell>
          <table:table-cell table:style-name="ce95"/>
          <table:table-cell office:value-type="string" table:style-name="ce95">
            <text:p>false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25]; &quot;::&quot;; [.H525])); &quot; &quot;; &quot;&quot;); &quot;/&quot;; &quot;&quot;); &quot;-&quot;; &quot;&quot;)" table:style-name="ce95">
            <text:p>Experimental::WireFeed</text:p>
          </table:table-cell>
          <table:table-cell office:value-type="string" office:string-value="kEnableWireFeedMode" table:formula="of:=SUBSTITUTE(SUBSTITUTE(SUBSTITUTE((COM.MICROSOFT.CONCAT(&quot;k&quot;; [.B525])); &quot; &quot;; &quot;&quot;); &quot;/&quot;; &quot;&quot;); &quot;-&quot;; &quot;&quot;)" table:style-name="ce95">
            <text:p>kEnableWireFeedMode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setting_region_mesh_split</text:p>
          </table:table-cell>
          <table:table-cell office:value-type="string" table:style-name="ce95">
            <text:p>Enable Setting Region Mesh Split</text:p>
          </table:table-cell>
          <table:table-cell office:value-type="string" table:style-name="ce95">
            <text:p>boolean</text:p>
          </table:table-cell>
          <table:table-cell office:value-type="string" table:style-name="ce95">
            <text:p>If selected, settings regions will split mesh into separate islands before calculating pathing.</text:p>
          </table:table-cell>
          <table:table-cell table:number-columns-repeated="2" table:style-name="ce95"/>
          <table:table-cell office:value-type="string" table:style-name="ce95">
            <text:p>false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26]; &quot;::&quot;; [.H526])); &quot; &quot;; &quot;&quot;); &quot;/&quot;; &quot;&quot;); &quot;-&quot;; &quot;&quot;)" table:style-name="ce95">
            <text:p>Experimental::WireFeed</text:p>
          </table:table-cell>
          <table:table-cell office:value-type="string" office:string-value="kEnableSettingRegionMeshSplit" table:formula="of:=SUBSTITUTE(SUBSTITUTE(SUBSTITUTE((COM.MICROSOFT.CONCAT(&quot;k&quot;; [.B526])); &quot; &quot;; &quot;&quot;); &quot;/&quot;; &quot;&quot;); &quot;-&quot;; &quot;&quot;)" table:style-name="ce95">
            <text:p>kEnableSettingRegionMeshSplit</text:p>
          </table:table-cell>
          <table:table-cell table:style-name="ce95"/>
          <table:table-cell office:value-type="string" table:style-name="ce9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wire_feed_initial_travel</text:p>
          </table:table-cell>
          <table:table-cell office:value-type="string" table:style-name="ce95">
            <text:p>Initial Travel Velocity</text:p>
          </table:table-cell>
          <table:table-cell office:value-type="string" table:style-name="ce95">
            <text:p>speed</text:p>
          </table:table-cell>
          <table:table-cell office:value-type="string" table:style-name="ce95">
            <text:p>Velocity for first travel that moves to start of wire feed sequence</text:p>
          </table:table-cell>
          <table:table-cell office:value-type="string" table:style-name="ce95">
            <text:p>{"wire_feed_enable":true}</text:p>
          </table:table-cell>
          <table:table-cell table:style-name="ce95"/>
          <table:table-cell office:value-type="float" office:value="0" table:style-name="ce95">
            <text:p>0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27]; &quot;::&quot;; [.H527])); &quot; &quot;; &quot;&quot;); &quot;/&quot;; &quot;&quot;); &quot;-&quot;; &quot;&quot;)" table:style-name="ce95">
            <text:p>Experimental::WireFeed</text:p>
          </table:table-cell>
          <table:table-cell office:value-type="string" office:string-value="kInitialTravelVelocity" table:formula="of:=SUBSTITUTE(SUBSTITUTE(SUBSTITUTE((COM.MICROSOFT.CONCAT(&quot;k&quot;; [.B527])); &quot; &quot;; &quot;&quot;); &quot;/&quot;; &quot;&quot;); &quot;-&quot;; &quot;&quot;)" table:style-name="ce95">
            <text:p>kInitialTravelVelocity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anchor_enable</text:p>
          </table:table-cell>
          <table:table-cell office:value-type="string" table:style-name="ce95">
            <text:p>Enable Anchor</text:p>
          </table:table-cell>
          <table:table-cell office:value-type="string" table:style-name="ce95">
            <text:p>boolean</text:p>
          </table:table-cell>
          <table:table-cell office:value-type="string" table:style-name="ce95">
            <text:p>If selected, anchors will be programmatically generated around designated wire feed locations</text:p>
          </table:table-cell>
          <table:table-cell office:value-type="string" table:style-name="ce95">
            <text:p>{"wire_feed_enable":true}</text:p>
          </table:table-cell>
          <table:table-cell table:style-name="ce95"/>
          <table:table-cell office:value-type="string" table:style-name="ce95">
            <text:p>false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28]; &quot;::&quot;; [.H528])); &quot; &quot;; &quot;&quot;); &quot;/&quot;; &quot;&quot;); &quot;-&quot;; &quot;&quot;)" table:style-name="ce95">
            <text:p>Experimental::WireFeed</text:p>
          </table:table-cell>
          <table:table-cell office:value-type="string" office:string-value="kEnableAnchor" table:formula="of:=SUBSTITUTE(SUBSTITUTE(SUBSTITUTE((COM.MICROSOFT.CONCAT(&quot;k&quot;; [.B528])); &quot; &quot;; &quot;&quot;); &quot;/&quot;; &quot;&quot;); &quot;-&quot;; &quot;&quot;)" table:style-name="ce95">
            <text:p>kEnableAnchor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anchor_width</text:p>
          </table:table-cell>
          <table:table-cell office:value-type="string" table:style-name="ce95">
            <text:p>Anchor Width</text:p>
          </table:table-cell>
          <table:table-cell office:value-type="string" table:style-name="ce95">
            <text:p>distance</text:p>
          </table:table-cell>
          <table:table-cell office:value-type="string" table:style-name="ce95">
            <text:p>Width of anchor</text:p>
          </table:table-cell>
          <table:table-cell office:value-type="string" table:style-name="ce95">
            <text:p>{"AND": [{"wire_feed_enable": true}, {"anchor_enable": true}]}</text:p>
          </table:table-cell>
          <table:table-cell table:style-name="ce95"/>
          <table:table-cell office:value-type="float" office:value="0" table:style-name="ce95">
            <text:p>0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29]; &quot;::&quot;; [.H529])); &quot; &quot;; &quot;&quot;); &quot;/&quot;; &quot;&quot;); &quot;-&quot;; &quot;&quot;)" table:style-name="ce95">
            <text:p>Experimental::WireFeed</text:p>
          </table:table-cell>
          <table:table-cell office:value-type="string" office:string-value="kAnchorWidth" table:formula="of:=SUBSTITUTE(SUBSTITUTE(SUBSTITUTE((COM.MICROSOFT.CONCAT(&quot;k&quot;; [.B529])); &quot; &quot;; &quot;&quot;); &quot;/&quot;; &quot;&quot;); &quot;-&quot;; &quot;&quot;)" table:style-name="ce95">
            <text:p>kAnchorWidth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anchor_height</text:p>
          </table:table-cell>
          <table:table-cell office:value-type="string" table:style-name="ce95">
            <text:p>Anchor Height</text:p>
          </table:table-cell>
          <table:table-cell office:value-type="string" table:style-name="ce95">
            <text:p>distance</text:p>
          </table:table-cell>
          <table:table-cell office:value-type="string" table:style-name="ce95">
            <text:p>Height of anchor</text:p>
          </table:table-cell>
          <table:table-cell office:value-type="string" table:style-name="ce95">
            <text:p>{"AND": [{"wire_feed_enable": true}, {"anchor_enable": true}]}</text:p>
          </table:table-cell>
          <table:table-cell table:style-name="ce95"/>
          <table:table-cell office:value-type="float" office:value="0" table:style-name="ce95">
            <text:p>0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30]; &quot;::&quot;; [.H530])); &quot; &quot;; &quot;&quot;); &quot;/&quot;; &quot;&quot;); &quot;-&quot;; &quot;&quot;)" table:style-name="ce95">
            <text:p>Experimental::WireFeed</text:p>
          </table:table-cell>
          <table:table-cell office:value-type="string" office:string-value="kAnchorHeight" table:formula="of:=SUBSTITUTE(SUBSTITUTE(SUBSTITUTE((COM.MICROSOFT.CONCAT(&quot;k&quot;; [.B530])); &quot; &quot;; &quot;&quot;); &quot;/&quot;; &quot;&quot;); &quot;-&quot;; &quot;&quot;)" table:style-name="ce95">
            <text:p>kAnchorHeight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anchor_object_distance_left</text:p>
          </table:table-cell>
          <table:table-cell office:value-type="string" table:style-name="ce95">
            <text:p>Anchor Separation Distance (Left Side)</text:p>
          </table:table-cell>
          <table:table-cell office:value-type="string" table:style-name="ce95">
            <text:p>distance</text:p>
          </table:table-cell>
          <table:table-cell office:value-type="string" table:style-name="ce95">
            <text:p>Distance between bounding rectangles of object and first anchor on the left</text:p>
          </table:table-cell>
          <table:table-cell office:value-type="string" table:style-name="ce95">
            <text:p>{"AND": [{"wire_feed_enable": true}, {"anchor_enable": true}]}</text:p>
          </table:table-cell>
          <table:table-cell table:style-name="ce95"/>
          <table:table-cell office:value-type="float" office:value="0" table:style-name="ce95">
            <text:p>0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31]; &quot;::&quot;; [.H531])); &quot; &quot;; &quot;&quot;); &quot;/&quot;; &quot;&quot;); &quot;-&quot;; &quot;&quot;)" table:style-name="ce95">
            <text:p>Experimental::WireFeed</text:p>
          </table:table-cell>
          <table:table-cell office:value-type="string" office:string-value="kAnchorSeparationDistance(LeftSide)" table:formula="of:=SUBSTITUTE(SUBSTITUTE(SUBSTITUTE((COM.MICROSOFT.CONCAT(&quot;k&quot;; [.B531])); &quot; &quot;; &quot;&quot;); &quot;/&quot;; &quot;&quot;); &quot;-&quot;; &quot;&quot;)" table:style-name="ce95">
            <text:p>kAnchorSeparationDistance(LeftSide)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anchor_object_distance_right</text:p>
          </table:table-cell>
          <table:table-cell office:value-type="string" table:style-name="ce95">
            <text:p>Anchor Separation Distance (Right Side)</text:p>
          </table:table-cell>
          <table:table-cell office:value-type="string" table:style-name="ce95">
            <text:p>distance</text:p>
          </table:table-cell>
          <table:table-cell office:value-type="string" table:style-name="ce95">
            <text:p>Distance between bounding rectangles of object and second anchor on the right</text:p>
          </table:table-cell>
          <table:table-cell office:value-type="string" table:style-name="ce95">
            <text:p>{"AND": [{"wire_feed_enable": true}, {"anchor_enable": true}]}</text:p>
          </table:table-cell>
          <table:table-cell table:style-name="ce95"/>
          <table:table-cell office:value-type="float" office:value="0" table:style-name="ce95">
            <text:p>0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32]; &quot;::&quot;; [.H532])); &quot; &quot;; &quot;&quot;); &quot;/&quot;; &quot;&quot;); &quot;-&quot;; &quot;&quot;)" table:style-name="ce95">
            <text:p>Experimental::WireFeed</text:p>
          </table:table-cell>
          <table:table-cell office:value-type="string" office:string-value="kAnchorSeparationDistance(RightSide)" table:formula="of:=SUBSTITUTE(SUBSTITUTE(SUBSTITUTE((COM.MICROSOFT.CONCAT(&quot;k&quot;; [.B532])); &quot; &quot;; &quot;&quot;); &quot;/&quot;; &quot;&quot;); &quot;-&quot;; &quot;&quot;)" table:style-name="ce95">
            <text:p>kAnchorSeparationDistance(RightSide)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wire_feed_cutoff_distance</text:p>
          </table:table-cell>
          <table:table-cell office:value-type="string" table:style-name="ce95">
            <text:p>Wire Cutoff Distance</text:p>
          </table:table-cell>
          <table:table-cell office:value-type="string" table:style-name="ce95">
            <text:p>distance</text:p>
          </table:table-cell>
          <table:table-cell office:value-type="string" table:style-name="ce95">
            <text:p>Distance from the end of the path when wire feed is disabled.</text:p>
          </table:table-cell>
          <table:table-cell office:value-type="string" table:style-name="ce95">
            <text:p>{"AND": [{"wire_feed_enable": true}, {"syntax": 10}]}</text:p>
          </table:table-cell>
          <table:table-cell table:style-name="ce95"/>
          <table:table-cell office:value-type="float" office:value="0" table:style-name="ce95">
            <text:p>0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33]; &quot;::&quot;; [.H533])); &quot; &quot;; &quot;&quot;); &quot;/&quot;; &quot;&quot;); &quot;-&quot;; &quot;&quot;)" table:style-name="ce95">
            <text:p>Experimental::WireFeed</text:p>
          </table:table-cell>
          <table:table-cell office:value-type="string" office:string-value="kWireCutoffDistance" table:formula="of:=SUBSTITUTE(SUBSTITUTE(SUBSTITUTE((COM.MICROSOFT.CONCAT(&quot;k&quot;; [.B533])); &quot; &quot;; &quot;&quot;); &quot;/&quot;; &quot;&quot;); &quot;-&quot;; &quot;&quot;)" table:style-name="ce95">
            <text:p>kWireCutoffDistance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wire_feed_stickout_distance</text:p>
          </table:table-cell>
          <table:table-cell office:value-type="string" table:style-name="ce95">
            <text:p>Wire Stickout Distance</text:p>
          </table:table-cell>
          <table:table-cell office:value-type="string" table:style-name="ce95">
            <text:p>distance</text:p>
          </table:table-cell>
          <table:table-cell office:value-type="string" table:style-name="ce95">
            <text:p>Length of wire to extrude before turning the polymer extruder on.</text:p>
          </table:table-cell>
          <table:table-cell office:value-type="string" table:style-name="ce95">
            <text:p>{"AND": [{"wire_feed_enable": true}, {"syntax": 10}]}</text:p>
          </table:table-cell>
          <table:table-cell table:style-name="ce95"/>
          <table:table-cell office:value-type="float" office:value="0" table:style-name="ce95">
            <text:p>0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34]; &quot;::&quot;; [.H534])); &quot; &quot;; &quot;&quot;); &quot;/&quot;; &quot;&quot;); &quot;-&quot;; &quot;&quot;)" table:style-name="ce95">
            <text:p>Experimental::WireFeed</text:p>
          </table:table-cell>
          <table:table-cell office:value-type="string" office:string-value="kWireStickoutDistance" table:formula="of:=SUBSTITUTE(SUBSTITUTE(SUBSTITUTE((COM.MICROSOFT.CONCAT(&quot;k&quot;; [.B534])); &quot; &quot;; &quot;&quot;); &quot;/&quot;; &quot;&quot;); &quot;-&quot;; &quot;&quot;)" table:style-name="ce95">
            <text:p>kWireStickoutDistance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wire_feed_prestart_distance</text:p>
          </table:table-cell>
          <table:table-cell office:value-type="string" table:style-name="ce95">
            <text:p>Wire Prestart Distance</text:p>
          </table:table-cell>
          <table:table-cell office:value-type="string" table:style-name="ce95">
            <text:p>distance</text:p>
          </table:table-cell>
          <table:table-cell office:value-type="string" table:style-name="ce95">
            <text:p>Length of wire to extrude to establish wire feed in bead at start.</text:p>
          </table:table-cell>
          <table:table-cell office:value-type="string" table:style-name="ce95">
            <text:p>{"AND": [{"wire_feed_enable": true}, {"syntax": 10}]}</text:p>
          </table:table-cell>
          <table:table-cell table:style-name="ce95"/>
          <table:table-cell office:value-type="float" office:value="0" table:style-name="ce95">
            <text:p>0</text:p>
          </table:table-cell>
          <table:table-cell office:value-type="string" table:style-name="ce95">
            <text:p>Wire Feed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WireFeed" table:formula="of:=SUBSTITUTE(SUBSTITUTE(SUBSTITUTE((COM.MICROSOFT.CONCAT([.I535]; &quot;::&quot;; [.H535])); &quot; &quot;; &quot;&quot;); &quot;/&quot;; &quot;&quot;); &quot;-&quot;; &quot;&quot;)" table:style-name="ce95">
            <text:p>Experimental::WireFeed</text:p>
          </table:table-cell>
          <table:table-cell office:value-type="string" office:string-value="kWirePrestartDistance" table:formula="of:=SUBSTITUTE(SUBSTITUTE(SUBSTITUTE((COM.MICROSOFT.CONCAT(&quot;k&quot;; [.B535])); &quot; &quot;; &quot;&quot;); &quot;/&quot;; &quot;&quot;); &quot;-&quot;; &quot;&quot;)" table:style-name="ce95">
            <text:p>kWirePrestartDistance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dditional_meld_output</text:p>
          </table:table-cell>
          <table:table-cell office:value-type="string" table:style-name="ce96">
            <text:p>Enable Meld Companion File Output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Additional companion file csv output for Meld syntax</text:p>
          </table:table-cell>
          <table:table-cell office:value-type="string" table:style-name="ce96">
            <text:p>{"syntax": 25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File Output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FileOutput" table:formula="of:=SUBSTITUTE(SUBSTITUTE(SUBSTITUTE((COM.MICROSOFT.CONCAT([.I536]; &quot;::&quot;; [.H536])); &quot; &quot;; &quot;&quot;); &quot;/&quot;; &quot;&quot;); &quot;-&quot;; &quot;&quot;)" table:style-name="ce96">
            <text:p>Experimental::FileOutput</text:p>
          </table:table-cell>
          <table:table-cell office:value-type="string" office:string-value="kEnableMeldCompanionFileOutput" table:formula="of:=SUBSTITUTE(SUBSTITUTE(SUBSTITUTE((COM.MICROSOFT.CONCAT(&quot;k&quot;; [.B536])); &quot; &quot;; &quot;&quot;); &quot;/&quot;; &quot;&quot;); &quot;-&quot;; &quot;&quot;)" table:style-name="ce96">
            <text:p>kEnableMeldCompanionFileOutput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meld_discrete_feed_commands</text:p>
          </table:table-cell>
          <table:table-cell office:value-type="string" table:style-name="ce96">
            <text:p>Enable Meld Discrete Feed Commands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Uses discrete feed commands for g-code output</text:p>
          </table:table-cell>
          <table:table-cell office:value-type="string" table:style-name="ce96">
            <text:p>{"syntax": 25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File Output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FileOutput" table:formula="of:=SUBSTITUTE(SUBSTITUTE(SUBSTITUTE((COM.MICROSOFT.CONCAT([.I537]; &quot;::&quot;; [.H537])); &quot; &quot;; &quot;&quot;); &quot;/&quot;; &quot;&quot;); &quot;-&quot;; &quot;&quot;)" table:style-name="ce96">
            <text:p>Experimental::FileOutput</text:p>
          </table:table-cell>
          <table:table-cell office:value-type="string" office:string-value="kEnableMeldDiscreteFeedCommands" table:formula="of:=SUBSTITUTE(SUBSTITUTE(SUBSTITUTE((COM.MICROSOFT.CONCAT(&quot;k&quot;; [.B537])); &quot; &quot;; &quot;&quot;); &quot;/&quot;; &quot;&quot;); &quot;-&quot;; &quot;&quot;)" table:style-name="ce96">
            <text:p>kEnableMeldDiscreteFeedCommands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tormach_file_output</text:p>
          </table:table-cell>
          <table:table-cell office:value-type="string" table:style-name="ce96">
            <text:p>Enable Tormach File Output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Modified output file format for Tormach will be created.</text:p>
          </table:table-cell>
          <table:table-cell office:value-type="string" table:style-name="ce96">
            <text:p>{"syntax": 28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File Output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FileOutput" table:formula="of:=SUBSTITUTE(SUBSTITUTE(SUBSTITUTE((COM.MICROSOFT.CONCAT([.I538]; &quot;::&quot;; [.H538])); &quot; &quot;; &quot;&quot;); &quot;/&quot;; &quot;&quot;); &quot;-&quot;; &quot;&quot;)" table:style-name="ce96">
            <text:p>Experimental::FileOutput</text:p>
          </table:table-cell>
          <table:table-cell office:value-type="string" office:string-value="kEnableTormachFileOutput" table:formula="of:=SUBSTITUTE(SUBSTITUTE(SUBSTITUTE((COM.MICROSOFT.CONCAT(&quot;k&quot;; [.B538])); &quot; &quot;; &quot;&quot;); &quot;/&quot;; &quot;&quot;); &quot;-&quot;; &quot;&quot;)" table:style-name="ce96">
            <text:p>kEnableTormachFileOutput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tormach_mode</text:p>
          </table:table-cell>
          <table:table-cell office:value-type="string" table:style-name="ce96">
            <text:p>Tormach Print Mode</text:p>
          </table:table-cell>
          <table:table-cell office:value-type="string" table:style-name="ce96">
            <text:p>enumeration</text:p>
          </table:table-cell>
          <table:table-cell office:value-type="string" table:style-name="ce96">
            <text:p>Select the welder print mode for the Tormach system.</text:p>
          </table:table-cell>
          <table:table-cell office:value-type="string" table:style-name="ce96">
            <text:p>{"syntax": 28}</text:p>
          </table:table-cell>
          <table:table-cell office:value-type="string" table:style-name="ce96">
            <text:p>Mode_21, Mode_40, Mode_102, Mode_274, Mode_509</text:p>
          </table:table-cell>
          <table:table-cell office:value-type="float" office:value="0" table:style-name="ce96">
            <text:p>0</text:p>
          </table:table-cell>
          <table:table-cell office:value-type="string" table:style-name="ce96">
            <text:p>File Output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FileOutput" table:formula="of:=SUBSTITUTE(SUBSTITUTE(SUBSTITUTE((COM.MICROSOFT.CONCAT([.I539]; &quot;::&quot;; [.H539])); &quot; &quot;; &quot;&quot;); &quot;/&quot;; &quot;&quot;); &quot;-&quot;; &quot;&quot;)" table:style-name="ce96">
            <text:p>Experimental::FileOutput</text:p>
          </table:table-cell>
          <table:table-cell office:value-type="string" office:string-value="kTormachPrintMode" table:formula="of:=SUBSTITUTE(SUBSTITUTE(SUBSTITUTE((COM.MICROSOFT.CONCAT(&quot;k&quot;; [.B539])); &quot; &quot;; &quot;&quot;); &quot;/&quot;; &quot;&quot;); &quot;-&quot;; &quot;&quot;)" table:style-name="ce96">
            <text:p>kTormachPrintMode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ml3d_file_output</text:p>
          </table:table-cell>
          <table:table-cell office:value-type="string" table:style-name="ce96">
            <text:p>Enable AML3D Companion File Output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Modified output file format for AML3D will be created.</text:p>
          </table:table-cell>
          <table:table-cell office:value-type="string" table:style-name="ce96">
            <text:p>{"syntax": 29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File Output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FileOutput" table:formula="of:=SUBSTITUTE(SUBSTITUTE(SUBSTITUTE((COM.MICROSOFT.CONCAT([.I540]; &quot;::&quot;; [.H540])); &quot; &quot;; &quot;&quot;); &quot;/&quot;; &quot;&quot;); &quot;-&quot;; &quot;&quot;)" table:style-name="ce96">
            <text:p>Experimental::FileOutput</text:p>
          </table:table-cell>
          <table:table-cell office:value-type="string" office:string-value="kEnableAML3DCompanionFileOutput" table:formula="of:=SUBSTITUTE(SUBSTITUTE(SUBSTITUTE((COM.MICROSOFT.CONCAT(&quot;k&quot;; [.B540])); &quot; &quot;; &quot;&quot;); &quot;/&quot;; &quot;&quot;); &quot;-&quot;; &quot;&quot;)" table:style-name="ce96">
            <text:p>kEnableAML3DCompanionFileOutput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ml3d_weave_length</text:p>
          </table:table-cell>
          <table:table-cell office:value-type="string" table:style-name="ce96">
            <text:p>AML3D Weave Length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Wave length of the weave patten.</text:p>
          </table:table-cell>
          <table:table-cell office:value-type="string" table:style-name="ce96">
            <text:p>{"syntax": 29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File Output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FileOutput" table:formula="of:=SUBSTITUTE(SUBSTITUTE(SUBSTITUTE((COM.MICROSOFT.CONCAT([.I541]; &quot;::&quot;; [.H541])); &quot; &quot;; &quot;&quot;); &quot;/&quot;; &quot;&quot;); &quot;-&quot;; &quot;&quot;)" table:style-name="ce96">
            <text:p>Experimental::FileOutput</text:p>
          </table:table-cell>
          <table:table-cell office:value-type="string" office:string-value="kAML3DWeaveLength" table:formula="of:=SUBSTITUTE(SUBSTITUTE(SUBSTITUTE((COM.MICROSOFT.CONCAT(&quot;k&quot;; [.B541])); &quot; &quot;; &quot;&quot;); &quot;/&quot;; &quot;&quot;); &quot;-&quot;; &quot;&quot;)" table:style-name="ce96">
            <text:p>kAML3DWeaveLength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ml3d_weave_width</text:p>
          </table:table-cell>
          <table:table-cell office:value-type="string" table:style-name="ce96">
            <text:p>AML3D Weave Width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Amplitude of the weave patten.</text:p>
          </table:table-cell>
          <table:table-cell office:value-type="string" table:style-name="ce96">
            <text:p>{"syntax": 29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File Output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FileOutput" table:formula="of:=SUBSTITUTE(SUBSTITUTE(SUBSTITUTE((COM.MICROSOFT.CONCAT([.I542]; &quot;::&quot;; [.H542])); &quot; &quot;; &quot;&quot;); &quot;/&quot;; &quot;&quot;); &quot;-&quot;; &quot;&quot;)" table:style-name="ce96">
            <text:p>Experimental::FileOutput</text:p>
          </table:table-cell>
          <table:table-cell office:value-type="string" office:string-value="kAML3DWeaveWidth" table:formula="of:=SUBSTITUTE(SUBSTITUTE(SUBSTITUTE((COM.MICROSOFT.CONCAT(&quot;k&quot;; [.B542])); &quot; &quot;; &quot;&quot;); &quot;/&quot;; &quot;&quot;); &quot;-&quot;; &quot;&quot;)" table:style-name="ce96">
            <text:p>kAML3DWeaveWidth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sandia_file_output</text:p>
          </table:table-cell>
          <table:table-cell office:value-type="string" table:style-name="ce96">
            <text:p>Enable Sandia Companion File Output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Modified output file format for Sandia will be created.</text:p>
          </table:table-cell>
          <table:table-cell office:value-type="string" table:style-name="ce96">
            <text:p>{"syntax": 31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File Output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FileOutput" table:formula="of:=SUBSTITUTE(SUBSTITUTE(SUBSTITUTE((COM.MICROSOFT.CONCAT([.I543]; &quot;::&quot;; [.H543])); &quot; &quot;; &quot;&quot;); &quot;/&quot;; &quot;&quot;); &quot;-&quot;; &quot;&quot;)" table:style-name="ce96">
            <text:p>Experimental::FileOutput</text:p>
          </table:table-cell>
          <table:table-cell office:value-type="string" office:string-value="kEnableSandiaCompanionFileOutput" table:formula="of:=SUBSTITUTE(SUBSTITUTE(SUBSTITUTE((COM.MICROSOFT.CONCAT(&quot;k&quot;; [.B543])); &quot; &quot;; &quot;&quot;); &quot;/&quot;; &quot;&quot;); &quot;-&quot;; &quot;&quot;)" table:style-name="ce96">
            <text:p>kEnableSandiaCompanionFileOutput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rotation_origin_offset_x</text:p>
          </table:table-cell>
          <table:table-cell office:value-type="string" table:style-name="ce97">
            <text:p>Rotational Origin X Offset</text:p>
          </table:table-cell>
          <table:table-cell office:value-type="string" table:style-name="ce97">
            <text:p>location</text:p>
          </table:table-cell>
          <table:table-cell office:value-type="string" table:style-name="ce97">
            <text:p>Offset X position of origin for rotation E1</text:p>
          </table:table-cell>
          <table:table-cell office:value-type="string" table:style-name="ce97">
            <text:p>{"supports_E2":true}</text:p>
          </table:table-cell>
          <table:table-cell table:style-name="ce97"/>
          <table:table-cell office:value-type="float" office:value="0" table:style-name="ce98">
            <text:p>0</text:p>
          </table:table-cell>
          <table:table-cell office:value-type="string" table:style-name="ce97">
            <text:p>Rotational Origin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RotationalOrigin" table:formula="of:=SUBSTITUTE(SUBSTITUTE(SUBSTITUTE((COM.MICROSOFT.CONCAT([.I544]; &quot;::&quot;; [.H544])); &quot; &quot;; &quot;&quot;); &quot;/&quot;; &quot;&quot;); &quot;-&quot;; &quot;&quot;)" table:style-name="ce97">
            <text:p>Experimental::RotationalOrigin</text:p>
          </table:table-cell>
          <table:table-cell office:value-type="string" office:string-value="kRotationalOriginXOffset" table:formula="of:=SUBSTITUTE(SUBSTITUTE(SUBSTITUTE((COM.MICROSOFT.CONCAT(&quot;k&quot;; [.B544])); &quot; &quot;; &quot;&quot;); &quot;/&quot;; &quot;&quot;); &quot;-&quot;; &quot;&quot;)" table:style-name="ce97">
            <text:p>kRotationalOriginXOffse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rotation_origin_offset_y</text:p>
          </table:table-cell>
          <table:table-cell office:value-type="string" table:style-name="ce97">
            <text:p>Rotational Origin Y Offset</text:p>
          </table:table-cell>
          <table:table-cell office:value-type="string" table:style-name="ce97">
            <text:p>location</text:p>
          </table:table-cell>
          <table:table-cell office:value-type="string" table:style-name="ce97">
            <text:p>Offset Y position of origin for rotation E1</text:p>
          </table:table-cell>
          <table:table-cell office:value-type="string" table:style-name="ce97">
            <text:p>{"supports_E2":true}</text:p>
          </table:table-cell>
          <table:table-cell table:style-name="ce97"/>
          <table:table-cell office:value-type="float" office:value="0" table:style-name="ce98">
            <text:p>0</text:p>
          </table:table-cell>
          <table:table-cell office:value-type="string" table:style-name="ce97">
            <text:p>Rotational Origin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RotationalOrigin" table:formula="of:=SUBSTITUTE(SUBSTITUTE(SUBSTITUTE((COM.MICROSOFT.CONCAT([.I545]; &quot;::&quot;; [.H545])); &quot; &quot;; &quot;&quot;); &quot;/&quot;; &quot;&quot;); &quot;-&quot;; &quot;&quot;)" table:style-name="ce97">
            <text:p>Experimental::RotationalOrigin</text:p>
          </table:table-cell>
          <table:table-cell office:value-type="string" office:string-value="kRotationalOriginYOffset" table:formula="of:=SUBSTITUTE(SUBSTITUTE(SUBSTITUTE((COM.MICROSOFT.CONCAT(&quot;k&quot;; [.B545])); &quot; &quot;; &quot;&quot;); &quot;/&quot;; &quot;&quot;); &quot;-&quot;; &quot;&quot;)" table:style-name="ce97">
            <text:p>kRotationalOriginYOffse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9">
            <text:p>enable_directed_perimeter</text:p>
          </table:table-cell>
          <table:table-cell office:value-type="string" table:style-name="ce99">
            <text:p>Enable Directed Perimeters</text:p>
          </table:table-cell>
          <table:table-cell office:value-type="string" table:style-name="ce99">
            <text:p>boolean</text:p>
          </table:table-cell>
          <table:table-cell office:value-type="string" table:style-name="ce99">
            <text:p>If selected, perimeters will be generated from a single border contour in the selected direction</text:p>
          </table:table-cell>
          <table:table-cell office:value-type="string" table:style-name="ce99">
            <text:p>{"perimeter":true}</text:p>
          </table:table-cell>
          <table:table-cell table:style-name="ce99"/>
          <table:table-cell office:value-type="string" table:style-name="ce99">
            <text:p>false</text:p>
          </table:table-cell>
          <table:table-cell office:value-type="string" table:style-name="ce99">
            <text:p>Directed Perimeter</text:p>
          </table:table-cell>
          <table:table-cell office:value-type="string" table:style-name="ce99">
            <text:p>Experimental</text:p>
          </table:table-cell>
          <table:table-cell office:value-type="string" office:string-value="Experimental::DirectedPerimeter" table:formula="of:=SUBSTITUTE(SUBSTITUTE(SUBSTITUTE((COM.MICROSOFT.CONCAT([.I546]; &quot;::&quot;; [.H546])); &quot; &quot;; &quot;&quot;); &quot;/&quot;; &quot;&quot;); &quot;-&quot;; &quot;&quot;)" table:style-name="ce99">
            <text:p>Experimental::DirectedPerimeter</text:p>
          </table:table-cell>
          <table:table-cell office:value-type="string" office:string-value="kEnableDirectedPerimeters" table:formula="of:=SUBSTITUTE(SUBSTITUTE(SUBSTITUTE((COM.MICROSOFT.CONCAT(&quot;k&quot;; [.B546])); &quot; &quot;; &quot;&quot;); &quot;/&quot;; &quot;&quot;); &quot;-&quot;; &quot;&quot;)" table:style-name="ce99">
            <text:p>kEnableDirectedPerimeters</text:p>
          </table:table-cell>
          <table:table-cell table:style-name="ce99"/>
          <table:table-cell office:value-type="string" table:style-name="ce9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9">
            <text:p>generation_direction</text:p>
          </table:table-cell>
          <table:table-cell office:value-type="string" table:style-name="ce99">
            <text:p>Generation Direction</text:p>
          </table:table-cell>
          <table:table-cell office:value-type="string" table:style-name="ce99">
            <text:p>enumeration</text:p>
          </table:table-cell>
          <table:table-cell office:value-type="string" table:style-name="ce99">
            <text:p>Perimeters will be generated outward/inward from the inner/outermost border contour</text:p>
          </table:table-cell>
          <table:table-cell office:value-type="string" table:style-name="ce99">
            <text:p>{"enable_directed_perimeter":true}</text:p>
          </table:table-cell>
          <table:table-cell office:value-type="string" table:style-name="ce99">
            <text:p>Outward, Inward</text:p>
          </table:table-cell>
          <table:table-cell office:value-type="float" office:value="0" table:style-name="ce99">
            <text:p>0</text:p>
          </table:table-cell>
          <table:table-cell office:value-type="string" table:style-name="ce99">
            <text:p>Directed Perimeter</text:p>
          </table:table-cell>
          <table:table-cell office:value-type="string" table:style-name="ce99">
            <text:p>Experimental</text:p>
          </table:table-cell>
          <table:table-cell office:value-type="string" office:string-value="Experimental::DirectedPerimeter" table:formula="of:=SUBSTITUTE(SUBSTITUTE(SUBSTITUTE((COM.MICROSOFT.CONCAT([.I547]; &quot;::&quot;; [.H547])); &quot; &quot;; &quot;&quot;); &quot;/&quot;; &quot;&quot;); &quot;-&quot;; &quot;&quot;)" table:style-name="ce99">
            <text:p>Experimental::DirectedPerimeter</text:p>
          </table:table-cell>
          <table:table-cell office:value-type="string" office:string-value="kGenerationDirection" table:formula="of:=SUBSTITUTE(SUBSTITUTE(SUBSTITUTE((COM.MICROSOFT.CONCAT(&quot;k&quot;; [.B547])); &quot; &quot;; &quot;&quot;); &quot;/&quot;; &quot;&quot;); &quot;-&quot;; &quot;&quot;)" table:style-name="ce99">
            <text:p>kGenerationDirection</text:p>
          </table:table-cell>
          <table:table-cell table:style-name="ce99"/>
          <table:table-cell office:value-type="string" table:style-name="ce9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9">
            <text:p>enable_discard_bulging_perimeter</text:p>
          </table:table-cell>
          <table:table-cell office:value-type="string" table:style-name="ce99">
            <text:p>Discard Bulging Perimeters</text:p>
          </table:table-cell>
          <table:table-cell office:value-type="string" table:style-name="ce99">
            <text:p>boolean</text:p>
          </table:table-cell>
          <table:table-cell office:value-type="string" table:style-name="ce99">
            <text:p>If selected, perimeters which bulge outside the border geometry will be discarded</text:p>
          </table:table-cell>
          <table:table-cell office:value-type="string" table:style-name="ce99">
            <text:p>{"enable_directed_perimeter":true}</text:p>
          </table:table-cell>
          <table:table-cell table:style-name="ce99"/>
          <table:table-cell office:value-type="string" table:style-name="ce99">
            <text:p>false</text:p>
          </table:table-cell>
          <table:table-cell office:value-type="string" table:style-name="ce99">
            <text:p>Directed Perimeter</text:p>
          </table:table-cell>
          <table:table-cell office:value-type="string" table:style-name="ce99">
            <text:p>Experimental</text:p>
          </table:table-cell>
          <table:table-cell office:value-type="string" office:string-value="Experimental::DirectedPerimeter" table:formula="of:=SUBSTITUTE(SUBSTITUTE(SUBSTITUTE((COM.MICROSOFT.CONCAT([.I548]; &quot;::&quot;; [.H548])); &quot; &quot;; &quot;&quot;); &quot;/&quot;; &quot;&quot;); &quot;-&quot;; &quot;&quot;)" table:style-name="ce99">
            <text:p>Experimental::DirectedPerimeter</text:p>
          </table:table-cell>
          <table:table-cell office:value-type="string" office:string-value="kDiscardBulgingPerimeters" table:formula="of:=SUBSTITUTE(SUBSTITUTE(SUBSTITUTE((COM.MICROSOFT.CONCAT(&quot;k&quot;; [.B548])); &quot; &quot;; &quot;&quot;); &quot;/&quot;; &quot;&quot;); &quot;-&quot;; &quot;&quot;)" table:style-name="ce99">
            <text:p>kDiscardBulgingPerimeters</text:p>
          </table:table-cell>
          <table:table-cell table:style-name="ce99"/>
          <table:table-cell office:value-type="string" table:style-name="ce9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9">
            <text:p>enable_layer_spiralization</text:p>
          </table:table-cell>
          <table:table-cell office:value-type="string" table:style-name="ce99">
            <text:p>Enable Layer Spiralizations</text:p>
          </table:table-cell>
          <table:table-cell office:value-type="string" table:style-name="ce99">
            <text:p>boolean</text:p>
          </table:table-cell>
          <table:table-cell office:value-type="string" table:style-name="ce99">
            <text:p>If selected, the paths of each layer will be spiralized and connected to those above and below</text:p>
          </table:table-cell>
          <table:table-cell office:value-type="string" table:style-name="ce99">
            <text:p>{"enable_directed_perimeter":true}</text:p>
          </table:table-cell>
          <table:table-cell table:style-name="ce99"/>
          <table:table-cell office:value-type="string" table:style-name="ce99">
            <text:p>false</text:p>
          </table:table-cell>
          <table:table-cell office:value-type="string" table:style-name="ce99">
            <text:p>Directed Perimeter</text:p>
          </table:table-cell>
          <table:table-cell office:value-type="string" table:style-name="ce99">
            <text:p>Experimental</text:p>
          </table:table-cell>
          <table:table-cell office:value-type="string" office:string-value="Experimental::DirectedPerimeter" table:formula="of:=SUBSTITUTE(SUBSTITUTE(SUBSTITUTE((COM.MICROSOFT.CONCAT([.I549]; &quot;::&quot;; [.H549])); &quot; &quot;; &quot;&quot;); &quot;/&quot;; &quot;&quot;); &quot;-&quot;; &quot;&quot;)" table:style-name="ce99">
            <text:p>Experimental::DirectedPerimeter</text:p>
          </table:table-cell>
          <table:table-cell office:value-type="string" office:string-value="kEnableLayerSpiralizations" table:formula="of:=SUBSTITUTE(SUBSTITUTE(SUBSTITUTE((COM.MICROSOFT.CONCAT(&quot;k&quot;; [.B549])); &quot; &quot;; &quot;&quot;); &quot;/&quot;; &quot;&quot;); &quot;-&quot;; &quot;&quot;)" table:style-name="ce99">
            <text:p>kEnableLayerSpiralizations</text:p>
          </table:table-cell>
          <table:table-cell table:style-name="ce99"/>
          <table:table-cell office:value-type="string" table:style-name="ce99">
            <text:p>false</text:p>
          </table:table-cell>
          <table:table-cell table:number-columns-repeated="16371" table:style-name="ce1"/>
        </table:table-row>
        <table:table-row table:style-name="ro2">
          <table:table-cell table:number-columns-repeated="13" table:style-name="ce4"/>
          <table:table-cell table:number-columns-repeated="16371" table:style-name="ce1"/>
        </table:table-row>
        <table:table-row table:number-rows-repeated="5" table:style-name="ro2">
          <table:table-cell table:number-columns-repeated="1024" table:style-name="ce4"/>
          <table:table-cell table:number-columns-repeated="15360"/>
        </table:table-row>
        <table:table-row table:number-rows-repeated="104802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Bad_32_2" style:display-name="Excel Built-in Bad 2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Excel_32_Built-in_32_Explanatory_32_Text_32_2" style:display-name="Excel Built-in Explanatory Text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oschli, Alex C.</meta:initial-creator>
    <dc:creator>Roschli, Alex</dc:creator>
    <meta:creation-date>2017-05-30T22:12:40Z</meta:creation-date>
    <dc:date>2024-02-15T18:22:17Z</dc:date>
    <meta:editing-cycles>25</meta:editing-cycles>
    <meta:editing-duration>PT835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